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2460000036900000369BE54B1A5.svg" manifest:media-type="image/svg+xml"/>
  <manifest:file-entry manifest:full-path="Pictures/10000001000000210000002119E618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P3" style:family="paragraph" style:parent-style-name="Standard">
      <style:text-properties officeooo:rsid="004cbf6c" officeooo:paragraph-rsid="00f34899"/>
    </style:style>
    <style:style style:name="P4" style:family="paragraph" style:parent-style-name="Standard">
      <style:text-properties style:font-name="Liberation Serif" fo:font-size="12pt" officeooo:rsid="019d1a68" officeooo:paragraph-rsid="0232cc80" style:font-size-asian="12pt" style:font-size-complex="12pt"/>
    </style:style>
    <style:style style:name="P5" style:family="paragraph" style:parent-style-name="Standard">
      <style:text-properties style:font-name="Liberation Serif" fo:font-size="12pt" officeooo:rsid="019d4fdb" officeooo:paragraph-rsid="023a7fd9" style:font-size-asian="12pt" style:font-size-complex="12pt"/>
    </style:style>
    <style:style style:name="P6" style:family="paragraph" style:parent-style-name="Standard">
      <style:text-properties style:font-name="Liberation Serif" fo:font-size="12pt" officeooo:rsid="019d4fdb" officeooo:paragraph-rsid="02313273" style:font-size-asian="12pt" style:font-size-complex="12pt"/>
    </style:style>
    <style:style style:name="P7" style:family="paragraph" style:parent-style-name="Standard">
      <style:text-properties style:font-name="Liberation Serif" fo:font-size="12pt" officeooo:rsid="019d4fdb" officeooo:paragraph-rsid="02f61858" style:font-size-asian="12pt" style:font-size-complex="12pt"/>
    </style:style>
    <style:style style:name="P8" style:family="paragraph" style:parent-style-name="Standard">
      <style:text-properties style:font-name="Liberation Serif" fo:font-size="12pt" officeooo:rsid="019d4fdb" officeooo:paragraph-rsid="03028381" style:font-size-asian="12pt" style:font-size-complex="12pt"/>
    </style:style>
    <style:style style:name="P9" style:family="paragraph" style:parent-style-name="Standard">
      <style:text-properties style:font-name="Liberation Serif" fo:font-size="12pt" officeooo:rsid="019d4fdb" officeooo:paragraph-rsid="0553232d" style:font-size-asian="12pt" style:font-size-complex="12pt"/>
    </style:style>
    <style:style style:name="P10" style:family="paragraph" style:parent-style-name="Standard">
      <style:text-properties style:font-name="Liberation Serif" fo:font-size="12pt" officeooo:rsid="01e57cec" officeooo:paragraph-rsid="01e57cec" style:font-size-asian="12pt" style:font-size-complex="12pt"/>
    </style:style>
    <style:style style:name="P11" style:family="paragraph" style:parent-style-name="Standard">
      <style:text-properties style:font-name="Liberation Serif" fo:font-size="12pt" officeooo:rsid="01a8c8ff" officeooo:paragraph-rsid="02ecb38b" style:font-size-asian="12pt" style:font-size-complex="12pt"/>
    </style:style>
    <style:style style:name="P12" style:family="paragraph" style:parent-style-name="Standard">
      <style:text-properties style:font-name="Liberation Serif" fo:font-size="12pt" officeooo:rsid="02f0ad0d" officeooo:paragraph-rsid="02f98c13" style:font-size-asian="12pt" style:font-size-complex="12pt"/>
    </style:style>
    <style:style style:name="P13" style:family="paragraph" style:parent-style-name="Standard">
      <style:text-properties style:font-name="Liberation Serif" fo:font-size="12pt" officeooo:rsid="02f0ad0d" officeooo:paragraph-rsid="02f9d24f" style:font-size-asian="12pt" style:font-size-complex="12pt"/>
    </style:style>
    <style:style style:name="P14" style:family="paragraph" style:parent-style-name="Standard">
      <style:text-properties style:font-name="Liberation Serif" fo:font-size="12pt" officeooo:rsid="0205e458" officeooo:paragraph-rsid="0469e3f3" style:font-size-asian="12pt" style:font-size-complex="12pt"/>
    </style:style>
    <style:style style:name="P15" style:family="paragraph" style:parent-style-name="Standard">
      <style:text-properties style:font-name="Liberation Serif" fo:font-size="12pt" officeooo:rsid="00282f63" officeooo:paragraph-rsid="04b65419" style:font-size-asian="12pt" style:font-size-complex="12pt"/>
    </style:style>
    <style:style style:name="P16" style:family="paragraph" style:parent-style-name="Standard">
      <style:text-properties style:font-name="Liberation Serif" fo:font-size="12pt" officeooo:rsid="05637f6e" officeooo:paragraph-rsid="05637f6e" style:font-size-asian="12pt" style:font-size-complex="12pt"/>
    </style:style>
    <style:style style:name="P17" style:family="paragraph" style:parent-style-name="Standard">
      <style:text-properties style:font-name="Liberation Serif" fo:font-size="12pt" officeooo:rsid="015d0476" officeooo:paragraph-rsid="02ecb38b" style:font-size-asian="12pt" style:font-size-complex="12pt"/>
    </style:style>
    <style:style style:name="P18" style:family="paragraph" style:parent-style-name="Standard">
      <style:text-properties style:font-name="Liberation Serif" fo:font-size="12pt" officeooo:rsid="073ac8e3" officeooo:paragraph-rsid="073ac8e3" style:font-size-asian="12pt" style:font-size-complex="12pt"/>
    </style:style>
    <style:style style:name="P19" style:family="paragraph" style:parent-style-name="Standard">
      <style:text-properties style:font-name="Liberation Serif" fo:font-size="12pt" officeooo:rsid="073ac8e3" officeooo:paragraph-rsid="073d84d7" style:font-size-asian="12pt" style:font-size-complex="12pt"/>
    </style:style>
    <style:style style:name="P20" style:family="paragraph" style:parent-style-name="Standard">
      <style:text-properties style:font-name="Liberation Serif" fo:font-size="12pt" officeooo:rsid="0743abe6" officeooo:paragraph-rsid="0743abe6" style:font-size-asian="12pt" style:font-size-complex="12pt"/>
    </style:style>
    <style:style style:name="P21" style:family="paragraph" style:parent-style-name="Standard">
      <style:text-properties style:font-name="Liberation Serif" fo:font-size="12pt" officeooo:rsid="074f96e2" officeooo:paragraph-rsid="074f96e2" style:font-size-asian="12pt" style:font-size-complex="12pt"/>
    </style:style>
    <style:style style:name="P22" style:family="paragraph" style:parent-style-name="Standard">
      <style:text-properties style:font-name="Liberation Serif" fo:font-size="12pt" officeooo:rsid="0458b286" officeooo:paragraph-rsid="0458b286" style:font-size-asian="10.5pt" style:font-size-complex="12pt"/>
    </style:style>
    <style:style style:name="P23" style:family="paragraph" style:parent-style-name="Standard">
      <style:text-properties style:font-name="Liberation Serif" officeooo:rsid="064c680c" officeooo:paragraph-rsid="064c680c"/>
    </style:style>
    <style:style style:name="P24" style:family="paragraph" style:parent-style-name="Standard">
      <style:text-properties officeooo:rsid="00a0f62d" officeooo:paragraph-rsid="00a0f62d"/>
    </style:style>
    <style:style style:name="P25" style:family="paragraph" style:parent-style-name="Standard">
      <style:text-properties officeooo:rsid="00a0f62d" officeooo:paragraph-rsid="013c899b"/>
    </style:style>
    <style:style style:name="P26" style:family="paragraph" style:parent-style-name="Standard">
      <style:text-properties officeooo:rsid="00a0f62d" officeooo:paragraph-rsid="0469e3f3"/>
    </style:style>
    <style:style style:name="P27" style:family="paragraph" style:parent-style-name="Standard">
      <style:text-properties officeooo:rsid="00f34899" officeooo:paragraph-rsid="00f34899"/>
    </style:style>
    <style:style style:name="P28" style:family="paragraph" style:parent-style-name="Standard">
      <style:text-properties officeooo:rsid="009fd204" officeooo:paragraph-rsid="011bcec3"/>
    </style:style>
    <style:style style:name="P29" style:family="paragraph" style:parent-style-name="Standard">
      <style:text-properties officeooo:rsid="00b1dade" officeooo:paragraph-rsid="0138ff92"/>
    </style:style>
    <style:style style:name="P30" style:family="paragraph" style:parent-style-name="Standard">
      <style:text-properties officeooo:rsid="0129d55a" officeooo:paragraph-rsid="02c4c259"/>
    </style:style>
    <style:style style:name="P31" style:family="paragraph" style:parent-style-name="Standard">
      <style:text-properties officeooo:rsid="0129d55a" officeooo:paragraph-rsid="04872a66"/>
    </style:style>
    <style:style style:name="P32" style:family="paragraph" style:parent-style-name="Standard">
      <style:text-properties officeooo:rsid="0129d55a" officeooo:paragraph-rsid="02ef538a"/>
    </style:style>
    <style:style style:name="P33" style:family="paragraph" style:parent-style-name="Standard">
      <style:text-properties officeooo:rsid="0138ff92" officeooo:paragraph-rsid="0138ff92"/>
    </style:style>
    <style:style style:name="P34" style:family="paragraph" style:parent-style-name="Standard">
      <style:text-properties officeooo:rsid="0138ff92" officeooo:paragraph-rsid="03364bf0"/>
    </style:style>
    <style:style style:name="P35" style:family="paragraph" style:parent-style-name="Standard">
      <style:text-properties officeooo:rsid="014f5924" officeooo:paragraph-rsid="01c78d55"/>
    </style:style>
    <style:style style:name="P36" style:family="paragraph" style:parent-style-name="Standard">
      <style:text-properties officeooo:rsid="014f5924" officeooo:paragraph-rsid="027d5c94"/>
    </style:style>
    <style:style style:name="P37" style:family="paragraph" style:parent-style-name="Standard">
      <style:text-properties officeooo:rsid="015268a2" officeooo:paragraph-rsid="015268a2"/>
    </style:style>
    <style:style style:name="P38" style:family="paragraph" style:parent-style-name="Standard">
      <style:text-properties officeooo:rsid="0160f599" officeooo:paragraph-rsid="0160f599"/>
    </style:style>
    <style:style style:name="P39" style:family="paragraph" style:parent-style-name="Standard">
      <style:text-properties officeooo:rsid="01695736" officeooo:paragraph-rsid="01695736"/>
    </style:style>
    <style:style style:name="P40" style:family="paragraph" style:parent-style-name="Standard">
      <style:text-properties officeooo:rsid="01695736" officeooo:paragraph-rsid="027d5c94"/>
    </style:style>
    <style:style style:name="P41" style:family="paragraph" style:parent-style-name="Standard">
      <style:text-properties officeooo:rsid="01695736" officeooo:paragraph-rsid="023a7fd9"/>
    </style:style>
    <style:style style:name="P42" style:family="paragraph" style:parent-style-name="Standard">
      <style:text-properties officeooo:rsid="01762743" officeooo:paragraph-rsid="01c78d55"/>
    </style:style>
    <style:style style:name="P43" style:family="paragraph" style:parent-style-name="Standard">
      <style:text-properties officeooo:rsid="01f3ac69" officeooo:paragraph-rsid="01f4e808"/>
    </style:style>
    <style:style style:name="P44" style:family="paragraph" style:parent-style-name="Standard">
      <style:text-properties officeooo:rsid="035c833c" officeooo:paragraph-rsid="0485e8c1"/>
    </style:style>
    <style:style style:name="P45" style:family="paragraph" style:parent-style-name="Standard">
      <style:text-properties officeooo:rsid="015e6354" officeooo:paragraph-rsid="02ecb38b"/>
    </style:style>
    <style:style style:name="P46" style:family="paragraph" style:parent-style-name="Standard">
      <style:text-properties officeooo:rsid="01b07cba" officeooo:paragraph-rsid="032a7c58"/>
    </style:style>
    <style:style style:name="P47" style:family="paragraph" style:parent-style-name="Standard">
      <style:text-properties officeooo:rsid="01f30f4e" officeooo:paragraph-rsid="0325547e"/>
    </style:style>
    <style:style style:name="P48" style:family="paragraph" style:parent-style-name="Standard">
      <style:text-properties officeooo:rsid="02913922" officeooo:paragraph-rsid="02913922"/>
    </style:style>
    <style:style style:name="P49" style:family="paragraph" style:parent-style-name="Standard">
      <style:text-properties officeooo:rsid="02917582" officeooo:paragraph-rsid="02917582"/>
    </style:style>
    <style:style style:name="P50" style:family="paragraph" style:parent-style-name="Standard">
      <style:text-properties officeooo:rsid="0241a1cc" officeooo:paragraph-rsid="0296099c"/>
    </style:style>
    <style:style style:name="P51" style:family="paragraph" style:parent-style-name="Standard">
      <style:text-properties officeooo:rsid="0298aeb8" officeooo:paragraph-rsid="0298aeb8"/>
    </style:style>
    <style:style style:name="P52" style:family="paragraph" style:parent-style-name="Standard">
      <style:text-properties officeooo:rsid="02a16396" officeooo:paragraph-rsid="032a7c58"/>
    </style:style>
    <style:style style:name="P53" style:family="paragraph" style:parent-style-name="Standard">
      <style:text-properties officeooo:rsid="01734b0f" officeooo:paragraph-rsid="02ecb38b"/>
    </style:style>
    <style:style style:name="P54" style:family="paragraph" style:parent-style-name="Standard">
      <style:text-properties officeooo:rsid="01678724" officeooo:paragraph-rsid="02ecb38b"/>
    </style:style>
    <style:style style:name="P55" style:family="paragraph" style:parent-style-name="Standard">
      <style:text-properties officeooo:rsid="02fc530d" officeooo:paragraph-rsid="03bbe2b0"/>
    </style:style>
    <style:style style:name="P56" style:family="paragraph" style:parent-style-name="Standard">
      <style:text-properties officeooo:rsid="03233594" officeooo:paragraph-rsid="03233594"/>
    </style:style>
    <style:style style:name="P57" style:family="paragraph" style:parent-style-name="Standard">
      <style:text-properties officeooo:rsid="0325547e" officeooo:paragraph-rsid="0325547e"/>
    </style:style>
    <style:style style:name="P58" style:family="paragraph" style:parent-style-name="Standard">
      <style:text-properties officeooo:rsid="0325547e" officeooo:paragraph-rsid="032a7c58"/>
    </style:style>
    <style:style style:name="P59" style:family="paragraph" style:parent-style-name="Standard">
      <style:text-properties officeooo:paragraph-rsid="032a7c58"/>
    </style:style>
    <style:style style:name="P60" style:family="paragraph" style:parent-style-name="Standard">
      <style:text-properties officeooo:rsid="032d62bd" officeooo:paragraph-rsid="032d62bd"/>
    </style:style>
    <style:style style:name="P61" style:family="paragraph" style:parent-style-name="Standard">
      <style:text-properties officeooo:rsid="032d81b2" officeooo:paragraph-rsid="03364bf0"/>
    </style:style>
    <style:style style:name="P62" style:family="paragraph" style:parent-style-name="Standard">
      <style:text-properties officeooo:rsid="035aefa4" officeooo:paragraph-rsid="035b1e01"/>
    </style:style>
    <style:style style:name="P63" style:family="paragraph" style:parent-style-name="Standard">
      <style:text-properties officeooo:paragraph-rsid="035c833c"/>
    </style:style>
    <style:style style:name="P64" style:family="paragraph" style:parent-style-name="Standard">
      <style:text-properties officeooo:rsid="0386396a" officeooo:paragraph-rsid="0386396a"/>
    </style:style>
    <style:style style:name="P65" style:family="paragraph" style:parent-style-name="Standard">
      <style:text-properties officeooo:rsid="023e0183" officeooo:paragraph-rsid="0379ddd9"/>
    </style:style>
    <style:style style:name="P66" style:family="paragraph" style:parent-style-name="Standard">
      <style:text-properties officeooo:rsid="023e0183" officeooo:paragraph-rsid="043276ca"/>
    </style:style>
    <style:style style:name="P67" style:family="paragraph" style:parent-style-name="Standard">
      <style:text-properties officeooo:rsid="0379ddd9" officeooo:paragraph-rsid="043276ca"/>
    </style:style>
    <style:style style:name="P68" style:family="paragraph" style:parent-style-name="Standard">
      <style:text-properties officeooo:rsid="037f1800" officeooo:paragraph-rsid="037f1800"/>
    </style:style>
    <style:style style:name="P69" style:family="paragraph" style:parent-style-name="Standard">
      <style:text-properties officeooo:rsid="03878f07" officeooo:paragraph-rsid="03878f07"/>
    </style:style>
    <style:style style:name="P70" style:family="paragraph" style:parent-style-name="Standard">
      <style:text-properties officeooo:rsid="03895290" officeooo:paragraph-rsid="03895290"/>
    </style:style>
    <style:style style:name="P71" style:family="paragraph" style:parent-style-name="Standard">
      <style:text-properties officeooo:rsid="038cc410" officeooo:paragraph-rsid="038cc410"/>
    </style:style>
    <style:style style:name="P72" style:family="paragraph" style:parent-style-name="Standard">
      <style:text-properties officeooo:rsid="03930d97" officeooo:paragraph-rsid="03930d97"/>
    </style:style>
    <style:style style:name="P73" style:family="paragraph" style:parent-style-name="Standard">
      <style:text-properties officeooo:rsid="02d81e2c" officeooo:paragraph-rsid="043276ca"/>
    </style:style>
    <style:style style:name="P74" style:family="paragraph" style:parent-style-name="Standard">
      <style:text-properties officeooo:rsid="012634c8" officeooo:paragraph-rsid="023e0183"/>
    </style:style>
    <style:style style:name="P75" style:family="paragraph" style:parent-style-name="Standard">
      <style:text-properties officeooo:rsid="03307155" officeooo:paragraph-rsid="03bbe2b0"/>
    </style:style>
    <style:style style:name="P76" style:family="paragraph" style:parent-style-name="Standard">
      <style:text-properties officeooo:rsid="0313832a" officeooo:paragraph-rsid="0313832a"/>
    </style:style>
    <style:style style:name="P77" style:family="paragraph" style:parent-style-name="Standard">
      <style:text-properties officeooo:rsid="0313832a" officeooo:paragraph-rsid="0485e8c1"/>
    </style:style>
    <style:style style:name="P78" style:family="paragraph" style:parent-style-name="Standard">
      <style:text-properties officeooo:rsid="03adc481" officeooo:paragraph-rsid="03f25fa1"/>
    </style:style>
    <style:style style:name="P79" style:family="paragraph" style:parent-style-name="Standard">
      <style:text-properties officeooo:rsid="03adc481" officeooo:paragraph-rsid="07022776"/>
    </style:style>
    <style:style style:name="P80" style:family="paragraph" style:parent-style-name="Standard">
      <style:text-properties officeooo:rsid="03bbe2b0" officeooo:paragraph-rsid="03f3e656"/>
    </style:style>
    <style:style style:name="P81" style:family="paragraph" style:parent-style-name="Standard">
      <style:text-properties officeooo:rsid="03d80886" officeooo:paragraph-rsid="043276ca"/>
    </style:style>
    <style:style style:name="P82" style:family="paragraph" style:parent-style-name="Standard">
      <style:text-properties officeooo:rsid="03f25fa1" officeooo:paragraph-rsid="03f25fa1"/>
    </style:style>
    <style:style style:name="P83" style:family="paragraph" style:parent-style-name="Standard">
      <style:text-properties officeooo:rsid="011831ad" officeooo:paragraph-rsid="042c9577"/>
    </style:style>
    <style:style style:name="P84" style:family="paragraph" style:parent-style-name="Standard">
      <style:text-properties officeooo:paragraph-rsid="035b1e01"/>
    </style:style>
    <style:style style:name="P85" style:family="paragraph" style:parent-style-name="Standard">
      <style:text-properties officeooo:rsid="04245551" officeooo:paragraph-rsid="04245551"/>
    </style:style>
    <style:style style:name="P86" style:family="paragraph" style:parent-style-name="Standard">
      <style:text-properties officeooo:rsid="0438a824" officeooo:paragraph-rsid="0438a824"/>
    </style:style>
    <style:style style:name="P87" style:family="paragraph" style:parent-style-name="Text_20_body">
      <style:text-properties officeooo:rsid="04a4faab" officeooo:paragraph-rsid="04a4faab"/>
    </style:style>
    <style:style style:name="P88" style:family="paragraph" style:parent-style-name="Standard">
      <style:text-properties officeooo:paragraph-rsid="04872a66"/>
    </style:style>
    <style:style style:name="P89" style:family="paragraph" style:parent-style-name="Standard">
      <style:text-properties officeooo:rsid="03bd7d51" officeooo:paragraph-rsid="03bbe2b0"/>
    </style:style>
    <style:style style:name="P90" style:family="paragraph" style:parent-style-name="Standard">
      <style:text-properties officeooo:rsid="03190e4e" officeooo:paragraph-rsid="048e634e"/>
    </style:style>
    <style:style style:name="P91" style:family="paragraph" style:parent-style-name="Standard">
      <style:text-properties officeooo:rsid="03274d2e" officeooo:paragraph-rsid="040007a7"/>
    </style:style>
    <style:style style:name="P92" style:family="paragraph" style:parent-style-name="Standard">
      <style:text-properties officeooo:paragraph-rsid="0485e8c1"/>
    </style:style>
    <style:style style:name="P93" style:family="paragraph" style:parent-style-name="Standard">
      <style:text-properties officeooo:rsid="01975e00" officeooo:paragraph-rsid="0485e8c1"/>
    </style:style>
    <style:style style:name="P94" style:family="paragraph" style:parent-style-name="Standard">
      <style:text-properties officeooo:rsid="0374ff35" officeooo:paragraph-rsid="04872a66"/>
    </style:style>
    <style:style style:name="P95" style:family="paragraph" style:parent-style-name="Standard">
      <style:text-properties officeooo:rsid="049ee4c1" officeooo:paragraph-rsid="049ee4c1"/>
    </style:style>
    <style:style style:name="P96" style:family="paragraph" style:parent-style-name="Standard">
      <style:text-properties officeooo:rsid="04a73d3a" officeooo:paragraph-rsid="04a73d3a"/>
    </style:style>
    <style:style style:name="P97" style:family="paragraph" style:parent-style-name="Standard">
      <style:text-properties officeooo:rsid="02f453f3" officeooo:paragraph-rsid="04db9848"/>
    </style:style>
    <style:style style:name="P98" style:family="paragraph" style:parent-style-name="Standard">
      <style:text-properties officeooo:paragraph-rsid="04dd8008"/>
    </style:style>
    <style:style style:name="P99" style:family="paragraph" style:parent-style-name="Standard">
      <style:text-properties officeooo:rsid="04ec1e44" officeooo:paragraph-rsid="04ec1e44"/>
    </style:style>
    <style:style style:name="P100" style:family="paragraph" style:parent-style-name="Standard">
      <style:text-properties officeooo:rsid="04f04458" officeooo:paragraph-rsid="04f04458"/>
    </style:style>
    <style:style style:name="P101" style:family="paragraph" style:parent-style-name="Standard">
      <style:text-properties officeooo:rsid="04f19ad7" officeooo:paragraph-rsid="04f19ad7"/>
    </style:style>
    <style:style style:name="P102" style:family="paragraph" style:parent-style-name="Standard">
      <style:text-properties officeooo:rsid="03538354" officeooo:paragraph-rsid="0561a3b6"/>
    </style:style>
    <style:style style:name="P103" style:family="paragraph" style:parent-style-name="Standard">
      <style:text-properties officeooo:paragraph-rsid="0205e458"/>
    </style:style>
    <style:style style:name="P104" style:family="paragraph" style:parent-style-name="Standard">
      <style:text-properties officeooo:rsid="052aba88" officeooo:paragraph-rsid="052aba88"/>
    </style:style>
    <style:style style:name="P105" style:family="paragraph" style:parent-style-name="Standard">
      <style:text-properties officeooo:rsid="0561a3b6" officeooo:paragraph-rsid="0561a3b6"/>
    </style:style>
    <style:style style:name="P106" style:family="paragraph" style:parent-style-name="Standard">
      <style:text-properties officeooo:rsid="05637f6e" officeooo:paragraph-rsid="05637f6e"/>
    </style:style>
    <style:style style:name="P107" style:family="paragraph" style:parent-style-name="Standard">
      <style:text-properties officeooo:rsid="05661245" officeooo:paragraph-rsid="056d7f94"/>
    </style:style>
    <style:style style:name="P108" style:family="paragraph" style:parent-style-name="Standard">
      <style:text-properties officeooo:rsid="059ea25d" officeooo:paragraph-rsid="059ea25d"/>
    </style:style>
    <style:style style:name="P109" style:family="paragraph" style:parent-style-name="Standard">
      <style:text-properties officeooo:rsid="05a17eda" officeooo:paragraph-rsid="05a17eda"/>
    </style:style>
    <style:style style:name="P110" style:family="paragraph" style:parent-style-name="Standard">
      <style:text-properties officeooo:rsid="0402cd62" officeooo:paragraph-rsid="0402cd62"/>
    </style:style>
    <style:style style:name="P111" style:family="paragraph" style:parent-style-name="Standard">
      <style:text-properties officeooo:rsid="021fd76b" officeooo:paragraph-rsid="063f819a"/>
    </style:style>
    <style:style style:name="P112" style:family="paragraph" style:parent-style-name="Standard">
      <style:text-properties officeooo:rsid="05c6163b" officeooo:paragraph-rsid="062e4131"/>
    </style:style>
    <style:style style:name="P113" style:family="paragraph" style:parent-style-name="Standard">
      <style:text-properties officeooo:rsid="05c6163b" officeooo:paragraph-rsid="06364c0f"/>
    </style:style>
    <style:style style:name="P114" style:family="paragraph" style:parent-style-name="Standard">
      <style:text-properties officeooo:paragraph-rsid="05c6163b"/>
    </style:style>
    <style:style style:name="P115" style:family="paragraph" style:parent-style-name="Standard">
      <style:text-properties officeooo:rsid="05d7929d" officeooo:paragraph-rsid="0622a9b4"/>
    </style:style>
    <style:style style:name="P116" style:family="paragraph" style:parent-style-name="Standard">
      <style:text-properties officeooo:rsid="05e1020b" officeooo:paragraph-rsid="05e1020b"/>
    </style:style>
    <style:style style:name="P117" style:family="paragraph" style:parent-style-name="Standard">
      <style:text-properties officeooo:rsid="016f685b" officeooo:paragraph-rsid="016f685b"/>
    </style:style>
    <style:style style:name="P118" style:family="paragraph" style:parent-style-name="Standard">
      <style:text-properties officeooo:rsid="05f0ba49" officeooo:paragraph-rsid="05f0ba49"/>
    </style:style>
    <style:style style:name="P119" style:family="paragraph" style:parent-style-name="Standard">
      <style:text-properties officeooo:rsid="05fcbf00" officeooo:paragraph-rsid="05ff39e8"/>
    </style:style>
    <style:style style:name="P120" style:family="paragraph" style:parent-style-name="Standard">
      <style:text-properties officeooo:rsid="05fcbf00" officeooo:paragraph-rsid="07278a5c"/>
    </style:style>
    <style:style style:name="P121" style:family="paragraph" style:parent-style-name="Standard">
      <style:text-properties officeooo:rsid="0610d2f6" officeooo:paragraph-rsid="0610d2f6"/>
    </style:style>
    <style:style style:name="P122" style:family="paragraph" style:parent-style-name="Standard">
      <style:text-properties officeooo:rsid="062e4131" officeooo:paragraph-rsid="062e4131"/>
    </style:style>
    <style:style style:name="P123" style:family="paragraph" style:parent-style-name="Standard">
      <style:text-properties officeooo:rsid="06364c0f" officeooo:paragraph-rsid="06489362"/>
    </style:style>
    <style:style style:name="P124" style:family="paragraph" style:parent-style-name="Standard">
      <style:text-properties officeooo:paragraph-rsid="06364c0f"/>
    </style:style>
    <style:style style:name="P125" style:family="paragraph" style:parent-style-name="Standard">
      <style:text-properties officeooo:rsid="03a2b200" officeooo:paragraph-rsid="03a2b200"/>
    </style:style>
    <style:style style:name="P126" style:family="paragraph" style:parent-style-name="Standard">
      <style:text-properties officeooo:rsid="064c680c" officeooo:paragraph-rsid="064c680c"/>
    </style:style>
    <style:style style:name="P127" style:family="paragraph" style:parent-style-name="Standard">
      <style:text-properties officeooo:paragraph-rsid="0313832a"/>
    </style:style>
    <style:style style:name="P128" style:family="paragraph" style:parent-style-name="Standard">
      <style:text-properties officeooo:rsid="03943f52" officeooo:paragraph-rsid="03943f52"/>
    </style:style>
    <style:style style:name="P129" style:family="paragraph" style:parent-style-name="Standard">
      <style:text-properties officeooo:rsid="065b2b78" officeooo:paragraph-rsid="065b2b78"/>
    </style:style>
    <style:style style:name="P130" style:family="paragraph" style:parent-style-name="Standard">
      <style:text-properties officeooo:rsid="048e634e" officeooo:paragraph-rsid="048e634e"/>
    </style:style>
    <style:style style:name="P131" style:family="paragraph" style:parent-style-name="Standard">
      <style:paragraph-properties fo:text-align="center" style:justify-single-word="false"/>
    </style:style>
    <style:style style:name="P132" style:family="paragraph" style:parent-style-name="Standard">
      <style:text-properties officeooo:paragraph-rsid="02ecb38b"/>
    </style:style>
    <style:style style:name="P133" style:family="paragraph" style:parent-style-name="Standard">
      <style:paragraph-properties fo:text-align="center" style:justify-single-word="false"/>
      <style:text-properties officeooo:rsid="00761639" officeooo:paragraph-rsid="066e2374"/>
    </style:style>
    <style:style style:name="P134"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135"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136" style:family="paragraph" style:parent-style-name="Standard">
      <style:text-properties officeooo:rsid="0412424f" officeooo:paragraph-rsid="060492fa"/>
    </style:style>
    <style:style style:name="P137" style:family="paragraph" style:parent-style-name="Standard">
      <style:text-properties officeooo:rsid="07014082" officeooo:paragraph-rsid="07022776"/>
    </style:style>
    <style:style style:name="P138" style:family="paragraph" style:parent-style-name="Standard">
      <style:text-properties officeooo:rsid="0458b286" officeooo:paragraph-rsid="071ad4a4"/>
    </style:style>
    <style:style style:name="P139"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140" style:family="paragraph" style:parent-style-name="Standard">
      <style:text-properties officeooo:rsid="06f790d4" officeooo:paragraph-rsid="06f790d4"/>
    </style:style>
    <style:style style:name="P141" style:family="paragraph" style:parent-style-name="Standard">
      <style:text-properties officeooo:paragraph-rsid="07390445"/>
    </style:style>
    <style:style style:name="P142" style:family="paragraph" style:parent-style-name="Standard">
      <style:text-properties officeooo:rsid="073ac8e3" officeooo:paragraph-rsid="073ac8e3"/>
    </style:style>
    <style:style style:name="P143" style:family="paragraph" style:parent-style-name="Standard">
      <style:text-properties officeooo:rsid="073ac8e3" officeooo:paragraph-rsid="074f96e2"/>
    </style:style>
    <style:style style:name="P144" style:family="paragraph" style:parent-style-name="Standard">
      <style:text-properties officeooo:rsid="073ac8e3" officeooo:paragraph-rsid="075639a6"/>
    </style:style>
    <style:style style:name="P145" style:family="paragraph" style:parent-style-name="Standard">
      <style:text-properties officeooo:rsid="05ddbafb" officeooo:paragraph-rsid="0728fbae"/>
    </style:style>
    <style:style style:name="P146" style:family="paragraph" style:parent-style-name="Contents_20_1">
      <style:paragraph-properties>
        <style:tab-stops>
          <style:tab-stop style:position="7.5in" style:type="right" style:leader-style="dotted" style:leader-text="."/>
        </style:tab-stops>
      </style:paragraph-properties>
    </style:style>
    <style:style style:name="P147" style:family="paragraph" style:parent-style-name="Contents_20_2">
      <style:paragraph-properties>
        <style:tab-stops>
          <style:tab-stop style:position="7.3035in" style:type="right" style:leader-style="dotted" style:leader-text="."/>
        </style:tab-stops>
      </style:paragraph-properties>
    </style:style>
    <style:style style:name="P148" style:family="paragraph" style:parent-style-name="Standard">
      <style:text-properties fo:font-weight="bold" officeooo:rsid="07620ace" officeooo:paragraph-rsid="0762a4c7" style:font-weight-asian="bold" style:font-weight-complex="bold"/>
    </style:style>
    <style:style style:name="P149" style:family="paragraph" style:parent-style-name="Standard">
      <style:text-properties fo:font-weight="bold" officeooo:rsid="07620ace" officeooo:paragraph-rsid="07638ffd" style:font-weight-asian="bold" style:font-weight-complex="bold"/>
    </style:style>
    <style:style style:name="P150" style:family="paragraph" style:parent-style-name="Contents_20_1">
      <style:paragraph-properties>
        <style:tab-stops>
          <style:tab-stop style:position="7.5in" style:type="right" style:leader-style="dotted" style:leader-text="."/>
        </style:tab-stops>
      </style:paragraph-properties>
    </style:style>
    <style:style style:name="P151" style:family="paragraph" style:parent-style-name="Contents_20_2">
      <style:paragraph-properties>
        <style:tab-stops>
          <style:tab-stop style:position="7.3035in" style:type="right" style:leader-style="dotted" style:leader-text="."/>
        </style:tab-stops>
      </style:paragraph-properties>
    </style:style>
    <style:style style:name="P152" style:family="paragraph" style:parent-style-name="Contents_20_Heading" style:master-page-name="TOC_20_Pages">
      <style:paragraph-properties style:page-number="1" fo:break-before="page"/>
    </style:style>
    <style:style style:name="P153" style:family="paragraph" style:parent-style-name="Heading_20_1" style:master-page-name="Standard">
      <style:paragraph-properties style:page-number="1" fo:break-before="page"/>
    </style:style>
    <style:style style:name="P154" style:family="paragraph" style:parent-style-name="Heading_20_1">
      <style:text-properties officeooo:rsid="04a4faab" officeooo:paragraph-rsid="04a4faab"/>
    </style:style>
    <style:style style:name="P155" style:family="paragraph" style:parent-style-name="Heading_20_1">
      <style:text-properties officeooo:paragraph-rsid="042c9577"/>
    </style:style>
    <style:style style:name="P156" style:family="paragraph" style:parent-style-name="Heading_20_1">
      <style:text-properties officeooo:paragraph-rsid="074a5137"/>
    </style:style>
    <style:style style:name="P157" style:family="paragraph" style:parent-style-name="Heading_20_1">
      <style:text-properties officeooo:paragraph-rsid="0561a3b6"/>
    </style:style>
    <style:style style:name="P158" style:family="paragraph" style:parent-style-name="Heading_20_1" style:master-page-name="">
      <style:paragraph-properties style:page-number="auto"/>
    </style:style>
    <style:style style:name="P159" style:family="paragraph" style:parent-style-name="Heading_20_1">
      <style:text-properties officeooo:paragraph-rsid="02ecb38b"/>
    </style:style>
    <style:style style:name="P160" style:family="paragraph" style:parent-style-name="Heading_20_2">
      <style:text-properties officeooo:rsid="035d7416" officeooo:paragraph-rsid="0485e8c1"/>
    </style:style>
    <style:style style:name="P161" style:family="paragraph" style:parent-style-name="Heading_20_2">
      <style:text-properties officeooo:paragraph-rsid="04872a66"/>
    </style:style>
    <style:style style:name="P162" style:family="paragraph" style:parent-style-name="Heading_20_2">
      <style:text-properties officeooo:rsid="05a17eda" officeooo:paragraph-rsid="05a17eda"/>
    </style:style>
    <style:style style:name="P163" style:family="paragraph" style:parent-style-name="Heading_20_2">
      <style:text-properties officeooo:rsid="043276ca" officeooo:paragraph-rsid="043276ca"/>
    </style:style>
    <style:style style:name="P164" style:family="paragraph" style:parent-style-name="Heading_20_2">
      <style:text-properties officeooo:paragraph-rsid="0458b286"/>
    </style:style>
    <style:style style:name="P165" style:family="paragraph" style:parent-style-name="Heading_20_2">
      <style:text-properties officeooo:rsid="073ac8e3" officeooo:paragraph-rsid="073ac8e3"/>
    </style:style>
    <style:style style:name="P166" style:family="paragraph" style:parent-style-name="Heading_20_2">
      <style:text-properties officeooo:paragraph-rsid="066fc493"/>
    </style:style>
    <style:style style:name="P167" style:family="paragraph" style:parent-style-name="Heading_20_2">
      <style:text-properties officeooo:paragraph-rsid="05f0ba49"/>
    </style:style>
    <style:style style:name="P168" style:family="paragraph" style:parent-style-name="Heading_20_2">
      <style:text-properties officeooo:rsid="056d7f94" officeooo:paragraph-rsid="05f0ba49"/>
    </style:style>
    <style:style style:name="P169" style:family="paragraph" style:parent-style-name="Heading_20_2">
      <style:text-properties officeooo:rsid="05f59988" officeooo:paragraph-rsid="05f59988"/>
    </style:style>
    <style:style style:name="P170" style:family="paragraph" style:parent-style-name="Heading_20_2">
      <style:text-properties officeooo:rsid="05f59988" officeooo:paragraph-rsid="0565075a"/>
    </style:style>
    <style:style style:name="P171" style:family="paragraph" style:parent-style-name="Standard" style:master-page-name="First_20_Page">
      <style:paragraph-properties style:page-number="auto"/>
    </style:style>
    <style:style style:name="P172" style:family="paragraph" style:parent-style-name="Standard" style:list-style-name="L1">
      <style:text-properties officeooo:rsid="03dfbe38" officeooo:paragraph-rsid="03dfbe38"/>
    </style:style>
    <style:style style:name="P173" style:family="paragraph" style:parent-style-name="Standard" style:list-style-name="L1">
      <style:text-properties officeooo:rsid="03adc481" officeooo:paragraph-rsid="03f3e656"/>
    </style:style>
    <style:style style:name="P174" style:family="paragraph" style:parent-style-name="Standard" style:list-style-name="L1">
      <style:text-properties officeooo:rsid="03adc481" officeooo:paragraph-rsid="03f25fa1"/>
    </style:style>
    <style:style style:name="P175" style:family="paragraph" style:parent-style-name="Standard" style:list-style-name="L1">
      <style:text-properties officeooo:rsid="03adc481" officeooo:paragraph-rsid="03f124d5"/>
    </style:style>
    <style:style style:name="P176" style:family="paragraph" style:parent-style-name="Standard" style:list-style-name="L1">
      <style:text-properties officeooo:rsid="03bbe2b0" officeooo:paragraph-rsid="03f25fa1"/>
    </style:style>
    <style:style style:name="P177" style:family="paragraph" style:parent-style-name="Standard" style:list-style-name="L1">
      <style:text-properties style:font-name="Liberation Serif" officeooo:rsid="0505cad2" officeooo:paragraph-rsid="0505cad2"/>
    </style:style>
    <style:style style:name="P178" style:family="paragraph" style:parent-style-name="Standard" style:list-style-name="L1">
      <style:text-properties style:font-name="Liberation Serif" officeooo:rsid="03adc481" officeooo:paragraph-rsid="03adc481"/>
    </style:style>
    <style:style style:name="P179" style:family="paragraph" style:parent-style-name="Standard" style:list-style-name="L1">
      <style:text-properties style:font-name="Liberation Serif" officeooo:rsid="03adc481" officeooo:paragraph-rsid="03f124d5"/>
    </style:style>
    <style:style style:name="P180" style:family="paragraph" style:parent-style-name="Standard" style:list-style-name="L7">
      <style:text-properties style:font-name="Liberation Serif" officeooo:rsid="04077f15" officeooo:paragraph-rsid="058a0e1c"/>
    </style:style>
    <style:style style:name="P181" style:family="paragraph" style:parent-style-name="Standard" style:list-style-name="L7">
      <style:text-properties style:font-name="Liberation Serif" officeooo:rsid="058a0e1c" officeooo:paragraph-rsid="058a0e1c"/>
    </style:style>
    <style:style style:name="P182" style:family="paragraph" style:parent-style-name="Standard" style:list-style-name="L7">
      <style:text-properties style:font-name="Liberation Serif" officeooo:rsid="0025048e" officeooo:paragraph-rsid="00a0f62d"/>
    </style:style>
    <style:style style:name="P183" style:family="paragraph" style:parent-style-name="Standard" style:list-style-name="L8">
      <style:text-properties style:font-name="Liberation Serif" fo:font-size="12pt" officeooo:rsid="01488206" officeooo:paragraph-rsid="01488206" style:font-size-asian="12pt" style:font-size-complex="12pt"/>
    </style:style>
    <style:style style:name="P184" style:family="paragraph" style:parent-style-name="Standard" style:list-style-name="L8">
      <style:text-properties style:font-name="Liberation Serif" fo:font-size="12pt" officeooo:rsid="00389dca" officeooo:paragraph-rsid="013a1d55" style:font-size-asian="12pt" style:font-size-complex="12pt"/>
    </style:style>
    <style:style style:name="P185" style:family="paragraph" style:parent-style-name="Standard" style:list-style-name="L35">
      <style:text-properties style:font-name="Liberation Serif" fo:font-size="12pt" officeooo:rsid="00389dca" officeooo:paragraph-rsid="029ce2de" style:font-size-asian="12pt" style:font-size-complex="12pt"/>
    </style:style>
    <style:style style:name="P186" style:family="paragraph" style:parent-style-name="Standard" style:list-style-name="L8">
      <style:text-properties style:font-name="Liberation Serif" fo:font-size="12pt" officeooo:rsid="013b23bd" officeooo:paragraph-rsid="013b23bd" style:font-size-asian="12pt" style:font-size-complex="12pt"/>
    </style:style>
    <style:style style:name="P187" style:family="paragraph" style:parent-style-name="Standard" style:list-style-name="L8">
      <style:text-properties style:font-name="Liberation Serif" fo:font-size="12pt" officeooo:rsid="0045bb93" officeooo:paragraph-rsid="013b23bd" style:font-size-asian="12pt" style:font-size-complex="12pt"/>
    </style:style>
    <style:style style:name="P188" style:family="paragraph" style:parent-style-name="Standard" style:list-style-name="L8">
      <style:text-properties style:font-name="Liberation Serif" fo:font-size="12pt" officeooo:rsid="0159afc7" officeooo:paragraph-rsid="0159afc7" style:font-size-asian="12pt" style:font-size-complex="12pt"/>
    </style:style>
    <style:style style:name="P189" style:family="paragraph" style:parent-style-name="Standard" style:list-style-name="L8">
      <style:text-properties style:font-name="Liberation Serif" fo:font-size="12pt" officeooo:rsid="00a81ccd" officeooo:paragraph-rsid="013c899b" style:font-size-asian="12pt" style:font-size-complex="12pt"/>
    </style:style>
    <style:style style:name="P190" style:family="paragraph" style:parent-style-name="Standard" style:list-style-name="L8">
      <style:text-properties style:font-name="Liberation Serif" fo:font-size="12pt" officeooo:rsid="0469e3f3" officeooo:paragraph-rsid="0469e3f3" style:font-size-asian="12pt" style:font-size-complex="12pt"/>
    </style:style>
    <style:style style:name="P191" style:family="paragraph" style:parent-style-name="Standard" style:list-style-name="L8">
      <style:text-properties style:font-name="Liberation Serif" fo:font-size="12pt" officeooo:rsid="0469e3f3" officeooo:paragraph-rsid="046d5175" style:font-size-asian="12pt" style:font-size-complex="12pt"/>
    </style:style>
    <style:style style:name="P192" style:family="paragraph" style:parent-style-name="Standard" style:list-style-name="L8">
      <style:text-properties style:font-name="Liberation Serif" fo:font-size="12pt" officeooo:rsid="04b65419" officeooo:paragraph-rsid="04b65419" style:font-size-asian="12pt" style:font-size-complex="12pt"/>
    </style:style>
    <style:style style:name="P193" style:family="paragraph" style:parent-style-name="Standard" style:list-style-name="L8">
      <style:text-properties style:font-name="Liberation Serif" fo:font-size="12pt" officeooo:rsid="04b65419" officeooo:paragraph-rsid="058cc77a" style:font-size-asian="12pt" style:font-size-complex="12pt"/>
    </style:style>
    <style:style style:name="P194" style:family="paragraph" style:parent-style-name="Standard" style:list-style-name="L8">
      <style:text-properties style:font-name="Liberation Serif" fo:font-size="12pt" officeooo:rsid="00282f63" officeooo:paragraph-rsid="0469e3f3" style:font-size-asian="12pt" style:font-size-complex="12pt"/>
    </style:style>
    <style:style style:name="P195" style:family="paragraph" style:parent-style-name="Standard" style:list-style-name="L8">
      <style:text-properties style:font-name="Liberation Serif" fo:font-size="12pt" officeooo:rsid="046bbaab" officeooo:paragraph-rsid="06916d54" style:font-size-asian="12pt" style:font-size-complex="12pt"/>
    </style:style>
    <style:style style:name="P196" style:family="paragraph" style:parent-style-name="Standard" style:list-style-name="L8">
      <style:text-properties style:font-name="Liberation Serif" fo:font-size="12pt" officeooo:rsid="046bbaab" officeooo:paragraph-rsid="046d7f5d" style:font-size-asian="12pt" style:font-size-complex="12pt"/>
    </style:style>
    <style:style style:name="P197" style:family="paragraph" style:parent-style-name="Standard" style:list-style-name="L8">
      <style:text-properties style:font-name="Liberation Serif" fo:font-size="12pt" officeooo:rsid="046bbaab" officeooo:paragraph-rsid="046bbaab" style:font-size-asian="12pt" style:font-size-complex="12pt"/>
    </style:style>
    <style:style style:name="P198" style:family="paragraph" style:parent-style-name="Standard" style:list-style-name="L10">
      <style:text-properties style:font-name="Liberation Serif" fo:font-size="12pt" officeooo:rsid="019d4fdb" officeooo:paragraph-rsid="0430c832" style:font-size-asian="12pt" style:font-size-complex="12pt"/>
    </style:style>
    <style:style style:name="P199" style:family="paragraph" style:parent-style-name="Standard" style:list-style-name="L33">
      <style:text-properties style:font-name="Liberation Serif" fo:font-size="12pt" officeooo:rsid="019d4fdb" officeooo:paragraph-rsid="073ac8e3" style:font-size-asian="12pt" style:font-size-complex="12pt"/>
    </style:style>
    <style:style style:name="P200" style:family="paragraph" style:parent-style-name="Standard" style:list-style-name="L8">
      <style:text-properties style:font-name="Liberation Serif" fo:font-size="12pt" officeooo:rsid="019d4fdb" officeooo:paragraph-rsid="046d7f5d" style:font-size-asian="12pt" style:font-size-complex="12pt"/>
    </style:style>
    <style:style style:name="P201" style:family="paragraph" style:parent-style-name="Standard" style:list-style-name="L8">
      <style:text-properties style:font-name="Liberation Serif" fo:font-size="12pt" officeooo:rsid="019d4fdb" officeooo:paragraph-rsid="06856f42" style:font-size-asian="12pt" style:font-size-complex="12pt"/>
    </style:style>
    <style:style style:name="P202" style:family="paragraph" style:parent-style-name="Standard" style:list-style-name="L8">
      <style:text-properties style:font-name="Liberation Serif" fo:font-size="12pt" officeooo:rsid="019d4fdb" officeooo:paragraph-rsid="02487f38" style:font-size-asian="12pt" style:font-size-complex="12pt"/>
    </style:style>
    <style:style style:name="P203" style:family="paragraph" style:parent-style-name="Standard" style:list-style-name="L10">
      <style:text-properties style:font-name="Liberation Serif" fo:font-size="12pt" officeooo:rsid="04b7a62d" officeooo:paragraph-rsid="05acfc1d" style:font-size-asian="12pt" style:font-size-complex="12pt"/>
    </style:style>
    <style:style style:name="P204" style:family="paragraph" style:parent-style-name="Standard" style:list-style-name="L10">
      <style:text-properties style:font-name="Liberation Serif" fo:font-size="12pt" officeooo:rsid="01e76603" officeooo:paragraph-rsid="05acfc1d" style:font-size-asian="12pt" style:font-size-complex="12pt"/>
    </style:style>
    <style:style style:name="P205" style:family="paragraph" style:parent-style-name="Standard" style:list-style-name="L10">
      <style:text-properties style:font-name="Liberation Serif" fo:font-size="12pt" officeooo:rsid="01e76603" officeooo:paragraph-rsid="028f0a42" style:font-size-asian="12pt" style:font-size-complex="12pt"/>
    </style:style>
    <style:style style:name="P206" style:family="paragraph" style:parent-style-name="Standard" style:list-style-name="L10">
      <style:text-properties style:font-name="Liberation Serif" fo:font-size="12pt" officeooo:rsid="028f0a42" officeooo:paragraph-rsid="05acfc1d" style:font-size-asian="12pt" style:font-size-complex="12pt"/>
    </style:style>
    <style:style style:name="P207" style:family="paragraph" style:parent-style-name="Standard" style:list-style-name="L33">
      <style:text-properties style:font-name="Liberation Serif" fo:font-size="12pt" officeooo:rsid="073ac8e3" officeooo:paragraph-rsid="073ac8e3" style:font-size-asian="12pt" style:font-size-complex="12pt"/>
    </style:style>
    <style:style style:name="P208" style:family="paragraph" style:parent-style-name="Standard" style:list-style-name="L34">
      <style:text-properties style:font-name="Liberation Serif" fo:font-size="12pt" officeooo:rsid="0743abe6" officeooo:paragraph-rsid="0743abe6" style:font-size-asian="12pt" style:font-size-complex="12pt"/>
    </style:style>
    <style:style style:name="P209" style:family="paragraph" style:parent-style-name="Standard" style:list-style-name="L34">
      <style:text-properties style:font-name="Liberation Serif" fo:font-size="12pt" officeooo:rsid="074507d0" officeooo:paragraph-rsid="074507d0" style:font-size-asian="12pt" style:font-size-complex="12pt"/>
    </style:style>
    <style:style style:name="P210" style:family="paragraph" style:parent-style-name="Standard" style:list-style-name="L34">
      <style:text-properties style:font-name="Liberation Serif" fo:font-size="12pt" officeooo:rsid="07465cd5" officeooo:paragraph-rsid="07465cd5" style:font-size-asian="12pt" style:font-size-complex="12pt"/>
    </style:style>
    <style:style style:name="P211" style:family="paragraph" style:parent-style-name="Standard" style:list-style-name="L37">
      <style:text-properties style:font-name="Liberation Serif" fo:font-size="12pt" officeooo:rsid="055951ef" officeooo:paragraph-rsid="055951ef" style:font-size-asian="12pt" style:font-size-complex="12pt"/>
    </style:style>
    <style:style style:name="P212" style:family="paragraph" style:parent-style-name="Standard" style:list-style-name="L37">
      <style:text-properties style:font-name="Liberation Serif" fo:font-size="12pt" officeooo:rsid="055960ff" officeooo:paragraph-rsid="055960ff" style:font-size-asian="12pt" style:font-size-complex="12pt"/>
    </style:style>
    <style:style style:name="P213" style:family="paragraph" style:parent-style-name="Standard" style:list-style-name="L37">
      <style:text-properties style:font-name="Liberation Serif" fo:font-size="12pt" officeooo:rsid="02f7366e" officeooo:paragraph-rsid="05d0217a" style:font-size-asian="12pt" style:font-size-complex="12pt"/>
    </style:style>
    <style:style style:name="P214" style:family="paragraph" style:parent-style-name="Standard" style:list-style-name="L37">
      <style:text-properties style:font-name="Liberation Serif" fo:font-size="12pt" officeooo:rsid="02f7366e" officeooo:paragraph-rsid="02f7366e" style:font-size-asian="12pt" style:font-size-complex="12pt"/>
    </style:style>
    <style:style style:name="P215" style:family="paragraph" style:parent-style-name="Standard" style:list-style-name="L37">
      <style:text-properties style:font-name="Liberation Serif" fo:font-size="12pt" officeooo:rsid="05ccc8de" officeooo:paragraph-rsid="05ccc8de" style:font-size-asian="12pt" style:font-size-complex="12pt"/>
    </style:style>
    <style:style style:name="P216" style:family="paragraph" style:parent-style-name="Standard" style:list-style-name="L8">
      <style:text-properties style:font-name="Liberation Serif" fo:font-size="12pt" officeooo:rsid="0182d600" officeooo:paragraph-rsid="02ecb38b" style:font-size-asian="12pt" style:font-size-complex="12pt"/>
    </style:style>
    <style:style style:name="P217" style:family="paragraph" style:parent-style-name="Standard" style:list-style-name="L8">
      <style:text-properties style:font-name="Liberation Serif" fo:font-size="12pt" officeooo:rsid="015e6354" officeooo:paragraph-rsid="02ecb38b" style:font-size-asian="12pt" style:font-size-complex="12pt"/>
    </style:style>
    <style:style style:name="P218" style:family="paragraph" style:parent-style-name="Standard" style:list-style-name="L8">
      <style:text-properties style:font-name="Liberation Serif" fo:font-size="12pt" officeooo:rsid="02c82d34" officeooo:paragraph-rsid="02ecb38b" style:font-size-asian="12pt" style:font-size-complex="12pt"/>
    </style:style>
    <style:style style:name="P219" style:family="paragraph" style:parent-style-name="Standard" style:list-style-name="L8">
      <style:text-properties style:font-name="Liberation Serif" fo:font-size="12pt" officeooo:rsid="02edc36b" officeooo:paragraph-rsid="059aa2c5" style:font-size-asian="12pt" style:font-size-complex="12pt"/>
    </style:style>
    <style:style style:name="P220" style:family="paragraph" style:parent-style-name="Standard" style:list-style-name="L8">
      <style:text-properties style:font-name="Liberation Serif" fo:font-size="12pt" officeooo:rsid="05772036" officeooo:paragraph-rsid="05772036" style:font-size-asian="12pt" style:font-size-complex="12pt"/>
    </style:style>
    <style:style style:name="P221" style:family="paragraph" style:parent-style-name="Standard" style:list-style-name="L8">
      <style:text-properties style:font-name="Liberation Serif" fo:font-size="12pt" officeooo:rsid="02092202" officeooo:paragraph-rsid="02461100" style:font-size-asian="12pt" style:font-size-complex="12pt"/>
    </style:style>
    <style:style style:name="P222" style:family="paragraph" style:parent-style-name="Standard" style:list-style-name="L8">
      <style:text-properties style:font-name="Liberation Serif" fo:font-size="12pt" officeooo:rsid="02092202" officeooo:paragraph-rsid="02f1e3d7" style:font-size-asian="12pt" style:font-size-complex="12pt"/>
    </style:style>
    <style:style style:name="P223" style:family="paragraph" style:parent-style-name="Standard" style:list-style-name="L8">
      <style:text-properties style:font-name="Liberation Serif" fo:font-size="12pt" officeooo:rsid="02092202" officeooo:paragraph-rsid="023a7fd9" style:font-size-asian="12pt" style:font-size-complex="12pt"/>
    </style:style>
    <style:style style:name="P224" style:family="paragraph" style:parent-style-name="Standard" style:list-style-name="L8">
      <style:text-properties style:font-name="Liberation Serif" fo:font-size="12pt" officeooo:rsid="0746a9d4" officeooo:paragraph-rsid="0746a9d4" style:font-size-asian="12pt" style:font-size-complex="12pt"/>
    </style:style>
    <style:style style:name="P225" style:family="paragraph" style:parent-style-name="Standard" style:list-style-name="L8">
      <style:text-properties style:font-name="Liberation Serif" fo:font-size="12pt" officeooo:rsid="0312f8cb" officeooo:paragraph-rsid="0312f8cb" style:font-size-asian="12pt" style:font-size-complex="12pt"/>
    </style:style>
    <style:style style:name="P226" style:family="paragraph" style:parent-style-name="Standard" style:list-style-name="L8">
      <style:text-properties style:font-name="Liberation Serif" fo:font-size="12pt" officeooo:rsid="02461100" officeooo:paragraph-rsid="02461100" style:font-size-asian="12pt" style:font-size-complex="12pt"/>
    </style:style>
    <style:style style:name="P227" style:family="paragraph" style:parent-style-name="Standard" style:list-style-name="L8">
      <style:text-properties style:font-name="Liberation Serif" fo:font-size="12pt" officeooo:rsid="02f1e3d7" officeooo:paragraph-rsid="02f1e3d7" style:font-size-asian="12pt" style:font-size-complex="12pt"/>
    </style:style>
    <style:style style:name="P228" style:family="paragraph" style:parent-style-name="Standard" style:list-style-name="L8">
      <style:text-properties style:font-name="Liberation Serif" fo:font-size="12pt" officeooo:rsid="020c3070" officeooo:paragraph-rsid="023a7fd9" style:font-size-asian="12pt" style:font-size-complex="12pt"/>
    </style:style>
    <style:style style:name="P229" style:family="paragraph" style:parent-style-name="Standard" style:list-style-name="L8">
      <style:text-properties style:font-name="Liberation Serif" fo:font-size="12pt" officeooo:rsid="04c9e31d" officeooo:paragraph-rsid="05d61bab" style:font-size-asian="12pt" style:font-size-complex="12pt"/>
    </style:style>
    <style:style style:name="P230" style:family="paragraph" style:parent-style-name="Standard" style:list-style-name="L8">
      <style:text-properties style:font-name="Liberation Serif" fo:font-size="12pt" officeooo:rsid="0263638d" officeooo:paragraph-rsid="039d6743" style:font-size-asian="12pt" style:font-size-complex="12pt"/>
    </style:style>
    <style:style style:name="P231" style:family="paragraph" style:parent-style-name="Standard" style:list-style-name="L8">
      <style:text-properties style:font-name="Liberation Serif" fo:font-size="12pt" officeooo:rsid="0263638d" officeooo:paragraph-rsid="0263638d" style:font-size-asian="12pt" style:font-size-complex="12pt"/>
    </style:style>
    <style:style style:name="P232" style:family="paragraph" style:parent-style-name="Standard" style:list-style-name="L8">
      <style:text-properties style:font-name="Liberation Serif" fo:font-size="12pt" officeooo:rsid="019e7621" officeooo:paragraph-rsid="023a7fd9" style:font-size-asian="12pt" style:font-size-complex="12pt"/>
    </style:style>
    <style:style style:name="P233" style:family="paragraph" style:parent-style-name="Standard" style:list-style-name="L8">
      <style:text-properties style:font-name="Liberation Serif" fo:font-size="12pt" officeooo:rsid="0554b858" officeooo:paragraph-rsid="0554b858" style:font-size-asian="12pt" style:font-size-complex="12pt"/>
    </style:style>
    <style:style style:name="P234" style:family="paragraph" style:parent-style-name="Standard" style:list-style-name="L35">
      <style:text-properties style:font-name="Liberation Serif" fo:font-size="12pt" officeooo:rsid="029ce2de" officeooo:paragraph-rsid="029ce2de" style:font-size-asian="12pt" style:font-size-complex="12pt"/>
    </style:style>
    <style:style style:name="P235" style:family="paragraph" style:parent-style-name="Standard" style:list-style-name="L46">
      <style:text-properties style:font-name="Liberation Serif" fo:font-size="12pt" officeooo:rsid="05637f6e" officeooo:paragraph-rsid="05637f6e" style:font-size-asian="12pt" style:font-size-complex="12pt"/>
    </style:style>
    <style:style style:name="P236" style:family="paragraph" style:parent-style-name="Standard" style:list-style-name="L37">
      <style:text-properties style:font-name="Liberation Serif" fo:font-size="12pt" officeooo:rsid="03028381" officeooo:paragraph-rsid="03028381" style:font-size-asian="12pt" style:font-size-complex="12pt"/>
    </style:style>
    <style:style style:name="P237" style:family="paragraph" style:parent-style-name="Standard" style:list-style-name="L49">
      <style:text-properties style:font-name="Liberation Serif" fo:font-size="12pt" officeooo:rsid="03429d4e" officeooo:paragraph-rsid="03429d4e" style:font-size-asian="12pt" style:font-size-complex="12pt"/>
    </style:style>
    <style:style style:name="P238" style:family="paragraph" style:parent-style-name="Standard" style:list-style-name="L49">
      <style:text-properties style:font-name="Liberation Serif" fo:font-size="12pt" officeooo:rsid="032d62bd" officeooo:paragraph-rsid="032d62bd" style:font-size-asian="12pt" style:font-size-complex="12pt"/>
    </style:style>
    <style:style style:name="P239" style:family="paragraph" style:parent-style-name="Standard" style:list-style-name="L10">
      <style:text-properties style:font-name="Liberation Serif" fo:font-size="12pt" officeooo:rsid="01ea1316" officeooo:paragraph-rsid="05acfc1d" style:font-size-asian="10.5pt" style:font-size-complex="12pt"/>
    </style:style>
    <style:style style:name="P240" style:family="paragraph" style:parent-style-name="Standard" style:list-style-name="L10">
      <style:text-properties style:font-name="Liberation Serif" fo:font-size="12pt" officeooo:rsid="044e2a49" officeooo:paragraph-rsid="044e2a49" style:font-size-asian="10.5pt" style:font-size-complex="12pt"/>
    </style:style>
    <style:style style:name="P241" style:family="paragraph" style:parent-style-name="Standard" style:list-style-name="L10">
      <style:text-properties style:font-name="Liberation Serif" fo:font-size="12pt" officeooo:rsid="01e6d976" officeooo:paragraph-rsid="01ea1316" style:font-size-asian="10.5pt" style:font-size-complex="12pt"/>
    </style:style>
    <style:style style:name="P242" style:family="paragraph" style:parent-style-name="Standard" style:list-style-name="L10">
      <style:text-properties style:font-name="Liberation Serif" fo:font-size="12pt" officeooo:rsid="0234b51e" officeooo:paragraph-rsid="0234b51e" style:font-size-asian="10.5pt" style:font-size-complex="12pt"/>
    </style:style>
    <style:style style:name="P243" style:family="paragraph" style:parent-style-name="Standard" style:list-style-name="L10">
      <style:text-properties style:font-name="Liberation Serif" fo:font-size="12pt" officeooo:rsid="0277f283" officeooo:paragraph-rsid="0702e711" style:font-size-asian="10.5pt" style:font-size-complex="12pt"/>
    </style:style>
    <style:style style:name="P244" style:family="paragraph" style:parent-style-name="Standard" style:list-style-name="L37">
      <style:text-properties style:font-name="Liberation Serif" fo:font-size="12pt" officeooo:rsid="05ccc8de" officeooo:paragraph-rsid="05ccc8de" style:font-size-asian="10.5pt" style:font-size-complex="12pt"/>
    </style:style>
    <style:style style:name="P245" style:family="paragraph" style:parent-style-name="Standard" style:list-style-name="L1">
      <style:text-properties officeooo:rsid="03af53fb" officeooo:paragraph-rsid="03f124d5"/>
    </style:style>
    <style:style style:name="P246" style:family="paragraph" style:parent-style-name="Standard" style:list-style-name="L2">
      <style:text-properties officeooo:paragraph-rsid="03c3b9c8"/>
    </style:style>
    <style:style style:name="P247" style:family="paragraph" style:parent-style-name="Standard" style:list-style-name="L2">
      <style:text-properties officeooo:rsid="031fab5f" officeooo:paragraph-rsid="03bbe2b0"/>
    </style:style>
    <style:style style:name="P248" style:family="paragraph" style:parent-style-name="Standard" style:list-style-name="L2">
      <style:text-properties officeooo:rsid="05b41ee9" officeooo:paragraph-rsid="03c5276d"/>
    </style:style>
    <style:style style:name="P249" style:family="paragraph" style:parent-style-name="Standard" style:list-style-name="L2">
      <style:text-properties officeooo:rsid="05b41ee9" officeooo:paragraph-rsid="05b41ee9"/>
    </style:style>
    <style:style style:name="P250" style:family="paragraph" style:parent-style-name="Standard" style:list-style-name="L2">
      <style:text-properties officeooo:rsid="05b55fab" officeooo:paragraph-rsid="05b55fab"/>
    </style:style>
    <style:style style:name="P251" style:family="paragraph" style:parent-style-name="Standard" style:list-style-name="L2">
      <style:text-properties officeooo:rsid="05b55fab" officeooo:paragraph-rsid="063ae1f1"/>
    </style:style>
    <style:style style:name="P252" style:family="paragraph" style:parent-style-name="Standard" style:list-style-name="L2">
      <style:text-properties officeooo:rsid="03c3b9c8" officeooo:paragraph-rsid="0419e97e"/>
    </style:style>
    <style:style style:name="P253" style:family="paragraph" style:parent-style-name="Standard" style:list-style-name="L2">
      <style:text-properties officeooo:rsid="03c3b9c8" officeooo:paragraph-rsid="03c3b9c8"/>
    </style:style>
    <style:style style:name="P254" style:family="paragraph" style:parent-style-name="Standard" style:list-style-name="L2">
      <style:text-properties officeooo:rsid="03bd7d51" officeooo:paragraph-rsid="03c3b9c8"/>
    </style:style>
    <style:style style:name="P255" style:family="paragraph" style:parent-style-name="Standard" style:list-style-name="L4">
      <style:text-properties officeooo:rsid="03bd7d51" officeooo:paragraph-rsid="03bd7d51"/>
    </style:style>
    <style:style style:name="P256" style:family="paragraph" style:parent-style-name="Standard" style:list-style-name="L2">
      <style:text-properties officeooo:rsid="03be4188" officeooo:paragraph-rsid="03c3b9c8"/>
    </style:style>
    <style:style style:name="P257" style:family="paragraph" style:parent-style-name="Standard" style:list-style-name="L2">
      <style:text-properties officeooo:rsid="03be4188" officeooo:paragraph-rsid="03c5276d"/>
    </style:style>
    <style:style style:name="P258" style:family="paragraph" style:parent-style-name="Standard" style:list-style-name="L2">
      <style:text-properties officeooo:rsid="05b629f6" officeooo:paragraph-rsid="05b629f6"/>
    </style:style>
    <style:style style:name="P259" style:family="paragraph" style:parent-style-name="Standard" style:list-style-name="L2">
      <style:text-properties officeooo:rsid="03c0243c" officeooo:paragraph-rsid="03c3b9c8"/>
    </style:style>
    <style:style style:name="P260" style:family="paragraph" style:parent-style-name="Standard" style:list-style-name="L2">
      <style:text-properties officeooo:rsid="03190e4e" officeooo:paragraph-rsid="03c3b9c8"/>
    </style:style>
    <style:style style:name="P261" style:family="paragraph" style:parent-style-name="Standard" style:list-style-name="L2">
      <style:text-properties officeooo:rsid="05b6f6c6" officeooo:paragraph-rsid="05b6f6c6"/>
    </style:style>
    <style:style style:name="P262" style:family="paragraph" style:parent-style-name="Standard" style:list-style-name="L3">
      <style:text-properties officeooo:paragraph-rsid="04967476"/>
    </style:style>
    <style:style style:name="P263" style:family="paragraph" style:parent-style-name="Standard" style:list-style-name="L3">
      <style:text-properties officeooo:paragraph-rsid="040007a7"/>
    </style:style>
    <style:style style:name="P264" style:family="paragraph" style:parent-style-name="Standard" style:list-style-name="L3">
      <style:text-properties officeooo:rsid="05b74b5a" officeooo:paragraph-rsid="05b74b5a"/>
    </style:style>
    <style:style style:name="P265" style:family="paragraph" style:parent-style-name="Standard" style:list-style-name="L3">
      <style:text-properties officeooo:rsid="04967476" officeooo:paragraph-rsid="04967476"/>
    </style:style>
    <style:style style:name="P266" style:family="paragraph" style:parent-style-name="Standard" style:list-style-name="L3">
      <style:text-properties officeooo:rsid="051043e0" officeooo:paragraph-rsid="051043e0"/>
    </style:style>
    <style:style style:name="P267" style:family="paragraph" style:parent-style-name="Standard" style:list-style-name="L3">
      <style:text-properties officeooo:rsid="0136788f" officeooo:paragraph-rsid="048e634e"/>
    </style:style>
    <style:style style:name="P268" style:family="paragraph" style:parent-style-name="Standard" style:list-style-name="L3">
      <style:text-properties officeooo:rsid="048fdd57" officeooo:paragraph-rsid="06cf1001"/>
    </style:style>
    <style:style style:name="P269" style:family="paragraph" style:parent-style-name="Standard" style:list-style-name="L3">
      <style:text-properties officeooo:rsid="048fdd57" officeooo:paragraph-rsid="06d02080"/>
    </style:style>
    <style:style style:name="P270" style:family="paragraph" style:parent-style-name="Standard" style:list-style-name="L3">
      <style:text-properties officeooo:rsid="0160586e" officeooo:paragraph-rsid="048e634e"/>
    </style:style>
    <style:style style:name="P271" style:family="paragraph" style:parent-style-name="Standard" style:list-style-name="L4">
      <style:text-properties officeooo:rsid="03c62ca6" officeooo:paragraph-rsid="03c62ca6"/>
    </style:style>
    <style:style style:name="P272" style:family="paragraph" style:parent-style-name="Standard" style:list-style-name="L4">
      <style:text-properties officeooo:rsid="0402cd62" officeooo:paragraph-rsid="0402cd62"/>
    </style:style>
    <style:style style:name="P273" style:family="paragraph" style:parent-style-name="Standard" style:list-style-name="L5">
      <style:text-properties officeooo:paragraph-rsid="06d21d12"/>
    </style:style>
    <style:style style:name="P274" style:family="paragraph" style:parent-style-name="Standard" style:list-style-name="L6">
      <style:text-properties officeooo:paragraph-rsid="027f945e"/>
    </style:style>
    <style:style style:name="P275" style:family="paragraph" style:parent-style-name="Standard" style:list-style-name="L6">
      <style:text-properties officeooo:paragraph-rsid="02a8e4e0"/>
    </style:style>
    <style:style style:name="P276" style:family="paragraph" style:parent-style-name="Standard" style:list-style-name="L6">
      <style:text-properties officeooo:paragraph-rsid="02a90574"/>
    </style:style>
    <style:style style:name="P277" style:family="paragraph" style:parent-style-name="Standard" style:list-style-name="L6">
      <style:text-properties officeooo:paragraph-rsid="06597666"/>
    </style:style>
    <style:style style:name="P278" style:family="paragraph" style:parent-style-name="Standard" style:list-style-name="L6">
      <style:text-properties officeooo:rsid="02832af3" officeooo:paragraph-rsid="02832af3"/>
    </style:style>
    <style:style style:name="P279" style:family="paragraph" style:parent-style-name="Standard" style:list-style-name="L6">
      <style:text-properties officeooo:rsid="02ab3b62" officeooo:paragraph-rsid="02ab3b62"/>
    </style:style>
    <style:style style:name="P280" style:family="paragraph" style:parent-style-name="Standard" style:list-style-name="L7">
      <style:text-properties officeooo:paragraph-rsid="018e9ab4"/>
    </style:style>
    <style:style style:name="P281" style:family="paragraph" style:parent-style-name="Standard" style:list-style-name="L7">
      <style:text-properties officeooo:paragraph-rsid="00a0f62d"/>
    </style:style>
    <style:style style:name="P282" style:family="paragraph" style:parent-style-name="Standard" style:list-style-name="L7">
      <style:text-properties officeooo:rsid="00899bb2" officeooo:paragraph-rsid="00a0f62d"/>
    </style:style>
    <style:style style:name="P283" style:family="paragraph" style:parent-style-name="Standard" style:list-style-name="L7">
      <style:text-properties officeooo:rsid="03c801f1" officeooo:paragraph-rsid="04077f15"/>
    </style:style>
    <style:style style:name="P284" style:family="paragraph" style:parent-style-name="Standard" style:list-style-name="L7">
      <style:text-properties officeooo:rsid="01b636d0" officeooo:paragraph-rsid="01b636d0"/>
    </style:style>
    <style:style style:name="P285" style:family="paragraph" style:parent-style-name="Standard" style:list-style-name="L8">
      <style:text-properties officeooo:paragraph-rsid="06a5066e"/>
    </style:style>
    <style:style style:name="P286" style:family="paragraph" style:parent-style-name="Standard" style:list-style-name="L8">
      <style:text-properties officeooo:paragraph-rsid="0485e8c1"/>
    </style:style>
    <style:style style:name="P287" style:family="paragraph" style:parent-style-name="Standard" style:list-style-name="L8">
      <style:text-properties officeooo:paragraph-rsid="06a791c3"/>
    </style:style>
    <style:style style:name="P288" style:family="paragraph" style:parent-style-name="Standard" style:list-style-name="L8">
      <style:text-properties officeooo:rsid="011bcec3" officeooo:paragraph-rsid="0684b82f"/>
    </style:style>
    <style:style style:name="P289" style:family="paragraph" style:parent-style-name="Standard" style:list-style-name="L8">
      <style:text-properties officeooo:rsid="0684b82f" officeooo:paragraph-rsid="0684b82f"/>
    </style:style>
    <style:style style:name="P290" style:family="paragraph" style:parent-style-name="Standard" style:list-style-name="L8">
      <style:text-properties officeooo:rsid="01212fc1" officeooo:paragraph-rsid="0192d9d4"/>
    </style:style>
    <style:style style:name="P291" style:family="paragraph" style:parent-style-name="Standard" style:list-style-name="L8">
      <style:text-properties officeooo:rsid="01212fc1" officeooo:paragraph-rsid="013152b4"/>
    </style:style>
    <style:style style:name="P292" style:family="paragraph" style:parent-style-name="Standard" style:list-style-name="L8">
      <style:text-properties officeooo:rsid="022546de" officeooo:paragraph-rsid="022546de"/>
    </style:style>
    <style:style style:name="P293" style:family="paragraph" style:parent-style-name="Standard" style:list-style-name="L8">
      <style:text-properties officeooo:rsid="0121f27e" officeooo:paragraph-rsid="0192d9d4"/>
    </style:style>
    <style:style style:name="P294" style:family="paragraph" style:parent-style-name="Standard" style:list-style-name="L8">
      <style:text-properties officeooo:rsid="0121f27e" officeooo:paragraph-rsid="0121f27e"/>
    </style:style>
    <style:style style:name="P295" style:family="paragraph" style:parent-style-name="Standard" style:list-style-name="L8">
      <style:text-properties officeooo:rsid="0121f27e" officeooo:paragraph-rsid="02836948"/>
    </style:style>
    <style:style style:name="P296" style:family="paragraph" style:parent-style-name="Standard" style:list-style-name="L8">
      <style:text-properties officeooo:rsid="0121f27e" officeooo:paragraph-rsid="01d3e8e1"/>
    </style:style>
    <style:style style:name="P297" style:family="paragraph" style:parent-style-name="Standard" style:list-style-name="L8">
      <style:text-properties officeooo:rsid="0121f27e" officeooo:paragraph-rsid="03b50871"/>
    </style:style>
    <style:style style:name="P298" style:family="paragraph" style:parent-style-name="Standard" style:list-style-name="L8">
      <style:text-properties officeooo:rsid="0121f27e" officeooo:paragraph-rsid="022a2c57"/>
    </style:style>
    <style:style style:name="P299" style:family="paragraph" style:parent-style-name="Standard" style:list-style-name="L8">
      <style:text-properties officeooo:rsid="0121f27e" officeooo:paragraph-rsid="01efcd8a"/>
    </style:style>
    <style:style style:name="P300" style:family="paragraph" style:parent-style-name="Standard" style:list-style-name="L8">
      <style:text-properties officeooo:rsid="047f3514" officeooo:paragraph-rsid="047f3514"/>
    </style:style>
    <style:style style:name="P301" style:family="paragraph" style:parent-style-name="Standard" style:list-style-name="L8">
      <style:text-properties officeooo:rsid="01d3e8e1" officeooo:paragraph-rsid="01d3e8e1"/>
    </style:style>
    <style:style style:name="P302" style:family="paragraph" style:parent-style-name="Standard" style:list-style-name="L8">
      <style:text-properties officeooo:rsid="06602410" officeooo:paragraph-rsid="06602410"/>
    </style:style>
    <style:style style:name="P303" style:family="paragraph" style:parent-style-name="Standard" style:list-style-name="L8">
      <style:text-properties officeooo:rsid="00a49a7c" officeooo:paragraph-rsid="01397b1b"/>
    </style:style>
    <style:style style:name="P304" style:family="paragraph" style:parent-style-name="Standard" style:list-style-name="L8">
      <style:text-properties officeooo:rsid="0146b5ba" officeooo:paragraph-rsid="0146b5ba"/>
    </style:style>
    <style:style style:name="P305" style:family="paragraph" style:parent-style-name="Standard" style:list-style-name="L8">
      <style:text-properties officeooo:rsid="00a695ae" officeooo:paragraph-rsid="01397b1b"/>
    </style:style>
    <style:style style:name="P306" style:family="paragraph" style:parent-style-name="Standard" style:list-style-name="L8">
      <style:text-properties officeooo:rsid="0149a6f5" officeooo:paragraph-rsid="0149a6f5"/>
    </style:style>
    <style:style style:name="P307" style:family="paragraph" style:parent-style-name="Standard" style:list-style-name="L8">
      <style:text-properties officeooo:rsid="04b6bf74" officeooo:paragraph-rsid="04b6bf74"/>
    </style:style>
    <style:style style:name="P308" style:family="paragraph" style:parent-style-name="Standard" style:list-style-name="L8">
      <style:text-properties officeooo:rsid="00465103" officeooo:paragraph-rsid="0469e3f3"/>
    </style:style>
    <style:style style:name="P309" style:family="paragraph" style:parent-style-name="Standard" style:list-style-name="L8">
      <style:text-properties officeooo:rsid="00465103" officeooo:paragraph-rsid="04785c8e"/>
    </style:style>
    <style:style style:name="P310" style:family="paragraph" style:parent-style-name="Standard" style:list-style-name="L8">
      <style:text-properties officeooo:rsid="06acad48" officeooo:paragraph-rsid="06acad48"/>
    </style:style>
    <style:style style:name="P311" style:family="paragraph" style:parent-style-name="Standard" style:list-style-name="L9">
      <style:text-properties officeooo:rsid="06acad48" officeooo:paragraph-rsid="06acad48"/>
    </style:style>
    <style:style style:name="P312" style:family="paragraph" style:parent-style-name="Standard" style:list-style-name="L8">
      <style:text-properties officeooo:rsid="014b062f" officeooo:paragraph-rsid="0469e3f3"/>
    </style:style>
    <style:style style:name="P313" style:family="paragraph" style:parent-style-name="Standard" style:list-style-name="L8">
      <style:text-properties officeooo:rsid="051d1360" officeooo:paragraph-rsid="06916d54"/>
    </style:style>
    <style:style style:name="P314" style:family="paragraph" style:parent-style-name="Standard" style:list-style-name="L8">
      <style:text-properties officeooo:rsid="0469e3f3" officeooo:paragraph-rsid="0469e3f3"/>
    </style:style>
    <style:style style:name="P315" style:family="paragraph" style:parent-style-name="Standard" style:list-style-name="L8">
      <style:text-properties officeooo:rsid="046d7f5d" officeooo:paragraph-rsid="046d7f5d"/>
    </style:style>
    <style:style style:name="P316" style:family="paragraph" style:parent-style-name="Standard" style:list-style-name="L8">
      <style:text-properties officeooo:rsid="04785c8e" officeooo:paragraph-rsid="04785c8e"/>
    </style:style>
    <style:style style:name="P317" style:family="paragraph" style:parent-style-name="Standard" style:list-style-name="L9">
      <style:text-properties officeooo:paragraph-rsid="01f666e1"/>
    </style:style>
    <style:style style:name="P318" style:family="paragraph" style:parent-style-name="Standard" style:list-style-name="L9">
      <style:text-properties officeooo:rsid="01fb6ac7" officeooo:paragraph-rsid="01fb6ac7"/>
    </style:style>
    <style:style style:name="P319" style:family="paragraph" style:parent-style-name="Standard" style:list-style-name="L9">
      <style:text-properties officeooo:rsid="01f7f30f" officeooo:paragraph-rsid="01f7f30f"/>
    </style:style>
    <style:style style:name="P320" style:family="paragraph" style:parent-style-name="Standard" style:list-style-name="L9">
      <style:text-properties officeooo:rsid="01f7f30f" officeooo:paragraph-rsid="01f9f5db"/>
    </style:style>
    <style:style style:name="P321" style:family="paragraph" style:parent-style-name="Standard" style:list-style-name="L9">
      <style:text-properties officeooo:rsid="01f7f30f" officeooo:paragraph-rsid="07022776"/>
    </style:style>
    <style:style style:name="P322" style:family="paragraph" style:parent-style-name="Standard" style:list-style-name="L9">
      <style:text-properties officeooo:rsid="02313273" officeooo:paragraph-rsid="02313273"/>
    </style:style>
    <style:style style:name="P323" style:family="paragraph" style:parent-style-name="Standard" style:list-style-name="L9">
      <style:text-properties officeooo:rsid="07022776" officeooo:paragraph-rsid="07022776"/>
    </style:style>
    <style:style style:name="P324" style:family="paragraph" style:parent-style-name="Standard" style:list-style-name="L9">
      <style:text-properties officeooo:rsid="01f9f5db" officeooo:paragraph-rsid="02313273"/>
    </style:style>
    <style:style style:name="P325" style:family="paragraph" style:parent-style-name="Standard" style:list-style-name="L9">
      <style:text-properties officeooo:rsid="01f9f5db" officeooo:paragraph-rsid="01f9f5db"/>
    </style:style>
    <style:style style:name="P326" style:family="paragraph" style:parent-style-name="Standard" style:list-style-name="L9">
      <style:text-properties officeooo:rsid="01f9f5db" officeooo:paragraph-rsid="01fc9232"/>
    </style:style>
    <style:style style:name="P327" style:family="paragraph" style:parent-style-name="Standard" style:list-style-name="L9">
      <style:text-properties officeooo:rsid="01f9f5db" officeooo:paragraph-rsid="04b7a62d"/>
    </style:style>
    <style:style style:name="P328" style:family="paragraph" style:parent-style-name="Standard" style:list-style-name="L9">
      <style:text-properties officeooo:rsid="01f3ac69" officeooo:paragraph-rsid="01f666e1"/>
    </style:style>
    <style:style style:name="P329" style:family="paragraph" style:parent-style-name="Standard" style:list-style-name="L9">
      <style:text-properties officeooo:rsid="01f3ac69" officeooo:paragraph-rsid="028b9edb"/>
    </style:style>
    <style:style style:name="P330" style:family="paragraph" style:parent-style-name="Standard" style:list-style-name="L9">
      <style:text-properties officeooo:rsid="01f666e1" officeooo:paragraph-rsid="01f666e1"/>
    </style:style>
    <style:style style:name="P331" style:family="paragraph" style:parent-style-name="Standard" style:list-style-name="L9">
      <style:text-properties officeooo:rsid="026c83f9" officeooo:paragraph-rsid="028d4162"/>
    </style:style>
    <style:style style:name="P332" style:family="paragraph" style:parent-style-name="Standard" style:list-style-name="L9">
      <style:text-properties officeooo:rsid="01fbe1b8" officeooo:paragraph-rsid="01fbe1b8"/>
    </style:style>
    <style:style style:name="P333" style:family="paragraph" style:parent-style-name="Standard" style:list-style-name="L9">
      <style:text-properties officeooo:rsid="02b866a0" officeooo:paragraph-rsid="02b866a0"/>
    </style:style>
    <style:style style:name="P334" style:family="paragraph" style:parent-style-name="Standard" style:list-style-name="L9">
      <style:text-properties officeooo:rsid="021fd76b" officeooo:paragraph-rsid="021fd76b"/>
    </style:style>
    <style:style style:name="P335" style:family="paragraph" style:parent-style-name="Standard" style:list-style-name="L9">
      <style:text-properties officeooo:rsid="021fd76b" officeooo:paragraph-rsid="06a974a2"/>
    </style:style>
    <style:style style:name="P336" style:family="paragraph" style:parent-style-name="Standard" style:list-style-name="L9">
      <style:text-properties officeooo:rsid="0430c832" officeooo:paragraph-rsid="06a974a2"/>
    </style:style>
    <style:style style:name="P337" style:family="paragraph" style:parent-style-name="Standard" style:list-style-name="L9">
      <style:text-properties officeooo:rsid="06a974a2" officeooo:paragraph-rsid="06a974a2"/>
    </style:style>
    <style:style style:name="P338" style:family="paragraph" style:parent-style-name="Standard" style:list-style-name="L9">
      <style:text-properties officeooo:rsid="03746beb" officeooo:paragraph-rsid="03746beb"/>
    </style:style>
    <style:style style:name="P339" style:family="paragraph" style:parent-style-name="Standard" style:list-style-name="L10">
      <style:text-properties officeooo:paragraph-rsid="06a791c3"/>
    </style:style>
    <style:style style:name="P340" style:family="paragraph" style:parent-style-name="Standard" style:list-style-name="L10">
      <style:text-properties officeooo:rsid="01e6d976" officeooo:paragraph-rsid="01ea1316"/>
    </style:style>
    <style:style style:name="P341" style:family="paragraph" style:parent-style-name="Standard" style:list-style-name="L10">
      <style:text-properties officeooo:rsid="01e6d976" officeooo:paragraph-rsid="044fe74a"/>
    </style:style>
    <style:style style:name="P342" style:family="paragraph" style:parent-style-name="Standard" style:list-style-name="L11">
      <style:text-properties officeooo:rsid="01a8c8ff" officeooo:paragraph-rsid="01a8c8ff"/>
    </style:style>
    <style:style style:name="P343" style:family="paragraph" style:parent-style-name="Standard" style:list-style-name="L11">
      <style:text-properties officeooo:rsid="004cbf6c" officeooo:paragraph-rsid="02913922"/>
    </style:style>
    <style:style style:name="P344" style:family="paragraph" style:parent-style-name="Standard" style:list-style-name="L11">
      <style:text-properties officeooo:rsid="012310f7" officeooo:paragraph-rsid="02913922"/>
    </style:style>
    <style:style style:name="P345" style:family="paragraph" style:parent-style-name="Standard" style:list-style-name="L11">
      <style:text-properties officeooo:rsid="012310f7" officeooo:paragraph-rsid="012310f7"/>
    </style:style>
    <style:style style:name="P346" style:family="paragraph" style:parent-style-name="Standard" style:list-style-name="L11">
      <style:text-properties officeooo:rsid="01c31a7d" officeooo:paragraph-rsid="01c31a7d"/>
    </style:style>
    <style:style style:name="P347" style:family="paragraph" style:parent-style-name="Standard" style:list-style-name="L11">
      <style:text-properties officeooo:rsid="0095043f" officeooo:paragraph-rsid="01c31a7d"/>
    </style:style>
    <style:style style:name="P348" style:family="paragraph" style:parent-style-name="Standard" style:list-style-name="L11">
      <style:text-properties officeooo:rsid="01412aef" officeooo:paragraph-rsid="01412aef"/>
    </style:style>
    <style:style style:name="P349" style:family="paragraph" style:parent-style-name="Standard" style:list-style-name="L11">
      <style:text-properties officeooo:rsid="02373908" officeooo:paragraph-rsid="02373908"/>
    </style:style>
    <style:style style:name="P350" style:family="paragraph" style:parent-style-name="Standard" style:list-style-name="L12">
      <style:text-properties officeooo:rsid="04baa74c" officeooo:paragraph-rsid="04baa74c"/>
    </style:style>
    <style:style style:name="P351" style:family="paragraph" style:parent-style-name="Standard" style:list-style-name="L12">
      <style:text-properties officeooo:rsid="04baa74c" officeooo:paragraph-rsid="068bab51"/>
    </style:style>
    <style:style style:name="P352" style:family="paragraph" style:parent-style-name="Standard" style:list-style-name="L12">
      <style:text-properties officeooo:rsid="023e0183" officeooo:paragraph-rsid="023e0183"/>
    </style:style>
    <style:style style:name="P353" style:family="paragraph" style:parent-style-name="Standard" style:list-style-name="L12">
      <style:text-properties officeooo:rsid="023e0183" officeooo:paragraph-rsid="02e5fc67"/>
    </style:style>
    <style:style style:name="P354" style:family="paragraph" style:parent-style-name="Standard" style:list-style-name="L12">
      <style:text-properties officeooo:rsid="02917582" officeooo:paragraph-rsid="02e5fc67"/>
    </style:style>
    <style:style style:name="P355" style:family="paragraph" style:parent-style-name="Standard" style:list-style-name="L12">
      <style:text-properties officeooo:rsid="02917582" officeooo:paragraph-rsid="064eeaff"/>
    </style:style>
    <style:style style:name="P356" style:family="paragraph" style:parent-style-name="Standard" style:list-style-name="L12">
      <style:text-properties officeooo:rsid="02917582" officeooo:paragraph-rsid="068bab51"/>
    </style:style>
    <style:style style:name="P357" style:family="paragraph" style:parent-style-name="Standard" style:list-style-name="L12">
      <style:text-properties officeooo:rsid="068bab51" officeooo:paragraph-rsid="068bab51"/>
    </style:style>
    <style:style style:name="P358" style:family="paragraph" style:parent-style-name="Standard" style:list-style-name="L12">
      <style:text-properties officeooo:rsid="02e00a4f" officeooo:paragraph-rsid="068bab51"/>
    </style:style>
    <style:style style:name="P359" style:family="paragraph" style:parent-style-name="Standard" style:list-style-name="L12">
      <style:text-properties officeooo:rsid="064eeaff" officeooo:paragraph-rsid="064eeaff"/>
    </style:style>
    <style:style style:name="P360" style:family="paragraph" style:parent-style-name="Standard" style:list-style-name="L12">
      <style:text-properties officeooo:rsid="064e167d" officeooo:paragraph-rsid="064eeaff"/>
    </style:style>
    <style:style style:name="P361" style:family="paragraph" style:parent-style-name="Standard" style:list-style-name="L12">
      <style:text-properties officeooo:rsid="064e167d" officeooo:paragraph-rsid="06aed2cb"/>
    </style:style>
    <style:style style:name="P362" style:family="paragraph" style:parent-style-name="Standard" style:list-style-name="L12">
      <style:text-properties officeooo:rsid="03d8aae2" officeooo:paragraph-rsid="03d8aae2"/>
    </style:style>
    <style:style style:name="P363" style:family="paragraph" style:parent-style-name="Standard" style:list-style-name="L12">
      <style:text-properties officeooo:rsid="012634c8" officeooo:paragraph-rsid="02917582"/>
    </style:style>
    <style:style style:name="P364" style:family="paragraph" style:parent-style-name="Standard" style:list-style-name="L12">
      <style:text-properties officeooo:rsid="012634c8" officeooo:paragraph-rsid="012634c8"/>
    </style:style>
    <style:style style:name="P365" style:family="paragraph" style:parent-style-name="Standard" style:list-style-name="L12">
      <style:text-properties officeooo:rsid="012634c8" officeooo:paragraph-rsid="02926868"/>
    </style:style>
    <style:style style:name="P366" style:family="paragraph" style:parent-style-name="Standard" style:list-style-name="L12">
      <style:text-properties officeooo:rsid="02bad9fe" officeooo:paragraph-rsid="02bad9fe"/>
    </style:style>
    <style:style style:name="P367" style:family="paragraph" style:parent-style-name="Standard" style:list-style-name="L8">
      <style:text-properties officeooo:rsid="02b05544" officeooo:paragraph-rsid="0485e8c1"/>
    </style:style>
    <style:style style:name="P368" style:family="paragraph" style:parent-style-name="Standard" style:list-style-name="L8">
      <style:text-properties officeooo:rsid="0193579e" officeooo:paragraph-rsid="0485e8c1"/>
    </style:style>
    <style:style style:name="P369" style:family="paragraph" style:parent-style-name="Standard" style:list-style-name="L8">
      <style:text-properties officeooo:rsid="0194cdb8" officeooo:paragraph-rsid="0485e8c1"/>
    </style:style>
    <style:style style:name="P370" style:family="paragraph" style:parent-style-name="Standard" style:list-style-name="L8">
      <style:text-properties officeooo:rsid="02c6440c" officeooo:paragraph-rsid="0485e8c1"/>
    </style:style>
    <style:style style:name="P371" style:family="paragraph" style:parent-style-name="Standard" style:list-style-name="L8">
      <style:text-properties officeooo:rsid="04e34178" officeooo:paragraph-rsid="04e8064c"/>
    </style:style>
    <style:style style:name="P372" style:family="paragraph" style:parent-style-name="Standard" style:list-style-name="L8">
      <style:text-properties officeooo:rsid="04e34178" officeooo:paragraph-rsid="06856f42"/>
    </style:style>
    <style:style style:name="P373" style:family="paragraph" style:parent-style-name="Standard" style:list-style-name="L8">
      <style:text-properties officeooo:rsid="04e8064c" officeooo:paragraph-rsid="068fb76c"/>
    </style:style>
    <style:style style:name="P374" style:family="paragraph" style:parent-style-name="Standard" style:list-style-name="L8">
      <style:text-properties officeooo:rsid="04e45490" officeooo:paragraph-rsid="04e8064c"/>
    </style:style>
    <style:style style:name="P375" style:family="paragraph" style:parent-style-name="Standard" style:list-style-name="L8">
      <style:text-properties officeooo:rsid="04e50bae" officeooo:paragraph-rsid="068e2304"/>
    </style:style>
    <style:style style:name="P376" style:family="paragraph" style:parent-style-name="Standard" style:list-style-name="L8">
      <style:text-properties officeooo:rsid="068e2304" officeooo:paragraph-rsid="068e2304"/>
    </style:style>
    <style:style style:name="P377" style:family="paragraph" style:parent-style-name="Standard" style:list-style-name="L8">
      <style:text-properties officeooo:rsid="0480fb39" officeooo:paragraph-rsid="04e8064c"/>
    </style:style>
    <style:style style:name="P378" style:family="paragraph" style:parent-style-name="Standard" style:list-style-name="L8">
      <style:text-properties officeooo:rsid="0480fb39" officeooo:paragraph-rsid="068fb76c"/>
    </style:style>
    <style:style style:name="P379" style:family="paragraph" style:parent-style-name="Standard" style:list-style-name="L8">
      <style:text-properties officeooo:rsid="0480fb39" officeooo:paragraph-rsid="06916d54"/>
    </style:style>
    <style:style style:name="P380" style:family="paragraph" style:parent-style-name="Standard" style:list-style-name="L8">
      <style:text-properties officeooo:rsid="0480fb39" officeooo:paragraph-rsid="06b0f6cf"/>
    </style:style>
    <style:style style:name="P381" style:family="paragraph" style:parent-style-name="Standard" style:list-style-name="L8">
      <style:text-properties officeooo:rsid="0480fb39" officeooo:paragraph-rsid="0485e8c1"/>
    </style:style>
    <style:style style:name="P382" style:family="paragraph" style:parent-style-name="Standard" style:list-style-name="L8">
      <style:text-properties officeooo:rsid="0480fb39" officeooo:paragraph-rsid="04bddae1"/>
    </style:style>
    <style:style style:name="P383" style:family="paragraph" style:parent-style-name="Standard" style:list-style-name="L8">
      <style:text-properties officeooo:rsid="0195aa46" officeooo:paragraph-rsid="06856f42"/>
    </style:style>
    <style:style style:name="P384"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385"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386" style:family="paragraph" style:parent-style-name="Standard" style:list-style-name="L8">
      <style:text-properties officeooo:rsid="01975e00" officeooo:paragraph-rsid="0485e8c1"/>
    </style:style>
    <style:style style:name="P387" style:family="paragraph" style:parent-style-name="Standard" style:list-style-name="L8">
      <style:text-properties officeooo:rsid="04bddae1" officeooo:paragraph-rsid="04bddae1"/>
    </style:style>
    <style:style style:name="P388" style:family="paragraph" style:parent-style-name="Standard" style:list-style-name="L8">
      <style:text-properties officeooo:rsid="0483e4df" officeooo:paragraph-rsid="0485e8c1"/>
    </style:style>
    <style:style style:name="P389" style:family="paragraph" style:parent-style-name="Standard" style:list-style-name="L8">
      <style:text-properties officeooo:rsid="04c1c65b" officeooo:paragraph-rsid="04c1c65b"/>
    </style:style>
    <style:style style:name="P390" style:family="paragraph" style:parent-style-name="Standard" style:list-style-name="L8">
      <style:text-properties officeooo:rsid="04be5dd8" officeooo:paragraph-rsid="04be5dd8"/>
    </style:style>
    <style:style style:name="P391" style:family="paragraph" style:parent-style-name="Standard" style:list-style-name="L13">
      <style:text-properties officeooo:paragraph-rsid="04872a66"/>
    </style:style>
    <style:style style:name="P392" style:family="paragraph" style:parent-style-name="Standard" style:list-style-name="L14">
      <style:text-properties officeooo:rsid="052aba88" officeooo:paragraph-rsid="052aba88"/>
    </style:style>
    <style:style style:name="P393" style:family="paragraph" style:parent-style-name="Standard" style:list-style-name="L15">
      <style:text-properties officeooo:rsid="02cbbbc7" officeooo:paragraph-rsid="04872a66"/>
    </style:style>
    <style:style style:name="P394" style:family="paragraph" style:parent-style-name="Standard" style:list-style-name="L15">
      <style:text-properties officeooo:rsid="02cda87e" officeooo:paragraph-rsid="04872a66"/>
    </style:style>
    <style:style style:name="P395" style:family="paragraph" style:parent-style-name="Standard" style:list-style-name="L15">
      <style:text-properties officeooo:rsid="03cfb054" officeooo:paragraph-rsid="04872a66"/>
    </style:style>
    <style:style style:name="P396" style:family="paragraph" style:parent-style-name="Standard" style:list-style-name="L15">
      <style:text-properties officeooo:rsid="04b9a3f5" officeooo:paragraph-rsid="04b9a3f5"/>
    </style:style>
    <style:style style:name="P397" style:family="paragraph" style:parent-style-name="Standard" style:list-style-name="L15">
      <style:text-properties officeooo:rsid="040d8950" officeooo:paragraph-rsid="04b9a3f5"/>
    </style:style>
    <style:style style:name="P398" style:family="paragraph" style:parent-style-name="Standard" style:list-style-name="L16">
      <style:text-properties officeooo:paragraph-rsid="06489362"/>
    </style:style>
    <style:style style:name="P399" style:family="paragraph" style:parent-style-name="Standard" style:list-style-name="L16">
      <style:text-properties officeooo:rsid="06489670" officeooo:paragraph-rsid="06489670"/>
    </style:style>
    <style:style style:name="P400" style:family="paragraph" style:parent-style-name="Standard" style:list-style-name="L17">
      <style:text-properties officeooo:paragraph-rsid="0732d263"/>
    </style:style>
    <style:style style:name="P401" style:family="paragraph" style:parent-style-name="Standard" style:list-style-name="L17">
      <style:text-properties officeooo:rsid="05c6163b" officeooo:paragraph-rsid="05c6163b"/>
    </style:style>
    <style:style style:name="P402" style:family="paragraph" style:parent-style-name="Standard" style:list-style-name="L18">
      <style:text-properties officeooo:paragraph-rsid="0241a1cc"/>
    </style:style>
    <style:style style:name="P403" style:family="paragraph" style:parent-style-name="Standard" style:list-style-name="L18">
      <style:text-properties officeooo:rsid="0018a29c" officeooo:paragraph-rsid="0241a1cc"/>
    </style:style>
    <style:style style:name="P404" style:family="paragraph" style:parent-style-name="Standard" style:list-style-name="L18">
      <style:text-properties officeooo:rsid="0018a29c" officeooo:paragraph-rsid="04c38b48"/>
    </style:style>
    <style:style style:name="P405" style:family="paragraph" style:parent-style-name="Standard" style:list-style-name="L19">
      <style:text-properties officeooo:rsid="0018a29c" officeooo:paragraph-rsid="04f04458"/>
    </style:style>
    <style:style style:name="P406" style:family="paragraph" style:parent-style-name="Standard" style:list-style-name="L18">
      <style:text-properties officeooo:rsid="04c5544e" officeooo:paragraph-rsid="04c5544e"/>
    </style:style>
    <style:style style:name="P407" style:family="paragraph" style:parent-style-name="Standard" style:list-style-name="L18">
      <style:text-properties officeooo:rsid="0241e71f" officeooo:paragraph-rsid="0298aeb8"/>
    </style:style>
    <style:style style:name="P408" style:family="paragraph" style:parent-style-name="Standard" style:list-style-name="L18">
      <style:text-properties officeooo:rsid="0241e71f" officeooo:paragraph-rsid="04c68176"/>
    </style:style>
    <style:style style:name="P409" style:family="paragraph" style:parent-style-name="Standard" style:list-style-name="L18">
      <style:text-properties officeooo:rsid="04c68176" officeooo:paragraph-rsid="04c68176"/>
    </style:style>
    <style:style style:name="P410" style:family="paragraph" style:parent-style-name="Standard" style:list-style-name="L18">
      <style:text-properties officeooo:rsid="0298aeb8" officeooo:paragraph-rsid="0298aeb8"/>
    </style:style>
    <style:style style:name="P411" style:family="paragraph" style:parent-style-name="Standard" style:list-style-name="L18">
      <style:text-properties officeooo:rsid="04eb8b8e" officeooo:paragraph-rsid="04eb8b8e"/>
    </style:style>
    <style:style style:name="P412" style:family="paragraph" style:parent-style-name="Standard" style:list-style-name="L18">
      <style:text-properties officeooo:rsid="02bd10b5" officeooo:paragraph-rsid="02bd10b5"/>
    </style:style>
    <style:style style:name="P413" style:family="paragraph" style:parent-style-name="Standard" style:list-style-name="L18">
      <style:text-properties officeooo:rsid="04ec1e44" officeooo:paragraph-rsid="04ec1e44"/>
    </style:style>
    <style:style style:name="P414" style:family="paragraph" style:parent-style-name="Standard" style:list-style-name="L19">
      <style:text-properties officeooo:rsid="04f04458" officeooo:paragraph-rsid="04f04458"/>
    </style:style>
    <style:style style:name="P415" style:family="paragraph" style:parent-style-name="Standard" style:list-style-name="L20">
      <style:text-properties officeooo:rsid="04f04458" officeooo:paragraph-rsid="04f19ad7"/>
    </style:style>
    <style:style style:name="P416" style:family="paragraph" style:parent-style-name="Standard" style:list-style-name="L20">
      <style:text-properties officeooo:rsid="0533958c" officeooo:paragraph-rsid="0533958c"/>
    </style:style>
    <style:style style:name="P417" style:family="paragraph" style:parent-style-name="Standard" style:list-style-name="L21">
      <style:text-properties officeooo:rsid="04f19ad7" officeooo:paragraph-rsid="04f19ad7"/>
    </style:style>
    <style:style style:name="P418" style:family="paragraph" style:parent-style-name="Standard" style:list-style-name="L21">
      <style:text-properties officeooo:rsid="04f2a1d1" officeooo:paragraph-rsid="04f2a1d1"/>
    </style:style>
    <style:style style:name="P419" style:family="paragraph" style:parent-style-name="Standard" style:list-style-name="L22">
      <style:text-properties officeooo:paragraph-rsid="03de25bc"/>
    </style:style>
    <style:style style:name="P420" style:family="paragraph" style:parent-style-name="Standard" style:list-style-name="L22">
      <style:text-properties officeooo:paragraph-rsid="0296c05d"/>
    </style:style>
    <style:style style:name="P421" style:family="paragraph" style:parent-style-name="Standard" style:list-style-name="L22">
      <style:text-properties officeooo:rsid="0277f283" officeooo:paragraph-rsid="069c28d9"/>
    </style:style>
    <style:style style:name="P422" style:family="paragraph" style:parent-style-name="Standard" style:list-style-name="L22">
      <style:text-properties officeooo:rsid="0277f283" officeooo:paragraph-rsid="0296c05d"/>
    </style:style>
    <style:style style:name="P423" style:family="paragraph" style:parent-style-name="Standard" style:list-style-name="L12">
      <style:text-properties officeooo:rsid="02d81e2c" officeooo:paragraph-rsid="043276ca"/>
    </style:style>
    <style:style style:name="P424" style:family="paragraph" style:parent-style-name="Standard" style:list-style-name="L12">
      <style:text-properties officeooo:rsid="02d81e2c" officeooo:paragraph-rsid="053cf292"/>
    </style:style>
    <style:style style:name="P425" style:family="paragraph" style:parent-style-name="Standard" style:list-style-name="L12">
      <style:text-properties officeooo:rsid="067f6f1a" officeooo:paragraph-rsid="067f6f1a"/>
    </style:style>
    <style:style style:name="P426" style:family="paragraph" style:parent-style-name="Standard" style:list-style-name="L12">
      <style:text-properties officeooo:rsid="053cf292" officeooo:paragraph-rsid="053cf292"/>
    </style:style>
    <style:style style:name="P427" style:family="paragraph" style:parent-style-name="Standard" style:list-style-name="L12">
      <style:text-properties officeooo:rsid="04395626" officeooo:paragraph-rsid="04395626"/>
    </style:style>
    <style:style style:name="P428" style:family="paragraph" style:parent-style-name="Standard" style:list-style-name="L12">
      <style:text-properties officeooo:rsid="02dc1d97" officeooo:paragraph-rsid="043276ca"/>
    </style:style>
    <style:style style:name="P429" style:family="paragraph" style:parent-style-name="Standard" style:list-style-name="L12">
      <style:text-properties officeooo:rsid="02dc1d97" officeooo:paragraph-rsid="069f2b16"/>
    </style:style>
    <style:style style:name="P430" style:family="paragraph" style:parent-style-name="Standard" style:list-style-name="L12">
      <style:text-properties officeooo:rsid="02dc1d97" officeooo:paragraph-rsid="069d593b"/>
    </style:style>
    <style:style style:name="P431" style:family="paragraph" style:parent-style-name="Standard" style:list-style-name="L12">
      <style:text-properties officeooo:rsid="069f2b16" officeooo:paragraph-rsid="069f2b16"/>
    </style:style>
    <style:style style:name="P432" style:family="paragraph" style:parent-style-name="Standard" style:list-style-name="L12">
      <style:text-properties officeooo:rsid="02e19cb5" officeooo:paragraph-rsid="043276ca"/>
    </style:style>
    <style:style style:name="P433" style:family="paragraph" style:parent-style-name="Standard" style:list-style-name="L23">
      <style:text-properties officeooo:rsid="03878f07" officeooo:paragraph-rsid="03878f07"/>
    </style:style>
    <style:style style:name="P434" style:family="paragraph" style:parent-style-name="Standard" style:list-style-name="L24">
      <style:text-properties officeooo:rsid="03878f07" officeooo:paragraph-rsid="03878f07"/>
    </style:style>
    <style:style style:name="P435" style:family="paragraph" style:parent-style-name="Standard" style:list-style-name="L23">
      <style:text-properties officeooo:rsid="043b0984" officeooo:paragraph-rsid="043b0984"/>
    </style:style>
    <style:style style:name="P436" style:family="paragraph" style:parent-style-name="Standard" style:list-style-name="L23">
      <style:text-properties officeooo:rsid="0386396a" officeooo:paragraph-rsid="0386396a"/>
    </style:style>
    <style:style style:name="P437" style:family="paragraph" style:parent-style-name="Standard" style:list-style-name="L23">
      <style:text-properties officeooo:rsid="03870e40" officeooo:paragraph-rsid="03870e40"/>
    </style:style>
    <style:style style:name="P438" style:family="paragraph" style:parent-style-name="Standard" style:list-style-name="L24">
      <style:text-properties officeooo:rsid="03895290" officeooo:paragraph-rsid="03895290"/>
    </style:style>
    <style:style style:name="P439" style:family="paragraph" style:parent-style-name="Standard" style:list-style-name="L24">
      <style:text-properties officeooo:rsid="03895290" officeooo:paragraph-rsid="03e056db"/>
    </style:style>
    <style:style style:name="P440" style:family="paragraph" style:parent-style-name="Standard" style:list-style-name="L25">
      <style:text-properties officeooo:rsid="03895290" officeooo:paragraph-rsid="03895290"/>
    </style:style>
    <style:style style:name="P441" style:family="paragraph" style:parent-style-name="Standard" style:list-style-name="L25">
      <style:text-properties officeooo:rsid="0466862f" officeooo:paragraph-rsid="0466862f"/>
    </style:style>
    <style:style style:name="P442" style:family="paragraph" style:parent-style-name="Standard" style:list-style-name="L25">
      <style:text-properties officeooo:rsid="0389c027" officeooo:paragraph-rsid="0389c027"/>
    </style:style>
    <style:style style:name="P443" style:family="paragraph" style:parent-style-name="Standard" style:list-style-name="L25">
      <style:text-properties officeooo:rsid="038cc410" officeooo:paragraph-rsid="038cc410"/>
    </style:style>
    <style:style style:name="P444" style:family="paragraph" style:parent-style-name="Standard" style:list-style-name="L25">
      <style:text-properties officeooo:rsid="03954179" officeooo:paragraph-rsid="03954179"/>
    </style:style>
    <style:style style:name="P445" style:family="paragraph" style:parent-style-name="Standard" style:list-style-name="L26">
      <style:text-properties officeooo:rsid="03930d97" officeooo:paragraph-rsid="03930d97"/>
    </style:style>
    <style:style style:name="P446" style:family="paragraph" style:parent-style-name="Standard" style:list-style-name="L26">
      <style:text-properties officeooo:rsid="03930d97" officeooo:paragraph-rsid="0543b19a"/>
    </style:style>
    <style:style style:name="P447" style:family="paragraph" style:parent-style-name="Standard" style:list-style-name="L26">
      <style:text-properties officeooo:rsid="03930d97" officeooo:paragraph-rsid="04c9e31d"/>
    </style:style>
    <style:style style:name="P448" style:family="paragraph" style:parent-style-name="Standard" style:list-style-name="L26">
      <style:text-properties officeooo:rsid="03930d97" officeooo:paragraph-rsid="03943f52"/>
    </style:style>
    <style:style style:name="P449" style:family="paragraph" style:parent-style-name="Standard" style:list-style-name="L26">
      <style:text-properties officeooo:rsid="03943f52" officeooo:paragraph-rsid="03943f52"/>
    </style:style>
    <style:style style:name="P450" style:family="paragraph" style:parent-style-name="Standard" style:list-style-name="L26">
      <style:text-properties officeooo:rsid="043e400c" officeooo:paragraph-rsid="043e400c"/>
    </style:style>
    <style:style style:name="P451" style:family="paragraph" style:parent-style-name="Standard" style:list-style-name="L27">
      <style:text-properties officeooo:rsid="029f34e9" officeooo:paragraph-rsid="032a7c58"/>
    </style:style>
    <style:style style:name="P452" style:family="paragraph" style:parent-style-name="Standard" style:list-style-name="L29">
      <style:text-properties officeooo:rsid="029f34e9" officeooo:paragraph-rsid="032a7c58"/>
    </style:style>
    <style:style style:name="P453" style:family="paragraph" style:parent-style-name="Standard" style:list-style-name="L27">
      <style:text-properties officeooo:rsid="029fb223" officeooo:paragraph-rsid="032a7c58"/>
    </style:style>
    <style:style style:name="P454" style:family="paragraph" style:parent-style-name="Standard" style:list-style-name="L29">
      <style:text-properties officeooo:rsid="029fb223" officeooo:paragraph-rsid="032a7c58"/>
    </style:style>
    <style:style style:name="P455" style:family="paragraph" style:parent-style-name="Standard" style:list-style-name="L28">
      <style:text-properties officeooo:rsid="02a16396" officeooo:paragraph-rsid="032a7c58"/>
    </style:style>
    <style:style style:name="P456" style:family="paragraph" style:parent-style-name="Standard" style:list-style-name="L28">
      <style:text-properties officeooo:rsid="01b07cba" officeooo:paragraph-rsid="032a7c58"/>
    </style:style>
    <style:style style:name="P457" style:family="paragraph" style:parent-style-name="Standard" style:list-style-name="L29">
      <style:text-properties officeooo:rsid="01b07cba" officeooo:paragraph-rsid="032a7c58"/>
    </style:style>
    <style:style style:name="P458" style:family="paragraph" style:parent-style-name="Standard" style:list-style-name="L29">
      <style:text-properties officeooo:rsid="01b09933" officeooo:paragraph-rsid="032a7c58"/>
    </style:style>
    <style:style style:name="P459" style:family="paragraph" style:parent-style-name="Standard" style:list-style-name="L29">
      <style:text-properties officeooo:rsid="01b23dc4" officeooo:paragraph-rsid="032a7c58"/>
    </style:style>
    <style:style style:name="P460" style:family="paragraph" style:parent-style-name="Standard" style:list-style-name="L29">
      <style:text-properties officeooo:rsid="03e71dcb" officeooo:paragraph-rsid="03e71dcb"/>
    </style:style>
    <style:style style:name="P461" style:family="paragraph" style:parent-style-name="Standard" style:list-style-name="L30">
      <style:text-properties officeooo:rsid="023a7fd9" officeooo:paragraph-rsid="0325547e"/>
    </style:style>
    <style:style style:name="P462" style:family="paragraph" style:parent-style-name="Standard" style:list-style-name="L35">
      <style:text-properties officeooo:rsid="023a7fd9" officeooo:paragraph-rsid="06856f42"/>
    </style:style>
    <style:style style:name="P463" style:family="paragraph" style:parent-style-name="Standard" style:list-style-name="L35">
      <style:text-properties officeooo:rsid="023a7fd9" officeooo:paragraph-rsid="029aa8db"/>
    </style:style>
    <style:style style:name="P464" style:family="paragraph" style:parent-style-name="Standard" style:list-style-name="L35">
      <style:text-properties officeooo:rsid="023a7fd9" officeooo:paragraph-rsid="023a7fd9"/>
    </style:style>
    <style:style style:name="P465" style:family="paragraph" style:parent-style-name="Standard" style:list-style-name="L30">
      <style:text-properties officeooo:rsid="027d5c94" officeooo:paragraph-rsid="0325547e"/>
    </style:style>
    <style:style style:name="P466" style:family="paragraph" style:parent-style-name="Standard" style:list-style-name="L30">
      <style:text-properties officeooo:rsid="02ea8b71" officeooo:paragraph-rsid="0325547e"/>
    </style:style>
    <style:style style:name="P467" style:family="paragraph" style:parent-style-name="Standard" style:list-style-name="L31">
      <style:text-properties officeooo:rsid="04cb9a28" officeooo:paragraph-rsid="06856f42"/>
    </style:style>
    <style:style style:name="P468" style:family="paragraph" style:parent-style-name="Standard" style:list-style-name="L31">
      <style:text-properties officeooo:rsid="04cb9a28" officeooo:paragraph-rsid="05c2c8e5"/>
    </style:style>
    <style:style style:name="P469" style:family="paragraph" style:parent-style-name="Standard" style:list-style-name="L31">
      <style:text-properties officeooo:rsid="04cb9a28" officeooo:paragraph-rsid="04cb9a28"/>
    </style:style>
    <style:style style:name="P470" style:family="paragraph" style:parent-style-name="Standard" style:list-style-name="L31">
      <style:text-properties officeooo:rsid="04253ca6" officeooo:paragraph-rsid="04253ca6"/>
    </style:style>
    <style:style style:name="P471" style:family="paragraph" style:parent-style-name="Standard" style:list-style-name="L31">
      <style:text-properties officeooo:rsid="0427b0b0" officeooo:paragraph-rsid="0427b0b0"/>
    </style:style>
    <style:style style:name="P472" style:family="paragraph" style:parent-style-name="Standard" style:list-style-name="L32">
      <style:text-properties officeooo:rsid="037f5861" officeooo:paragraph-rsid="037f5861"/>
    </style:style>
    <style:style style:name="P473" style:family="paragraph" style:parent-style-name="Standard" style:list-style-name="L33">
      <style:text-properties officeooo:paragraph-rsid="073f6067"/>
    </style:style>
    <style:style style:name="P474" style:family="paragraph" style:parent-style-name="Standard" style:list-style-name="L35">
      <style:text-properties officeooo:paragraph-rsid="05730d22"/>
    </style:style>
    <style:style style:name="P475" style:family="paragraph" style:parent-style-name="Standard" style:list-style-name="L35">
      <style:text-properties officeooo:paragraph-rsid="061dbc31"/>
    </style:style>
    <style:style style:name="P476" style:family="paragraph" style:parent-style-name="Standard" style:list-style-name="L35">
      <style:text-properties officeooo:paragraph-rsid="029aa8db"/>
    </style:style>
    <style:style style:name="P477" style:family="paragraph" style:parent-style-name="Standard" style:list-style-name="L35">
      <style:text-properties officeooo:rsid="029aa8db" officeooo:paragraph-rsid="029aa8db"/>
    </style:style>
    <style:style style:name="P478" style:family="paragraph" style:parent-style-name="Standard" style:list-style-name="L36">
      <style:text-properties officeooo:rsid="03647eab" officeooo:paragraph-rsid="03647eab"/>
    </style:style>
    <style:style style:name="P479" style:family="paragraph" style:parent-style-name="Standard" style:list-style-name="L36">
      <style:text-properties officeooo:rsid="05c8cb05" officeooo:paragraph-rsid="05c8cb05"/>
    </style:style>
    <style:style style:name="P480" style:family="paragraph" style:parent-style-name="Standard" style:list-style-name="L37">
      <style:text-properties officeooo:paragraph-rsid="054e9925"/>
    </style:style>
    <style:style style:name="P481" style:family="paragraph" style:parent-style-name="Standard" style:list-style-name="L37">
      <style:text-properties officeooo:paragraph-rsid="054ea86b"/>
    </style:style>
    <style:style style:name="P482" style:family="paragraph" style:parent-style-name="Standard" style:list-style-name="L37">
      <style:text-properties officeooo:rsid="0557af08" officeooo:paragraph-rsid="0557af08"/>
    </style:style>
    <style:style style:name="P483" style:family="paragraph" style:parent-style-name="Standard" style:list-style-name="L37">
      <style:text-properties officeooo:rsid="02f98c13" officeooo:paragraph-rsid="05599a32"/>
    </style:style>
    <style:style style:name="P484" style:family="paragraph" style:parent-style-name="Standard" style:list-style-name="L37">
      <style:text-properties officeooo:rsid="02f98c13" officeooo:paragraph-rsid="03028381"/>
    </style:style>
    <style:style style:name="P485" style:family="paragraph" style:parent-style-name="Standard" style:list-style-name="L37">
      <style:text-properties officeooo:rsid="02f61858" officeooo:paragraph-rsid="05d0217a"/>
    </style:style>
    <style:style style:name="P486" style:family="paragraph" style:parent-style-name="Standard" style:list-style-name="L37">
      <style:text-properties officeooo:rsid="02f61858" officeooo:paragraph-rsid="0557af08"/>
    </style:style>
    <style:style style:name="P487" style:family="paragraph" style:parent-style-name="Standard" style:list-style-name="L37">
      <style:text-properties officeooo:rsid="055163bf" officeooo:paragraph-rsid="0594da50"/>
    </style:style>
    <style:style style:name="P488" style:family="paragraph" style:parent-style-name="Standard" style:list-style-name="L37">
      <style:text-properties officeooo:rsid="06e2f115" officeooo:paragraph-rsid="06e2f115"/>
    </style:style>
    <style:style style:name="P489" style:family="paragraph" style:parent-style-name="Standard" style:list-style-name="L37">
      <style:text-properties officeooo:rsid="054f03cd" officeooo:paragraph-rsid="054f03cd"/>
    </style:style>
    <style:style style:name="P490" style:family="paragraph" style:parent-style-name="Standard" style:list-style-name="L37">
      <style:text-properties officeooo:rsid="05cf55a4" officeooo:paragraph-rsid="05cf55a4"/>
    </style:style>
    <style:style style:name="P491" style:family="paragraph" style:parent-style-name="Standard" style:list-style-name="L37">
      <style:text-properties officeooo:rsid="05ccc8de" officeooo:paragraph-rsid="06856f42"/>
    </style:style>
    <style:style style:name="P492" style:family="paragraph" style:parent-style-name="Standard" style:list-style-name="L37">
      <style:text-properties officeooo:rsid="05ccc8de" officeooo:paragraph-rsid="05ccc8de"/>
    </style:style>
    <style:style style:name="P493" style:family="paragraph" style:parent-style-name="Standard" style:list-style-name="L8">
      <style:text-properties officeooo:rsid="02b4870b" officeooo:paragraph-rsid="02ecb38b"/>
    </style:style>
    <style:style style:name="P494" style:family="paragraph" style:parent-style-name="Standard" style:list-style-name="L8">
      <style:text-properties officeooo:rsid="03276505" officeooo:paragraph-rsid="03276505"/>
    </style:style>
    <style:style style:name="P495" style:family="paragraph" style:parent-style-name="Standard" style:list-style-name="L8">
      <style:text-properties officeooo:rsid="015f942c" officeooo:paragraph-rsid="02ecb38b"/>
    </style:style>
    <style:style style:name="P496" style:family="paragraph" style:parent-style-name="Standard" style:list-style-name="L47">
      <style:text-properties officeooo:rsid="015f942c" officeooo:paragraph-rsid="01d6eeb7"/>
    </style:style>
    <style:style style:name="P497" style:family="paragraph" style:parent-style-name="Standard" style:list-style-name="L47">
      <style:text-properties officeooo:rsid="015f942c" officeooo:paragraph-rsid="01c78d55"/>
    </style:style>
    <style:style style:name="P498" style:family="paragraph" style:parent-style-name="Standard" style:list-style-name="L8">
      <style:text-properties officeooo:rsid="0185bf4a" officeooo:paragraph-rsid="02ecb38b"/>
    </style:style>
    <style:style style:name="P499" style:family="paragraph" style:parent-style-name="Standard" style:list-style-name="L8">
      <style:text-properties officeooo:rsid="01ae5eab" officeooo:paragraph-rsid="02d0b5bd"/>
    </style:style>
    <style:style style:name="P500" style:family="paragraph" style:parent-style-name="Standard" style:list-style-name="L8">
      <style:text-properties officeooo:rsid="02d0b5bd" officeooo:paragraph-rsid="02f8a8af"/>
    </style:style>
    <style:style style:name="P501" style:family="paragraph" style:parent-style-name="Standard" style:list-style-name="L8">
      <style:text-properties officeooo:rsid="01a20e55" officeooo:paragraph-rsid="023a7fd9"/>
    </style:style>
    <style:style style:name="P502" style:family="paragraph" style:parent-style-name="Standard" style:list-style-name="L38">
      <style:text-properties officeooo:paragraph-rsid="0138ff92"/>
    </style:style>
    <style:style style:name="P503" style:family="paragraph" style:parent-style-name="Standard" style:list-style-name="L38">
      <style:text-properties officeooo:rsid="0137dac4" officeooo:paragraph-rsid="04a73d3a"/>
    </style:style>
    <style:style style:name="P504" style:family="paragraph" style:parent-style-name="Standard" style:list-style-name="L39">
      <style:text-properties officeooo:rsid="032d81b2" officeooo:paragraph-rsid="032d81b2"/>
    </style:style>
    <style:style style:name="P505" style:family="paragraph" style:parent-style-name="Standard" style:list-style-name="L39">
      <style:text-properties officeooo:rsid="032ead81" officeooo:paragraph-rsid="032ead81"/>
    </style:style>
    <style:style style:name="P506" style:family="paragraph" style:parent-style-name="Standard" style:list-style-name="L39">
      <style:text-properties officeooo:rsid="06e80fcc" officeooo:paragraph-rsid="06e80fcc"/>
    </style:style>
    <style:style style:name="P507" style:family="paragraph" style:parent-style-name="Standard" style:list-style-name="L39">
      <style:text-properties officeooo:rsid="06e957f3" officeooo:paragraph-rsid="06e957f3"/>
    </style:style>
    <style:style style:name="P508" style:family="paragraph" style:parent-style-name="Standard" style:list-style-name="L41">
      <style:text-properties officeooo:rsid="06e957f3" officeooo:paragraph-rsid="06e957f3"/>
    </style:style>
    <style:style style:name="P509" style:family="paragraph" style:parent-style-name="Standard" style:list-style-name="L40">
      <style:text-properties officeooo:rsid="032ee28c" officeooo:paragraph-rsid="03364bf0"/>
    </style:style>
    <style:style style:name="P510" style:family="paragraph" style:parent-style-name="Standard" style:list-style-name="L41">
      <style:text-properties officeooo:rsid="032ee28c" officeooo:paragraph-rsid="04cf7cbc"/>
    </style:style>
    <style:style style:name="P511" style:family="paragraph" style:parent-style-name="Standard" style:list-style-name="L41">
      <style:text-properties officeooo:rsid="032ee28c" officeooo:paragraph-rsid="075a9602"/>
    </style:style>
    <style:style style:name="P512" style:family="paragraph" style:parent-style-name="Standard" style:list-style-name="L41">
      <style:text-properties officeooo:paragraph-rsid="033c3e11"/>
    </style:style>
    <style:style style:name="P513" style:family="paragraph" style:parent-style-name="Standard" style:list-style-name="L41">
      <style:text-properties officeooo:rsid="04abafc2" officeooo:paragraph-rsid="04abafc2"/>
    </style:style>
    <style:style style:name="P514" style:family="paragraph" style:parent-style-name="Standard" style:list-style-name="L41">
      <style:text-properties officeooo:rsid="03350dfe" officeooo:paragraph-rsid="03350dfe"/>
    </style:style>
    <style:style style:name="P515" style:family="paragraph" style:parent-style-name="Standard" style:list-style-name="L41">
      <style:text-properties officeooo:rsid="033c3e11" officeooo:paragraph-rsid="034c0666"/>
    </style:style>
    <style:style style:name="P516" style:family="paragraph" style:parent-style-name="Standard" style:list-style-name="L41">
      <style:text-properties officeooo:rsid="033c3e11" officeooo:paragraph-rsid="033c3e11"/>
    </style:style>
    <style:style style:name="P517" style:family="paragraph" style:parent-style-name="Standard" style:list-style-name="L41">
      <style:text-properties officeooo:rsid="0339e768" officeooo:paragraph-rsid="034c0666"/>
    </style:style>
    <style:style style:name="P518" style:family="paragraph" style:parent-style-name="Standard" style:list-style-name="L41">
      <style:text-properties officeooo:rsid="076cc372" officeooo:paragraph-rsid="076cc372"/>
    </style:style>
    <style:style style:name="P519" style:family="paragraph" style:parent-style-name="Standard" style:list-style-name="L41">
      <style:text-properties officeooo:rsid="033e23fc" officeooo:paragraph-rsid="033c3e11"/>
    </style:style>
    <style:style style:name="P520" style:family="paragraph" style:parent-style-name="Standard" style:list-style-name="L41" style:master-page-name="">
      <loext:graphic-properties draw:fill="none"/>
      <style:paragraph-properties fo:margin-left="1in" fo:margin-right="0in" fo:text-indent="-0.25in" style:auto-text-indent="false" style:page-number="auto" fo:background-color="transparent"/>
      <style:text-properties officeooo:rsid="033e23fc" officeooo:paragraph-rsid="033e23fc"/>
    </style:style>
    <style:style style:name="P521" style:family="paragraph" style:parent-style-name="Standard" style:list-style-name="L41">
      <loext:graphic-properties draw:fill="none"/>
      <style:paragraph-properties fo:margin-left="1in" fo:margin-right="0in" fo:text-indent="-0.25in" style:auto-text-indent="false" fo:background-color="transparent"/>
      <style:text-properties officeooo:rsid="033e23fc" officeooo:paragraph-rsid="033e23fc"/>
    </style:style>
    <style:style style:name="P522" style:family="paragraph" style:parent-style-name="Standard" style:list-style-name="L41">
      <style:text-properties officeooo:rsid="033e23fc" officeooo:paragraph-rsid="033e23fc"/>
    </style:style>
    <style:style style:name="P523" style:family="paragraph" style:parent-style-name="Standard" style:list-style-name="L41">
      <loext:graphic-properties draw:fill="none"/>
      <style:paragraph-properties fo:margin-left="1in" fo:margin-right="0in" fo:text-indent="-0.25in" style:auto-text-indent="false" fo:background-color="transparent"/>
      <style:text-properties officeooo:rsid="0758c8fc" officeooo:paragraph-rsid="0758c8fc"/>
    </style:style>
    <style:style style:name="P524" style:family="paragraph" style:parent-style-name="Standard" style:list-style-name="L41">
      <loext:graphic-properties draw:fill="none"/>
      <style:paragraph-properties fo:margin-left="1in" fo:margin-right="0in" fo:text-indent="-0.25in" style:auto-text-indent="false" fo:background-color="transparent"/>
      <style:text-properties officeooo:rsid="033f4b9c" officeooo:paragraph-rsid="033f4b9c"/>
    </style:style>
    <style:style style:name="P525" style:family="paragraph" style:parent-style-name="Standard" style:list-style-name="L41">
      <style:text-properties officeooo:rsid="0337d045" officeooo:paragraph-rsid="0337d045"/>
    </style:style>
    <style:style style:name="P526" style:family="paragraph" style:parent-style-name="Standard" style:list-style-name="L41">
      <style:text-properties officeooo:rsid="06e8ce05" officeooo:paragraph-rsid="06e8ce05"/>
    </style:style>
    <style:style style:name="P527" style:family="paragraph" style:parent-style-name="Standard" style:list-style-name="L42">
      <style:text-properties officeooo:paragraph-rsid="0160f599"/>
    </style:style>
    <style:style style:name="P528" style:family="paragraph" style:parent-style-name="Standard" style:list-style-name="L42">
      <style:text-properties officeooo:rsid="029ce2de" officeooo:paragraph-rsid="029ce2de"/>
    </style:style>
    <style:style style:name="P529" style:family="paragraph" style:parent-style-name="Standard" style:list-style-name="L42">
      <style:text-properties officeooo:rsid="0160f599" officeooo:paragraph-rsid="0160f599"/>
    </style:style>
    <style:style style:name="P530" style:family="paragraph" style:parent-style-name="Standard" style:list-style-name="L42">
      <style:text-properties officeooo:rsid="0160f599" officeooo:paragraph-rsid="029cd9a4"/>
    </style:style>
    <style:style style:name="P531" style:family="paragraph" style:parent-style-name="Standard" style:list-style-name="L43">
      <style:text-properties officeooo:rsid="05d6f6d3" officeooo:paragraph-rsid="05d6f6d3"/>
    </style:style>
    <style:style style:name="P532" style:family="paragraph" style:parent-style-name="Standard" style:list-style-name="L43">
      <style:text-properties officeooo:rsid="05d6f6d3" officeooo:paragraph-rsid="05dab843"/>
    </style:style>
    <style:style style:name="P533" style:family="paragraph" style:parent-style-name="Standard" style:list-style-name="L43">
      <style:text-properties officeooo:rsid="05dab843" officeooo:paragraph-rsid="05dab843"/>
    </style:style>
    <style:style style:name="P534" style:family="paragraph" style:parent-style-name="Standard" style:list-style-name="L43">
      <style:text-properties officeooo:rsid="05dab843" officeooo:paragraph-rsid="05de4b08"/>
    </style:style>
    <style:style style:name="P535" style:family="paragraph" style:parent-style-name="Standard" style:list-style-name="L43">
      <style:text-properties officeooo:rsid="05dab843" officeooo:paragraph-rsid="062ce7b7"/>
    </style:style>
    <style:style style:name="P536" style:family="paragraph" style:parent-style-name="Standard" style:list-style-name="L43">
      <style:text-properties officeooo:rsid="05dab843" officeooo:paragraph-rsid="06eb6c9c"/>
    </style:style>
    <style:style style:name="P537" style:family="paragraph" style:parent-style-name="Standard" style:list-style-name="L43">
      <style:text-properties officeooo:rsid="074d44c9" officeooo:paragraph-rsid="0752c3d0"/>
    </style:style>
    <style:style style:name="P538" style:family="paragraph" style:parent-style-name="Standard" style:list-style-name="L43">
      <style:text-properties officeooo:rsid="074d44c9" officeooo:paragraph-rsid="074f44c7"/>
    </style:style>
    <style:style style:name="P539" style:family="paragraph" style:parent-style-name="Standard" style:list-style-name="L43">
      <style:text-properties officeooo:rsid="06eb6c9c" officeooo:paragraph-rsid="06eb6c9c"/>
    </style:style>
    <style:style style:name="P540" style:family="paragraph" style:parent-style-name="Standard" style:list-style-name="L43">
      <style:text-properties officeooo:rsid="05de6ea1" officeooo:paragraph-rsid="05de6ea1"/>
    </style:style>
    <style:style style:name="P541" style:family="paragraph" style:parent-style-name="Standard" style:list-style-name="L43">
      <style:text-properties officeooo:rsid="05de6ea1" officeooo:paragraph-rsid="05f0ba49"/>
    </style:style>
    <style:style style:name="P542" style:family="paragraph" style:parent-style-name="Standard" style:list-style-name="L43">
      <style:text-properties officeooo:rsid="05ddbafb" officeooo:paragraph-rsid="05de4b08"/>
    </style:style>
    <style:style style:name="P543" style:family="paragraph" style:parent-style-name="Standard" style:list-style-name="L43">
      <style:text-properties officeooo:rsid="05ddbafb" officeooo:paragraph-rsid="05ddbafb"/>
    </style:style>
    <style:style style:name="P544" style:family="paragraph" style:parent-style-name="Standard" style:list-style-name="L43">
      <style:text-properties officeooo:rsid="05ddbafb" officeooo:paragraph-rsid="060da9b3"/>
    </style:style>
    <style:style style:name="P545" style:family="paragraph" style:parent-style-name="Standard" style:list-style-name="L43">
      <style:text-properties officeooo:rsid="060da9b3" officeooo:paragraph-rsid="060da9b3"/>
    </style:style>
    <style:style style:name="P546" style:family="paragraph" style:parent-style-name="Standard" style:list-style-name="L43">
      <style:text-properties officeooo:rsid="060da9b3" officeooo:paragraph-rsid="060efac0"/>
    </style:style>
    <style:style style:name="P547" style:family="paragraph" style:parent-style-name="Standard" style:list-style-name="L43">
      <style:text-properties officeooo:rsid="060efac0" officeooo:paragraph-rsid="060efac0"/>
    </style:style>
    <style:style style:name="P548" style:family="paragraph" style:parent-style-name="Standard" style:list-style-name="L43">
      <style:text-properties officeooo:rsid="06ebcee4" officeooo:paragraph-rsid="06ebcee4"/>
    </style:style>
    <style:style style:name="P549" style:family="paragraph" style:parent-style-name="Standard" style:list-style-name="L44">
      <style:text-properties officeooo:rsid="06ebcee4" officeooo:paragraph-rsid="06ebcee4"/>
    </style:style>
    <style:style style:name="P550" style:family="paragraph" style:parent-style-name="Standard" style:list-style-name="L43">
      <style:text-properties officeooo:rsid="061dbdc0" officeooo:paragraph-rsid="061dbdc0"/>
    </style:style>
    <style:style style:name="P551" style:family="paragraph" style:parent-style-name="Standard" style:list-style-name="L43">
      <style:text-properties officeooo:rsid="05dfbcfb" officeooo:paragraph-rsid="05dfbcfb"/>
    </style:style>
    <style:style style:name="P552" style:family="paragraph" style:parent-style-name="Standard" style:list-style-name="L44">
      <style:text-properties officeooo:paragraph-rsid="0614135f"/>
    </style:style>
    <style:style style:name="P553" style:family="paragraph" style:parent-style-name="Standard" style:list-style-name="L44">
      <style:text-properties officeooo:paragraph-rsid="0613ec98"/>
    </style:style>
    <style:style style:name="P554" style:family="paragraph" style:parent-style-name="Standard" style:list-style-name="L44">
      <style:text-properties officeooo:paragraph-rsid="0610d2f6"/>
    </style:style>
    <style:style style:name="P555" style:family="paragraph" style:parent-style-name="Standard" style:list-style-name="L44">
      <style:text-properties officeooo:rsid="0613ec98" officeooo:paragraph-rsid="0613ec98"/>
    </style:style>
    <style:style style:name="P556" style:family="paragraph" style:parent-style-name="Standard" style:list-style-name="L44">
      <style:text-properties officeooo:rsid="06187561" officeooo:paragraph-rsid="06ebcee4"/>
    </style:style>
    <style:style style:name="P557" style:family="paragraph" style:parent-style-name="Standard" style:list-style-name="L45">
      <style:text-properties officeooo:rsid="055dc786" officeooo:paragraph-rsid="0561a3b6"/>
    </style:style>
    <style:style style:name="P558" style:family="paragraph" style:parent-style-name="Standard" style:list-style-name="L45">
      <style:text-properties officeooo:rsid="055ff9ff" officeooo:paragraph-rsid="0561a3b6"/>
    </style:style>
    <style:style style:name="P559" style:family="paragraph" style:parent-style-name="Standard" style:list-style-name="L45">
      <style:text-properties officeooo:rsid="0352a5c9" officeooo:paragraph-rsid="0561a3b6"/>
    </style:style>
    <style:style style:name="P560" style:family="paragraph" style:parent-style-name="Standard" style:list-style-name="L45">
      <style:text-properties officeooo:rsid="03538354" officeooo:paragraph-rsid="0561a3b6"/>
    </style:style>
    <style:style style:name="P561" style:family="paragraph" style:parent-style-name="Standard" style:list-style-name="L47">
      <style:text-properties officeooo:rsid="02c4c259" officeooo:paragraph-rsid="02c4c259"/>
    </style:style>
    <style:style style:name="P562" style:family="paragraph" style:parent-style-name="Standard" style:list-style-name="L48">
      <style:text-properties officeooo:rsid="02c4c259" officeooo:paragraph-rsid="02c4c259"/>
    </style:style>
    <style:style style:name="P563" style:family="paragraph" style:parent-style-name="Standard" style:list-style-name="L47">
      <style:text-properties officeooo:rsid="01c78d55" officeooo:paragraph-rsid="01c78d55"/>
    </style:style>
    <style:style style:name="P564" style:family="paragraph" style:parent-style-name="Standard" style:list-style-name="L48">
      <style:text-properties officeooo:rsid="01cc3198" officeooo:paragraph-rsid="01cc3198"/>
    </style:style>
    <style:style style:name="P565" style:family="paragraph" style:parent-style-name="Standard" style:list-style-name="L48">
      <style:text-properties officeooo:rsid="01c58f94" officeooo:paragraph-rsid="01c58f94"/>
    </style:style>
    <style:style style:name="P566" style:family="paragraph" style:parent-style-name="Standard" style:list-style-name="L48">
      <style:text-properties officeooo:rsid="0169f837" officeooo:paragraph-rsid="0169f837"/>
    </style:style>
    <style:style style:name="P567" style:family="paragraph" style:parent-style-name="Standard" style:list-style-name="L50">
      <style:text-properties officeooo:rsid="05f0ba49" officeooo:paragraph-rsid="05f0ba49"/>
    </style:style>
    <style:style style:name="P568" style:family="paragraph" style:parent-style-name="Standard" style:list-style-name="L50">
      <style:text-properties officeooo:rsid="05ff39e8" officeooo:paragraph-rsid="05ff39e8"/>
    </style:style>
    <style:style style:name="P569" style:family="paragraph" style:parent-style-name="Standard" style:list-style-name="L51">
      <style:text-properties officeooo:paragraph-rsid="056d7f94"/>
    </style:style>
    <style:style style:name="P570" style:family="paragraph" style:parent-style-name="Standard" style:list-style-name="L51">
      <style:text-properties officeooo:paragraph-rsid="072b769b"/>
    </style:style>
    <style:style style:name="P571" style:family="paragraph" style:parent-style-name="Standard" style:list-style-name="L51">
      <style:text-properties officeooo:paragraph-rsid="072aad63"/>
    </style:style>
    <style:style style:name="P572" style:family="paragraph" style:parent-style-name="Standard" style:list-style-name="L51">
      <style:text-properties officeooo:rsid="072aad63" officeooo:paragraph-rsid="072aad63"/>
    </style:style>
    <style:style style:name="P573" style:family="paragraph" style:parent-style-name="Standard" style:list-style-name="L51">
      <style:text-properties officeooo:rsid="072aad63" officeooo:paragraph-rsid="072b769b"/>
    </style:style>
    <style:style style:name="P574" style:family="paragraph" style:parent-style-name="Standard" style:list-style-name="L51">
      <style:text-properties officeooo:rsid="072b769b" officeooo:paragraph-rsid="072b769b"/>
    </style:style>
    <style:style style:name="P575" style:family="paragraph" style:parent-style-name="Standard" style:list-style-name="L52">
      <style:text-properties officeooo:paragraph-rsid="05eee7fd"/>
    </style:style>
    <style:style style:name="P576" style:family="paragraph" style:parent-style-name="Standard" style:list-style-name="L52">
      <style:text-properties officeooo:rsid="05ecf17e" officeooo:paragraph-rsid="05ecf17e"/>
    </style:style>
    <style:style style:name="P577" style:family="paragraph" style:parent-style-name="Standard" style:list-style-name="L52">
      <style:text-properties officeooo:rsid="05eee7fd" officeooo:paragraph-rsid="05eee7fd"/>
    </style:style>
    <style:style style:name="P578" style:family="paragraph" style:parent-style-name="Standard" style:list-style-name="L52">
      <style:text-properties officeooo:rsid="06dce6ed" officeooo:paragraph-rsid="06dce6ed"/>
    </style:style>
    <style:style style:name="P579" style:family="paragraph" style:parent-style-name="Standard" style:list-style-name="L53">
      <style:text-properties officeooo:rsid="056d7f94" officeooo:paragraph-rsid="0722209e"/>
    </style:style>
    <style:style style:name="P580" style:family="paragraph" style:parent-style-name="Standard" style:list-style-name="L54">
      <style:text-properties officeooo:rsid="05f59988" officeooo:paragraph-rsid="05f59988"/>
    </style:style>
    <style:style style:name="P581" style:family="paragraph" style:parent-style-name="Standard" style:list-style-name="L54">
      <style:text-properties officeooo:rsid="05f72102" officeooo:paragraph-rsid="05f72102"/>
    </style:style>
    <style:style style:name="P582" style:family="paragraph" style:parent-style-name="Standard" style:list-style-name="L54">
      <style:text-properties officeooo:rsid="05f90a47" officeooo:paragraph-rsid="05f90a47"/>
    </style:style>
    <style:style style:name="P583" style:family="paragraph" style:parent-style-name="Standard" style:list-style-name="L55">
      <style:text-properties officeooo:rsid="015e6354" officeooo:paragraph-rsid="02ecb38b"/>
    </style:style>
    <style:style style:name="P584" style:family="paragraph" style:parent-style-name="Standard" style:list-style-name="L56">
      <style:text-properties officeooo:paragraph-rsid="02ecb38b"/>
    </style:style>
    <style:style style:name="P585" style:family="paragraph" style:parent-style-name="Standard">
      <style:text-properties officeooo:rsid="0129d55a" officeooo:paragraph-rsid="04872a66"/>
    </style:style>
    <style:style style:name="P586" style:family="paragraph" style:parent-style-name="Standard">
      <style:text-properties officeooo:rsid="0770cd0b" officeooo:paragraph-rsid="0770cd0b"/>
    </style:style>
    <style:style style:name="T1" style:family="text">
      <style:text-properties officeooo:rsid="06f32fe1"/>
    </style:style>
    <style:style style:name="T2" style:family="text">
      <style:text-properties style:font-name="Courier New" fo:font-size="10pt" style:font-size-asian="10pt" style:font-size-complex="10pt"/>
    </style:style>
    <style:style style:name="T3" style:family="text">
      <style:text-properties style:font-name="Courier New" fo:font-size="10pt" officeooo:rsid="0168ef1c" style:font-size-asian="10pt" style:font-size-complex="10pt"/>
    </style:style>
    <style:style style:name="T4" style:family="text">
      <style:text-properties style:font-name="Courier New" fo:font-size="10pt" officeooo:rsid="01747627" style:font-size-asian="10pt" style:font-size-complex="10pt"/>
    </style:style>
    <style:style style:name="T5" style:family="text">
      <style:text-properties style:font-name="Courier New" fo:font-size="10pt" officeooo:rsid="01a1b20d" style:font-size-asian="10pt" style:font-size-complex="10pt"/>
    </style:style>
    <style:style style:name="T6" style:family="text">
      <style:text-properties style:font-name="Courier New" fo:font-size="10pt" officeooo:rsid="015bc0df" style:font-size-asian="10pt" style:font-size-complex="10pt"/>
    </style:style>
    <style:style style:name="T7" style:family="text">
      <style:text-properties style:font-name="Courier New" fo:font-size="10pt" officeooo:rsid="045cc24b" style:font-size-asian="10pt" style:font-size-complex="10pt"/>
    </style:style>
    <style:style style:name="T8" style:family="text">
      <style:text-properties style:font-name="Courier New" fo:font-size="10pt" officeooo:rsid="0488f392" style:font-size-asian="10pt" style:font-size-complex="10pt"/>
    </style:style>
    <style:style style:name="T9" style:family="text">
      <style:text-properties style:font-name="Courier New" fo:font-size="10pt" officeooo:rsid="048a9d5c" style:font-size-asian="10pt" style:font-size-complex="10pt"/>
    </style:style>
    <style:style style:name="T10" style:family="text">
      <style:text-properties style:font-name="Courier New" fo:font-size="10pt" officeooo:rsid="019d4fdb" style:font-size-asian="10pt" style:font-size-complex="10pt"/>
    </style:style>
    <style:style style:name="T11" style:family="text">
      <style:text-properties style:font-name="Courier New" fo:font-size="10pt" officeooo:rsid="04d6985f" style:font-size-asian="10pt" style:font-size-complex="10pt"/>
    </style:style>
    <style:style style:name="T12" style:family="text">
      <style:text-properties style:font-name="Courier New" fo:font-size="10pt" officeooo:rsid="04bddae1" style:font-size-asian="10pt" style:font-size-complex="10pt"/>
    </style:style>
    <style:style style:name="T13" style:family="text">
      <style:text-properties style:font-name="Courier New" fo:font-size="10pt" officeooo:rsid="0543b19a" style:font-size-asian="10pt" style:font-size-complex="10pt"/>
    </style:style>
    <style:style style:name="T14" style:family="text">
      <style:text-properties style:font-name="Courier New" fo:font-size="10pt" officeooo:rsid="06b2408f" style:font-size-asian="10pt" style:font-size-complex="10pt"/>
    </style:style>
    <style:style style:name="T15" style:family="text">
      <style:text-properties style:font-name="Courier New" fo:font-size="10pt" officeooo:rsid="06d4965d" style:font-size-asian="10pt" style:font-size-complex="10pt"/>
    </style:style>
    <style:style style:name="T16" style:family="text">
      <style:text-properties style:font-name="Courier New" fo:font-size="10pt" officeooo:rsid="0732d263" style:font-size-asian="10pt" style:font-size-complex="10pt"/>
    </style:style>
    <style:style style:name="T17" style:family="text">
      <style:text-properties style:font-name="Courier New" fo:font-size="9pt" style:font-size-asian="9pt" style:font-size-complex="9pt"/>
    </style:style>
    <style:style style:name="T18" style:family="text">
      <style:text-properties style:font-name="Courier New" fo:font-size="9pt" officeooo:rsid="04e45490" style:font-size-asian="9pt" style:font-size-complex="9pt"/>
    </style:style>
    <style:style style:name="T19" style:family="text">
      <style:text-properties style:font-name="Liberation Serif"/>
    </style:style>
    <style:style style:name="T20" style:family="text">
      <style:text-properties style:font-name="Liberation Serif" officeooo:rsid="0025048e"/>
    </style:style>
    <style:style style:name="T21" style:family="text">
      <style:text-properties style:font-name="Liberation Serif" officeooo:rsid="003cc528"/>
    </style:style>
    <style:style style:name="T22" style:family="text">
      <style:text-properties style:font-name="Liberation Serif" officeooo:rsid="0056d4b6"/>
    </style:style>
    <style:style style:name="T23" style:family="text">
      <style:text-properties style:font-name="Liberation Serif" officeooo:rsid="0081a1b0"/>
    </style:style>
    <style:style style:name="T24" style:family="text">
      <style:text-properties style:font-name="Liberation Serif" officeooo:rsid="00893ca3"/>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36aa9a" style:font-size-asian="12pt" style:font-size-complex="12pt"/>
    </style:style>
    <style:style style:name="T27" style:family="text">
      <style:text-properties style:font-name="Liberation Serif" fo:font-size="12pt" officeooo:rsid="00389dca" style:font-size-asian="12pt" style:font-size-complex="12pt"/>
    </style:style>
    <style:style style:name="T28" style:family="text">
      <style:text-properties style:font-name="Liberation Serif" fo:font-size="12pt" officeooo:rsid="013a1d55" style:font-size-asian="12pt" style:font-size-complex="12pt"/>
    </style:style>
    <style:style style:name="T29" style:family="text">
      <style:text-properties style:font-name="Liberation Serif" fo:font-size="12pt" officeooo:rsid="013b23bd" style:font-size-asian="12pt" style:font-size-complex="12pt"/>
    </style:style>
    <style:style style:name="T30" style:family="text">
      <style:text-properties style:font-name="Liberation Serif" fo:font-size="12pt" officeooo:rsid="013f0fd4" style:font-size-asian="12pt" style:font-size-complex="12pt"/>
    </style:style>
    <style:style style:name="T31" style:family="text">
      <style:text-properties style:font-name="Liberation Serif" fo:font-size="12pt" officeooo:rsid="015d0476" style:font-size-asian="12pt" style:font-size-complex="12pt"/>
    </style:style>
    <style:style style:name="T32" style:family="text">
      <style:text-properties style:font-name="Liberation Serif" fo:font-size="12pt" officeooo:rsid="0168ef1c" style:font-size-asian="12pt" style:font-size-complex="12pt"/>
    </style:style>
    <style:style style:name="T33" style:family="text">
      <style:text-properties style:font-name="Liberation Serif" fo:font-size="12pt" officeooo:rsid="01734b0f" style:font-size-asian="12pt" style:font-size-complex="12pt"/>
    </style:style>
    <style:style style:name="T34" style:family="text">
      <style:text-properties style:font-name="Liberation Serif" fo:font-size="12pt" officeooo:rsid="01747627" style:font-size-asian="12pt" style:font-size-complex="12pt"/>
    </style:style>
    <style:style style:name="T35" style:family="text">
      <style:text-properties style:font-name="Liberation Serif" fo:font-size="12pt" officeooo:rsid="0185c2da" style:font-size-asian="12pt" style:font-size-complex="12pt"/>
    </style:style>
    <style:style style:name="T36" style:family="text">
      <style:text-properties style:font-name="Liberation Serif" fo:font-size="12pt" officeooo:rsid="0199b4bf" style:font-size-asian="12pt" style:font-size-complex="12pt"/>
    </style:style>
    <style:style style:name="T37" style:family="text">
      <style:text-properties style:font-name="Liberation Serif" fo:font-size="12pt" officeooo:rsid="01a1b20d" style:font-size-asian="12pt" style:font-size-complex="12pt"/>
    </style:style>
    <style:style style:name="T38" style:family="text">
      <style:text-properties style:font-name="Liberation Serif" fo:font-size="12pt" officeooo:rsid="01a24eac" style:font-size-asian="12pt" style:font-size-complex="12pt"/>
    </style:style>
    <style:style style:name="T39" style:family="text">
      <style:text-properties style:font-name="Liberation Serif" fo:font-size="12pt" officeooo:rsid="01e57cec" style:font-size-asian="12pt" style:font-size-complex="12pt"/>
    </style:style>
    <style:style style:name="T40" style:family="text">
      <style:text-properties style:font-name="Liberation Serif" fo:font-size="12pt" officeooo:rsid="019d4fdb" style:font-size-asian="12pt" style:font-size-complex="12pt"/>
    </style:style>
    <style:style style:name="T41" style:family="text">
      <style:text-properties style:font-name="Liberation Serif" fo:font-size="12pt" officeooo:rsid="01e70544" style:font-size-asian="12pt" style:font-size-complex="12pt"/>
    </style:style>
    <style:style style:name="T42" style:family="text">
      <style:text-properties style:font-name="Liberation Serif" fo:font-size="12pt" officeooo:rsid="01ea1316" style:font-size-asian="12pt" style:font-size-complex="12pt"/>
    </style:style>
    <style:style style:name="T43" style:family="text">
      <style:text-properties style:font-name="Liberation Serif" fo:font-size="12pt" officeooo:rsid="01a006cb" style:font-size-asian="12pt" style:font-size-complex="12pt"/>
    </style:style>
    <style:style style:name="T44" style:family="text">
      <style:text-properties style:font-name="Liberation Serif" fo:font-size="12pt" officeooo:rsid="02886d2a" style:font-size-asian="12pt" style:font-size-complex="12pt"/>
    </style:style>
    <style:style style:name="T45" style:family="text">
      <style:text-properties style:font-name="Liberation Serif" fo:font-size="12pt" officeooo:rsid="01a20e55" style:font-size-asian="12pt" style:font-size-complex="12pt"/>
    </style:style>
    <style:style style:name="T46" style:family="text">
      <style:text-properties style:font-name="Liberation Serif" fo:font-size="12pt" officeooo:rsid="02b4870b" style:font-size-asian="12pt" style:font-size-complex="12pt"/>
    </style:style>
    <style:style style:name="T47" style:family="text">
      <style:text-properties style:font-name="Liberation Serif" fo:font-size="12pt" officeooo:rsid="02b53396" style:font-size-asian="12pt" style:font-size-complex="12pt"/>
    </style:style>
    <style:style style:name="T48" style:family="text">
      <style:text-properties style:font-name="Liberation Serif" fo:font-size="12pt" officeooo:rsid="02b866a0" style:font-size-asian="12pt" style:font-size-complex="12pt"/>
    </style:style>
    <style:style style:name="T49" style:family="text">
      <style:text-properties style:font-name="Liberation Serif" fo:font-size="12pt" officeooo:rsid="015bc0df" style:font-size-asian="12pt" style:font-size-complex="12pt"/>
    </style:style>
    <style:style style:name="T50" style:family="text">
      <style:text-properties style:font-name="Liberation Serif" fo:font-size="12pt" officeooo:rsid="02f0ad0d" style:font-size-asian="12pt" style:font-size-complex="12pt"/>
    </style:style>
    <style:style style:name="T51" style:family="text">
      <style:text-properties style:font-name="Liberation Serif" fo:font-size="12pt" officeooo:rsid="02f61858" style:font-size-asian="12pt" style:font-size-complex="12pt"/>
    </style:style>
    <style:style style:name="T52" style:family="text">
      <style:text-properties style:font-name="Liberation Serif" fo:font-size="12pt" officeooo:rsid="02f7366e" style:font-size-asian="12pt" style:font-size-complex="12pt"/>
    </style:style>
    <style:style style:name="T53" style:family="text">
      <style:text-properties style:font-name="Liberation Serif" fo:font-size="12pt" officeooo:rsid="02f8a8af" style:font-size-asian="12pt" style:font-size-complex="12pt"/>
    </style:style>
    <style:style style:name="T54" style:family="text">
      <style:text-properties style:font-name="Liberation Serif" fo:font-size="12pt" officeooo:rsid="03028381" style:font-size-asian="12pt" style:font-size-complex="12pt"/>
    </style:style>
    <style:style style:name="T55" style:family="text">
      <style:text-properties style:font-name="Liberation Serif" fo:font-size="12pt" officeooo:rsid="032852a8" style:font-size-asian="12pt" style:font-size-complex="12pt"/>
    </style:style>
    <style:style style:name="T56" style:family="text">
      <style:text-properties style:font-name="Liberation Serif" fo:font-size="12pt" officeooo:rsid="012634c8" style:font-size-asian="12pt" style:font-size-complex="12pt"/>
    </style:style>
    <style:style style:name="T57" style:family="text">
      <style:text-properties style:font-name="Liberation Serif" fo:font-size="12pt" officeooo:rsid="02793342" style:font-size-asian="12pt" style:font-size-complex="12pt"/>
    </style:style>
    <style:style style:name="T58" style:family="text">
      <style:text-properties style:font-name="Liberation Serif" fo:font-size="12pt" officeooo:rsid="027acbb5" style:font-size-asian="12pt" style:font-size-complex="12pt"/>
    </style:style>
    <style:style style:name="T59" style:family="text">
      <style:text-properties style:font-name="Liberation Serif" fo:font-size="12pt" officeooo:rsid="0296ce12" style:font-size-asian="12pt" style:font-size-complex="12pt"/>
    </style:style>
    <style:style style:name="T60" style:family="text">
      <style:text-properties style:font-name="Liberation Serif" fo:font-size="12pt" officeooo:rsid="0277f283" style:font-size-asian="12pt" style:font-size-complex="12pt"/>
    </style:style>
    <style:style style:name="T61" style:family="text">
      <style:text-properties style:font-name="Liberation Serif" fo:font-size="12pt" officeooo:rsid="0018a29c" style:font-size-asian="12pt" style:font-size-complex="12pt"/>
    </style:style>
    <style:style style:name="T62" style:family="text">
      <style:text-properties style:font-name="Liberation Serif" fo:font-size="12pt" officeooo:rsid="03c9e401" style:font-size-asian="12pt" style:font-size-complex="12pt"/>
    </style:style>
    <style:style style:name="T63" style:family="text">
      <style:text-properties style:font-name="Liberation Serif" fo:font-size="12pt" officeooo:rsid="03dd196a" style:font-size-asian="12pt" style:font-size-complex="12pt"/>
    </style:style>
    <style:style style:name="T64" style:family="text">
      <style:text-properties style:font-name="Liberation Serif" fo:font-size="12pt" officeooo:rsid="0447ca3b" style:font-size-asian="12pt" style:font-size-complex="12pt"/>
    </style:style>
    <style:style style:name="T65" style:family="text">
      <style:text-properties style:font-name="Liberation Serif" fo:font-size="12pt" officeooo:rsid="0469e3f3" style:font-size-asian="12pt" style:font-size-complex="12pt"/>
    </style:style>
    <style:style style:name="T66" style:family="text">
      <style:text-properties style:font-name="Liberation Serif" fo:font-size="12pt" officeooo:rsid="046bbaab" style:font-size-asian="12pt" style:font-size-complex="12pt"/>
    </style:style>
    <style:style style:name="T67" style:family="text">
      <style:text-properties style:font-name="Liberation Serif" fo:font-size="12pt" officeooo:rsid="046d7f5d" style:font-size-asian="12pt" style:font-size-complex="12pt"/>
    </style:style>
    <style:style style:name="T68" style:family="text">
      <style:text-properties style:font-name="Liberation Serif" fo:font-size="12pt" officeooo:rsid="04785c8e" style:font-size-asian="12pt" style:font-size-complex="12pt"/>
    </style:style>
    <style:style style:name="T69" style:family="text">
      <style:text-properties style:font-name="Liberation Serif" fo:font-size="12pt" officeooo:rsid="04939f32" style:font-size-asian="12pt" style:font-size-complex="12pt"/>
    </style:style>
    <style:style style:name="T70" style:family="text">
      <style:text-properties style:font-name="Liberation Serif" fo:font-size="12pt" officeooo:rsid="051b93c6" style:font-size-asian="12pt" style:font-size-complex="12pt"/>
    </style:style>
    <style:style style:name="T71" style:family="text">
      <style:text-properties style:font-name="Liberation Serif" fo:font-size="12pt" officeooo:rsid="054e9925" style:font-size-asian="12pt" style:font-size-complex="12pt"/>
    </style:style>
    <style:style style:name="T72" style:family="text">
      <style:text-properties style:font-name="Liberation Serif" fo:font-size="12pt" officeooo:rsid="054ea86b" style:font-size-asian="12pt" style:font-size-complex="12pt"/>
    </style:style>
    <style:style style:name="T73" style:family="text">
      <style:text-properties style:font-name="Liberation Serif" fo:font-size="12pt" officeooo:rsid="0550f3b5" style:font-size-asian="12pt" style:font-size-complex="12pt"/>
    </style:style>
    <style:style style:name="T74" style:family="text">
      <style:text-properties style:font-name="Liberation Serif" fo:font-size="12pt" officeooo:rsid="05516c8c" style:font-size-asian="12pt" style:font-size-complex="12pt"/>
    </style:style>
    <style:style style:name="T75" style:family="text">
      <style:text-properties style:font-name="Liberation Serif" fo:font-size="12pt" officeooo:rsid="05530320" style:font-size-asian="12pt" style:font-size-complex="12pt"/>
    </style:style>
    <style:style style:name="T76" style:family="text">
      <style:text-properties style:font-name="Liberation Serif" fo:font-size="12pt" officeooo:rsid="0557af08" style:font-size-asian="12pt" style:font-size-complex="12pt"/>
    </style:style>
    <style:style style:name="T77" style:family="text">
      <style:text-properties style:font-name="Liberation Serif" fo:font-size="12pt" officeooo:rsid="036eab9f" style:font-size-asian="12pt" style:font-size-complex="12pt"/>
    </style:style>
    <style:style style:name="T78" style:family="text">
      <style:text-properties style:font-name="Liberation Serif" fo:font-size="12pt" officeooo:rsid="05593113" style:font-size-asian="12pt" style:font-size-complex="12pt"/>
    </style:style>
    <style:style style:name="T79" style:family="text">
      <style:text-properties style:font-name="Liberation Serif" fo:font-size="12pt" officeooo:rsid="05599a32" style:font-size-asian="12pt" style:font-size-complex="12pt"/>
    </style:style>
    <style:style style:name="T80" style:family="text">
      <style:text-properties style:font-name="Liberation Serif" fo:font-size="12pt" officeooo:rsid="055aa8cf" style:font-size-asian="12pt" style:font-size-complex="12pt"/>
    </style:style>
    <style:style style:name="T81" style:family="text">
      <style:text-properties style:font-name="Liberation Serif" fo:font-size="12pt" officeooo:rsid="055c4210" style:font-size-asian="12pt" style:font-size-complex="12pt"/>
    </style:style>
    <style:style style:name="T82" style:family="text">
      <style:text-properties style:font-name="Liberation Serif" fo:font-size="12pt" officeooo:rsid="05761348" style:font-size-asian="12pt" style:font-size-complex="12pt"/>
    </style:style>
    <style:style style:name="T83" style:family="text">
      <style:text-properties style:font-name="Liberation Serif" fo:font-size="12pt" officeooo:rsid="0577d766" style:font-size-asian="12pt" style:font-size-complex="12pt"/>
    </style:style>
    <style:style style:name="T84" style:family="text">
      <style:text-properties style:font-name="Liberation Serif" fo:font-size="12pt" officeooo:rsid="0578ca53" style:font-size-asian="12pt" style:font-size-complex="12pt"/>
    </style:style>
    <style:style style:name="T85" style:family="text">
      <style:text-properties style:font-name="Liberation Serif" fo:font-size="12pt" officeooo:rsid="057a672c" style:font-size-asian="12pt" style:font-size-complex="12pt"/>
    </style:style>
    <style:style style:name="T86" style:family="text">
      <style:text-properties style:font-name="Liberation Serif" fo:font-size="12pt" officeooo:rsid="057ca1f2" style:font-size-asian="12pt" style:font-size-complex="12pt"/>
    </style:style>
    <style:style style:name="T87" style:family="text">
      <style:text-properties style:font-name="Liberation Serif" fo:font-size="12pt" officeooo:rsid="058a9563" style:font-size-asian="12pt" style:font-size-complex="12pt"/>
    </style:style>
    <style:style style:name="T88" style:family="text">
      <style:text-properties style:font-name="Liberation Serif" fo:font-size="12pt" officeooo:rsid="0593aec7" style:font-size-asian="12pt" style:font-size-complex="12pt"/>
    </style:style>
    <style:style style:name="T89" style:family="text">
      <style:text-properties style:font-name="Liberation Serif" fo:font-size="12pt" officeooo:rsid="0594da50" style:font-size-asian="12pt" style:font-size-complex="12pt"/>
    </style:style>
    <style:style style:name="T90" style:family="text">
      <style:text-properties style:font-name="Liberation Serif" fo:font-size="12pt" officeooo:rsid="059603f1" style:font-size-asian="12pt" style:font-size-complex="12pt"/>
    </style:style>
    <style:style style:name="T91" style:family="text">
      <style:text-properties style:font-name="Liberation Serif" fo:font-size="12pt" officeooo:rsid="059620f2" style:font-size-asian="12pt" style:font-size-complex="12pt"/>
    </style:style>
    <style:style style:name="T92" style:family="text">
      <style:text-properties style:font-name="Liberation Serif" fo:font-size="12pt" officeooo:rsid="05971a3b" style:font-size-asian="12pt" style:font-size-complex="12pt"/>
    </style:style>
    <style:style style:name="T93" style:family="text">
      <style:text-properties style:font-name="Liberation Serif" fo:font-size="12pt" officeooo:rsid="0598eb01" style:font-size-asian="12pt" style:font-size-complex="12pt"/>
    </style:style>
    <style:style style:name="T94" style:family="text">
      <style:text-properties style:font-name="Liberation Serif" fo:font-size="12pt" officeooo:rsid="05a65a97" style:font-size-asian="12pt" style:font-size-complex="12pt"/>
    </style:style>
    <style:style style:name="T95" style:family="text">
      <style:text-properties style:font-name="Liberation Serif" fo:font-size="12pt" officeooo:rsid="05bfff19" style:font-size-asian="12pt" style:font-size-complex="12pt"/>
    </style:style>
    <style:style style:name="T96" style:family="text">
      <style:text-properties style:font-name="Liberation Serif" fo:font-size="12pt" officeooo:rsid="05d0217a" style:font-size-asian="12pt" style:font-size-complex="12pt"/>
    </style:style>
    <style:style style:name="T97" style:family="text">
      <style:text-properties style:font-name="Liberation Serif" fo:font-size="12pt" officeooo:rsid="0628268f" style:font-size-asian="12pt" style:font-size-complex="12pt"/>
    </style:style>
    <style:style style:name="T98" style:family="text">
      <style:text-properties style:font-name="Liberation Serif" fo:font-size="12pt" officeooo:rsid="064d9dc7" style:font-size-asian="12pt" style:font-size-complex="12pt"/>
    </style:style>
    <style:style style:name="T99" style:family="text">
      <style:text-properties style:font-name="Liberation Serif" fo:font-size="12pt" officeooo:rsid="06525ec6" style:font-size-asian="12pt" style:font-size-complex="12pt"/>
    </style:style>
    <style:style style:name="T100" style:family="text">
      <style:text-properties style:font-name="Liberation Serif" fo:font-size="12pt" officeooo:rsid="0671f6f2" style:font-size-asian="12pt" style:font-size-complex="12pt"/>
    </style:style>
    <style:style style:name="T101" style:family="text">
      <style:text-properties style:font-name="Liberation Serif" fo:font-size="12pt" officeooo:rsid="00282f63" style:font-size-asian="12pt" style:font-size-complex="12pt"/>
    </style:style>
    <style:style style:name="T102" style:family="text">
      <style:text-properties style:font-name="Liberation Serif" fo:font-size="12pt" officeooo:rsid="06856f42" style:font-size-asian="12pt" style:font-size-complex="12pt"/>
    </style:style>
    <style:style style:name="T103" style:family="text">
      <style:text-properties style:font-name="Liberation Serif" fo:font-size="12pt" officeooo:rsid="0686c0be" style:font-size-asian="12pt" style:font-size-complex="12pt"/>
    </style:style>
    <style:style style:name="T104" style:family="text">
      <style:text-properties style:font-name="Liberation Serif" fo:font-size="12pt" officeooo:rsid="0687d37a" style:font-size-asian="12pt" style:font-size-complex="12pt"/>
    </style:style>
    <style:style style:name="T105" style:family="text">
      <style:text-properties style:font-name="Liberation Serif" fo:font-size="12pt" officeooo:rsid="069c28d9" style:font-size-asian="12pt" style:font-size-complex="12pt"/>
    </style:style>
    <style:style style:name="T106" style:family="text">
      <style:text-properties style:font-name="Liberation Serif" fo:font-size="12pt" officeooo:rsid="06a2b7e1" style:font-size-asian="12pt" style:font-size-complex="12pt"/>
    </style:style>
    <style:style style:name="T107" style:family="text">
      <style:text-properties style:font-name="Liberation Serif" fo:font-size="12pt" officeooo:rsid="06b782b1" style:font-size-asian="12pt" style:font-size-complex="12pt"/>
    </style:style>
    <style:style style:name="T108" style:family="text">
      <style:text-properties style:font-name="Liberation Serif" fo:font-size="12pt" officeooo:rsid="06be185b" style:font-size-asian="12pt" style:font-size-complex="12pt"/>
    </style:style>
    <style:style style:name="T109" style:family="text">
      <style:text-properties style:font-name="Liberation Serif" fo:font-size="12pt" officeooo:rsid="06dfc8aa" style:font-size-asian="12pt" style:font-size-complex="12pt"/>
    </style:style>
    <style:style style:name="T110" style:family="text">
      <style:text-properties style:font-name="Liberation Serif" fo:font-size="12pt" officeooo:rsid="06e2f115" style:font-size-asian="12pt" style:font-size-complex="12pt"/>
    </style:style>
    <style:style style:name="T111" style:family="text">
      <style:text-properties style:font-name="Liberation Serif" fo:font-size="12pt" officeooo:rsid="06e4d87d" style:font-size-asian="12pt" style:font-size-complex="12pt"/>
    </style:style>
    <style:style style:name="T112" style:family="text">
      <style:text-properties style:font-name="Liberation Serif" fo:font-size="12pt" officeooo:rsid="06e6a125" style:font-size-asian="12pt" style:font-size-complex="12pt"/>
    </style:style>
    <style:style style:name="T113" style:family="text">
      <style:text-properties style:font-name="Liberation Serif" fo:font-size="12pt" officeooo:rsid="01e6d976" style:font-size-asian="12pt" style:font-size-complex="12pt"/>
    </style:style>
    <style:style style:name="T114" style:family="text">
      <style:text-properties style:font-name="Liberation Serif" fo:font-size="12pt" officeooo:rsid="05acfc1d" style:font-size-asian="12pt" style:font-size-complex="12pt"/>
    </style:style>
    <style:style style:name="T115" style:family="text">
      <style:text-properties style:font-name="Liberation Serif" fo:font-size="12pt" officeooo:rsid="07315bb0" style:font-size-asian="12pt" style:font-size-complex="12pt"/>
    </style:style>
    <style:style style:name="T116" style:family="text">
      <style:text-properties style:font-name="Liberation Serif" fo:font-size="12pt" officeooo:rsid="039d4e94" style:font-size-asian="12pt" style:font-size-complex="12pt"/>
    </style:style>
    <style:style style:name="T117" style:family="text">
      <style:text-properties style:font-name="Liberation Serif" fo:font-size="12pt" officeooo:rsid="0271ede9" style:font-size-asian="12pt" style:font-size-complex="12pt"/>
    </style:style>
    <style:style style:name="T118" style:family="text">
      <style:text-properties style:font-name="Liberation Serif" fo:font-size="12pt" officeooo:rsid="02461100" style:font-size-asian="12pt" style:font-size-complex="12pt"/>
    </style:style>
    <style:style style:name="T119" style:family="text">
      <style:text-properties style:font-name="Liberation Serif" fo:font-size="12pt" officeooo:rsid="073ac8e3" style:font-size-asian="12pt" style:font-size-complex="12pt"/>
    </style:style>
    <style:style style:name="T120" style:family="text">
      <style:text-properties style:font-name="Liberation Serif" fo:font-size="12pt" officeooo:rsid="060c6ff8" style:font-size-asian="12pt" style:font-size-complex="12pt"/>
    </style:style>
    <style:style style:name="T121" style:family="text">
      <style:text-properties style:font-name="Liberation Serif" fo:font-size="12pt" officeooo:rsid="060cb29a" style:font-size-asian="12pt" style:font-size-complex="12pt"/>
    </style:style>
    <style:style style:name="T122" style:family="text">
      <style:text-properties style:font-name="Liberation Serif" fo:font-size="12pt" officeooo:rsid="062ce7b7" style:font-size-asian="12pt" style:font-size-complex="12pt"/>
    </style:style>
    <style:style style:name="T123" style:family="text">
      <style:text-properties style:font-name="Liberation Serif" fo:font-size="12pt" officeooo:rsid="061a6f95" style:font-size-asian="12pt" style:font-size-complex="12pt"/>
    </style:style>
    <style:style style:name="T124" style:family="text">
      <style:text-properties style:font-name="Liberation Serif" fo:font-size="12pt" officeooo:rsid="06daac90" style:font-size-asian="12pt" style:font-size-complex="12pt"/>
    </style:style>
    <style:style style:name="T125" style:family="text">
      <style:text-properties style:font-name="Liberation Serif" fo:font-size="12pt" officeooo:rsid="060a2481" style:font-size-asian="12pt" style:font-size-complex="12pt"/>
    </style:style>
    <style:style style:name="T126" style:family="text">
      <style:text-properties style:font-name="Liberation Serif" fo:font-size="12pt" officeooo:rsid="073d84d7" style:font-size-asian="12pt" style:font-size-complex="12pt"/>
    </style:style>
    <style:style style:name="T127" style:family="text">
      <style:text-properties style:font-name="Liberation Serif" fo:font-size="12pt" officeooo:rsid="073f6067" style:font-size-asian="12pt" style:font-size-complex="12pt"/>
    </style:style>
    <style:style style:name="T128" style:family="text">
      <style:text-properties style:font-name="Liberation Serif" fo:font-size="12pt" officeooo:rsid="07412682" style:font-size-asian="12pt" style:font-size-complex="12pt"/>
    </style:style>
    <style:style style:name="T129" style:family="text">
      <style:text-properties style:font-name="Liberation Serif" fo:font-size="12pt" officeooo:rsid="074f96e2" style:font-size-asian="12pt" style:font-size-complex="12pt"/>
    </style:style>
    <style:style style:name="T130" style:family="text">
      <style:text-properties style:font-name="Liberation Serif" fo:font-size="12pt" officeooo:rsid="07513f95" style:font-size-asian="12pt" style:font-size-complex="12pt"/>
    </style:style>
    <style:style style:name="T131" style:family="text">
      <style:text-properties style:font-name="Liberation Serif" fo:font-size="12pt" officeooo:rsid="075639a6" style:font-size-asian="12pt" style:font-size-complex="12pt"/>
    </style:style>
    <style:style style:name="T132" style:family="text">
      <style:text-properties style:font-name="Liberation Serif" fo:font-size="12pt" officeooo:rsid="039d4e94" style:font-size-asian="10.5pt" style:font-size-complex="12pt"/>
    </style:style>
    <style:style style:name="T133" style:family="text">
      <style:text-properties style:font-name="Liberation Serif" fo:font-size="12pt" officeooo:rsid="0271ede9" style:font-size-asian="10.5pt" style:font-size-complex="12pt"/>
    </style:style>
    <style:style style:name="T134" style:family="text">
      <style:text-properties style:font-name="Liberation Serif" fo:font-size="12pt" officeooo:rsid="019d4fdb" style:font-size-asian="10.5pt" style:font-size-complex="12pt"/>
    </style:style>
    <style:style style:name="T135" style:family="text">
      <style:text-properties style:font-name="Liberation Serif" fo:font-size="12pt" officeooo:rsid="02461100" style:font-size-asian="10.5pt" style:font-size-complex="12pt"/>
    </style:style>
    <style:style style:name="T136" style:family="text">
      <style:text-properties style:font-name="Liberation Serif" fo:font-size="12pt" officeooo:rsid="06a2b7e1" style:font-size-asian="10.5pt" style:font-size-complex="12pt"/>
    </style:style>
    <style:style style:name="T137" style:family="text">
      <style:text-properties style:font-name="Liberation Serif" fo:font-size="12pt" officeooo:rsid="07315bb0" style:font-size-asian="10.5pt" style:font-size-complex="12pt"/>
    </style:style>
    <style:style style:name="T138" style:family="text">
      <style:text-properties style:font-name="Liberation Serif" officeooo:rsid="018e1fd2"/>
    </style:style>
    <style:style style:name="T139" style:family="text">
      <style:text-properties style:font-name="Liberation Serif" officeooo:rsid="018e9ab4"/>
    </style:style>
    <style:style style:name="T140" style:family="text">
      <style:text-properties style:font-name="Liberation Serif" officeooo:rsid="0224feb8"/>
    </style:style>
    <style:style style:name="T141" style:family="text">
      <style:text-properties style:font-name="Liberation Serif" officeooo:rsid="024afb1a"/>
    </style:style>
    <style:style style:name="T142" style:family="text">
      <style:text-properties style:font-name="Liberation Serif" officeooo:rsid="0257f852"/>
    </style:style>
    <style:style style:name="T143" style:family="text">
      <style:text-properties style:font-name="Liberation Serif" officeooo:rsid="03684224"/>
    </style:style>
    <style:style style:name="T144" style:family="text">
      <style:text-properties style:font-name="Liberation Serif" officeooo:rsid="03b3141e"/>
    </style:style>
    <style:style style:name="T145" style:family="text">
      <style:text-properties style:font-name="Liberation Serif" officeooo:rsid="03b50871"/>
    </style:style>
    <style:style style:name="T146" style:family="text">
      <style:text-properties style:font-name="Liberation Serif" officeooo:rsid="03ef532c"/>
    </style:style>
    <style:style style:name="T147" style:family="text">
      <style:text-properties style:font-name="Liberation Serif" officeooo:rsid="03f25fa1"/>
    </style:style>
    <style:style style:name="T148" style:family="text">
      <style:text-properties style:font-name="Liberation Serif" officeooo:rsid="03b35261"/>
    </style:style>
    <style:style style:name="T149" style:family="text">
      <style:text-properties style:font-name="Liberation Serif" officeooo:rsid="03f3e656"/>
    </style:style>
    <style:style style:name="T150" style:family="text">
      <style:text-properties style:font-name="Liberation Serif" officeooo:rsid="03f5fd81"/>
    </style:style>
    <style:style style:name="T151" style:family="text">
      <style:text-properties style:font-name="Liberation Serif" officeooo:rsid="03f6746e"/>
    </style:style>
    <style:style style:name="T152" style:family="text">
      <style:text-properties style:font-name="Liberation Serif" officeooo:rsid="03fd47de"/>
    </style:style>
    <style:style style:name="T153" style:family="text">
      <style:text-properties style:font-name="Liberation Serif" officeooo:rsid="04064255"/>
    </style:style>
    <style:style style:name="T154" style:family="text">
      <style:text-properties style:font-name="Liberation Serif" officeooo:rsid="0408273d"/>
    </style:style>
    <style:style style:name="T155" style:family="text">
      <style:text-properties style:font-name="Liberation Serif" officeooo:rsid="0417f391"/>
    </style:style>
    <style:style style:name="T156" style:family="text">
      <style:text-properties style:font-name="Liberation Serif" officeooo:rsid="041c1850"/>
    </style:style>
    <style:style style:name="T157" style:family="text">
      <style:text-properties style:font-name="Liberation Serif" officeooo:rsid="0460c7e3"/>
    </style:style>
    <style:style style:name="T158" style:family="text">
      <style:text-properties style:font-name="Liberation Serif" officeooo:rsid="0461e086"/>
    </style:style>
    <style:style style:name="T159" style:family="text">
      <style:text-properties style:font-name="Liberation Serif" officeooo:rsid="0463d864"/>
    </style:style>
    <style:style style:name="T160" style:family="text">
      <style:text-properties style:font-name="Liberation Serif" officeooo:rsid="0464d6b4"/>
    </style:style>
    <style:style style:name="T161" style:family="text">
      <style:text-properties style:font-name="Liberation Serif" officeooo:rsid="0494179a"/>
    </style:style>
    <style:style style:name="T162" style:family="text">
      <style:text-properties style:font-name="Liberation Serif" officeooo:rsid="049e8b02"/>
    </style:style>
    <style:style style:name="T163" style:family="text">
      <style:text-properties style:font-name="Liberation Serif" officeooo:rsid="0313832a"/>
    </style:style>
    <style:style style:name="T164" style:family="text">
      <style:text-properties style:font-name="Liberation Serif" officeooo:rsid="06c69380"/>
    </style:style>
    <style:style style:name="T165" style:family="text">
      <style:text-properties style:font-name="Liberation Serif" officeooo:rsid="04a4faab"/>
    </style:style>
    <style:style style:name="T166" style:family="text">
      <style:text-properties style:font-name="Liberation Serif" officeooo:rsid="07022776"/>
    </style:style>
    <style:style style:name="T167" style:family="text">
      <style:text-properties style:font-name="Liberation Serif" officeooo:rsid="07045aeb"/>
    </style:style>
    <style:style style:name="T168" style:family="text">
      <style:text-properties style:font-name="Liberation Serif" officeooo:rsid="0705f8be"/>
    </style:style>
    <style:style style:name="T169" style:family="text">
      <style:text-properties style:font-name="Liberation Serif" officeooo:rsid="07078971"/>
    </style:style>
    <style:style style:name="T170" style:family="text">
      <style:text-properties style:font-name="Liberation Serif" officeooo:rsid="0708ad29"/>
    </style:style>
    <style:style style:name="T171" style:family="text">
      <style:text-properties style:font-name="Liberation Serif" officeooo:rsid="070a19e2"/>
    </style:style>
    <style:style style:name="T172" style:family="text">
      <style:text-properties style:font-name="Liberation Serif" officeooo:rsid="070d1998"/>
    </style:style>
    <style:style style:name="T173" style:family="text">
      <style:text-properties style:font-name="Liberation Serif" officeooo:rsid="07666dc3"/>
    </style:style>
    <style:style style:name="T174" style:family="text">
      <style:text-properties style:font-name="Liberation Serif" officeooo:rsid="07682ae3"/>
    </style:style>
    <style:style style:name="T175" style:family="text">
      <style:text-properties officeooo:rsid="003cc528"/>
    </style:style>
    <style:style style:name="T176" style:family="text">
      <style:text-properties officeooo:rsid="005fb1b9"/>
    </style:style>
    <style:style style:name="T177" style:family="text">
      <style:text-properties officeooo:rsid="00a0f62d"/>
    </style:style>
    <style:style style:name="T178" style:family="text">
      <style:text-properties officeooo:rsid="005a4ca0"/>
    </style:style>
    <style:style style:name="T179" style:family="text">
      <style:text-properties officeooo:rsid="00582e72"/>
    </style:style>
    <style:style style:name="T180" style:family="text">
      <style:text-properties officeooo:rsid="00a695ae"/>
    </style:style>
    <style:style style:name="T181" style:family="text">
      <style:text-properties officeooo:rsid="00a69c93"/>
    </style:style>
    <style:style style:name="T182" style:family="text">
      <style:text-properties officeooo:rsid="011831ad"/>
    </style:style>
    <style:style style:name="T183" style:family="text">
      <style:text-properties officeooo:rsid="011a9859"/>
    </style:style>
    <style:style style:name="T184" style:family="text">
      <style:text-properties officeooo:rsid="011ae1ff"/>
    </style:style>
    <style:style style:name="T185" style:family="text">
      <style:text-properties officeooo:rsid="011bcec3"/>
    </style:style>
    <style:style style:name="T186" style:family="text">
      <style:text-properties officeooo:rsid="011deadb"/>
    </style:style>
    <style:style style:name="T187" style:family="text">
      <style:text-properties officeooo:rsid="01212fc1"/>
    </style:style>
    <style:style style:name="T188" style:family="text">
      <style:text-properties officeooo:rsid="012310f7"/>
    </style:style>
    <style:style style:name="T189" style:family="text">
      <style:text-properties officeooo:rsid="012451ce"/>
    </style:style>
    <style:style style:name="T190" style:family="text">
      <style:text-properties officeooo:rsid="012692be"/>
    </style:style>
    <style:style style:name="T191" style:family="text">
      <style:text-properties officeooo:rsid="013152b4"/>
    </style:style>
    <style:style style:name="T192" style:family="text">
      <style:text-properties officeooo:rsid="01359e72"/>
    </style:style>
    <style:style style:name="T193" style:family="text">
      <style:text-properties officeooo:rsid="0136788f"/>
    </style:style>
    <style:style style:name="T194" style:family="text">
      <style:text-properties officeooo:rsid="0137dac4"/>
    </style:style>
    <style:style style:name="T195" style:family="text">
      <style:text-properties officeooo:rsid="01412aef"/>
    </style:style>
    <style:style style:name="T196" style:family="text">
      <style:text-properties officeooo:rsid="0146b5ba"/>
    </style:style>
    <style:style style:name="T197" style:family="text">
      <style:text-properties officeooo:rsid="014bee4d"/>
    </style:style>
    <style:style style:name="T198" style:family="text">
      <style:text-properties officeooo:rsid="014dcde0"/>
    </style:style>
    <style:style style:name="T199" style:family="text">
      <style:text-properties officeooo:rsid="0151417e"/>
    </style:style>
    <style:style style:name="T200" style:family="text">
      <style:text-properties officeooo:rsid="0154bb6c"/>
    </style:style>
    <style:style style:name="T201" style:family="text">
      <style:text-properties officeooo:rsid="015f942c"/>
    </style:style>
    <style:style style:name="T202" style:family="text">
      <style:text-properties officeooo:rsid="0160586e"/>
    </style:style>
    <style:style style:name="T203" style:family="text">
      <style:text-properties officeooo:rsid="0160bae7"/>
    </style:style>
    <style:style style:name="T204" style:family="text">
      <style:text-properties officeooo:rsid="0162dd36"/>
    </style:style>
    <style:style style:name="T205" style:family="text">
      <style:text-properties officeooo:rsid="01645f84"/>
    </style:style>
    <style:style style:name="T206" style:family="text">
      <style:text-properties officeooo:rsid="0165ed19"/>
    </style:style>
    <style:style style:name="T207" style:family="text">
      <style:text-properties officeooo:rsid="0166a4b8"/>
    </style:style>
    <style:style style:name="T208" style:family="text">
      <style:text-properties officeooo:rsid="0169f837"/>
    </style:style>
    <style:style style:name="T209" style:family="text">
      <style:text-properties officeooo:rsid="016b8466"/>
    </style:style>
    <style:style style:name="T210" style:family="text">
      <style:text-properties officeooo:rsid="01734b0f"/>
    </style:style>
    <style:style style:name="T211" style:family="text">
      <style:text-properties officeooo:rsid="01747627"/>
    </style:style>
    <style:style style:name="T212" style:family="text">
      <style:text-properties officeooo:rsid="0192d9d4"/>
    </style:style>
    <style:style style:name="T213" style:family="text">
      <style:text-properties officeooo:rsid="0193579e"/>
    </style:style>
    <style:style style:name="T214" style:family="text">
      <style:text-properties officeooo:rsid="0194cdb8"/>
    </style:style>
    <style:style style:name="T215" style:family="text">
      <style:text-properties officeooo:rsid="0199b4bf"/>
    </style:style>
    <style:style style:name="T216" style:family="text">
      <style:text-properties officeooo:rsid="019adb39"/>
    </style:style>
    <style:style style:name="T217" style:family="text">
      <style:text-properties officeooo:rsid="01a006cb"/>
    </style:style>
    <style:style style:name="T218" style:family="text">
      <style:text-properties officeooo:rsid="0129d55a"/>
    </style:style>
    <style:style style:name="T219" style:family="text">
      <style:text-properties officeooo:rsid="01b09933"/>
    </style:style>
    <style:style style:name="T220" style:family="text">
      <style:text-properties officeooo:rsid="01b7ea4b"/>
    </style:style>
    <style:style style:name="T221" style:family="text">
      <style:text-properties officeooo:rsid="01b889e8"/>
    </style:style>
    <style:style style:name="T222" style:family="text">
      <style:text-properties officeooo:rsid="01c31a7d"/>
    </style:style>
    <style:style style:name="T223" style:family="text">
      <style:text-properties officeooo:rsid="01c4feff"/>
    </style:style>
    <style:style style:name="T224" style:family="text">
      <style:text-properties officeooo:rsid="01cc3198"/>
    </style:style>
    <style:style style:name="T225" style:family="text">
      <style:text-properties officeooo:rsid="01ce000d"/>
    </style:style>
    <style:style style:name="T226" style:family="text">
      <style:text-properties officeooo:rsid="01cf5258"/>
    </style:style>
    <style:style style:name="T227" style:family="text">
      <style:text-properties officeooo:rsid="01d160ba"/>
    </style:style>
    <style:style style:name="T228" style:family="text">
      <style:text-properties officeooo:rsid="01d3e8e1"/>
    </style:style>
    <style:style style:name="T229" style:family="text">
      <style:text-properties officeooo:rsid="01d5b294"/>
    </style:style>
    <style:style style:name="T230" style:family="text">
      <style:text-properties officeooo:rsid="01d68a03"/>
    </style:style>
    <style:style style:name="T231" style:family="text">
      <style:text-properties officeooo:rsid="01d6eeb7"/>
    </style:style>
    <style:style style:name="T232" style:family="text">
      <style:text-properties officeooo:rsid="01d96dd2"/>
    </style:style>
    <style:style style:name="T233" style:family="text">
      <style:text-properties officeooo:rsid="01dc0d11"/>
    </style:style>
    <style:style style:name="T234" style:family="text">
      <style:text-properties officeooo:rsid="01e6d976"/>
    </style:style>
    <style:style style:name="T235" style:family="text">
      <style:text-properties officeooo:rsid="01e8835e"/>
    </style:style>
    <style:style style:name="T236" style:family="text">
      <style:text-properties officeooo:rsid="01e8dae7"/>
    </style:style>
    <style:style style:name="T237" style:family="text">
      <style:text-properties officeooo:rsid="01ea1316"/>
    </style:style>
    <style:style style:name="T238" style:family="text">
      <style:text-properties officeooo:rsid="01f25ced"/>
    </style:style>
    <style:style style:name="T239" style:family="text">
      <style:text-properties officeooo:rsid="01f26ef4"/>
    </style:style>
    <style:style style:name="T240" style:family="text">
      <style:text-properties officeooo:rsid="01f270aa"/>
    </style:style>
    <style:style style:name="T241" style:family="text">
      <style:text-properties officeooo:rsid="01f3ac69"/>
    </style:style>
    <style:style style:name="T242" style:family="text">
      <style:text-properties officeooo:rsid="01f4e808"/>
    </style:style>
    <style:style style:name="T243" style:family="text">
      <style:text-properties officeooo:rsid="01f666e1"/>
    </style:style>
    <style:style style:name="T244" style:family="text">
      <style:text-properties officeooo:rsid="01f9a121"/>
    </style:style>
    <style:style style:name="T245" style:family="text">
      <style:text-properties officeooo:rsid="01f9f5db"/>
    </style:style>
    <style:style style:name="T246" style:family="text">
      <style:text-properties officeooo:rsid="01fbe1b8"/>
    </style:style>
    <style:style style:name="T247" style:family="text">
      <style:text-properties officeooo:rsid="01fc9232"/>
    </style:style>
    <style:style style:name="T248" style:family="text">
      <style:text-properties officeooo:rsid="020667f6"/>
    </style:style>
    <style:style style:name="T249" style:family="text">
      <style:text-properties officeooo:rsid="02075607"/>
    </style:style>
    <style:style style:name="T250" style:family="text">
      <style:text-properties officeooo:rsid="02092202"/>
    </style:style>
    <style:style style:name="T251" style:family="text">
      <style:text-properties officeooo:rsid="02102a59"/>
    </style:style>
    <style:style style:name="T252" style:family="text">
      <style:text-properties officeooo:rsid="0212d2f4"/>
    </style:style>
    <style:style style:name="T253" style:family="text">
      <style:text-properties officeooo:rsid="02156730"/>
    </style:style>
    <style:style style:name="T254" style:family="text">
      <style:text-properties officeooo:rsid="02167f79"/>
    </style:style>
    <style:style style:name="T255" style:family="text">
      <style:text-properties officeooo:rsid="021875ca"/>
    </style:style>
    <style:style style:name="T256" style:family="text">
      <style:text-properties officeooo:rsid="021fd76b"/>
    </style:style>
    <style:style style:name="T257" style:family="text">
      <style:text-properties officeooo:rsid="0224feb8"/>
    </style:style>
    <style:style style:name="T258" style:family="text">
      <style:text-properties officeooo:rsid="02275d7c"/>
    </style:style>
    <style:style style:name="T259" style:family="text">
      <style:text-properties officeooo:rsid="022c0191"/>
    </style:style>
    <style:style style:name="T260" style:family="text">
      <style:text-properties officeooo:rsid="0230e7c8"/>
    </style:style>
    <style:style style:name="T261" style:family="text">
      <style:text-properties officeooo:rsid="02313273"/>
    </style:style>
    <style:style style:name="T262" style:family="text">
      <style:text-properties officeooo:rsid="0232cc80"/>
    </style:style>
    <style:style style:name="T263" style:family="text">
      <style:text-properties officeooo:rsid="02349668"/>
    </style:style>
    <style:style style:name="T264" style:family="text">
      <style:text-properties officeooo:rsid="0234b51e"/>
    </style:style>
    <style:style style:name="T265" style:family="text">
      <style:text-properties officeooo:rsid="023a7fd9"/>
    </style:style>
    <style:style style:name="T266" style:family="text">
      <style:text-properties officeooo:rsid="023b6e8c"/>
    </style:style>
    <style:style style:name="T267" style:family="text">
      <style:text-properties officeooo:rsid="0241a1cc"/>
    </style:style>
    <style:style style:name="T268" style:family="text">
      <style:text-properties officeooo:rsid="0018a29c"/>
    </style:style>
    <style:style style:name="T269" style:family="text">
      <style:text-properties officeooo:rsid="007602a1"/>
    </style:style>
    <style:style style:name="T270" style:family="text">
      <style:text-properties officeooo:rsid="0016f654"/>
    </style:style>
    <style:style style:name="T271" style:family="text">
      <style:text-properties officeooo:rsid="00b7ff73"/>
    </style:style>
    <style:style style:name="T272" style:family="text">
      <style:text-properties officeooo:rsid="0076d838"/>
    </style:style>
    <style:style style:name="T273" style:family="text">
      <style:text-properties officeooo:rsid="00b946cc"/>
    </style:style>
    <style:style style:name="T274" style:family="text">
      <style:text-properties officeooo:rsid="02461100"/>
    </style:style>
    <style:style style:name="T275" style:family="text">
      <style:text-properties officeooo:rsid="02468c94"/>
    </style:style>
    <style:style style:name="T276" style:family="text">
      <style:text-properties officeooo:rsid="02474b2a"/>
    </style:style>
    <style:style style:name="T277" style:family="text">
      <style:text-properties officeooo:rsid="02482136"/>
    </style:style>
    <style:style style:name="T278" style:family="text">
      <style:text-properties officeooo:rsid="02487f38"/>
    </style:style>
    <style:style style:name="T279" style:family="text">
      <style:text-properties officeooo:rsid="0195aa46"/>
    </style:style>
    <style:style style:name="T280" style:family="text">
      <style:text-properties officeooo:rsid="024b171b"/>
    </style:style>
    <style:style style:name="T281" style:family="text">
      <style:text-properties officeooo:rsid="0254578e"/>
    </style:style>
    <style:style style:name="T282" style:family="text">
      <style:text-properties officeooo:rsid="0259666e"/>
    </style:style>
    <style:style style:name="T283" style:family="text">
      <style:text-properties officeooo:rsid="025cf502"/>
    </style:style>
    <style:style style:name="T284" style:family="text">
      <style:text-properties officeooo:rsid="0267051a"/>
    </style:style>
    <style:style style:name="T285" style:family="text">
      <style:text-properties officeooo:rsid="0268dc28"/>
    </style:style>
    <style:style style:name="T286" style:family="text">
      <style:text-properties officeooo:rsid="026b38dc"/>
    </style:style>
    <style:style style:name="T287" style:family="text">
      <style:text-properties officeooo:rsid="026e29a7"/>
    </style:style>
    <style:style style:name="T288" style:family="text">
      <style:text-properties officeooo:rsid="0271ede9"/>
    </style:style>
    <style:style style:name="T289" style:family="text">
      <style:text-properties style:font-size-asian="10.5pt"/>
    </style:style>
    <style:style style:name="T290" style:family="text">
      <style:text-properties officeooo:rsid="0271ede9" style:font-size-asian="10.5pt"/>
    </style:style>
    <style:style style:name="T291" style:family="text">
      <style:text-properties officeooo:rsid="0430c832" style:font-size-asian="10.5pt"/>
    </style:style>
    <style:style style:name="T292" style:family="text">
      <style:text-properties officeooo:rsid="02741fc7"/>
    </style:style>
    <style:style style:name="T293" style:family="text">
      <style:text-properties officeooo:rsid="0277f283"/>
    </style:style>
    <style:style style:name="T294" style:family="text">
      <style:text-properties fo:font-size="10pt" style:font-size-asian="10pt" style:font-size-complex="10pt"/>
    </style:style>
    <style:style style:name="T295" style:family="text">
      <style:text-properties fo:font-size="10pt" officeooo:rsid="033e78fb" style:font-size-asian="10pt" style:font-size-complex="10pt"/>
    </style:style>
    <style:style style:name="T296" style:family="text">
      <style:text-properties officeooo:rsid="027bf2aa"/>
    </style:style>
    <style:style style:name="T297" style:family="text">
      <style:text-properties officeooo:rsid="027d5c94"/>
    </style:style>
    <style:style style:name="T298" style:family="text">
      <style:text-properties officeooo:rsid="027f08f4"/>
    </style:style>
    <style:style style:name="T299" style:family="text">
      <style:text-properties officeooo:rsid="027f945e"/>
    </style:style>
    <style:style style:name="T300" style:family="text">
      <style:text-properties officeooo:rsid="02836948"/>
    </style:style>
    <style:style style:name="T301" style:family="text">
      <style:text-properties officeooo:rsid="0284da29"/>
    </style:style>
    <style:style style:name="T302" style:family="text">
      <style:text-properties officeooo:rsid="0285e178"/>
    </style:style>
    <style:style style:name="T303" style:family="text">
      <style:text-properties officeooo:rsid="0287a194"/>
    </style:style>
    <style:style style:name="T304" style:family="text">
      <style:text-properties officeooo:rsid="02886d2a"/>
    </style:style>
    <style:style style:name="T305" style:family="text">
      <style:text-properties officeooo:rsid="02898fcc"/>
    </style:style>
    <style:style style:name="T306" style:family="text">
      <style:text-properties officeooo:rsid="0289db98"/>
    </style:style>
    <style:style style:name="T307" style:family="text">
      <style:text-properties officeooo:rsid="028d4162"/>
    </style:style>
    <style:style style:name="T308" style:family="text">
      <style:text-properties officeooo:rsid="028f0a42"/>
    </style:style>
    <style:style style:name="T309" style:family="text">
      <style:text-properties officeooo:rsid="028fe808"/>
    </style:style>
    <style:style style:name="T310" style:family="text">
      <style:text-properties officeooo:rsid="02903c6b"/>
    </style:style>
    <style:style style:name="T311" style:family="text">
      <style:text-properties officeooo:rsid="02913922"/>
    </style:style>
    <style:style style:name="T312" style:family="text">
      <style:text-properties officeooo:rsid="02917582"/>
    </style:style>
    <style:style style:name="T313" style:family="text">
      <style:text-properties officeooo:rsid="02926868"/>
    </style:style>
    <style:style style:name="T314" style:family="text">
      <style:text-properties officeooo:rsid="02944dd2"/>
    </style:style>
    <style:style style:name="T315" style:family="text">
      <style:text-properties officeooo:rsid="00187afd"/>
    </style:style>
    <style:style style:name="T316" style:family="text">
      <style:text-properties officeooo:rsid="0296099c"/>
    </style:style>
    <style:style style:name="T317" style:family="text">
      <style:text-properties officeooo:rsid="0296c05d"/>
    </style:style>
    <style:style style:name="T318" style:family="text">
      <style:text-properties officeooo:rsid="0296ce12"/>
    </style:style>
    <style:style style:name="T319" style:family="text">
      <style:text-properties officeooo:rsid="0298aeb8"/>
    </style:style>
    <style:style style:name="T320" style:family="text">
      <style:text-properties officeooo:rsid="029aa8db"/>
    </style:style>
    <style:style style:name="T321" style:family="text">
      <style:text-properties officeooo:rsid="029ad3c1"/>
    </style:style>
    <style:style style:name="T322" style:family="text">
      <style:text-properties officeooo:rsid="029b544e"/>
    </style:style>
    <style:style style:name="T323" style:family="text">
      <style:text-properties officeooo:rsid="029ce2de"/>
    </style:style>
    <style:style style:name="T324" style:family="text">
      <style:text-properties officeooo:rsid="029f2957"/>
    </style:style>
    <style:style style:name="T325" style:family="text">
      <style:text-properties officeooo:rsid="02a16396"/>
    </style:style>
    <style:style style:name="T326" style:family="text">
      <style:text-properties officeooo:rsid="01b07cba"/>
    </style:style>
    <style:style style:name="T327" style:family="text">
      <style:text-properties officeooo:rsid="02a1e346"/>
    </style:style>
    <style:style style:name="T328" style:family="text">
      <style:text-properties officeooo:rsid="02a5a6bb"/>
    </style:style>
    <style:style style:name="T329" style:family="text">
      <style:text-properties officeooo:rsid="02a8e4e0"/>
    </style:style>
    <style:style style:name="T330" style:family="text">
      <style:text-properties officeooo:rsid="02a90574"/>
    </style:style>
    <style:style style:name="T331" style:family="text">
      <style:text-properties officeooo:rsid="02aa434d"/>
    </style:style>
    <style:style style:name="T332" style:family="text">
      <style:text-properties officeooo:rsid="02ab8c54"/>
    </style:style>
    <style:style style:name="T333" style:family="text">
      <style:text-properties officeooo:rsid="02abe141"/>
    </style:style>
    <style:style style:name="T334" style:family="text">
      <style:text-properties officeooo:rsid="02b0498c"/>
    </style:style>
    <style:style style:name="T335" style:family="text">
      <style:text-properties officeooo:rsid="02b866a0"/>
    </style:style>
    <style:style style:name="T336" style:family="text">
      <style:text-properties officeooo:rsid="02b92287"/>
    </style:style>
    <style:style style:name="T337" style:family="text">
      <style:text-properties officeooo:rsid="02bd10b5"/>
    </style:style>
    <style:style style:name="T338" style:family="text">
      <style:text-properties officeooo:rsid="02c307a4"/>
    </style:style>
    <style:style style:name="T339" style:family="text">
      <style:text-properties officeooo:rsid="02c3cdab"/>
    </style:style>
    <style:style style:name="T340" style:family="text">
      <style:text-properties officeooo:rsid="02c4c259"/>
    </style:style>
    <style:style style:name="T341" style:family="text">
      <style:text-properties officeooo:rsid="01695736"/>
    </style:style>
    <style:style style:name="T342" style:family="text">
      <style:text-properties officeooo:rsid="02c829a6"/>
    </style:style>
    <style:style style:name="T343" style:family="text">
      <style:text-properties officeooo:rsid="02c82d34"/>
    </style:style>
    <style:style style:name="T344" style:family="text">
      <style:text-properties officeooo:rsid="02c9e830"/>
    </style:style>
    <style:style style:name="T345" style:family="text">
      <style:text-properties officeooo:rsid="02cbbbc7"/>
    </style:style>
    <style:style style:name="T346" style:family="text">
      <style:text-properties officeooo:rsid="02d3a83a"/>
    </style:style>
    <style:style style:name="T347" style:family="text">
      <style:text-properties officeooo:rsid="02d9b8ce"/>
    </style:style>
    <style:style style:name="T348" style:family="text">
      <style:text-properties officeooo:rsid="02daf007"/>
    </style:style>
    <style:style style:name="T349" style:family="text">
      <style:text-properties officeooo:rsid="02dd6147"/>
    </style:style>
    <style:style style:name="T350" style:family="text">
      <style:text-properties officeooo:rsid="02e00a4f"/>
    </style:style>
    <style:style style:name="T351" style:family="text">
      <style:text-properties officeooo:rsid="02e19cb5"/>
    </style:style>
    <style:style style:name="T352" style:family="text">
      <style:text-properties officeooo:rsid="02e2f82f"/>
    </style:style>
    <style:style style:name="T353" style:family="text">
      <style:text-properties officeooo:rsid="02e38376"/>
    </style:style>
    <style:style style:name="T354" style:family="text">
      <style:text-properties officeooo:rsid="02e71ffc"/>
    </style:style>
    <style:style style:name="T355" style:family="text">
      <style:text-properties officeooo:rsid="02e87f48"/>
    </style:style>
    <style:style style:name="T356" style:family="text">
      <style:text-properties officeooo:rsid="02ec13e1"/>
    </style:style>
    <style:style style:name="T357" style:family="text">
      <style:text-properties officeooo:rsid="02f98c13"/>
    </style:style>
    <style:style style:name="T358" style:family="text">
      <style:text-properties officeooo:rsid="02f9d24f"/>
    </style:style>
    <style:style style:name="T359" style:family="text">
      <style:text-properties officeooo:rsid="02fb231b"/>
    </style:style>
    <style:style style:name="T360" style:family="text">
      <style:text-properties officeooo:rsid="02fb6e82"/>
    </style:style>
    <style:style style:name="T361" style:family="text">
      <style:text-properties officeooo:rsid="02fe1970"/>
    </style:style>
    <style:style style:name="T362" style:family="text">
      <style:text-properties officeooo:rsid="03003648"/>
    </style:style>
    <style:style style:name="T363" style:family="text">
      <style:text-properties officeooo:rsid="030a5532"/>
    </style:style>
    <style:style style:name="T364" style:family="text">
      <style:text-properties officeooo:rsid="030b42ba"/>
    </style:style>
    <style:style style:name="T365" style:family="text">
      <style:text-properties officeooo:rsid="0312f8cb"/>
    </style:style>
    <style:style style:name="T366" style:family="text">
      <style:text-properties officeooo:rsid="0313832a"/>
    </style:style>
    <style:style style:name="T367" style:family="text">
      <style:text-properties officeooo:rsid="03151176"/>
    </style:style>
    <style:style style:name="T368" style:family="text">
      <style:text-properties officeooo:rsid="03169b28"/>
    </style:style>
    <style:style style:name="T369" style:family="text">
      <style:text-properties officeooo:rsid="031f499a"/>
    </style:style>
    <style:style style:name="T370" style:family="text">
      <style:text-properties officeooo:rsid="0325547e"/>
    </style:style>
    <style:style style:name="T371" style:family="text">
      <style:text-properties fo:font-weight="bold" style:font-weight-asian="bold" style:font-weight-complex="bold"/>
    </style:style>
    <style:style style:name="T372" style:family="text">
      <style:text-properties fo:font-weight="bold" officeooo:rsid="041140ac" style:font-weight-asian="bold" style:font-weight-complex="bold"/>
    </style:style>
    <style:style style:name="T373" style:family="text">
      <style:text-properties fo:font-weight="bold" officeooo:rsid="04344f65" style:font-weight-asian="bold" style:font-weight-complex="bold"/>
    </style:style>
    <style:style style:name="T374" style:family="text">
      <style:text-properties fo:font-weight="bold" officeooo:rsid="0348c2e5" style:font-weight-asian="bold" style:font-weight-complex="bold"/>
    </style:style>
    <style:style style:name="T375" style:family="text">
      <style:text-properties fo:font-weight="normal" style:font-weight-asian="normal" style:font-weight-complex="normal"/>
    </style:style>
    <style:style style:name="T376" style:family="text">
      <style:text-properties fo:font-weight="normal" officeooo:rsid="03d8aae2" style:font-weight-asian="normal" style:font-weight-complex="normal"/>
    </style:style>
    <style:style style:name="T377" style:family="text">
      <style:text-properties fo:font-weight="normal" officeooo:rsid="04bb569f" style:font-weight-asian="normal" style:font-weight-complex="normal"/>
    </style:style>
    <style:style style:name="T378" style:family="text">
      <style:text-properties fo:font-weight="normal" officeooo:rsid="0348c2e5" style:font-weight-asian="normal" style:font-weight-complex="normal"/>
    </style:style>
    <style:style style:name="T379" style:family="text">
      <style:text-properties fo:font-weight="normal" officeooo:rsid="06dce6ed" style:font-weight-asian="normal" style:font-weight-complex="normal"/>
    </style:style>
    <style:style style:name="T380" style:family="text">
      <style:text-properties fo:font-weight="normal" officeooo:rsid="0762a4c7" style:font-weight-asian="normal" style:font-weight-complex="normal"/>
    </style:style>
    <style:style style:name="T381" style:family="text">
      <style:text-properties fo:font-weight="normal" officeooo:rsid="075639a6" style:font-weight-asian="normal" style:font-weight-complex="normal"/>
    </style:style>
    <style:style style:name="T382" style:family="text">
      <style:text-properties officeooo:rsid="032ba0cd"/>
    </style:style>
    <style:style style:name="T383" style:family="text">
      <style:text-properties officeooo:rsid="032ee28c"/>
    </style:style>
    <style:style style:name="T384" style:family="text">
      <style:text-properties officeooo:rsid="03364bf0"/>
    </style:style>
    <style:style style:name="T385" style:family="text">
      <style:text-properties officeooo:rsid="0337d045"/>
    </style:style>
    <style:style style:name="T386" style:family="text">
      <style:text-properties officeooo:rsid="0337ed4c"/>
    </style:style>
    <style:style style:name="T387" style:family="text">
      <style:text-properties officeooo:rsid="0338880f"/>
    </style:style>
    <style:style style:name="T388" style:family="text">
      <style:text-properties officeooo:rsid="0339e768"/>
    </style:style>
    <style:style style:name="T389" style:family="text">
      <style:text-properties officeooo:rsid="033a6db0"/>
    </style:style>
    <style:style style:name="T390" style:family="text">
      <style:text-properties officeooo:rsid="033c3e11"/>
    </style:style>
    <style:style style:name="T391" style:family="text">
      <style:text-properties officeooo:rsid="033e23fc"/>
    </style:style>
    <style:style style:name="T392" style:family="text">
      <style:text-properties officeooo:rsid="033e78fb"/>
    </style:style>
    <style:style style:name="T393" style:family="text">
      <style:text-properties officeooo:rsid="0160f599"/>
    </style:style>
    <style:style style:name="T394" style:family="text">
      <style:text-properties officeooo:rsid="033f72e6"/>
    </style:style>
    <style:style style:name="T395" style:family="text">
      <style:text-properties officeooo:rsid="0340ccad"/>
    </style:style>
    <style:style style:name="T396" style:family="text">
      <style:text-properties officeooo:rsid="03429d4e"/>
    </style:style>
    <style:style style:name="T397" style:family="text">
      <style:text-properties officeooo:rsid="0348c2e5"/>
    </style:style>
    <style:style style:name="T398" style:family="text">
      <style:text-properties officeooo:rsid="034c0666"/>
    </style:style>
    <style:style style:name="T399" style:family="text">
      <style:text-properties officeooo:rsid="034db413"/>
    </style:style>
    <style:style style:name="T400" style:family="text">
      <style:text-properties officeooo:rsid="034e25d8"/>
    </style:style>
    <style:style style:name="T401" style:family="text">
      <style:text-properties officeooo:rsid="034f75d8"/>
    </style:style>
    <style:style style:name="T402" style:family="text">
      <style:text-properties officeooo:rsid="0356f141"/>
    </style:style>
    <style:style style:name="T403" style:family="text">
      <style:text-properties officeooo:rsid="035b1e01"/>
    </style:style>
    <style:style style:name="T404" style:family="text">
      <style:text-properties officeooo:rsid="035c833c"/>
    </style:style>
    <style:style style:name="T405" style:family="text">
      <style:text-properties officeooo:rsid="035cec03"/>
    </style:style>
    <style:style style:name="T406" style:family="text">
      <style:text-properties officeooo:rsid="035d7416"/>
    </style:style>
    <style:style style:name="T407" style:family="text">
      <style:text-properties officeooo:rsid="0363e0f0"/>
    </style:style>
    <style:style style:name="T408" style:family="text">
      <style:text-properties officeooo:rsid="03696043"/>
    </style:style>
    <style:style style:name="T409" style:family="text">
      <style:text-properties officeooo:rsid="036b15b2"/>
    </style:style>
    <style:style style:name="T410" style:family="text">
      <style:text-properties officeooo:rsid="036dfeec"/>
    </style:style>
    <style:style style:name="T411" style:family="text">
      <style:text-properties officeooo:rsid="036eab9f"/>
    </style:style>
    <style:style style:name="T412" style:family="text">
      <style:text-properties officeooo:rsid="0375f5b3"/>
    </style:style>
    <style:style style:name="T413" style:family="text">
      <style:text-properties officeooo:rsid="03766917"/>
    </style:style>
    <style:style style:name="T414" style:family="text">
      <style:text-properties officeooo:rsid="0376f5fb"/>
    </style:style>
    <style:style style:name="T415" style:family="text">
      <style:text-properties officeooo:rsid="037b018a"/>
    </style:style>
    <style:style style:name="T416" style:family="text">
      <style:text-properties officeooo:rsid="037caa02"/>
    </style:style>
    <style:style style:name="T417" style:family="text">
      <style:text-properties officeooo:rsid="038284a4"/>
    </style:style>
    <style:style style:name="T418" style:family="text">
      <style:text-properties officeooo:rsid="03837f80"/>
    </style:style>
    <style:style style:name="T419" style:family="text">
      <style:text-properties officeooo:rsid="0386396a"/>
    </style:style>
    <style:style style:name="T420" style:family="text">
      <style:text-properties officeooo:rsid="03870e40"/>
    </style:style>
    <style:style style:name="T421" style:family="text">
      <style:text-properties fo:font-size="8pt" style:font-size-asian="8pt" style:font-size-complex="8pt"/>
    </style:style>
    <style:style style:name="T422" style:family="text">
      <style:text-properties fo:font-size="8pt" officeooo:rsid="06587e17" style:font-size-asian="8pt" style:font-size-complex="8pt"/>
    </style:style>
    <style:style style:name="T423" style:family="text">
      <style:text-properties fo:font-size="8pt" officeooo:rsid="065b2b78" style:font-size-asian="8pt" style:font-size-complex="8pt"/>
    </style:style>
    <style:style style:name="T424" style:family="text">
      <style:text-properties officeooo:rsid="03895290"/>
    </style:style>
    <style:style style:name="T425" style:family="text">
      <style:text-properties officeooo:rsid="0389c027"/>
    </style:style>
    <style:style style:name="T426" style:family="text">
      <style:text-properties officeooo:rsid="038c8522"/>
    </style:style>
    <style:style style:name="T427" style:family="text">
      <style:text-properties officeooo:rsid="038ebbc8"/>
    </style:style>
    <style:style style:name="T428" style:family="text">
      <style:text-properties officeooo:rsid="038ffa11"/>
    </style:style>
    <style:style style:name="T429" style:family="text">
      <style:text-properties officeooo:rsid="03943f52"/>
    </style:style>
    <style:style style:name="T430" style:family="text">
      <style:text-properties officeooo:rsid="0398665f"/>
    </style:style>
    <style:style style:name="T431" style:family="text">
      <style:text-properties officeooo:rsid="0399dfd4"/>
    </style:style>
    <style:style style:name="T432" style:family="text">
      <style:text-properties officeooo:rsid="039b0555"/>
    </style:style>
    <style:style style:name="T433" style:family="text">
      <style:text-properties officeooo:rsid="039bb491"/>
    </style:style>
    <style:style style:name="T434" style:family="text">
      <style:text-properties officeooo:rsid="039caa18"/>
    </style:style>
    <style:style style:name="T435" style:family="text">
      <style:text-properties officeooo:rsid="039d4e94"/>
    </style:style>
    <style:style style:name="T436" style:family="text">
      <style:text-properties officeooo:rsid="01a20e55"/>
    </style:style>
    <style:style style:name="T437" style:family="text">
      <style:text-properties officeooo:rsid="01a24eac"/>
    </style:style>
    <style:style style:name="T438" style:family="text">
      <style:text-properties officeooo:rsid="039d6743"/>
    </style:style>
    <style:style style:name="T439" style:family="text">
      <style:text-properties officeooo:rsid="03a1a88a"/>
    </style:style>
    <style:style style:name="T440" style:family="text">
      <style:text-properties officeooo:rsid="03a2b200"/>
    </style:style>
    <style:style style:name="T441" style:family="text">
      <style:text-properties officeooo:rsid="03a59ae1"/>
    </style:style>
    <style:style style:name="T442" style:family="text">
      <style:text-properties officeooo:rsid="03a874c8"/>
    </style:style>
    <style:style style:name="T443" style:family="text">
      <style:text-properties officeooo:rsid="03a9fd3e"/>
    </style:style>
    <style:style style:name="T444" style:family="text">
      <style:text-properties officeooo:rsid="03aacf61"/>
    </style:style>
    <style:style style:name="T445" style:family="text">
      <style:text-properties officeooo:rsid="03ac010f"/>
    </style:style>
    <style:style style:name="T446" style:family="text">
      <style:text-properties officeooo:rsid="03b50871"/>
    </style:style>
    <style:style style:name="T447" style:family="text">
      <style:text-properties officeooo:rsid="03b66bc9"/>
    </style:style>
    <style:style style:name="T448" style:family="text">
      <style:text-properties officeooo:rsid="03b6c525"/>
    </style:style>
    <style:style style:name="T449" style:family="text">
      <style:text-properties officeooo:rsid="03b8bb27"/>
    </style:style>
    <style:style style:name="T450" style:family="text">
      <style:text-properties officeooo:rsid="03baf7bb"/>
    </style:style>
    <style:style style:name="T451" style:family="text">
      <style:text-properties officeooo:rsid="03bd7d51"/>
    </style:style>
    <style:style style:name="T452" style:family="text">
      <style:text-properties officeooo:rsid="03be4188"/>
    </style:style>
    <style:style style:name="T453" style:family="text">
      <style:text-properties officeooo:rsid="03c0243c"/>
    </style:style>
    <style:style style:name="T454" style:family="text">
      <style:text-properties officeooo:rsid="03c1cd99"/>
    </style:style>
    <style:style style:name="T455" style:family="text">
      <style:text-properties officeooo:rsid="03c3b9c8"/>
    </style:style>
    <style:style style:name="T456" style:family="text">
      <style:text-properties officeooo:rsid="03190e4e"/>
    </style:style>
    <style:style style:name="T457" style:family="text">
      <style:text-properties officeooo:rsid="03c5276d"/>
    </style:style>
    <style:style style:name="T458" style:family="text">
      <style:text-properties officeooo:rsid="03c98e04"/>
    </style:style>
    <style:style style:name="T459" style:family="text">
      <style:text-properties officeooo:rsid="03c9e401"/>
    </style:style>
    <style:style style:name="T460" style:family="text">
      <style:text-properties officeooo:rsid="03cbd8a4"/>
    </style:style>
    <style:style style:name="T461" style:family="text">
      <style:text-properties officeooo:rsid="03cfb054"/>
    </style:style>
    <style:style style:name="T462" style:family="text">
      <style:text-properties officeooo:rsid="03d2b519"/>
    </style:style>
    <style:style style:name="T463" style:family="text">
      <style:text-properties officeooo:rsid="03d4778b"/>
    </style:style>
    <style:style style:name="T464" style:family="text">
      <style:text-properties officeooo:rsid="03d4f674"/>
    </style:style>
    <style:style style:name="T465" style:family="text">
      <style:text-properties officeooo:rsid="03d80886"/>
    </style:style>
    <style:style style:name="T466" style:family="text">
      <style:text-properties officeooo:rsid="03d8aae2"/>
    </style:style>
    <style:style style:name="T467" style:family="text">
      <style:text-properties officeooo:rsid="03d9bb8f"/>
    </style:style>
    <style:style style:name="T468" style:family="text">
      <style:text-properties officeooo:rsid="03db11f1"/>
    </style:style>
    <style:style style:name="T469" style:family="text">
      <style:text-properties officeooo:rsid="03db3470"/>
    </style:style>
    <style:style style:name="T470" style:family="text">
      <style:text-properties officeooo:rsid="03de25bc"/>
    </style:style>
    <style:style style:name="T471" style:family="text">
      <style:text-properties officeooo:rsid="03e056db"/>
    </style:style>
    <style:style style:name="T472" style:family="text">
      <style:text-properties officeooo:rsid="03e06bd5"/>
    </style:style>
    <style:style style:name="T473" style:family="text">
      <style:text-properties officeooo:rsid="03e3413d"/>
    </style:style>
    <style:style style:name="T474" style:family="text">
      <style:text-properties officeooo:rsid="03e57502"/>
    </style:style>
    <style:style style:name="T475" style:family="text">
      <style:text-properties officeooo:rsid="03e71dcb"/>
    </style:style>
    <style:style style:name="T476" style:family="text">
      <style:text-properties officeooo:rsid="03ead443"/>
    </style:style>
    <style:style style:name="T477" style:family="text">
      <style:text-properties officeooo:rsid="03f91067"/>
    </style:style>
    <style:style style:name="T478" style:family="text">
      <style:text-properties officeooo:rsid="03f9736a"/>
    </style:style>
    <style:style style:name="T479" style:family="text">
      <style:text-properties officeooo:rsid="03fb627b"/>
    </style:style>
    <style:style style:name="T480" style:family="text">
      <style:text-properties officeooo:rsid="03fe4be0"/>
    </style:style>
    <style:style style:name="T481" style:family="text">
      <style:text-properties officeooo:rsid="040ba1a0"/>
    </style:style>
    <style:style style:name="T482" style:family="text">
      <style:text-properties officeooo:rsid="040cc58d"/>
    </style:style>
    <style:style style:name="T483" style:family="text">
      <style:text-properties officeooo:rsid="040d5425"/>
    </style:style>
    <style:style style:name="T484" style:family="text">
      <style:text-properties officeooo:rsid="041140ac"/>
    </style:style>
    <style:style style:name="T485" style:family="text">
      <style:text-properties officeooo:rsid="0411be2c"/>
    </style:style>
    <style:style style:name="T486" style:family="text">
      <style:text-properties officeooo:rsid="0412424f"/>
    </style:style>
    <style:style style:name="T487" style:family="text">
      <style:text-properties officeooo:rsid="0416c12e"/>
    </style:style>
    <style:style style:name="T488" style:family="text">
      <style:text-properties officeooo:rsid="0419e97e"/>
    </style:style>
    <style:style style:name="T489" style:family="text">
      <style:text-properties officeooo:rsid="041b050b"/>
    </style:style>
    <style:style style:name="T490" style:family="text">
      <style:text-properties officeooo:rsid="041d285f"/>
    </style:style>
    <style:style style:name="T491" style:family="text">
      <style:text-properties officeooo:rsid="041e9e2a"/>
    </style:style>
    <style:style style:name="T492" style:family="text">
      <style:text-properties officeooo:rsid="04219b00"/>
    </style:style>
    <style:style style:name="T493" style:family="text">
      <style:text-properties officeooo:rsid="0427b0b0"/>
    </style:style>
    <style:style style:name="T494" style:family="text">
      <style:text-properties officeooo:rsid="042ad80d"/>
    </style:style>
    <style:style style:name="T495" style:family="text">
      <style:text-properties officeooo:rsid="042c9577"/>
    </style:style>
    <style:style style:name="T496" style:family="text">
      <style:text-properties officeooo:rsid="042f1f9e"/>
    </style:style>
    <style:style style:name="T497" style:family="text">
      <style:text-properties officeooo:rsid="042f573d"/>
    </style:style>
    <style:style style:name="T498" style:family="text">
      <style:text-properties officeooo:rsid="0430c832"/>
    </style:style>
    <style:style style:name="T499" style:family="text">
      <style:text-properties officeooo:rsid="0430c938"/>
    </style:style>
    <style:style style:name="T500" style:family="text">
      <style:text-properties officeooo:rsid="043276ca"/>
    </style:style>
    <style:style style:name="T501" style:family="text">
      <style:text-properties officeooo:rsid="04344f65"/>
    </style:style>
    <style:style style:name="T502" style:family="text">
      <style:text-properties officeooo:rsid="0437dfc7"/>
    </style:style>
    <style:style style:name="T503" style:family="text">
      <style:text-properties officeooo:rsid="0438986f"/>
    </style:style>
    <style:style style:name="T504" style:family="text">
      <style:text-properties officeooo:rsid="04395626"/>
    </style:style>
    <style:style style:name="T505" style:family="text">
      <style:text-properties officeooo:rsid="043c4825"/>
    </style:style>
    <style:style style:name="T506" style:family="text">
      <style:text-properties officeooo:rsid="043cee2e"/>
    </style:style>
    <style:style style:name="T507" style:family="text">
      <style:text-properties officeooo:rsid="043e400c"/>
    </style:style>
    <style:style style:name="T508" style:family="text">
      <style:text-properties officeooo:rsid="0440f474"/>
    </style:style>
    <style:style style:name="T509" style:family="text">
      <style:text-properties officeooo:rsid="0444caa8"/>
    </style:style>
    <style:style style:name="T510" style:family="text">
      <style:text-properties officeooo:rsid="04461b70"/>
    </style:style>
    <style:style style:name="T511" style:family="text">
      <style:text-properties officeooo:rsid="0448c8c5"/>
    </style:style>
    <style:style style:name="T512" style:family="text">
      <style:text-properties officeooo:rsid="0449917a"/>
    </style:style>
    <style:style style:name="T513" style:family="text">
      <style:text-properties officeooo:rsid="044ac330"/>
    </style:style>
    <style:style style:name="T514" style:family="text">
      <style:text-properties officeooo:rsid="044bae79"/>
    </style:style>
    <style:style style:name="T515" style:family="text">
      <style:text-properties officeooo:rsid="044d055f"/>
    </style:style>
    <style:style style:name="T516" style:family="text">
      <style:text-properties officeooo:rsid="0451411f"/>
    </style:style>
    <style:style style:name="T517" style:family="text">
      <style:text-properties officeooo:rsid="045299ad"/>
    </style:style>
    <style:style style:name="T518" style:family="text">
      <style:text-properties officeooo:rsid="0455bee4"/>
    </style:style>
    <style:style style:name="T519" style:family="text">
      <style:text-properties officeooo:rsid="0456c51f"/>
    </style:style>
    <style:style style:name="T520" style:family="text">
      <style:text-properties officeooo:rsid="045974b1"/>
    </style:style>
    <style:style style:name="T521" style:family="text">
      <style:text-properties officeooo:rsid="045e2567"/>
    </style:style>
    <style:style style:name="T522" style:family="text">
      <style:text-properties officeooo:rsid="045e67c1"/>
    </style:style>
    <style:style style:name="T523" style:family="text">
      <style:text-properties officeooo:rsid="0469e3f3"/>
    </style:style>
    <style:style style:name="T524" style:family="text">
      <style:text-properties officeooo:rsid="046d5175"/>
    </style:style>
    <style:style style:name="T525" style:family="text">
      <style:text-properties officeooo:rsid="046d7f5d"/>
    </style:style>
    <style:style style:name="T526" style:family="text">
      <style:text-properties officeooo:rsid="047e4682"/>
    </style:style>
    <style:style style:name="T527" style:family="text">
      <style:text-properties officeooo:rsid="0480fb39"/>
    </style:style>
    <style:style style:name="T528" style:family="text">
      <style:text-properties officeooo:rsid="0482d7b4"/>
    </style:style>
    <style:style style:name="T529" style:family="text">
      <style:text-properties officeooo:rsid="0483fd74"/>
    </style:style>
    <style:style style:name="T530" style:family="text">
      <style:text-properties officeooo:rsid="04872a66"/>
    </style:style>
    <style:style style:name="T531" style:family="text">
      <style:text-properties officeooo:rsid="048d8ff4"/>
    </style:style>
    <style:style style:name="T532" style:family="text">
      <style:text-properties officeooo:rsid="048fdd57"/>
    </style:style>
    <style:style style:name="T533" style:family="text">
      <style:text-properties officeooo:rsid="0494b77e"/>
    </style:style>
    <style:style style:name="T534" style:family="text">
      <style:text-properties officeooo:rsid="04967476"/>
    </style:style>
    <style:style style:name="T535" style:family="text">
      <style:text-properties officeooo:rsid="04978fb2"/>
    </style:style>
    <style:style style:name="T536" style:family="text">
      <style:text-properties officeooo:rsid="04a01620"/>
    </style:style>
    <style:style style:name="T537" style:family="text">
      <style:text-properties officeooo:rsid="04a191f5"/>
    </style:style>
    <style:style style:name="T538" style:family="text">
      <style:text-properties officeooo:rsid="04a4632f"/>
    </style:style>
    <style:style style:name="T539" style:family="text">
      <style:text-properties officeooo:rsid="04a4faab"/>
    </style:style>
    <style:style style:name="T540" style:family="text">
      <style:text-properties officeooo:rsid="04a73d3a"/>
    </style:style>
    <style:style style:name="T541" style:family="text">
      <style:text-properties officeooo:rsid="0138ff92"/>
    </style:style>
    <style:style style:name="T542" style:family="text">
      <style:text-properties officeooo:rsid="04a8ab2a"/>
    </style:style>
    <style:style style:name="T543" style:family="text">
      <style:text-properties officeooo:rsid="04abafc2"/>
    </style:style>
    <style:style style:name="T544" style:family="text">
      <style:text-properties officeooo:rsid="04b0e2de"/>
    </style:style>
    <style:style style:name="T545" style:family="text">
      <style:text-properties officeooo:rsid="04b6bf74"/>
    </style:style>
    <style:style style:name="T546" style:family="text">
      <style:text-properties officeooo:rsid="04b7a62d"/>
    </style:style>
    <style:style style:name="T547" style:family="text">
      <style:text-properties officeooo:rsid="04b9a3f5"/>
    </style:style>
    <style:style style:name="T548" style:family="text">
      <style:text-properties officeooo:rsid="04baa74c"/>
    </style:style>
    <style:style style:name="T549" style:family="text">
      <style:text-properties officeooo:rsid="04bb2fc9"/>
    </style:style>
    <style:style style:name="T550" style:family="text">
      <style:text-properties officeooo:rsid="04bc17c4"/>
    </style:style>
    <style:style style:name="T551" style:family="text">
      <style:text-properties officeooo:rsid="04bddae1"/>
    </style:style>
    <style:style style:name="T552" style:family="text">
      <style:text-properties officeooo:rsid="04c028c1"/>
    </style:style>
    <style:style style:name="T553" style:family="text">
      <style:text-properties officeooo:rsid="04c1c65b"/>
    </style:style>
    <style:style style:name="T554" style:family="text">
      <style:text-properties officeooo:rsid="04c353f4"/>
    </style:style>
    <style:style style:name="T555" style:family="text">
      <style:text-properties officeooo:rsid="04c38b48"/>
    </style:style>
    <style:style style:name="T556" style:family="text">
      <style:text-properties officeooo:rsid="04c764bf"/>
    </style:style>
    <style:style style:name="T557" style:family="text">
      <style:text-properties officeooo:rsid="04c8d914"/>
    </style:style>
    <style:style style:name="T558" style:family="text">
      <style:text-properties officeooo:rsid="04c979c1"/>
    </style:style>
    <style:style style:name="T559" style:family="text">
      <style:text-properties officeooo:rsid="04c9e31d"/>
    </style:style>
    <style:style style:name="T560" style:family="text">
      <style:text-properties officeooo:rsid="04cb9a28"/>
    </style:style>
    <style:style style:name="T561" style:family="text">
      <style:text-properties officeooo:rsid="04ccd2cb"/>
    </style:style>
    <style:style style:name="T562" style:family="text">
      <style:text-properties officeooo:rsid="04ce9d18"/>
    </style:style>
    <style:style style:name="T563" style:family="text">
      <style:text-properties officeooo:rsid="04cf7cbc"/>
    </style:style>
    <style:style style:name="T564" style:family="text">
      <style:text-properties officeooo:rsid="04d17e54"/>
    </style:style>
    <style:style style:name="T565" style:family="text">
      <style:text-properties officeooo:rsid="04d3571d"/>
    </style:style>
    <style:style style:name="T566" style:family="text">
      <style:text-properties officeooo:rsid="04d52c84"/>
    </style:style>
    <style:style style:name="T567" style:family="text">
      <style:text-properties officeooo:rsid="04d784ac"/>
    </style:style>
    <style:style style:name="T568" style:family="text">
      <style:text-properties officeooo:rsid="04db5afa"/>
    </style:style>
    <style:style style:name="T569" style:family="text">
      <style:text-properties officeooo:rsid="04db9848"/>
    </style:style>
    <style:style style:name="T570" style:family="text">
      <style:text-properties officeooo:rsid="02fc530d"/>
    </style:style>
    <style:style style:name="T571" style:family="text">
      <style:text-properties officeooo:rsid="04e13a25"/>
    </style:style>
    <style:style style:name="T572" style:family="text">
      <style:text-properties officeooo:rsid="04e34178"/>
    </style:style>
    <style:style style:name="T573" style:family="text">
      <style:text-properties officeooo:rsid="04e45490"/>
    </style:style>
    <style:style style:name="T574" style:family="text">
      <style:text-properties officeooo:rsid="04e8064c"/>
    </style:style>
    <style:style style:name="T575" style:family="text">
      <style:text-properties officeooo:rsid="04e93c42"/>
    </style:style>
    <style:style style:name="T576" style:family="text">
      <style:text-properties officeooo:rsid="04eab1e0"/>
    </style:style>
    <style:style style:name="T577" style:family="text">
      <style:text-properties officeooo:rsid="04eee407"/>
    </style:style>
    <style:style style:name="T578" style:family="text">
      <style:text-properties officeooo:rsid="04f04458"/>
    </style:style>
    <style:style style:name="T579" style:family="text">
      <style:text-properties officeooo:rsid="04f19ad7"/>
    </style:style>
    <style:style style:name="T580" style:family="text">
      <style:text-properties officeooo:rsid="04f2a1d1"/>
    </style:style>
    <style:style style:name="T581" style:family="text">
      <style:text-properties officeooo:rsid="04f47efe"/>
    </style:style>
    <style:style style:name="T582" style:family="text">
      <style:text-properties officeooo:rsid="04f5258b"/>
    </style:style>
    <style:style style:name="T583" style:family="text">
      <style:text-properties officeooo:rsid="04f64fa9"/>
    </style:style>
    <style:style style:name="T584" style:family="text">
      <style:text-properties officeooo:rsid="04f7bcf7"/>
    </style:style>
    <style:style style:name="T585" style:family="text">
      <style:text-properties officeooo:rsid="04fb3348"/>
    </style:style>
    <style:style style:name="T586" style:family="text">
      <style:text-properties officeooo:rsid="04fc17e2"/>
    </style:style>
    <style:style style:name="T587" style:family="text">
      <style:text-properties officeooo:rsid="04ff2e8d"/>
    </style:style>
    <style:style style:name="T588" style:family="text">
      <style:text-properties officeooo:rsid="05006f9b"/>
    </style:style>
    <style:style style:name="T589" style:family="text">
      <style:text-properties officeooo:rsid="0502b6ba"/>
    </style:style>
    <style:style style:name="T590" style:family="text">
      <style:text-properties officeooo:rsid="0507347b"/>
    </style:style>
    <style:style style:name="T591" style:family="text">
      <style:text-properties officeooo:rsid="050e70bb"/>
    </style:style>
    <style:style style:name="T592" style:family="text">
      <style:text-properties officeooo:rsid="0510cf18"/>
    </style:style>
    <style:style style:name="T593" style:family="text">
      <style:text-properties officeooo:rsid="0512ff14"/>
    </style:style>
    <style:style style:name="T594" style:family="text">
      <style:text-properties officeooo:rsid="05142945"/>
    </style:style>
    <style:style style:name="T595" style:family="text">
      <style:text-properties officeooo:rsid="05155d35"/>
    </style:style>
    <style:style style:name="T596" style:family="text">
      <style:text-properties officeooo:rsid="05167376"/>
    </style:style>
    <style:style style:name="T597" style:family="text">
      <style:text-properties officeooo:rsid="0205e458"/>
    </style:style>
    <style:style style:name="T598" style:family="text">
      <style:text-properties officeooo:rsid="051b44a0"/>
    </style:style>
    <style:style style:name="T599" style:family="text">
      <style:text-properties officeooo:rsid="051b93c6"/>
    </style:style>
    <style:style style:name="T600" style:family="text">
      <style:text-properties officeooo:rsid="051d1360"/>
    </style:style>
    <style:style style:name="T601" style:family="text">
      <style:text-properties officeooo:rsid="05203de6"/>
    </style:style>
    <style:style style:name="T602" style:family="text">
      <style:text-properties officeooo:rsid="0520c1a5"/>
    </style:style>
    <style:style style:name="T603" style:family="text">
      <style:text-properties officeooo:rsid="052169e0"/>
    </style:style>
    <style:style style:name="T604" style:family="text">
      <style:text-properties officeooo:rsid="0521e97a"/>
    </style:style>
    <style:style style:name="T605" style:family="text">
      <style:text-properties officeooo:rsid="0524e519"/>
    </style:style>
    <style:style style:name="T606" style:family="text">
      <style:text-properties officeooo:rsid="0526c4e3"/>
    </style:style>
    <style:style style:name="T607" style:family="text">
      <style:text-properties officeooo:rsid="0526f7ce"/>
    </style:style>
    <style:style style:name="T608" style:family="text">
      <style:text-properties officeooo:rsid="05295e84"/>
    </style:style>
    <style:style style:name="T609" style:family="text">
      <style:text-properties officeooo:rsid="052978a3"/>
    </style:style>
    <style:style style:name="T610" style:family="text">
      <style:text-properties officeooo:rsid="052e7f29"/>
    </style:style>
    <style:style style:name="T611" style:family="text">
      <style:text-properties officeooo:rsid="05302f10"/>
    </style:style>
    <style:style style:name="T612" style:family="text">
      <style:text-properties officeooo:rsid="05315e9a"/>
    </style:style>
    <style:style style:name="T613" style:family="text">
      <style:text-properties officeooo:rsid="0533ba37"/>
    </style:style>
    <style:style style:name="T614" style:family="text">
      <style:text-properties officeooo:rsid="053cf292"/>
    </style:style>
    <style:style style:name="T615" style:family="text">
      <style:text-properties officeooo:rsid="0540adfb"/>
    </style:style>
    <style:style style:name="T616" style:family="text">
      <style:text-properties officeooo:rsid="05423a66"/>
    </style:style>
    <style:style style:name="T617" style:family="text">
      <style:text-properties officeooo:rsid="054326f6"/>
    </style:style>
    <style:style style:name="T618" style:family="text">
      <style:text-properties officeooo:rsid="0543b19a"/>
    </style:style>
    <style:style style:name="T619" style:family="text">
      <style:text-properties officeooo:rsid="05451bf8"/>
    </style:style>
    <style:style style:name="T620" style:family="text">
      <style:text-properties officeooo:rsid="05464631"/>
    </style:style>
    <style:style style:name="T621" style:family="text">
      <style:text-properties officeooo:rsid="0546e419"/>
    </style:style>
    <style:style style:name="T622" style:family="text">
      <style:text-properties officeooo:rsid="05478165"/>
    </style:style>
    <style:style style:name="T623" style:family="text">
      <style:text-properties officeooo:rsid="054e094f"/>
    </style:style>
    <style:style style:name="T624" style:family="text">
      <style:text-properties officeooo:rsid="0555ea02"/>
    </style:style>
    <style:style style:name="T625" style:family="text">
      <style:text-properties officeooo:rsid="0557af08"/>
    </style:style>
    <style:style style:name="T626" style:family="text">
      <style:text-properties officeooo:rsid="05599a32"/>
    </style:style>
    <style:style style:name="T627" style:family="text">
      <style:text-properties officeooo:rsid="055b2058"/>
    </style:style>
    <style:style style:name="T628" style:family="text">
      <style:text-properties officeooo:rsid="055ba6fc"/>
    </style:style>
    <style:style style:name="T629" style:family="text">
      <style:text-properties officeooo:rsid="055f8e18"/>
    </style:style>
    <style:style style:name="T630" style:family="text">
      <style:text-properties officeooo:rsid="05607ca0"/>
    </style:style>
    <style:style style:name="T631" style:family="text">
      <style:text-properties officeooo:rsid="0561a3b6"/>
    </style:style>
    <style:style style:name="T632" style:family="text">
      <style:text-properties officeooo:rsid="05642635"/>
    </style:style>
    <style:style style:name="T633" style:family="text">
      <style:text-properties officeooo:rsid="0565030e"/>
    </style:style>
    <style:style style:name="T634" style:family="text">
      <style:text-properties officeooo:rsid="0565075a"/>
    </style:style>
    <style:style style:name="T635" style:family="text">
      <style:text-properties officeooo:rsid="0567e350"/>
    </style:style>
    <style:style style:name="T636" style:family="text">
      <style:text-properties officeooo:rsid="056c9606"/>
    </style:style>
    <style:style style:name="T637" style:family="text">
      <style:text-properties officeooo:rsid="056d7f94"/>
    </style:style>
    <style:style style:name="T638" style:family="text">
      <style:text-properties officeooo:rsid="032ead81"/>
    </style:style>
    <style:style style:name="T639" style:family="text">
      <style:text-properties officeooo:rsid="056e1f3b"/>
    </style:style>
    <style:style style:name="T640" style:family="text">
      <style:text-properties officeooo:rsid="05730d22"/>
    </style:style>
    <style:style style:name="T641" style:family="text">
      <style:text-properties officeooo:rsid="05743347"/>
    </style:style>
    <style:style style:name="T642" style:family="text">
      <style:text-properties officeooo:rsid="0577d766"/>
    </style:style>
    <style:style style:name="T643" style:family="text">
      <style:text-properties officeooo:rsid="057a672c"/>
    </style:style>
    <style:style style:name="T644" style:family="text">
      <style:text-properties officeooo:rsid="0580a025"/>
    </style:style>
    <style:style style:name="T645" style:family="text">
      <style:text-properties officeooo:rsid="05832162"/>
    </style:style>
    <style:style style:name="T646" style:family="text">
      <style:text-properties officeooo:rsid="0587b2ed"/>
    </style:style>
    <style:style style:name="T647" style:family="text">
      <style:text-properties fo:font-style="italic" officeooo:rsid="0587b2ed" style:font-style-asian="italic" style:font-style-complex="italic"/>
    </style:style>
    <style:style style:name="T648" style:family="text">
      <style:text-properties officeooo:rsid="05886ed2"/>
    </style:style>
    <style:style style:name="T649" style:family="text">
      <style:text-properties officeooo:rsid="058a9563"/>
    </style:style>
    <style:style style:name="T650" style:family="text">
      <style:text-properties officeooo:rsid="058b844a"/>
    </style:style>
    <style:style style:name="T651" style:family="text">
      <style:text-properties officeooo:rsid="058cc77a"/>
    </style:style>
    <style:style style:name="T652" style:family="text">
      <style:text-properties officeooo:rsid="058e7a6f"/>
    </style:style>
    <style:style style:name="T653" style:family="text">
      <style:text-properties officeooo:rsid="058f5b2d"/>
    </style:style>
    <style:style style:name="T654" style:family="text">
      <style:text-properties officeooo:rsid="0590757e"/>
    </style:style>
    <style:style style:name="T655" style:family="text">
      <style:text-properties officeooo:rsid="05920a74"/>
    </style:style>
    <style:style style:name="T656" style:family="text">
      <style:text-properties officeooo:rsid="059aa2c5"/>
    </style:style>
    <style:style style:name="T657" style:family="text">
      <style:text-properties officeooo:rsid="059aa837"/>
    </style:style>
    <style:style style:name="T658" style:family="text">
      <style:text-properties officeooo:rsid="059ea25d"/>
    </style:style>
    <style:style style:name="T659" style:family="text">
      <style:text-properties style:text-underline-style="solid" style:text-underline-width="auto" style:text-underline-color="font-color" officeooo:rsid="059ea25d"/>
    </style:style>
    <style:style style:name="T660" style:family="text">
      <style:text-properties style:text-underline-style="solid" style:text-underline-width="auto" style:text-underline-color="font-color" officeooo:rsid="05f59988"/>
    </style:style>
    <style:style style:name="T661" style:family="text">
      <style:text-properties style:text-underline-style="solid" style:text-underline-width="auto" style:text-underline-color="font-color" officeooo:rsid="05ff39e8"/>
    </style:style>
    <style:style style:name="T662" style:family="text">
      <style:text-properties officeooo:rsid="05a29604"/>
    </style:style>
    <style:style style:name="T663" style:family="text">
      <style:text-properties officeooo:rsid="05a583e2"/>
    </style:style>
    <style:style style:name="T664" style:family="text">
      <style:text-properties officeooo:rsid="05acfc1d"/>
    </style:style>
    <style:style style:name="T665" style:family="text">
      <style:text-properties officeooo:rsid="01e6d976" style:font-size-asian="12pt"/>
    </style:style>
    <style:style style:name="T666" style:family="text">
      <style:text-properties officeooo:rsid="05acfc1d" style:font-size-asian="12pt"/>
    </style:style>
    <style:style style:name="T667" style:family="text">
      <style:text-properties officeooo:rsid="05b055e8"/>
    </style:style>
    <style:style style:name="T668" style:family="text">
      <style:text-properties officeooo:rsid="05b3b899"/>
    </style:style>
    <style:style style:name="T669" style:family="text">
      <style:text-properties officeooo:rsid="05b41ee9"/>
    </style:style>
    <style:style style:name="T670" style:family="text">
      <style:text-properties officeooo:rsid="05b55fab"/>
    </style:style>
    <style:style style:name="T671" style:family="text">
      <style:text-properties officeooo:rsid="05b629f6"/>
    </style:style>
    <style:style style:name="T672" style:family="text">
      <style:text-properties officeooo:rsid="05b6f6c6"/>
    </style:style>
    <style:style style:name="T673" style:family="text">
      <style:text-properties officeooo:rsid="05b74b5a"/>
    </style:style>
    <style:style style:name="T674" style:family="text">
      <style:text-properties officeooo:rsid="05b7efd9"/>
    </style:style>
    <style:style style:name="T675" style:family="text">
      <style:text-properties officeooo:rsid="05bad222"/>
    </style:style>
    <style:style style:name="T676" style:family="text">
      <style:text-properties officeooo:rsid="05bc3918"/>
    </style:style>
    <style:style style:name="T677" style:family="text">
      <style:text-properties officeooo:rsid="05bed0d9"/>
    </style:style>
    <style:style style:name="T678" style:family="text">
      <style:text-properties officeooo:rsid="05c0f10c"/>
    </style:style>
    <style:style style:name="T679" style:family="text">
      <style:text-properties officeooo:rsid="05c1bfce"/>
    </style:style>
    <style:style style:name="T680" style:family="text">
      <style:text-properties officeooo:rsid="05c2c8e5"/>
    </style:style>
    <style:style style:name="T681" style:family="text">
      <style:text-properties officeooo:rsid="05c3d71e"/>
    </style:style>
    <style:style style:name="T682" style:family="text">
      <style:text-properties officeooo:rsid="05c6163b"/>
    </style:style>
    <style:style style:name="T683" style:family="text">
      <style:text-properties officeooo:rsid="05c6ad17"/>
    </style:style>
    <style:style style:name="T684" style:family="text">
      <style:text-properties officeooo:rsid="05c6d994"/>
    </style:style>
    <style:style style:name="T685" style:family="text">
      <style:text-properties officeooo:rsid="05ca6a3b"/>
    </style:style>
    <style:style style:name="T686" style:family="text">
      <style:text-properties officeooo:rsid="05ca81a2"/>
    </style:style>
    <style:style style:name="T687" style:family="text">
      <style:text-properties officeooo:rsid="05cb1a31"/>
    </style:style>
    <style:style style:name="T688" style:family="text">
      <style:text-properties officeooo:rsid="05d0e05a"/>
    </style:style>
    <style:style style:name="T689" style:family="text">
      <style:text-properties officeooo:rsid="05d2fa60"/>
    </style:style>
    <style:style style:name="T690" style:family="text">
      <style:text-properties officeooo:rsid="05d4da3b"/>
    </style:style>
    <style:style style:name="T691" style:family="text">
      <style:text-properties officeooo:rsid="05d61bab"/>
    </style:style>
    <style:style style:name="T692" style:family="text">
      <style:text-properties officeooo:rsid="05d7929d"/>
    </style:style>
    <style:style style:name="T693" style:family="text">
      <style:text-properties officeooo:rsid="05d8c16d"/>
    </style:style>
    <style:style style:name="T694" style:family="text">
      <style:text-properties officeooo:rsid="05dab843"/>
    </style:style>
    <style:style style:name="T695" style:family="text">
      <style:text-properties officeooo:rsid="05de4b08"/>
    </style:style>
    <style:style style:name="T696" style:family="text">
      <style:text-properties officeooo:rsid="05de6ea1"/>
    </style:style>
    <style:style style:name="T697" style:family="text">
      <style:text-properties officeooo:rsid="05e1020b"/>
    </style:style>
    <style:style style:name="T698" style:family="text">
      <style:text-properties officeooo:rsid="05e121fc"/>
    </style:style>
    <style:style style:name="T699" style:family="text">
      <style:text-properties officeooo:rsid="05e3ced8"/>
    </style:style>
    <style:style style:name="T700" style:family="text">
      <style:text-properties officeooo:rsid="05e43b4a"/>
    </style:style>
    <style:style style:name="T701" style:family="text">
      <style:text-properties officeooo:rsid="05e627ca"/>
    </style:style>
    <style:style style:name="T702" style:family="text">
      <style:text-properties officeooo:rsid="05e7c81a"/>
    </style:style>
    <style:style style:name="T703" style:family="text">
      <style:text-properties officeooo:rsid="05ea5e0b"/>
    </style:style>
    <style:style style:name="T704" style:family="text">
      <style:text-properties officeooo:rsid="05ecf17e"/>
    </style:style>
    <style:style style:name="T705" style:family="text">
      <style:text-properties officeooo:rsid="05ed6761"/>
    </style:style>
    <style:style style:name="T706" style:family="text">
      <style:text-properties officeooo:rsid="05eee7fd"/>
    </style:style>
    <style:style style:name="T707" style:family="text">
      <style:text-properties officeooo:rsid="05f0ba49"/>
    </style:style>
    <style:style style:name="T708" style:family="text">
      <style:text-properties officeooo:rsid="05f1f5e1"/>
    </style:style>
    <style:style style:name="T709" style:family="text">
      <style:text-properties officeooo:rsid="05f2a22c"/>
    </style:style>
    <style:style style:name="T710" style:family="text">
      <style:text-properties officeooo:rsid="05f3be71"/>
    </style:style>
    <style:style style:name="T711" style:family="text">
      <style:text-properties officeooo:rsid="05f59988"/>
    </style:style>
    <style:style style:name="T712" style:family="text">
      <style:text-properties officeooo:rsid="05f72102"/>
    </style:style>
    <style:style style:name="T713" style:family="text">
      <style:text-properties officeooo:rsid="05f90a47"/>
    </style:style>
    <style:style style:name="T714" style:family="text">
      <style:text-properties officeooo:rsid="05fad0e0"/>
    </style:style>
    <style:style style:name="T715" style:family="text">
      <style:text-properties style:text-underline-style="none"/>
    </style:style>
    <style:style style:name="T716" style:family="text">
      <style:text-properties style:text-underline-style="none" officeooo:rsid="059ea25d"/>
    </style:style>
    <style:style style:name="T717" style:family="text">
      <style:text-properties style:text-underline-style="none" officeooo:rsid="05ff39e8"/>
    </style:style>
    <style:style style:name="T718" style:family="text">
      <style:text-properties style:text-underline-style="none" officeooo:rsid="0723f36b"/>
    </style:style>
    <style:style style:name="T719" style:family="text">
      <style:text-properties style:text-underline-style="none" officeooo:rsid="07371b62"/>
    </style:style>
    <style:style style:name="T720" style:family="text">
      <style:text-properties style:text-underline-style="none" officeooo:rsid="05642635"/>
    </style:style>
    <style:style style:name="T721" style:family="text">
      <style:text-properties style:text-underline-style="none" officeooo:rsid="073917bd"/>
    </style:style>
    <style:style style:name="T722" style:family="text">
      <style:text-properties officeooo:rsid="05ff39e8"/>
    </style:style>
    <style:style style:name="T723" style:family="text">
      <style:text-properties officeooo:rsid="06021020"/>
    </style:style>
    <style:style style:name="T724" style:family="text">
      <style:text-properties officeooo:rsid="0602b6a4"/>
    </style:style>
    <style:style style:name="T725" style:family="text">
      <style:text-properties officeooo:rsid="060330ca"/>
    </style:style>
    <style:style style:name="T726" style:family="text">
      <style:text-properties officeooo:rsid="060492fa"/>
    </style:style>
    <style:style style:name="T727" style:family="text">
      <style:text-properties officeooo:rsid="060510d4"/>
    </style:style>
    <style:style style:name="T728" style:family="text">
      <style:text-properties officeooo:rsid="060849f7"/>
    </style:style>
    <style:style style:name="T729" style:family="text">
      <style:text-properties officeooo:rsid="060c6ff8"/>
    </style:style>
    <style:style style:name="T730" style:family="text">
      <style:text-properties officeooo:rsid="060efac0"/>
    </style:style>
    <style:style style:name="T731" style:family="text">
      <style:text-properties officeooo:rsid="0610d2f6"/>
    </style:style>
    <style:style style:name="T732" style:family="text">
      <style:text-properties officeooo:rsid="06122daa"/>
    </style:style>
    <style:style style:name="T733" style:family="text">
      <style:text-properties officeooo:rsid="0613ec98"/>
    </style:style>
    <style:style style:name="T734" style:family="text">
      <style:text-properties officeooo:rsid="0614135f"/>
    </style:style>
    <style:style style:name="T735" style:family="text">
      <style:text-properties officeooo:rsid="06175c7c"/>
    </style:style>
    <style:style style:name="T736" style:family="text">
      <style:text-properties officeooo:rsid="061c705b"/>
    </style:style>
    <style:style style:name="T737" style:family="text">
      <style:text-properties officeooo:rsid="061dbc31"/>
    </style:style>
    <style:style style:name="T738" style:family="text">
      <style:text-properties officeooo:rsid="061f6109"/>
    </style:style>
    <style:style style:name="T739" style:family="text">
      <style:text-properties officeooo:rsid="06236ea5"/>
    </style:style>
    <style:style style:name="T740" style:family="text">
      <style:text-properties officeooo:rsid="06244f1d"/>
    </style:style>
    <style:style style:name="T741" style:family="text">
      <style:text-properties officeooo:rsid="0625bd9e"/>
    </style:style>
    <style:style style:name="T742" style:family="text">
      <style:text-properties officeooo:rsid="06272817"/>
    </style:style>
    <style:style style:name="T743" style:family="text">
      <style:text-properties officeooo:rsid="06299436"/>
    </style:style>
    <style:style style:name="T744" style:family="text">
      <style:text-properties officeooo:rsid="062b8993"/>
    </style:style>
    <style:style style:name="T745" style:family="text">
      <style:text-properties officeooo:rsid="062ce7b7"/>
    </style:style>
    <style:style style:name="T746" style:family="text">
      <style:text-properties officeooo:rsid="062f7c30"/>
    </style:style>
    <style:style style:name="T747" style:family="text">
      <style:text-properties officeooo:rsid="06309fbe"/>
    </style:style>
    <style:style style:name="T748" style:family="text">
      <style:text-properties officeooo:rsid="0631acdd"/>
    </style:style>
    <style:style style:name="T749" style:family="text">
      <style:text-properties officeooo:rsid="06338520"/>
    </style:style>
    <style:style style:name="T750" style:family="text">
      <style:text-properties officeooo:rsid="06364c0f"/>
    </style:style>
    <style:style style:name="T751" style:family="text">
      <style:text-properties officeooo:rsid="06367157"/>
    </style:style>
    <style:style style:name="T752" style:family="text">
      <style:text-properties officeooo:rsid="0637825c"/>
    </style:style>
    <style:style style:name="T753" style:family="text">
      <style:text-properties officeooo:rsid="0639d46f"/>
    </style:style>
    <style:style style:name="T754" style:family="text">
      <style:text-properties officeooo:rsid="063ae1f1"/>
    </style:style>
    <style:style style:name="T755" style:family="text">
      <style:text-properties officeooo:rsid="063c0d60"/>
    </style:style>
    <style:style style:name="T756" style:family="text">
      <style:text-properties officeooo:rsid="063e0289"/>
    </style:style>
    <style:style style:name="T757" style:family="text">
      <style:text-properties officeooo:rsid="035aefa4"/>
    </style:style>
    <style:style style:name="T758" style:family="text">
      <style:text-properties officeooo:rsid="063f819a"/>
    </style:style>
    <style:style style:name="T759" style:family="text">
      <style:text-properties officeooo:rsid="06419b2d"/>
    </style:style>
    <style:style style:name="T760" style:family="text">
      <style:text-properties officeooo:rsid="0641c785"/>
    </style:style>
    <style:style style:name="T761" style:family="text">
      <style:text-properties officeooo:rsid="06433f2f"/>
    </style:style>
    <style:style style:name="T762" style:family="text">
      <style:text-properties officeooo:rsid="06477ec1"/>
    </style:style>
    <style:style style:name="T763" style:family="text">
      <style:text-properties officeooo:rsid="06489362"/>
    </style:style>
    <style:style style:name="T764" style:family="text">
      <style:text-properties officeooo:rsid="06489670"/>
    </style:style>
    <style:style style:name="T765" style:family="text">
      <style:text-properties officeooo:rsid="0649c57b"/>
    </style:style>
    <style:style style:name="T766" style:family="text">
      <style:text-properties officeooo:rsid="064eeaff"/>
    </style:style>
    <style:style style:name="T767" style:family="text">
      <style:text-properties officeooo:rsid="0654a525"/>
    </style:style>
    <style:style style:name="T768" style:family="text">
      <style:text-properties officeooo:rsid="06587e17"/>
    </style:style>
    <style:style style:name="T769" style:family="text">
      <style:text-properties officeooo:rsid="06597666"/>
    </style:style>
    <style:style style:name="T770" style:family="text">
      <style:text-properties officeooo:rsid="065b2b78"/>
    </style:style>
    <style:style style:name="T771" style:family="text">
      <style:text-properties fo:font-size="12pt" officeooo:rsid="065b2b78" style:font-size-asian="10.5pt" style:font-size-complex="12pt"/>
    </style:style>
    <style:style style:name="T772" style:family="text">
      <style:text-properties officeooo:rsid="065dc4ad"/>
    </style:style>
    <style:style style:name="T773" style:family="text">
      <style:text-properties officeooo:rsid="06648040"/>
    </style:style>
    <style:style style:name="T774" style:family="text">
      <style:text-properties officeooo:rsid="06717a88"/>
    </style:style>
    <style:style style:name="T775" style:family="text">
      <style:text-properties officeooo:rsid="0673d1a1"/>
    </style:style>
    <style:style style:name="T776" style:family="text">
      <style:text-properties officeooo:rsid="067c3b5b"/>
    </style:style>
    <style:style style:name="T777" style:family="text">
      <style:text-properties officeooo:rsid="067e84a3"/>
    </style:style>
    <style:style style:name="T778" style:family="text">
      <style:text-properties officeooo:rsid="067fe0de"/>
    </style:style>
    <style:style style:name="T779" style:family="text">
      <style:text-properties officeooo:rsid="06812d85"/>
    </style:style>
    <style:style style:name="T780" style:family="text">
      <style:text-properties officeooo:rsid="0681e85c"/>
    </style:style>
    <style:style style:name="T781" style:family="text">
      <style:text-properties officeooo:rsid="0684b82f"/>
    </style:style>
    <style:style style:name="T782" style:family="text">
      <style:text-properties officeooo:rsid="06856f42"/>
    </style:style>
    <style:style style:name="T783" style:family="text">
      <style:text-properties officeooo:rsid="00a49a7c"/>
    </style:style>
    <style:style style:name="T784" style:family="text">
      <style:text-properties officeooo:rsid="00282f63"/>
    </style:style>
    <style:style style:name="T785" style:family="text">
      <style:text-properties officeooo:rsid="06866540"/>
    </style:style>
    <style:style style:name="T786" style:family="text">
      <style:text-properties officeooo:rsid="0686c0be"/>
    </style:style>
    <style:style style:name="T787" style:family="text">
      <style:text-properties officeooo:rsid="0686f4ac"/>
    </style:style>
    <style:style style:name="T788" style:family="text">
      <style:text-properties officeooo:rsid="0687d37a"/>
    </style:style>
    <style:style style:name="T789" style:family="text">
      <style:text-properties officeooo:rsid="068a5bee"/>
    </style:style>
    <style:style style:name="T790" style:family="text">
      <style:text-properties officeooo:rsid="068bab51"/>
    </style:style>
    <style:style style:name="T791" style:family="text">
      <style:text-properties officeooo:rsid="068e2304"/>
    </style:style>
    <style:style style:name="T792" style:family="text">
      <style:text-properties officeooo:rsid="068fb76c"/>
    </style:style>
    <style:style style:name="T793" style:family="text">
      <style:text-properties officeooo:rsid="0690bf03"/>
    </style:style>
    <style:style style:name="T794" style:family="text">
      <style:text-properties officeooo:rsid="06916d54"/>
    </style:style>
    <style:style style:name="T795" style:family="text">
      <style:text-properties officeooo:rsid="06927ae5"/>
    </style:style>
    <style:style style:name="T796" style:family="text">
      <style:text-properties officeooo:rsid="069475b3"/>
    </style:style>
    <style:style style:name="T797" style:family="text">
      <style:text-properties officeooo:rsid="0697defe"/>
    </style:style>
    <style:style style:name="T798" style:family="text">
      <style:text-properties officeooo:rsid="0699a66c"/>
    </style:style>
    <style:style style:name="T799" style:family="text">
      <style:text-properties officeooo:rsid="069c28d9"/>
    </style:style>
    <style:style style:name="T800" style:family="text">
      <style:text-properties officeooo:rsid="069d593b"/>
    </style:style>
    <style:style style:name="T801" style:family="text">
      <style:text-properties officeooo:rsid="069f2b16"/>
    </style:style>
    <style:style style:name="T802" style:family="text">
      <style:text-properties officeooo:rsid="069f8933"/>
    </style:style>
    <style:style style:name="T803" style:family="text">
      <style:text-properties officeooo:rsid="06a033c4"/>
    </style:style>
    <style:style style:name="T804" style:family="text">
      <style:text-properties officeooo:rsid="06a2b7e1"/>
    </style:style>
    <style:style style:name="T805" style:family="text">
      <style:text-properties officeooo:rsid="06a974a2"/>
    </style:style>
    <style:style style:name="T806" style:family="text">
      <style:text-properties officeooo:rsid="06acad48"/>
    </style:style>
    <style:style style:name="T807" style:family="text">
      <style:text-properties officeooo:rsid="014b062f"/>
    </style:style>
    <style:style style:name="T808" style:family="text">
      <style:text-properties officeooo:rsid="06ae5b9e"/>
    </style:style>
    <style:style style:name="T809" style:family="text">
      <style:text-properties officeooo:rsid="06aed2cb"/>
    </style:style>
    <style:style style:name="T810" style:family="text">
      <style:text-properties officeooo:rsid="06b06ae4"/>
    </style:style>
    <style:style style:name="T811" style:family="text">
      <style:text-properties officeooo:rsid="06b0d549"/>
    </style:style>
    <style:style style:name="T812" style:family="text">
      <style:text-properties officeooo:rsid="06b0f6cf"/>
    </style:style>
    <style:style style:name="T813" style:family="text">
      <style:text-properties officeooo:rsid="01af32a3"/>
    </style:style>
    <style:style style:name="T814" style:family="text">
      <style:text-properties officeooo:rsid="06b780b4"/>
    </style:style>
    <style:style style:name="T815" style:family="text">
      <style:text-properties officeooo:rsid="06b782b1"/>
    </style:style>
    <style:style style:name="T816" style:family="text">
      <style:text-properties officeooo:rsid="06bbe488"/>
    </style:style>
    <style:style style:name="T817" style:family="text">
      <style:text-properties officeooo:rsid="06bd4d72"/>
    </style:style>
    <style:style style:name="T818" style:family="text">
      <style:text-properties officeooo:rsid="06bdc963"/>
    </style:style>
    <style:style style:name="T819" style:family="text">
      <style:text-properties officeooo:rsid="06c50ae6"/>
    </style:style>
    <style:style style:name="T820" style:family="text">
      <style:text-properties officeooo:rsid="06c67d44"/>
    </style:style>
    <style:style style:name="T821" style:family="text">
      <style:text-properties officeooo:rsid="06cd0c14"/>
    </style:style>
    <style:style style:name="T822" style:family="text">
      <style:text-properties officeooo:rsid="06ce1bcc"/>
    </style:style>
    <style:style style:name="T823" style:family="text">
      <style:text-properties officeooo:rsid="06d21d12"/>
    </style:style>
    <style:style style:name="T824" style:family="text">
      <style:text-properties officeooo:rsid="06d29b41"/>
    </style:style>
    <style:style style:name="T825" style:family="text">
      <style:text-properties officeooo:rsid="06d3b1fc"/>
    </style:style>
    <style:style style:name="T826" style:family="text">
      <style:text-properties officeooo:rsid="06d68f66"/>
    </style:style>
    <style:style style:name="T827" style:family="text">
      <style:text-properties officeooo:rsid="06d79164"/>
    </style:style>
    <style:style style:name="T828" style:family="text">
      <style:text-properties officeooo:rsid="06d83d71"/>
    </style:style>
    <style:style style:name="T829" style:family="text">
      <style:text-properties officeooo:rsid="06d8d998"/>
    </style:style>
    <style:style style:name="T830" style:family="text">
      <style:text-properties officeooo:rsid="06d9c2c2"/>
    </style:style>
    <style:style style:name="T831" style:family="text">
      <style:text-properties officeooo:rsid="06dc765e"/>
    </style:style>
    <style:style style:name="T832" style:family="text">
      <style:text-properties officeooo:rsid="06dce6ed"/>
    </style:style>
    <style:style style:name="T833" style:family="text">
      <style:text-properties officeooo:rsid="06dd72d5"/>
    </style:style>
    <style:style style:name="T834" style:family="text">
      <style:text-properties officeooo:rsid="06df56ad"/>
    </style:style>
    <style:style style:name="T835" style:family="text">
      <style:text-properties officeooo:rsid="06dfc8aa"/>
    </style:style>
    <style:style style:name="T836" style:family="text">
      <style:text-properties officeooo:rsid="06e2f115"/>
    </style:style>
    <style:style style:name="T837" style:family="text">
      <style:text-properties officeooo:rsid="06e8ce05"/>
    </style:style>
    <style:style style:name="T838" style:family="text">
      <style:text-properties officeooo:rsid="06e97996"/>
    </style:style>
    <style:style style:name="T839" style:family="text">
      <style:text-properties officeooo:rsid="06ea0ffb"/>
    </style:style>
    <style:style style:name="T840" style:family="text">
      <style:text-properties officeooo:rsid="06eac683"/>
    </style:style>
    <style:style style:name="T841" style:family="text">
      <style:text-properties officeooo:rsid="06eb6c9c"/>
    </style:style>
    <style:style style:name="T842" style:family="text">
      <style:text-properties officeooo:rsid="06ebcee4"/>
    </style:style>
    <style:style style:name="T843" style:family="text">
      <style:text-properties officeooo:rsid="06ed668f"/>
    </style:style>
    <style:style style:name="T844" style:family="text">
      <style:text-properties officeooo:rsid="06f82316"/>
    </style:style>
    <style:style style:name="T845" style:family="text">
      <style:text-properties officeooo:rsid="06f8cace"/>
    </style:style>
    <style:style style:name="T846" style:family="text">
      <style:text-properties officeooo:rsid="06fce24b"/>
    </style:style>
    <style:style style:name="T847" style:family="text">
      <style:text-properties officeooo:rsid="06fd40ba"/>
    </style:style>
    <style:style style:name="T848" style:family="text">
      <style:text-properties officeooo:rsid="07022776"/>
    </style:style>
    <style:style style:name="T849" style:family="text">
      <style:text-properties officeooo:rsid="0702e711"/>
    </style:style>
    <style:style style:name="T850" style:family="text">
      <style:text-properties officeooo:rsid="070b501a"/>
    </style:style>
    <style:style style:name="T851" style:family="text">
      <style:text-properties officeooo:rsid="070e1618"/>
    </style:style>
    <style:style style:name="T852" style:family="text">
      <style:text-properties officeooo:rsid="07142a54"/>
    </style:style>
    <style:style style:name="T853" style:family="text">
      <style:text-properties officeooo:rsid="071601a0"/>
    </style:style>
    <style:style style:name="T854" style:family="text">
      <style:text-properties officeooo:rsid="07164960"/>
    </style:style>
    <style:style style:name="T855" style:family="text">
      <style:text-properties officeooo:rsid="07169c6d"/>
    </style:style>
    <style:style style:name="T856" style:family="text">
      <style:text-properties officeooo:rsid="07189442"/>
    </style:style>
    <style:style style:name="T857" style:family="text">
      <style:text-properties officeooo:rsid="07199892"/>
    </style:style>
    <style:style style:name="T858" style:family="text">
      <style:text-properties officeooo:rsid="071ad4a4"/>
    </style:style>
    <style:style style:name="T859" style:family="text">
      <style:text-properties officeooo:rsid="071c11ab"/>
    </style:style>
    <style:style style:name="T860" style:family="text">
      <style:text-properties officeooo:rsid="071c741d"/>
    </style:style>
    <style:style style:name="T861" style:family="text">
      <style:text-properties officeooo:rsid="071d83f6"/>
    </style:style>
    <style:style style:name="T862" style:family="text">
      <style:text-properties officeooo:rsid="071ed524"/>
    </style:style>
    <style:style style:name="T863" style:family="text">
      <style:text-properties officeooo:rsid="07200bfc"/>
    </style:style>
    <style:style style:name="T864" style:family="text">
      <style:text-properties officeooo:rsid="07207357"/>
    </style:style>
    <style:style style:name="T865" style:family="text">
      <style:text-properties officeooo:rsid="07209cb2"/>
    </style:style>
    <style:style style:name="T866" style:family="text">
      <style:text-properties officeooo:rsid="0722209e"/>
    </style:style>
    <style:style style:name="T867"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868" style:family="text">
      <style:text-properties officeooo:rsid="07278a5c"/>
    </style:style>
    <style:style style:name="T869" style:family="text">
      <style:text-properties officeooo:rsid="0727a24b"/>
    </style:style>
    <style:style style:name="T870" style:family="text">
      <style:text-properties officeooo:rsid="072aad63"/>
    </style:style>
    <style:style style:name="T871" style:family="text">
      <style:text-properties officeooo:rsid="072b769b"/>
    </style:style>
    <style:style style:name="T872" style:family="text">
      <style:text-properties officeooo:rsid="072ba978"/>
    </style:style>
    <style:style style:name="T873" style:family="text">
      <style:text-properties officeooo:rsid="072c8f77"/>
    </style:style>
    <style:style style:name="T874" style:family="text">
      <style:text-properties officeooo:rsid="0732d263"/>
    </style:style>
    <style:style style:name="T875" style:family="text">
      <style:text-properties officeooo:rsid="07371b62"/>
    </style:style>
    <style:style style:name="T876" style:family="text">
      <style:text-properties officeooo:rsid="073917bd"/>
    </style:style>
    <style:style style:name="T877" style:family="text">
      <style:text-properties officeooo:rsid="073ac8e3"/>
    </style:style>
    <style:style style:name="T878" style:family="text">
      <style:text-properties officeooo:rsid="073d84d7"/>
    </style:style>
    <style:style style:name="T879" style:family="text">
      <style:text-properties officeooo:rsid="073f246b"/>
    </style:style>
    <style:style style:name="T880" style:family="text">
      <style:text-properties officeooo:rsid="074470f6"/>
    </style:style>
    <style:style style:name="T881" style:family="text">
      <style:text-properties officeooo:rsid="07465cd5"/>
    </style:style>
    <style:style style:name="T882" style:family="text">
      <style:text-properties officeooo:rsid="07489684"/>
    </style:style>
    <style:style style:name="T883" style:family="text">
      <style:text-properties officeooo:rsid="074f44c7"/>
    </style:style>
    <style:style style:name="T884" style:family="text">
      <style:text-properties officeooo:rsid="074f96e2"/>
    </style:style>
    <style:style style:name="T885" style:family="text">
      <style:text-properties officeooo:rsid="0752c3d0"/>
    </style:style>
    <style:style style:name="T886" style:family="text">
      <style:text-properties officeooo:rsid="07562df4"/>
    </style:style>
    <style:style style:name="T887" style:family="text">
      <style:text-properties officeooo:rsid="075639a6"/>
    </style:style>
    <style:style style:name="T888" style:family="text">
      <style:text-properties officeooo:rsid="0758c8fc"/>
    </style:style>
    <style:style style:name="T889" style:family="text">
      <style:text-properties officeooo:rsid="075a9602"/>
    </style:style>
    <style:style style:name="T890" style:family="text">
      <style:text-properties officeooo:rsid="075c941b"/>
    </style:style>
    <style:style style:name="T891" style:family="text">
      <style:text-properties officeooo:rsid="075e7b0a"/>
    </style:style>
    <style:style style:name="T892" style:family="text">
      <style:text-properties officeooo:rsid="075ec6a7"/>
    </style:style>
    <style:style style:name="T893" style:family="text">
      <style:text-properties officeooo:rsid="07606b6b"/>
    </style:style>
    <style:style style:name="T894" style:family="text">
      <style:text-properties officeooo:rsid="0762a4c7"/>
    </style:style>
    <style:style style:name="T895" style:family="text">
      <style:text-properties officeooo:rsid="07638ffd"/>
    </style:style>
    <style:style style:name="T896" style:family="text">
      <style:text-properties officeooo:rsid="076668d6"/>
    </style:style>
    <style:style style:name="T897" style:family="text">
      <style:text-properties officeooo:rsid="07666dc3"/>
    </style:style>
    <style:style style:name="T898" style:family="text">
      <style:text-properties officeooo:rsid="0770cd0b"/>
    </style:style>
    <style:style style:name="T899" style:family="text">
      <style:text-properties officeooo:rsid="0773859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
      <text:p text:style-name="Standard"/>
      <text:p text:style-name="Standard"/>
      <text:p text:style-name="Standard"/>
      <text:p text:style-name="Standard"/>
      <text:p text:style-name="P131"><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19E6183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134">Cities: Skylines <text:span text:style-name="T280">II</text:span> Mod<text:span text:style-name="T439">ding </text:span><text:span text:style-name="T587">Instructions</text:span></text:p>
      <text:p text:style-name="P133"/>
      <text:p text:style-name="P133"/>
      <text:p text:style-name="P133"/>
      <text:p text:style-name="P135"><text:span text:style-name="T869">August</text:span><text:span text:style-name="T182"> </text:span><text:span text:style-name="T877">2</text:span><text:span text:style-name="T898">9</text:span>, 202<text:span text:style-name="T676">4</text:span></text:p>
      <text:p text:style-name="P133"/>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Table of Contents</text:p>
          </text:index-title>
          <text:p text:style-name="P150"><text:a xlink:type="simple" xlink:href="#__RefHeading___Toc11445_1038383628" text:style-name="Index_20_Link" text:visited-style-name="Index_20_Link">Introduction<text:tab/>1</text:a></text:p>
          <text:p text:style-name="P150"><text:a xlink:type="simple" xlink:href="#__RefHeading___Toc5775_1060612756" text:style-name="Index_20_Link" text:visited-style-name="Index_20_Link">Assumptions<text:tab/>1</text:a></text:p>
          <text:p text:style-name="P150"><text:a xlink:type="simple" xlink:href="#__RefHeading___Toc10668_2128443723" text:style-name="Index_20_Link" text:visited-style-name="Index_20_Link">Accounts<text:tab/>1</text:a></text:p>
          <text:p text:style-name="P151"><text:a xlink:type="simple" xlink:href="#__RefHeading___Toc11471_1038383628" text:style-name="Index_20_Link" text:visited-style-name="Index_20_Link">Paradox Account<text:tab/>2</text:a></text:p>
          <text:p text:style-name="P151"><text:a xlink:type="simple" xlink:href="#__RefHeading___Toc5933_1060612756" text:style-name="Index_20_Link" text:visited-style-name="Index_20_Link">GitHub Account<text:tab/>3</text:a></text:p>
          <text:p text:style-name="P150"><text:a xlink:type="simple" xlink:href="#__RefHeading___Toc11447_1038383628" text:style-name="Index_20_Link" text:visited-style-name="Index_20_Link">Modding Toolchain<text:tab/>3</text:a></text:p>
          <text:p text:style-name="P150"><text:a xlink:type="simple" xlink:href="#__RefHeading___Toc11449_1038383628" text:style-name="Index_20_Link" text:visited-style-name="Index_20_Link">Basic Mod Project<text:tab/>4</text:a></text:p>
          <text:p text:style-name="P151"><text:a xlink:type="simple" xlink:href="#__RefHeading___Toc11525_1038383628" text:style-name="Index_20_Link" text:visited-style-name="Index_20_Link">Choose Assembly Name<text:tab/>4</text:a></text:p>
          <text:p text:style-name="P151"><text:a xlink:type="simple" xlink:href="#__RefHeading___Toc11527_1038383628" text:style-name="Index_20_Link" text:visited-style-name="Index_20_Link">Create Mod Project<text:tab/>4</text:a></text:p>
          <text:p text:style-name="P151"><text:a xlink:type="simple" xlink:href="#__RefHeading___Toc11453_1038383628" text:style-name="Index_20_Link" text:visited-style-name="Index_20_Link">Configure Mod Project<text:tab/>5</text:a></text:p>
          <text:p text:style-name="P151"><text:a xlink:type="simple" xlink:href="#__RefHeading___Toc11457_1038383628" text:style-name="Index_20_Link" text:visited-style-name="Index_20_Link">Build Mod Project<text:tab/>8</text:a></text:p>
          <text:p text:style-name="P151"><text:a xlink:type="simple" xlink:href="#__RefHeading___Toc11459_1038383628" text:style-name="Index_20_Link" text:visited-style-name="Index_20_Link">Test Mod<text:tab/>8</text:a></text:p>
          <text:p text:style-name="P150"><text:a xlink:type="simple" xlink:href="#__RefHeading___Toc11461_1038383628" text:style-name="Index_20_Link" text:visited-style-name="Index_20_Link">Create Your Mod<text:tab/>9</text:a></text:p>
          <text:p text:style-name="P151"><text:a xlink:type="simple" xlink:href="#__RefHeading___Toc11451_1038383628" text:style-name="Index_20_Link" text:visited-style-name="Index_20_Link">User Interface<text:tab/>9</text:a></text:p>
          <text:p text:style-name="P151"><text:a xlink:type="simple" xlink:href="#__RefHeading___Toc11455_1038383628" text:style-name="Index_20_Link" text:visited-style-name="Index_20_Link">Harmony<text:tab/>11</text:a></text:p>
          <text:p text:style-name="P151"><text:a xlink:type="simple" xlink:href="#__RefHeading___Toc20716_3002793707" text:style-name="Index_20_Link" text:visited-style-name="Index_20_Link">Language Support<text:tab/>11</text:a></text:p>
          <text:p text:style-name="P151"><text:a xlink:type="simple" xlink:href="#__RefHeading___Toc11463_1038383628" text:style-name="Index_20_Link" text:visited-style-name="Index_20_Link">BepInEx Console<text:tab/>12</text:a></text:p>
          <text:p text:style-name="P151"><text:a xlink:type="simple" xlink:href="#__RefHeading___Toc11465_1038383628" text:style-name="Index_20_Link" text:visited-style-name="Index_20_Link">Log File Locations<text:tab/>13</text:a></text:p>
          <text:p text:style-name="P151"><text:a xlink:type="simple" xlink:href="#__RefHeading___Toc8976_1060612756" text:style-name="Index_20_Link" text:visited-style-name="Index_20_Link">Developer Modes<text:tab/>14</text:a></text:p>
          <text:p text:style-name="P151"><text:a xlink:type="simple" xlink:href="#__RefHeading___Toc10095_1060612756" text:style-name="Index_20_Link" text:visited-style-name="Index_20_Link">Continue Last Save<text:tab/>15</text:a></text:p>
          <text:p text:style-name="P151"><text:a xlink:type="simple" xlink:href="#__RefHeading___Toc5715_2446439030" text:style-name="Index_20_Link" text:visited-style-name="Index_20_Link">Visual Studio Debugging<text:tab/>15</text:a></text:p>
          <text:p text:style-name="P151"><text:a xlink:type="simple" xlink:href="#__RefHeading___Toc11467_1038383628" text:style-name="Index_20_Link" text:visited-style-name="Index_20_Link">View Game Source Code<text:tab/>16</text:a></text:p>
          <text:p text:style-name="P151"><text:a xlink:type="simple" xlink:href="#__RefHeading___Toc11469_1038383628" text:style-name="Index_20_Link" text:visited-style-name="Index_20_Link">Get Game Source Code<text:tab/>17</text:a></text:p>
          <text:p text:style-name="P150"><text:a xlink:type="simple" xlink:href="#__RefHeading___Toc11473_1038383628" text:style-name="Index_20_Link" text:visited-style-name="Index_20_Link">Publish New Mod To Paradox Mods<text:tab/>17</text:a></text:p>
          <text:p text:style-name="P151"><text:a xlink:type="simple" xlink:href="#__RefHeading___Toc9726_3655602309" text:style-name="Index_20_Link" text:visited-style-name="Index_20_Link">Remove Unneeded Code<text:tab/>17</text:a></text:p>
          <text:p text:style-name="P151"><text:a xlink:type="simple" xlink:href="#__RefHeading___Toc11784_2848870355" text:style-name="Index_20_Link" text:visited-style-name="Index_20_Link">Add License File<text:tab/>18</text:a></text:p>
          <text:p text:style-name="P151"><text:a xlink:type="simple" xlink:href="#__RefHeading___Toc13565_2848870355" text:style-name="Index_20_Link" text:visited-style-name="Index_20_Link">Create Paradox Forum Thread<text:tab/>18</text:a></text:p>
          <text:p text:style-name="P151"><text:a xlink:type="simple" xlink:href="#__RefHeading___Toc9728_3655602309" text:style-name="Index_20_Link" text:visited-style-name="Index_20_Link">Update Project Properties<text:tab/>19</text:a></text:p>
          <text:p text:style-name="P151"><text:a xlink:type="simple" xlink:href="#__RefHeading___Toc9730_3655602309" text:style-name="Index_20_Link" text:visited-style-name="Index_20_Link">Prepare Publishing Files<text:tab/>19</text:a></text:p>
          <text:p text:style-name="P151"><text:a xlink:type="simple" xlink:href="#__RefHeading___Toc9732_3655602309" text:style-name="Index_20_Link" text:visited-style-name="Index_20_Link">Prepare Solution<text:tab/>22</text:a></text:p>
          <text:p text:style-name="P151"><text:a xlink:type="simple" xlink:href="#__RefHeading___Toc9734_3655602309" text:style-name="Index_20_Link" text:visited-style-name="Index_20_Link">Publish To Paradox Mods<text:tab/>22</text:a></text:p>
          <text:p text:style-name="P151"><text:a xlink:type="simple" xlink:href="#__RefHeading___Toc9736_3655602309" text:style-name="Index_20_Link" text:visited-style-name="Index_20_Link">Verify Published Mod<text:tab/>22</text:a></text:p>
          <text:p text:style-name="P151"><text:a xlink:type="simple" xlink:href="#__RefHeading___Toc9738_3655602309" text:style-name="Index_20_Link" text:visited-style-name="Index_20_Link">Update Mod ID<text:tab/>23</text:a></text:p>
          <text:p text:style-name="P151"><text:a xlink:type="simple" xlink:href="#__RefHeading___Toc9740_3655602309" text:style-name="Index_20_Link" text:visited-style-name="Index_20_Link">Save to GitHub<text:tab/>23</text:a></text:p>
          <text:p text:style-name="P151"><text:a xlink:type="simple" xlink:href="#__RefHeading___Toc9742_3655602309" text:style-name="Index_20_Link" text:visited-style-name="Index_20_Link">Mod Is Published<text:tab/>25</text:a></text:p>
          <text:p text:style-name="P150"><text:a xlink:type="simple" xlink:href="#__RefHeading___Toc10084_3655602309" text:style-name="Index_20_Link" text:visited-style-name="Index_20_Link">Update Your Mod<text:tab/>25</text:a></text:p>
          <text:p text:style-name="P150"><text:a xlink:type="simple" xlink:href="#__RefHeading___Toc11477_1038383628" text:style-name="Index_20_Link" text:visited-style-name="Index_20_Link">Publish New Version To Paradox Mods<text:tab/>25</text:a></text:p>
          <text:p text:style-name="P151"><text:a xlink:type="simple" xlink:href="#__RefHeading___Toc10086_3655602309" text:style-name="Index_20_Link" text:visited-style-name="Index_20_Link">Update Project Properties<text:tab/>25</text:a></text:p>
          <text:p text:style-name="P151"><text:a xlink:type="simple" xlink:href="#__RefHeading___Toc10088_3655602309" text:style-name="Index_20_Link" text:visited-style-name="Index_20_Link">Update Publishing Files<text:tab/>26</text:a></text:p>
          <text:p text:style-name="P151"><text:a xlink:type="simple" xlink:href="#__RefHeading___Toc13345_2429953030" text:style-name="Index_20_Link" text:visited-style-name="Index_20_Link">Review Changes<text:tab/>26</text:a></text:p>
          <text:p text:style-name="P151"><text:a xlink:type="simple" xlink:href="#__RefHeading___Toc15536_3002793707" text:style-name="Index_20_Link" text:visited-style-name="Index_20_Link">Prepare, Publish, Verify Mod<text:tab/>26</text:a></text:p>
          <text:p text:style-name="P151"><text:a xlink:type="simple" xlink:href="#__RefHeading___Toc9740_3655602309%20Copy%201" text:style-name="Index_20_Link" text:visited-style-name="Index_20_Link">Update GitHub<text:tab/>27</text:a></text:p>
          <text:p text:style-name="P151"><text:a xlink:type="simple" xlink:href="#__RefHeading___Toc13038_1676438858" text:style-name="Index_20_Link" text:visited-style-name="Index_20_Link">Version Is Published<text:tab/>27</text:a></text:p>
          <text:p text:style-name="P150"><text:a xlink:type="simple" xlink:href="#__RefHeading___Toc11479_1038383628" text:style-name="Index_20_Link" text:visited-style-name="Index_20_Link">Update Published Configuration To Paradox Mods<text:tab/>27</text:a></text:p>
          <text:p text:style-name="P151"><text:a xlink:type="simple" xlink:href="#__RefHeading___Toc14656_3002793707" text:style-name="Index_20_Link" text:visited-style-name="Index_20_Link">Update Publishing Files<text:tab/>28</text:a></text:p>
          <text:p text:style-name="P151"><text:a xlink:type="simple" xlink:href="#__RefHeading___Toc13503_2429953030" text:style-name="Index_20_Link" text:visited-style-name="Index_20_Link">Review Changes<text:tab/>28</text:a></text:p>
          <text:p text:style-name="P151"><text:a xlink:type="simple" xlink:href="#__RefHeading___Toc14658_3002793707" text:style-name="Index_20_Link" text:visited-style-name="Index_20_Link">Prepare, Publish, Verify Mod<text:tab/>28</text:a></text:p>
          <text:p text:style-name="P151"><text:a xlink:type="simple" xlink:href="#__RefHeading___Toc15032_3002793707" text:style-name="Index_20_Link" text:visited-style-name="Index_20_Link">Update GitHub<text:tab/>28</text:a></text:p>
          <text:p text:style-name="P151"><text:a xlink:type="simple" xlink:href="#__RefHeading___Toc13138_1676438858" text:style-name="Index_20_Link" text:visited-style-name="Index_20_Link">Configuration Is Published<text:tab/>28</text:a></text:p>
          <text:p text:style-name="P150"><text:a xlink:type="simple" xlink:href="#__RefHeading___Toc11481_1038383628" text:style-name="Index_20_Link" text:visited-style-name="Index_20_Link"><text:soft-page-break/>Working With Markdown<text:tab/>28</text:a></text:p>
        </text:index-body>
      </text:table-of-content>
      <text:p text:style-name="Standard"/>
      <text:h text:style-name="P153" text:outline-level="1"><text:bookmark-start text:name="__RefHeading___Toc11445_1038383628"/>Introduction<text:bookmark-end text:name="__RefHeading___Toc11445_1038383628"/></text:h>
      <text:p text:style-name="P111"><text:span text:style-name="T440">This document </text:span><text:span text:style-name="T331">contain</text:span><text:span text:style-name="T440">s</text:span> <text:span text:style-name="T645">very </text:span><text:span text:style-name="T366">detailed </text:span><text:span text:style-name="T298">step-by-step instructions </text:span>for creating a Cities: Skylines <text:span text:style-name="T280">II</text:span> (CS2) code mod<text:span text:style-name="T282">ification</text:span>. <text:s/><text:span text:style-name="T588">A c</text:span><text:span text:style-name="T282">ode modification </text:span><text:span text:style-name="T588">is</text:span><text:span text:style-name="T282"> known as </text:span><text:span text:style-name="T588">a </text:span><text:span text:style-name="T282">“mod”. <text:s/></text:span><text:span text:style-name="T758">A mod </text:span><text:span text:style-name="T757">add</text:span><text:span text:style-name="T758">s </text:span><text:span text:style-name="T757">on to or modif</text:span><text:span text:style-name="T758">ies</text:span><text:span text:style-name="T757"> existing game play. <text:s/></text:span><text:span text:style-name="T257">Th</text:span><text:span text:style-name="T440">is document is </text:span>not <text:span text:style-name="T257">for creating </text:span><text:span text:style-name="T588">a </text:span>map or <text:span text:style-name="T257">other </text:span>asset. <text:s/><text:span text:style-name="T257">H</text:span><text:span text:style-name="T140">ereinafter, “mod” refers to the </text:span><text:span text:style-name="T142">CS2 </text:span><text:span text:style-name="T140">code mod </text:span><text:span text:style-name="T141">being created</text:span><text:span text:style-name="T140">.</text:span></text:p>
      <text:p text:style-name="P79"><text:span text:style-name="T158"/></text:p>
      <text:p text:style-name="P137"><text:span text:style-name="T158">T</text:span><text:span text:style-name="T19">here are ways to </text:span><text:span text:style-name="T166">organize your code and </text:span><text:span text:style-name="T170">do</text:span><text:span text:style-name="T19"> things </text:span><text:span text:style-name="T167">other than the methods </text:span><text:span text:style-name="T19">detailed in this document. <text:s/>Other mod authors </text:span><text:span text:style-name="T166">will </text:span><text:span text:style-name="T19">have different preferences on how to do things. <text:s/>You </text:span><text:span text:style-name="T166">probably</text:span><text:span text:style-name="T19"> have your own preferences. <text:s/>But following these </text:span><text:span text:style-name="T170">instructions</text:span><text:span text:style-name="T19"> will result </text:span><text:span text:style-name="T169">in </text:span><text:span text:style-name="T19">a </text:span><text:span text:style-name="T168">basic </text:span><text:span text:style-name="T19">working mod </text:span><text:span text:style-name="T169">to serve as starting point for adding your own functionality </text:span><text:span text:style-name="T170">and making changes to suit your own style and preferences</text:span><text:span text:style-name="T19">.</text:span></text:p>
      <text:p text:style-name="P126"><text:span text:style-name="T165"/></text:p>
      <text:p text:style-name="P23">For more information on CS2 itself, see:</text:p>
      <text:p text:style-name="P126"><text:a xlink:type="simple" xlink:href="https://cs2.paradoxwikis.com/Cities_Skylines_II_Wiki" text:style-name="Internet_20_link" text:visited-style-name="Visited_20_Internet_20_Link"><text:span text:style-name="T19">https://cs2.paradoxwikis.com/Cities_Skylines_II_Wiki</text:span></text:a></text:p>
      <text:p text:style-name="P127"><text:span text:style-name="T140"/></text:p>
      <text:p text:style-name="P127"><text:span text:style-name="T140">F</text:span><text:span text:style-name="T163">or </text:span><text:span text:style-name="T143">more </text:span><text:span text:style-name="T163">information on </text:span><text:span text:style-name="T159">CS2 </text:span><text:span text:style-name="T163">modding, see:<text:line-break/></text:span><text:a xlink:type="simple" xlink:href="https://cs2.paradoxwikis.com/Modding" text:style-name="Internet_20_link" text:visited-style-name="Visited_20_Internet_20_Link"><text:span text:style-name="T163">https://cs2.paradoxwikis.com/Modding</text:span></text:a><text:span text:style-name="T163"><text:line-break/></text:span><text:a xlink:type="simple" xlink:href="https://cs2.paradoxwikis.com/Community-made_guides" text:style-name="Internet_20_link" text:visited-style-name="Visited_20_Internet_20_Link"><text:span text:style-name="T163">https://cs2.paradoxwikis.com/Community-made_guides</text:span></text:a></text:p>
      <text:p text:style-name="P76"><text:span text:style-name="T19"/></text:p>
      <text:p text:style-name="P125"><text:span text:style-name="T144">For help with </text:span><text:span text:style-name="T160">CS2 </text:span><text:span text:style-name="T144">modding, </text:span><text:span text:style-name="T19">see </text:span><text:span text:style-name="T158">the following</text:span><text:span text:style-name="T19">, especially the sections on Code Mods and Development:<text:line-break/></text:span><text:a xlink:type="simple" xlink:href="https://discord.com/channels/1169011184557637825" text:style-name="Internet_20_link" text:visited-style-name="Visited_20_Internet_20_Link"><text:span text:style-name="T19">https://discord.com/channels/1169011184557637825</text:span></text:a></text:p>
      <text:h text:style-name="Heading_20_1" text:outline-level="1"><text:bookmark-start text:name="__RefHeading___Toc5775_1060612756"/>Assumptions<text:bookmark-end text:name="__RefHeading___Toc5775_1060612756"/></text:h>
      <text:p text:style-name="P78"><text:span text:style-name="T19">This document assumes the following </text:span><text:span text:style-name="T147">regarding </text:span><text:span text:style-name="T149">your</text:span><text:span text:style-name="T147"> environment. <text:s/></text:span><text:span text:style-name="T146">If your environment is different, then </text:span><text:span text:style-name="T150">you will need to make adjustments </text:span><text:span text:style-name="T162">to the </text:span><text:span text:style-name="T171">instructions</text:span><text:span text:style-name="T162"> in this document </text:span><text:span text:style-name="T164">for your environment differences</text:span><text:span text:style-name="T146">.</text:span></text:p>
      <text:list text:style-name="L1">
        <text:list-item>
          <text:p text:style-name="P172"><text:span text:style-name="T19">CS2 was installed from Steam </text:span><text:span text:style-name="T151">on a Windows PC</text:span><text:span text:style-name="T19">. <text:s/></text:span><text:span text:style-name="T172">This implies you already have a Steam account.</text:span></text:p>
        </text:list-item>
        <text:list-item>
          <text:p text:style-name="P173"><text:span text:style-name="T149">Development </text:span><text:span text:style-name="T155">will be</text:span><text:span text:style-name="T149"> with Microsoft Visual Studio </text:span><text:span text:style-name="T151">on a Windows PC</text:span><text:span text:style-name="T149">. <text:s/></text:span><text:span text:style-name="T174">A</text:span><text:span text:style-name="T150">uthor is using “Microsoft Visual Studio Community 2022 (64-bit)”, </text:span><text:span text:style-name="T173">which is totally free.</text:span></text:p>
        </text:list-item>
        <text:list-item>
          <text:p text:style-name="P176"><text:span text:style-name="T151">Mod s</text:span><text:span text:style-name="T19">ource code will be stored on GitHub.</text:span></text:p>
        </text:list-item>
        <text:list-item>
          <text:p text:style-name="P177">No mod manager (e.g. r2modman, Skyve) is being used <text:span text:style-name="T850">during development</text:span>. <text:s/><text:span text:style-name="T850">Feel free to use a mod manager outside of development.</text:span></text:p>
        </text:list-item>
      </text:list>
      <text:p text:style-name="P80"><text:span text:style-name="T19"/></text:p>
      <text:p text:style-name="P82"><text:span text:style-name="T19">This document assumes the reader is familiar with the following. <text:s/></text:span><text:span text:style-name="T148">Reader does not need to be an expert. <text:s/>But </text:span><text:span text:style-name="T145">at least </text:span><text:span text:style-name="T148">some familiarity is very helpful. <text:s/></text:span><text:span text:style-name="T155">If you are unfamiliar with any of these, search the internet for more information.</text:span></text:p>
      <text:list text:continue-numbering="true" text:style-name="L1">
        <text:list-item>
          <text:p text:style-name="P174"><text:span text:style-name="T161">Using </text:span><text:span text:style-name="T19">Microsoft Visual Studio.</text:span></text:p>
        </text:list-item>
        <text:list-item>
          <text:p text:style-name="P175"><text:span text:style-name="T147">P</text:span><text:span text:style-name="T19">rogramming in C#.</text:span></text:p>
        </text:list-item>
        <text:list-item>
          <text:p text:style-name="P245"><text:span text:style-name="T19">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19">https://cs2.paradoxwikis.com/ECS_-_Entity_Component_System</text:span></text:a></text:p>
        </text:list-item>
        <text:list-item>
          <text:p text:style-name="P178">For creating a user interface:</text:p>
          <text:list>
            <text:list-item>
              <text:p text:style-name="P179"><text:span text:style-name="T776">HyperText Markup Language (</text:span>HTML<text:span text:style-name="T776">)</text:span>.</text:p>
            </text:list-item>
            <text:list-item>
              <text:p text:style-name="P175"><text:span text:style-name="T147">P</text:span><text:span text:style-name="T19">rogramming in Type</text:span><text:span text:style-name="T157">S</text:span><text:span text:style-name="T19">cript. <text:s/></text:span><text:span text:style-name="T157">TypeScript is a strongly typed programming language that builds on JavaScript</text:span><text:span text:style-name="T19">. <text:s/></text:span><text:span text:style-name="T158">For more information on TypeScript, see:<text:line-break/></text:span><text:a xlink:type="simple" xlink:href="https://www.typescriptlang.org/" text:style-name="Internet_20_link" text:visited-style-name="Visited_20_Internet_20_Link"><text:span text:style-name="T158">https://www.typescriptlang.org/</text:span></text:a></text:p>
            </text:list-item>
          </text:list>
        </text:list-item>
      </text:list>
      <text:h text:style-name="P154" text:outline-level="1"><text:bookmark-start text:name="__RefHeading___Toc10668_2128443723"/>Accounts<text:bookmark-end text:name="__RefHeading___Toc10668_2128443723"/></text:h>
      <text:p text:style-name="P87">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55"><text:span text:style-name="T362">Paradox Mods is the only official place </text:span><text:span text:style-name="T386">for </text:span><text:span text:style-name="T450">CS2 </text:span><text:span text:style-name="T386">mods. <text:s/>You should obtain </text:span><text:span text:style-name="T450">CS2 </text:span><text:span text:style-name="T386">mods only from Paradox Mods</text:span><text:span text:style-name="T362">. <text:s/></text:span><text:span text:style-name="T386">You can browse </text:span><text:span text:style-name="T533">for </text:span><text:span text:style-name="T386">mods on Paradox Mods without an account. <text:s/>But a Paradox account is </text:span><text:span text:style-name="T480">required</text:span><text:span text:style-name="T386"> </text:span><text:span text:style-name="T388">to </text:span><text:span text:style-name="T591">use</text:span><text:span text:style-name="T386"> a mod </text:span><text:span text:style-name="T432">and</text:span><text:span text:style-name="T477"> </text:span><text:span text:style-name="T432">to publish a mod</text:span><text:span text:style-name="T368">.</text:span></text:p>
      <text:p text:style-name="P55"/>
      <text:p text:style-name="P95">The Paradox Mods website for CS2 <text:span text:style-name="T536">mods</text:span> is:<text:line-break/><text:a xlink:type="simple" xlink:href="https://mods.paradoxplaza.com/games/cities_skylines_2" text:style-name="Internet_20_link" text:visited-style-name="Visited_20_Internet_20_Link">https://mods.paradoxplaza.com/games/cities_skylines_2</text:a></text:p>
      <text:p text:style-name="P55"/>
      <text:p text:style-name="P55"><text:span text:style-name="T368">If you don’t already have a Paradox account, create a new account </text:span><text:span text:style-name="T451">now</text:span><text:span text:style-name="T368">, </text:span><text:span text:style-name="T369">which is totally free</text:span><text:span text:style-name="T368">:</text:span></text:p>
      <text:list text:style-name="L2">
        <text:list-item>
          <text:p text:style-name="P247">Start the game to the main menu.</text:p>
        </text:list-item>
        <text:list-item>
          <text:p text:style-name="P247"><text:span text:style-name="T669">On the right side of the screen</text:span>, click<text:span text:style-name="T539"> </text:span><text:span text:style-name="T544">on </text:span>“Login”. <text:s/>A login screen is displayed.</text:p>
        </text:list-item>
        <text:list-item>
          <text:p text:style-name="P247">On the login screen, click <text:span text:style-name="T544">on </text:span>“Create Account”. <text:s/>The “Create Paradox Account” screen is displayed.</text:p>
        </text:list-item>
        <text:list-item>
          <text:p text:style-name="P247">On the “Create Paradox Account” screen, <text:span text:style-name="T669">enter the requested information and then click on “Create Account”. <text:s/>After the account is created, a confirmation message is displayed.</text:span></text:p>
        </text:list-item>
        <text:list-item>
          <text:p text:style-name="P248">Click “OK” on the confirmation message. <text:s/>The <text:span text:style-name="T850">game </text:span>main menu is displayed.</text:p>
        </text:list-item>
        <text:list-item>
          <text:p text:style-name="P249">Go to your email:</text:p>
          <text:list>
            <text:list-item>
              <text:p text:style-name="P249">Find the message from Paradox Interactive.</text:p>
            </text:list-item>
            <text:list-item>
              <text:p text:style-name="P249"><text:span text:style-name="T753">In the message, c</text:span>lick on “Confirm Account” to confirm your account. <text:s/><text:span text:style-name="T670">A browser is opened showing that your account is now confirmed.</text:span></text:p>
            </text:list-item>
            <text:list-item>
              <text:p text:style-name="P250">Close the browser.</text:p>
            </text:list-item>
          </text:list>
        </text:list-item>
        <text:list-item>
          <text:p text:style-name="P252">On the main menu <text:span text:style-name="T754">of the game</text:span>, click<text:span text:style-name="T539"> </text:span><text:span text:style-name="T544">on </text:span>“Paradox Mods”. <text:s/><text:span text:style-name="T329">It is okay if </text:span><text:span text:style-name="T488">the button</text:span><text:span text:style-name="T329"> </text:span><text:span text:style-name="T299">shows “Beta”. <text:s/></text:span><text:span text:style-name="T512">M</text:span><text:span text:style-name="T442">odding </text:span><text:span text:style-name="T512">is considered </text:span><text:span text:style-name="T442">to be in “Beta” </text:span><text:span text:style-name="T754">testing </text:span><text:span text:style-name="T442">status. <text:s/></text:span>The <text:span text:style-name="T456">“Paradox Mods” screen is displayed.</text:span></text:p>
        </text:list-item>
        <text:list-item>
          <text:p text:style-name="P254">On the “Paradox Mods” screen:</text:p>
          <text:list>
            <text:list-item>
              <text:p text:style-name="P246">Click <text:span text:style-name="T544">on </text:span>“Me”. <text:s/>A message will be displayed that a username is required.</text:p>
            </text:list-item>
            <text:list-item>
              <text:p text:style-name="P246"><text:span text:style-name="T452">Under the message, click </text:span><text:span text:style-name="T544">on </text:span><text:span text:style-name="T452">“Edit profile”. <text:s/></text:span><text:span text:style-name="T670">A message is displayed asking permission to open a web browser. <text:s/>Click on “Yes” to a</text:span><text:span text:style-name="T452">llow the game to open </text:span><text:span text:style-name="T453">the </text:span><text:span text:style-name="T670">displayed </text:span><text:span text:style-name="T453">link</text:span><text:span text:style-name="T452"> in a browser.</text:span></text:p>
            </text:list-item>
            <text:list-item>
              <text:p text:style-name="P256">In the browser:</text:p>
              <text:list>
                <text:list-item>
                  <text:p text:style-name="P251">In the upper right, click on “Log in”. <text:s/><text:span text:style-name="T754">A popup is displayed.</text:span></text:p>
                </text:list-item>
                <text:list-item>
                  <text:p text:style-name="P251">In the popup, click on “Log In”. <text:s/>The log in screen is displayed.</text:p>
                </text:list-item>
                <text:list-item>
                  <text:p text:style-name="P256">Log in to your Paradox account <text:span text:style-name="T670">with the email and password used to create your account</text:span>. <text:s/>The “Choose username” screen is displayed.</text:p>
                </text:list-item>
                <text:list-item>
                  <text:p text:style-name="P256">On the “Choose username” screen, enter a username. <text:s/><text:span text:style-name="T455">Choose your username wisely because it </text:span><text:span text:style-name="T668">can</text:span><text:span text:style-name="T455"> be changed </text:span><text:span text:style-name="T668">only by deleting and recreating your account</text:span><text:span text:style-name="T455">. <text:s/></text:span><text:span text:style-name="T896">This author </text:span><text:span text:style-name="T457">use</text:span><text:span text:style-name="T896">s</text:span><text:span text:style-name="T457"> the same username as </text:span><text:span text:style-name="T534">Steam and </text:span><text:span text:style-name="T457">GitHub account</text:span><text:span text:style-name="T592">s. <text:s/></text:span><text:span text:style-name="T897">You might want to do the same</text:span><text:span text:style-name="T457"> (see section “</text:span><text:span text:style-name="T457"><text:bookmark-ref text:reference-format="text" text:ref-name="__RefHeading___Toc5933_1060612756">GitHub Account</text:bookmark-ref></text:span><text:span text:style-name="T457">”).</text:span></text:p>
                </text:list-item>
                <text:list-item>
                  <text:p text:style-name="P257"><text:span text:style-name="T457">C</text:span>lick <text:span text:style-name="T544">on </text:span>“Set username”. <text:s/><text:span text:style-name="T671">The screen shows your mods, which will be none.</text:span></text:p>
                </text:list-item>
                <text:list-item>
                  <text:p text:style-name="P258">If desired, click on “Edit profile” to change your avatar, bio, or external links.</text:p>
                </text:list-item>
                <text:list-item>
                  <text:p text:style-name="P258">You may optionally link your Paradox account to other accounts like Steam, PlayStation, and Microsoft. <text:s/>In the upper right, click on your username and select “Account settings”. <text:s/>The “Account settings” screen is displayed in <text:span text:style-name="T754">a</text:span> new browser. <text:s/>Under “Account Linking”, click on “Link account” for the accounts you want to link.</text:p>
                </text:list-item>
                <text:list-item>
                  <text:p text:style-name="P256">Log out of your <text:span text:style-name="T754">Paradox </text:span>account and close the browser.</text:p>
                </text:list-item>
              </text:list>
            </text:list-item>
            <text:list-item>
              <text:p text:style-name="P259"><text:span text:style-name="T672">In the game, c</text:span>lose the “Paradox Mods” screen.</text:p>
            </text:list-item>
          </text:list>
        </text:list-item>
        <text:list-item>
          <text:p text:style-name="P259">Click <text:span text:style-name="T544">on </text:span>“Paradox Mods” again. <text:s/>The “Paradox Mods” screen is displayed again.</text:p>
        </text:list-item>
        <text:list-item>
          <text:p text:style-name="P253">On the “Paradox Mods” screen:</text:p>
          <text:list>
            <text:list-item>
              <text:p text:style-name="P259">Verify that the “Me” tab now shows your profile information, <text:span text:style-name="T513">including your username</text:span>.</text:p>
            </text:list-item>
            <text:list-item>
              <text:p text:style-name="P260">You<text:span text:style-name="T386"> </text:span>now <text:span text:style-name="T514">have full access to all the activities on the Paradox Mods screen. <text:s/>But importantly </text:span><text:span text:style-name="T540">for this document</text:span><text:span text:style-name="T514">, you will be able to publish your mod </text:span><text:span text:style-name="T534">later</text:span><text:span text:style-name="T514">.</text:span></text:p>
            </text:list-item>
            <text:list-item>
              <text:p text:style-name="P259">Close the “Paradox Mods” screen.</text:p>
            </text:list-item>
          </text:list>
        </text:list-item>
        <text:list-item>
          <text:p text:style-name="P261">Exit the game to desktop.</text:p>
        </text:list-item>
      </text:list>
      <text:p text:style-name="P90"/>
      <text:p text:style-name="P91"><text:soft-page-break/><text:span text:style-name="T755">Log into your </text:span>Paradox account <text:span text:style-name="T755">in the game</text:span>:</text:p>
      <text:list text:style-name="L3">
        <text:list-item>
          <text:p text:style-name="P264">Start the game to the main menu.</text:p>
        </text:list-item>
        <text:list-item>
          <text:p text:style-name="P262"><text:span text:style-name="T673">If not already logged in, l</text:span><text:span text:style-name="T369">og in to your </text:span><text:span text:style-name="T534">Paradox </text:span><text:span text:style-name="T369">account in the game:</text:span></text:p>
          <text:list>
            <text:list-item>
              <text:p text:style-name="P262"><text:span text:style-name="T535">Under “Paradox Account”, click</text:span><text:span text:style-name="T457"> </text:span><text:span text:style-name="T544">on </text:span><text:span text:style-name="T457">“Login”. <text:s/></text:span><text:span text:style-name="T535">A</text:span><text:span text:style-name="T534"> log in screen is displayed.</text:span></text:p>
            </text:list-item>
            <text:list-item>
              <text:p text:style-name="P265">On the log in screen, enter your Paradox account email address (not username) and password.</text:p>
            </text:list-item>
            <text:list-item>
              <text:p text:style-name="P265">Click <text:span text:style-name="T544">on </text:span>“Login”. <text:s/>You are returned to the game main menu.</text:p>
            </text:list-item>
          </text:list>
        </text:list-item>
        <text:list-item>
          <text:p text:style-name="P265"><text:span text:style-name="T673">On the main menu u</text:span><text:span text:style-name="T537">nder “Paradox Account”, v</text:span>erify your Paradox account username is displayed. <text:s/><text:span text:style-name="T821">If your username is not displayed, see the steps above for creating your username.</text:span></text:p>
        </text:list-item>
        <text:list-item>
          <text:p text:style-name="P263"><text:span text:style-name="T457">Once logged in, t</text:span><text:span text:style-name="T454">here is a “</text:span><text:span text:style-name="T674">Logout” </text:span><text:span text:style-name="T454">button to log out of your Paradox account. <text:s/></text:span><text:span text:style-name="T386">It is recommended to </text:span><text:span text:style-name="T387">stay logged in to </text:span><text:span text:style-name="T386">Paradox in the game. <text:s/>If you logout and log in again, all your </text:span><text:span text:style-name="T851">subscribed </text:span><text:span text:style-name="T386">mods will be downloaded </text:span><text:span text:style-name="T488">and installed </text:span><text:span text:style-name="T386">again.</text:span></text:p>
        </text:list-item>
        <text:list-item>
          <text:p text:style-name="P266">Exit the game to desktop.</text:p>
        </text:list-item>
      </text:list>
      <text:p text:style-name="P130"/>
      <text:p text:style-name="P130">Create a Paradox account data file <text:span text:style-name="T774">that will be used later when publishing your mod</text:span>:</text:p>
      <text:list text:continue-numbering="true" text:style-name="L3">
        <text:list-item text:start-value="1">
          <text:p text:style-name="P267"><text:span text:style-name="T532">Use a text editor </text:span><text:span text:style-name="T226">(e.g. Notepad) </text:span><text:span text:style-name="T532">to </text:span><text:span text:style-name="T274">create a new text file </text:span><text:span text:style-name="T226">with </text:span>2 lines:</text:p>
          <text:list>
            <text:list-item>
              <text:p text:style-name="P267"><text:span text:style-name="T194">Line 1 contains </text:span>your Paradox account username <text:span text:style-name="T668">(not email address)</text:span>.</text:p>
            </text:list-item>
            <text:list-item>
              <text:p text:style-name="P267"><text:span text:style-name="T194">Line 2 contains </text:span>your Paradox account password.</text:p>
            </text:list-item>
          </text:list>
        </text:list-item>
        <text:list-item>
          <text:p text:style-name="P268">Save the file in a folder where you will remember where it is located.</text:p>
          <text:list>
            <text:list-item>
              <text:p text:style-name="P268">Do NOT save the file <text:span text:style-name="T715">in</text:span> your <text:span text:style-name="T535">Visual Studio </text:span>project folder. <text:s/>Placing the file in a folder <text:span text:style-name="T646">separate from your project </text:span><text:span text:style-name="T777">helps </text:span>prevent the file from accidentally being included in the project and copied to Git<text:span text:style-name="T251">H</text:span>ub <text:span text:style-name="T202">for all to see.</text:span></text:p>
            </text:list-item>
            <text:list-item>
              <text:p text:style-name="P269"><text:span text:style-name="T193">Possible file locations are your desktop or </text:span><text:span text:style-name="T251">your </text:span><text:span text:style-name="T193">Documents folder </text:span><text:span text:style-name="T822">or (this author’s preference) one folder above all the project folders for your CS2 mods</text:span><text:span text:style-name="T193">.</text:span></text:p>
            </text:list-item>
          </text:list>
        </text:list-item>
        <text:list-item>
          <text:p text:style-name="P267"><text:span text:style-name="T194">Save the </text:span>file <text:span text:style-name="T194">with the name </text:span>“pdx_account.txt”.</text:p>
        </text:list-item>
        <text:list-item>
          <text:p text:style-name="P270">Close the <text:span text:style-name="T535">Paradox</text:span> account data file.</text:p>
        </text:list-item>
      </text:list>
      <text:h text:style-name="Heading_20_2" text:outline-level="2"><text:bookmark-start text:name="__RefHeading___Toc5933_1060612756"/>GitHub Account<text:bookmark-end text:name="__RefHeading___Toc5933_1060612756"/></text:h>
      <text:p text:style-name="P75">Your source code must be available for others to review. <text:s/>GitHub seems to be preferred by most mod authors <text:span text:style-name="T692">and is easily linked from Paradox Mods</text:span>.</text:p>
      <text:p text:style-name="P75"/>
      <text:p text:style-name="P89">If you don’t already have a GitHub account, create a new account now, which is totally free:</text:p>
      <text:list text:style-name="L4">
        <text:list-item>
          <text:p text:style-name="P255">In a browser, go to the GitHub web site:<text:line-break/><text:a xlink:type="simple" xlink:href="https://github.com/" text:style-name="Internet_20_link" text:visited-style-name="Visited_20_Internet_20_Link">https://github.com/</text:a></text:p>
        </text:list-item>
        <text:list-item>
          <text:p text:style-name="P255">Click <text:span text:style-name="T544">on </text:span>“Sign up”. <text:s/>The “Welcome” screen is displayed.</text:p>
        </text:list-item>
        <text:list-item>
          <text:p text:style-name="P255">On the “Welcome” screen, follow the prompts to create a new account.</text:p>
        </text:list-item>
        <text:list-item>
          <text:p text:style-name="P271">For the username, you might want to use the same username as your <text:span text:style-name="T538">Steam and/or</text:span> Paradox account<text:span text:style-name="T592">s</text:span>.</text:p>
        </text:list-item>
        <text:list-item>
          <text:p text:style-name="P272">Log out of GitHub and close the browser.</text:p>
        </text:list-item>
      </text:list>
      <text:p text:style-name="P110"/>
      <text:p text:style-name="P115">In Visual Studio, set up access to GitHub:</text:p>
      <text:list text:style-name="L5">
        <text:list-item>
          <text:p text:style-name="P273"><text:span text:style-name="T823">TBD Detailed steps are not available here because GitHub is already set up in the author’s Visual Studio instance. <text:s/></text:span><text:span text:style-name="T692">But there should be a “Git” </text:span><text:span text:style-name="T693">top-level </text:span><text:span text:style-name="T692">menu item in Visual Studio. <text:s/></text:span><text:span text:style-name="T756">GitHub access</text:span><text:span text:style-name="T739"> might also get </text:span><text:span text:style-name="T756">performed</text:span><text:span text:style-name="T739"> when the repository </text:span><text:span text:style-name="T823">for your mod </text:span><text:span text:style-name="T739">is </text:span><text:span text:style-name="T756">first </text:span><text:span text:style-name="T739">created.</text:span></text:p>
        </text:list-item>
      </text:list>
      <text:h text:style-name="Heading_20_1" text:outline-level="1"><text:bookmark-start text:name="__RefHeading___Toc11447_1038383628"/>Modding Toolchain<text:bookmark-end text:name="__RefHeading___Toc11447_1038383628"/></text:h>
      <text:p text:style-name="P62">C<text:span text:style-name="T408">S2</text:span> <text:span text:style-name="T441">uses the Modding Toolchain to </text:span>enable the creation of <text:span text:style-name="T403">m</text:span>od<text:span text:style-name="T404">s</text:span>. <text:s/>The Modding Toolchain is required to create <text:span text:style-name="T478">a</text:span> mod <text:span text:style-name="T646">(technically not </text:span><text:span text:style-name="T647">required</text:span><text:span text:style-name="T646">, but there is no reason to try to create a mod </text:span><text:span text:style-name="T648">from scratch instead</text:span><text:span text:style-name="T646">).</text:span></text:p>
      <text:p text:style-name="P83"/>
      <text:p text:style-name="P83"><text:span text:style-name="T258">F</text:span><text:span text:style-name="T257">or more information on the Modding Toolchain, </text:span><text:span text:style-name="T258">s</text:span>ee:<text:line-break/><text:a xlink:type="simple" xlink:href="https://cs2.paradoxwikis.com/Modding_Toolchain" text:style-name="Internet_20_link" text:visited-style-name="Visited_20_Internet_20_Link">https://cs2.paradoxwikis.com/Modding_Toolchain</text:a></text:p>
      <text:p text:style-name="P84"/>
      <text:p text:style-name="P84"><text:soft-page-break/><text:span text:style-name="T409">I</text:span><text:span text:style-name="T299">nstall the Modding Toolchain:</text:span></text:p>
      <text:list text:style-name="L6">
        <text:list-item>
          <text:p text:style-name="P278">Start the game <text:span text:style-name="T441">to the main menu</text:span>.</text:p>
        </text:list-item>
        <text:list-item>
          <text:p text:style-name="P274"><text:span text:style-name="T282">From </text:span><text:span text:style-name="T183">the game’</text:span><text:span text:style-name="T282">s main menu</text:span><text:span text:style-name="T183">, </text:span><text:span text:style-name="T299">click </text:span><text:span text:style-name="T544">on </text:span><text:span text:style-name="T183">“Options”. <text:s/></text:span><text:span text:style-name="T299">The “Options” screen is displayed.</text:span></text:p>
        </text:list-item>
        <text:list-item>
          <text:p text:style-name="P274"><text:span text:style-name="T299">On the “Options” screen, on the left side, click </text:span><text:span text:style-name="T544">on </text:span><text:span text:style-name="T183">“Modding”. <text:s/></text:span><text:span text:style-name="T329">It is okay if </text:span><text:span text:style-name="T488">the button</text:span><text:span text:style-name="T329"> </text:span><text:span text:style-name="T299">shows “Beta”. <text:s/></text:span><text:span text:style-name="T512">T</text:span><text:span text:style-name="T442">he modding tools </text:span><text:span text:style-name="T512">are considered </text:span><text:span text:style-name="T442">to be in “Beta” testing status. <text:s/></text:span><text:span text:style-name="T299">The “</text:span><text:span text:style-name="T332">Tool</text:span><text:span text:style-name="T299">chain state” and “</text:span><text:span text:style-name="T332">D</text:span><text:span text:style-name="T299">ependencies” are displayed.</text:span></text:p>
        </text:list-item>
        <text:list-item>
          <text:p text:style-name="P275"><text:span text:style-name="T182">All of the </text:span><text:span text:style-name="T184">listed “</text:span><text:span text:style-name="T182">Dependencies” must be </text:span><text:span text:style-name="T333">satisfied </text:span><text:span text:style-name="T186">to create and publish </text:span><text:span text:style-name="T593">a </text:span><text:span text:style-name="T186">mod</text:span><text:span text:style-name="T182">.</text:span></text:p>
          <text:list>
            <text:list-item>
              <text:p text:style-name="P276"><text:span text:style-name="T283">Satisfied dependencies are </text:span><text:span text:style-name="T333">indicated as “Installed”, “Activated”, or “Detected” </text:span><text:span text:style-name="T283">with a green check mark.</text:span></text:p>
            </text:list-item>
            <text:list-item>
              <text:p text:style-name="P276"><text:span text:style-name="T281">For </text:span><text:span text:style-name="T330">each</text:span><text:span text:style-name="T281"> dependency not satisfied, </text:span><text:span text:style-name="T330">click </text:span><text:span text:style-name="T544">on </text:span><text:span text:style-name="T330">the dependency to expand it and </text:span><text:span text:style-name="T281">click </text:span><text:span text:style-name="T544">on </text:span><text:span text:style-name="T281">“Install” </text:span><text:span text:style-name="T409">or “Update”</text:span><text:span text:style-name="T281">. <text:s/></text:span><text:span text:style-name="T330">F</text:span><text:span text:style-name="T281">ollow </text:span><text:span text:style-name="T330">any </text:span><text:span text:style-name="T281">in-game instructions </text:span><text:span text:style-name="T409">for the installation or update</text:span><text:span text:style-name="T281">.</text:span></text:p>
            </text:list-item>
            <text:list-item>
              <text:p text:style-name="P274"><text:span text:style-name="T281">Some dependencies have a specific or minimum required version. <text:s/></text:span><text:span text:style-name="T330">If given a choice, be sure to install a compatible version.</text:span></text:p>
            </text:list-item>
            <text:list-item>
              <text:p text:style-name="P277"><text:span text:style-name="T769">For the Unity Editor installation, the default folder is “C:\Program Files\Unity”, but Unity will actually be installed in “C:\Program Files\Unity &lt;version&gt;” where “&lt;version&gt;” is the Unity version. <text:s/></text:span><text:span text:style-name="T772">This allows you to have more than one Unity version installed at the same time.</text:span></text:p>
            </text:list-item>
          </text:list>
        </text:list-item>
        <text:list-item>
          <text:p text:style-name="P279">Verify that the “Toolchain state” indicates “Installed” with a green check mark.</text:p>
        </text:list-item>
        <text:list-item>
          <text:p text:style-name="P278"><text:span text:style-name="T489">Close the “Options” screen and e</text:span><text:span text:style-name="T329">xit </text:span>the game <text:span text:style-name="T443">to desktop</text:span>.</text:p>
        </text:list-item>
      </text:list>
      <text:h text:style-name="P155" text:outline-level="1"><text:bookmark-start text:name="__RefHeading___Toc11449_1038383628"/><text:span text:style-name="T564">Basic </text:span>Mod Project<text:bookmark-end text:name="__RefHeading___Toc11449_1038383628"/></text:h>
      <text:p text:style-name="Standard">The following sections describe the steps for creating a <text:span text:style-name="T531">basic </text:span>Visual Studio project for your mod. <text:s/><text:span text:style-name="T443">Dependencies from the Modding Toolchain will be used, </text:span><text:span text:style-name="T594">so be sure they are all satisfied before proceeding</text:span><text:span text:style-name="T443">.</text:span></text:p>
      <text:h text:style-name="Heading_20_2" text:outline-level="2"><text:bookmark-start text:name="__RefHeading___Toc11525_1038383628"/><text:span text:style-name="T585">Choose </text:span>Assembly Name<text:bookmark-end text:name="__RefHeading___Toc11525_1038383628"/></text:h>
      <text:p text:style-name="P63"><text:span text:style-name="T178">The assembly name</text:span><text:span text:style-name="T175"> will be used for many things in the mod including: <text:s/>default namespace, </text:span><text:span text:style-name="T178">installation </text:span><text:span text:style-name="T175">folder name, DLL file name, </text:span><text:span text:style-name="T179">Product name in the DLL </text:span><text:span text:style-name="T479">file </text:span><text:span text:style-name="T282">properties</text:span><text:span text:style-name="T179">, </text:span><text:span text:style-name="T175">etc.</text:span></text:p>
      <text:p text:style-name="P63"/>
      <text:p text:style-name="P28">Choose a<text:span text:style-name="T177">n </text:span><text:span text:style-name="T227">a</text:span><text:span text:style-name="T177">ssembly </text:span><text:span text:style-name="T227">n</text:span>ame for <text:span text:style-name="T444">your</text:span> mod:</text:p>
      <text:list text:style-name="L7">
        <text:list-item>
          <text:p text:style-name="P282"><text:span text:style-name="T23">C</text:span><text:span text:style-name="T19">hoose an assembly name that is a few words representing your mod.</text:span></text:p>
        </text:list-item>
        <text:list-item>
          <text:p text:style-name="P280"><text:span text:style-name="T24">C</text:span><text:span text:style-name="T20">hoose </text:span><text:span text:style-name="T22">an</text:span><text:span text:style-name="T20"> </text:span><text:span text:style-name="T21">assembly</text:span><text:span text:style-name="T20"> name </text:span><text:span text:style-name="T23">that </text:span><text:span text:style-name="T20">will </text:span><text:span text:style-name="T156">not </text:span><text:span text:style-name="T153">be too much like </text:span><text:span text:style-name="T20">any other </text:span><text:span text:style-name="T21">existing </text:span><text:span text:style-name="T22">CS2 </text:span><text:span text:style-name="T20">mod.</text:span></text:p>
          <text:list>
            <text:list-item>
              <text:p text:style-name="P280"><text:span text:style-name="T152">In a browser, g</text:span><text:span text:style-name="T138">o to:<text:line-break/></text:span><text:a xlink:type="simple" xlink:href="https://mods.paradoxplaza.com/games/cities_skylines_2" text:style-name="Internet_20_link" text:visited-style-name="Visited_20_Internet_20_Link"><text:span text:style-name="T138">https://mods.paradoxplaza.com/games/cities_skylines_2</text:span></text:a></text:p>
            </text:list-item>
            <text:list-item>
              <text:p text:style-name="P280"><text:span text:style-name="T139">S</text:span><text:span text:style-name="T138">earch for mods with similar names or features </text:span><text:span text:style-name="T139">that are tagged “Code Mod”.</text:span></text:p>
            </text:list-item>
          </text:list>
        </text:list-item>
        <text:list-item>
          <text:p text:style-name="P180">Choose the assembly name wisely.</text:p>
          <text:list>
            <text:list-item>
              <text:p text:style-name="P180">After the mod project is created (see section “<text:bookmark-ref text:reference-format="text" text:ref-name="__RefHeading___Toc11527_1038383628">Create Mod Project</text:bookmark-ref>”), it will be difficult to change the assembly name.</text:p>
            </text:list-item>
            <text:list-item>
              <text:p text:style-name="P181">The assembly name will likely be the basis for your mod title that <text:span text:style-name="T815">users</text:span> <text:span text:style-name="T649">will </text:span>see <text:span text:style-name="T649">(see section “</text:span><text:span text:style-name="T649"><text:bookmark-ref text:reference-format="text" text:ref-name="__RefHeading___Toc11453_1038383628">Configure Mod Project</text:bookmark-ref></text:span><text:span text:style-name="T649">”).</text:span></text:p>
            </text:list-item>
          </text:list>
        </text:list-item>
        <text:list-item>
          <text:p text:style-name="P283"><text:span text:style-name="T21">I</text:span><text:span text:style-name="T19">nclude only letters and digits.</text:span></text:p>
        </text:list-item>
        <text:list-item>
          <text:p text:style-name="P281"><text:span text:style-name="T21">Include </text:span><text:span text:style-name="T20">no spaces, </text:span><text:span text:style-name="T154">underscores,</text:span><text:span text:style-name="T20"> or special characters.</text:span></text:p>
        </text:list-item>
        <text:list-item>
          <text:p text:style-name="P182">Capitalize <text:span text:style-name="T445">only </text:span>the first character of <text:span text:style-name="T490">each</text:span> word in the assembly name <text:span text:style-name="T595">(i.e. Pascal case).</text:span></text:p>
        </text:list-item>
        <text:list-item>
          <text:p text:style-name="P284">Hereinafter, whe<text:span text:style-name="T595">r</text:span>ever “AssemblyName” is referenced, it means this chosen assembly name.</text:p>
        </text:list-item>
      </text:list>
      <text:h text:style-name="Heading_20_2" text:outline-level="2"><text:bookmark-start text:name="__RefHeading___Toc11527_1038383628"/><text:span text:style-name="T565">Create </text:span>Mod Project<text:bookmark-end text:name="__RefHeading___Toc11527_1038383628"/></text:h>
      <text:p text:style-name="P24"><text:span text:style-name="T185">Create</text:span> the mod project in Visual Studio <text:span text:style-name="T410">using the mod template</text:span>:</text:p>
      <text:list xml:id="list1989069852" text:style-name="L8">
        <text:list-item>
          <text:p text:style-name="P288"><text:span text:style-name="T446">In </text:span>Visual Studio, <text:span text:style-name="T446">create a new project.</text:span></text:p>
          <text:list>
            <text:list-item>
              <text:p text:style-name="P289">If the startup screen is displayed, click on “Create a new project”.</text:p>
            </text:list-item>
            <text:list-item>
              <text:p text:style-name="P289">Otherwise, in the menu, click on “File” -&gt; “New Project...”.</text:p>
            </text:list-item>
            <text:list-item>
              <text:p text:style-name="P288"><text:span text:style-name="T781">Either way, t</text:span><text:span text:style-name="T446">he “Create a new project” screen is displayed.</text:span></text:p>
            </text:list-item>
          </text:list>
        </text:list-item>
        <text:list-item>
          <text:p text:style-name="P290">On the “Create a new project” <text:span text:style-name="T212">screen</text:span><text:span text:style-name="T192">:</text:span></text:p>
          <text:list>
            <text:list-item>
              <text:p text:style-name="P292"><text:soft-page-break/>The Modding Toolchain installs a template that makes it much easier to start a new mod. <text:s/><text:span text:style-name="T191">S</text:span><text:span text:style-name="T187">earch </text:span><text:span text:style-name="T446">the </text:span><text:span text:style-name="T187">templates for “cities skylines”.</text:span></text:p>
            </text:list-item>
            <text:list-item>
              <text:p text:style-name="P291"><text:span text:style-name="T526">Click </text:span><text:span text:style-name="T544">on </text:span>the template for “Cities Skylines II mod (Colossal Order Ltd)” <text:span text:style-name="T212">to highlight it.</text:span></text:p>
            </text:list-item>
            <text:list-item>
              <text:p text:style-name="P291">Click <text:span text:style-name="T544">on </text:span>“Next”. <text:s/><text:span text:style-name="T191">The “Configure your new project” </text:span><text:span text:style-name="T212">screen</text:span><text:span text:style-name="T191"> is displayed.</text:span></text:p>
            </text:list-item>
          </text:list>
        </text:list-item>
        <text:list-item>
          <text:p text:style-name="P293">On the “Configure your new project” <text:span text:style-name="T212">screen</text:span>:</text:p>
          <text:list>
            <text:list-item>
              <text:p text:style-name="P294">For “Project name”, enter <text:span text:style-name="T189">the</text:span> <text:span text:style-name="T188">A</text:span>ssembly<text:span text:style-name="T188">N</text:span>ame <text:span text:style-name="T189">chosen </text:span><text:span text:style-name="T759">earlier</text:span>.</text:p>
            </text:list-item>
            <text:list-item>
              <text:p text:style-name="P294">For “Location”, set <text:span text:style-name="T458">as</text:span> needed. <text:s/><text:span text:style-name="T760">This a</text:span><text:span text:style-name="T491">uthor uses:<text:line-break/>C:\Users\&lt;name&gt;\Documents\Visual Studio Projects\Cities Skylines 2 Mods\My Mods</text:span></text:p>
            </text:list-item>
            <text:list-item>
              <text:p text:style-name="P300"><text:span text:style-name="T530">For </text:span>“Solution” <text:span text:style-name="T530">(</text:span>i<text:span text:style-name="T530">f</text:span> present<text:span text:style-name="T530">)</text:span>, select “Create new solution”.</text:p>
            </text:list-item>
            <text:list-item>
              <text:p text:style-name="P295"><text:span text:style-name="T300">For </text:span>“Place solution and project in the same directory”, <text:span text:style-name="T302">set to checked or unchecked </text:span><text:span text:style-name="T300">according to your preference. <text:s/></text:span><text:span text:style-name="T761">This a</text:span><text:span text:style-name="T300">uthor </text:span><text:span text:style-name="T650">prefers </text:span><text:span text:style-name="T300">solution and project in the same directory </text:span><text:span text:style-name="T824">(i.e. checked)</text:span><text:span text:style-name="T300">.</text:span></text:p>
            </text:list-item>
            <text:list-item>
              <text:p text:style-name="P294">Click <text:span text:style-name="T544">on </text:span>“Next”. <text:s/><text:span text:style-name="T191">The “Additional information” </text:span><text:span text:style-name="T212">screen</text:span><text:span text:style-name="T191"> is displayed.</text:span></text:p>
            </text:list-item>
          </text:list>
        </text:list-item>
        <text:list-item>
          <text:p text:style-name="P293">On the “Additional information” <text:span text:style-name="T212">screen</text:span>:</text:p>
          <text:list>
            <text:list-item>
              <text:p text:style-name="P296">For “Include mod settings”:</text:p>
              <text:list>
                <text:list-item>
                  <text:p text:style-name="P297"><text:span text:style-name="T240">I</text:span><text:span text:style-name="T238">t is easier to include settings </text:span><text:span text:style-name="T301">code </text:span><text:span text:style-name="T238">now and delete </text:span><text:span text:style-name="T239">the settings code </text:span><text:span text:style-name="T238">later </text:span><text:span text:style-name="T239">if not needed </text:span><text:span text:style-name="T238">than </text:span><text:span text:style-name="T239">it is </text:span><text:span text:style-name="T238">to include </text:span><text:span text:style-name="T239">settings </text:span><text:span text:style-name="T240">code </text:span><text:span text:style-name="T238">later </text:span><text:span text:style-name="T301">from scratch.</text:span></text:p>
                </text:list-item>
                <text:list-item>
                  <text:p text:style-name="P296"><text:span text:style-name="T228">If your mod will </text:span><text:span text:style-name="T596">or might </text:span><text:span text:style-name="T228">have settings in the game’s “Options” menu</text:span>, <text:span text:style-name="T193">set to</text:span> checked.</text:p>
                </text:list-item>
                <text:list-item>
                  <text:p text:style-name="P301">If your mod will not have settings <text:span text:style-name="T492">in the game’s “Options” menu</text:span>, set to unchecked.</text:p>
                </text:list-item>
              </text:list>
            </text:list-item>
            <text:list-item>
              <text:p text:style-name="P302">For “Include key bindings”:</text:p>
              <text:list>
                <text:list-item>
                  <text:p text:style-name="P289">Key bindings can be included only if mod settings were included above.</text:p>
                </text:list-item>
                <text:list-item>
                  <text:p text:style-name="P302">It is easier to include key bindings code now and delete the key bindings code later if not needed than it is to include key bindings code later from scratch.</text:p>
                </text:list-item>
                <text:list-item>
                  <text:p text:style-name="P302">If your mod will or might have a key binding that you want the <text:span text:style-name="T815">user</text:span> to be able to set in the game’s “Options” menu, set to checked.</text:p>
                </text:list-item>
                <text:list-item>
                  <text:p text:style-name="P302">Otherwise, set to unchecked.</text:p>
                </text:list-item>
              </text:list>
            </text:list-item>
            <text:list-item>
              <text:p text:style-name="P298">For “<text:span text:style-name="T212">S</text:span>hort description” <text:span text:style-name="T566">and </text:span>“<text:span text:style-name="T212">L</text:span>ong description”, leave the default text. <text:s/><text:span text:style-name="T566">D</text:span>escription<text:span text:style-name="T566">s</text:span> <text:span text:style-name="T228">will</text:span> be updated later.</text:p>
            </text:list-item>
            <text:list-item>
              <text:p text:style-name="P299">Click <text:span text:style-name="T544">on </text:span>“Create”. <text:s/>The <text:span text:style-name="T188">mod </text:span><text:span text:style-name="T530">solution</text:span> <text:span text:style-name="T530">and project are</text:span> created and opened in Visual Studio.</text:p>
            </text:list-item>
          </text:list>
        </text:list-item>
      </text:list>
      <text:h text:style-name="Heading_20_2" text:outline-level="2"><text:bookmark-start text:name="__RefHeading___Toc11453_1038383628"/><text:span text:style-name="T585">Configure Mod </text:span>Project<text:bookmark-end text:name="__RefHeading___Toc11453_1038383628"/></text:h>
      <text:p text:style-name="P103"><text:span text:style-name="T304">U</text:span><text:span text:style-name="T597">pdate the project properties:</text:span></text:p>
      <text:list text:continue-numbering="true" text:style-name="L8">
        <text:list-item text:start-value="1">
          <text:p text:style-name="P303"><text:span text:style-name="T782">In the Visual Studio menu, click on “Project” -&gt; </text:span>“<text:span text:style-name="T782">AssemblyName </text:span>Properties”. <text:s/>The project properties are opened.</text:p>
        </text:list-item>
        <text:list-item>
          <text:p text:style-name="P304"><text:span text:style-name="T26">I</text:span><text:span text:style-name="T25">n section “Build” -&gt; “Errors and warnings”:</text:span></text:p>
          <text:list>
            <text:list-item>
              <text:p text:style-name="P183"><text:span text:style-name="T496">Under </text:span>“Treat warnings as errors”, <text:span text:style-name="T496">check “Instruct the compiler to treat warnings as errors</text:span>”. <text:s/><text:span text:style-name="T598">This is an author preference, but is recommended.</text:span></text:p>
            </text:list-item>
          </text:list>
        </text:list-item>
        <text:list-item>
          <text:p text:style-name="P305"><text:span text:style-name="T26">I</text:span><text:span text:style-name="T25">n section “Package” -&gt; “General”:</text:span></text:p>
          <text:list>
            <text:list-item>
              <text:p text:style-name="P306"><text:span text:style-name="T28">S</text:span><text:span text:style-name="T25">et the “Title” to a human-friendly </text:span><text:span text:style-name="T70">title</text:span><text:span text:style-name="T25"> of the mod. <text:s/>This </text:span><text:span text:style-name="T44">usually</text:span><text:span text:style-name="T25"> </text:span><text:span text:style-name="T62">is </text:span><text:span text:style-name="T25">the AssemblyName with spaces between the words. <text:s/></text:span><text:span text:style-name="T87">The title will be seen by </text:span><text:span text:style-name="T107">users</text:span><text:span text:style-name="T87">. <text:s/></text:span><text:span text:style-name="T109">Do not include any double quotes (") in the title.</text:span></text:p>
            </text:list-item>
            <text:list-item>
              <text:p text:style-name="P305"><text:span text:style-name="T28">Set the “Package Version” to</text:span><text:span text:style-name="T25"> “</text:span><text:span text:style-name="T29">0.</text:span><text:span text:style-name="T28">1.</text:span><text:span text:style-name="T25">0” </text:span><text:span text:style-name="T29">for initial development.</text:span></text:p>
            </text:list-item>
            <text:list-item>
              <text:p text:style-name="P184"><text:span text:style-name="T196">Set</text:span><text:span text:style-name="T180"> the “</text:span>Description” <text:span text:style-name="T180">to a short </text:span><text:span text:style-name="T305">one </text:span><text:span text:style-name="T180">sentence description of the mod. <text:s/></text:span><text:span text:style-name="T651">This can be changed later. <text:s/></text:span><text:span text:style-name="T835">Do not include any double quotes (") in the description.</text:span></text:p>
            </text:list-item>
            <text:list-item>
              <text:p text:style-name="P186">Set the “Copyright” to “Copyright © &lt;<text:span text:style-name="T196">year</text:span>&gt;” <text:span text:style-name="T196">where &lt;year&gt; is the </text:span>current year.</text:p>
            </text:list-item>
            <text:list-item>
              <text:p text:style-name="P187">The “Assembly version” and “File version” both default to blank. <text:s/>Leave these blank so they <text:span text:style-name="T599">automatically </text:span>derive from the “Package <text:span text:style-name="T181">V</text:span>ersion” property, <text:span text:style-name="T176">as desired</text:span>.</text:p>
            </text:list-item>
            <text:list-item>
              <text:p text:style-name="P188">The “<text:span text:style-name="T215">T</text:span>itle”, “<text:span text:style-name="T215">D</text:span>escription”, and “<text:span text:style-name="T215">V</text:span>ersion” will be used <text:span text:style-name="T249">later </text:span><text:span text:style-name="T221">for </text:span>publish<text:span text:style-name="T221">ing the mod</text:span> <text:span text:style-name="T362">to </text:span>Paradox Mods.</text:p>
            </text:list-item>
          </text:list>
        </text:list-item>
        <text:list-item>
          <text:p text:style-name="P189"><text:span text:style-name="T342">Save and c</text:span>lose the project properties.</text:p>
        </text:list-item>
      </text:list>
      <text:p text:style-name="P25"/>
      <text:p text:style-name="P4">Make assembly info <text:span text:style-name="T233">easily accessible</text:span> as <text:span text:style-name="T523">constant </text:span><text:span text:style-name="T232">strings</text:span> in the code:</text:p>
      <text:list text:continue-numbering="true" text:style-name="L8">
        <text:list-item text:start-value="1">
          <text:p text:style-name="P190">Under the project, <text:span text:style-name="T785">add</text:span> a new folder named “ModAssemblyInfo”.</text:p>
        </text:list-item>
        <text:list-item>
          <text:p text:style-name="P285"><text:soft-page-break/><text:span text:style-name="T65">Copy file “ModAssemblyInfo.csproj” from </text:span><text:span text:style-name="T106">GitHub:<text:line-break/></text:span><text:a xlink:type="simple" xlink:href="https://github.com/rcav8tr/CS2-Modding-Instructions" text:style-name="Internet_20_link" text:visited-style-name="Visited_20_Internet_20_Link"><text:span text:style-name="T115">https://github.com/rcav8tr/CS2-Modding-Instructions</text:span></text:a></text:p>
        </text:list-item>
        <text:list-item>
          <text:p text:style-name="P191"><text:span text:style-name="T524">In Visual Studio, p</text:span>aste the file to the “ModAssemblyInfo” folder.</text:p>
        </text:list-item>
        <text:list-item>
          <text:p text:style-name="P192">Click on the pasted “ModAssemblyInfo.csproj” file to view its properties.</text:p>
        </text:list-item>
        <text:list-item>
          <text:p text:style-name="P193">In the properties for the “ModAssemblyInfo.csproj” file, verify “Build Action” is “None” and “Copy to Output Directory” is “Do not copy”. <text:s/>Set if needed.</text:p>
        </text:list-item>
      </text:list>
      <text:p text:style-name="P15"/>
      <text:p text:style-name="P14"><text:span text:style-name="T252">Update</text:span> the project file:</text:p>
      <text:list xml:id="list124336034578587" text:continue-numbering="true" text:style-name="L8">
        <text:list-item text:start-value="1">
          <text:p text:style-name="P194"><text:span text:style-name="T782">In the Visual Studio menu, click on “Project” -&gt; </text:span>“Edit Project File”. <text:s/>The project file is opened.</text:p>
        </text:list-item>
        <text:list-item>
          <text:p text:style-name="P307">In the main “PropertyGroup”:</text:p>
          <text:list>
            <text:list-item>
              <text:p text:style-name="P308"><text:span text:style-name="T248">Verify</text:span> that <text:span text:style-name="T260">the “Title”, “Version”, “Description”, and “Copyright” </text:span>are <text:span text:style-name="T545">correct.</text:span></text:p>
            </text:list-item>
          </text:list>
        </text:list-item>
        <text:list-item>
          <text:p text:style-name="P310">Replace two “<text:span text:style-name="T807">TreatWarningsAsErrors” </text:span>entries with one entry:</text:p>
          <text:list>
            <text:list-item>
              <text:p text:style-name="P312">Find the <text:span text:style-name="T197">two “</text:span>PropertyGroup” entries for “TreatWarningsAsErrors”. <text:s/>There will be one for Debug and one for Release.</text:p>
            </text:list-item>
            <text:list-item>
              <text:p text:style-name="P312">Copy the “TreatWarningsAsErrors” <text:span text:style-name="T600">tag</text:span> from <text:span text:style-name="T197">one of </text:span>the <text:span text:style-name="T197">two </text:span>property group<text:span text:style-name="T197">s</text:span> <text:span text:style-name="T216">and paste </text:span><text:span text:style-name="T600">it </text:span><text:span text:style-name="T216">at </text:span>the <text:span text:style-name="T198">end of the </text:span>main “PropertyGroup”.</text:p>
            </text:list-item>
            <text:list-item>
              <text:p text:style-name="P312">Delete both <text:span text:style-name="T545">the Debug and Release </text:span>property groups for “TreatWarningsAsErrors”.</text:p>
            </text:list-item>
          </text:list>
        </text:list-item>
        <text:list-item>
          <text:p text:style-name="P195">Define PDX account data file path:</text:p>
          <text:list>
            <text:list-item>
              <text:p text:style-name="P195">At the end of the main “PropertyGroup”, add an entry <text:span text:style-name="T794">to define </text:span><text:span text:style-name="T777">the </text:span>PDX account data file that was created earlier. <text:s/>For example, if the file was saved on your desktop, the entry would be:<text:line-break/><text:span text:style-name="T2">&lt;PDXAccountDataPath&gt;$(USERPROFILE)\Desktop\pdx_account.txt&lt;/PDXAccountDataPath&gt;</text:span></text:p>
            </text:list-item>
            <text:list-item>
              <text:p text:style-name="P195">The value of “$(USERPROFILE)” is typically:<text:line-break/><text:span text:style-name="T2">C:\Users\&lt;name&gt;</text:span><text:line-break/>so <text:span text:style-name="T777">if your file is stored elsewhere, </text:span>adjust the <text:span text:style-name="T794">whole path or just the </text:span>path after “$(USERPROFILE)”.</text:p>
            </text:list-item>
          </text:list>
        </text:list-item>
        <text:list-item>
          <text:p text:style-name="P313"><text:span text:style-name="T30">A</text:span><text:span text:style-name="T25">utomatically create the “ModAssemblyInfo.cs” file:</text:span></text:p>
          <text:list>
            <text:list-item>
              <text:p text:style-name="P307"><text:span text:style-name="T30">I</text:span><text:span text:style-name="T25">n the “ItemGroup” at the end of the file, delete the entry for the “ModAssemblyInfo.csproj” file </text:span><text:span text:style-name="T103">that was automatically added by Visual Studio</text:span><text:span text:style-name="T25">:<text:line-break/></text:span><text:span text:style-name="T2">&lt;None Include="ModAssemblyInfo\ModAssemblyInfo.csproj" /&gt;</text:span></text:p>
            </text:list-item>
            <text:list-item>
              <text:p text:style-name="P314"><text:span text:style-name="T30">A</text:span><text:span text:style-name="T25">dd the following before the “&lt;/Project&gt;” tag:<text:line-break/>&lt;</text:span><text:span text:style-name="T2">!-- </text:span><text:span text:style-name="T11">Automatically</text:span><text:span text:style-name="T2">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309"><text:span text:style-name="T30">Save </text:span><text:span text:style-name="T25">the project file. <text:s/></text:span><text:span text:style-name="T45">As soon as the project file is saved, Visual Studio </text:span><text:span text:style-name="T38">immediately</text:span><text:span text:style-name="T45"> builds the “</text:span><text:span text:style-name="T67">ModAssemblyInfo.cs</text:span><text:span text:style-name="T45">” file </text:span><text:span text:style-name="T68">in the “</text:span><text:span text:style-name="T65">ModAssemblyInfo</text:span><text:span text:style-name="T68">” folder</text:span><text:span text:style-name="T85">.</text:span></text:p>
              <text:list>
                <text:list-item>
                  <text:p text:style-name="P196">Open the “<text:span text:style-name="T600">ModAssemblyInfo.cs” </text:span>file and verify its contents.</text:p>
                </text:list-item>
                <text:list-item>
                  <text:p text:style-name="P315"><text:span text:style-name="T66">I</text:span><text:span text:style-name="T25">n the file’s properties, verify the “Build Action” is “C# Compiler”. <text:s/>Set if needed.</text:span></text:p>
                </text:list-item>
                <text:list-item>
                  <text:p text:style-name="P316"><text:span text:style-name="T25">Close the </text:span><text:span text:style-name="T45">“</text:span><text:span text:style-name="T67">ModAssemblyInfo.cs</text:span><text:span text:style-name="T45">” file.</text:span></text:p>
                </text:list-item>
              </text:list>
            </text:list-item>
          </text:list>
        </text:list-item>
        <text:list-item>
          <text:p text:style-name="P197"><text:span text:style-name="T786">C</text:span>lose the project file.</text:p>
        </text:list-item>
      </text:list>
      <text:p text:style-name="P26"/>
      <text:p text:style-name="P43"><text:span text:style-name="T242">If </text:span>settings code <text:span text:style-name="T242">was included, configure it now</text:span>:</text:p>
      <text:list text:style-name="L9">
        <text:list-item>
          <text:p text:style-name="P318">Some of these things seem to be <text:span text:style-name="T256">sort</text:span> of <text:span text:style-name="T246">a </text:span>standard used by some other mod authors. <text:s/><text:span text:style-name="T516">The exact naming and structure may differ from one author to another.</text:span></text:p>
        </text:list-item>
        <text:list-item>
          <text:p text:style-name="P319"><text:span text:style-name="T335">Under</text:span> the project, <text:span text:style-name="T261">add</text:span> a new folder named “<text:span text:style-name="T245">Mod</text:span>Settings”.</text:p>
        </text:list-item>
        <text:list-item>
          <text:p text:style-name="P320">Move the “Setting.cs” file <text:span text:style-name="T343">from under the project </text:span>to the new “<text:span text:style-name="T245">Mod</text:span>Settings” folder.</text:p>
          <text:list>
            <text:list-item>
              <text:p text:style-name="P322">If asked <text:span text:style-name="T787">to confirm the move, </text:span><text:span text:style-name="T546">click on “OK”</text:span>.</text:p>
            </text:list-item>
            <text:list-item>
              <text:p text:style-name="P321"><text:span text:style-name="T245">If asked to “</text:span><text:span text:style-name="T261">Adjust namespaces for moved files</text:span><text:span text:style-name="T245">”:</text:span></text:p>
              <text:list>
                <text:list-item>
                  <text:p text:style-name="P323">This author prefers all code to be in one namespace, select “No”.</text:p>
                </text:list-item>
                <text:list-item>
                  <text:p text:style-name="P323">If you prefer your namespaces to match your folders, select “Yes”.</text:p>
                </text:list-item>
              </text:list>
            </text:list-item>
            <text:list-item>
              <text:p text:style-name="P324">If <text:span text:style-name="T261">not </text:span>asked to “<text:span text:style-name="T261">Adjust namespaces for moved files</text:span>”, <text:span text:style-name="T601">you may need to </text:span><text:span text:style-name="T261">adjust </text:span><text:span text:style-name="T335">the </text:span><text:span text:style-name="T261">namespaces manually </text:span><text:span text:style-name="T602">to </text:span><text:span text:style-name="T848">add or </text:span><text:span text:style-name="T602">remove the “.ModSettings” suffix </text:span><text:span text:style-name="T848">according to your preference</text:span><text:span text:style-name="T602">.</text:span></text:p>
            </text:list-item>
          </text:list>
        </text:list-item>
        <text:list-item>
          <text:p text:style-name="P328"><text:span text:style-name="T244">R</text:span>ename <text:span text:style-name="T497">file </text:span>“Setting.cs” to “<text:span text:style-name="T244">Mod</text:span>Settings.cs”.</text:p>
          <text:list>
            <text:list-item>
              <text:p text:style-name="P317"><text:soft-page-break/><text:span text:style-name="T243">If </text:span><text:span text:style-name="T241">asked “</text:span><text:span text:style-name="T261">W</text:span><text:span text:style-name="T243">ould </text:span><text:span text:style-name="T261">you also </text:span><text:span text:style-name="T241">like to </text:span><text:span text:style-name="T261">p</text:span><text:span text:style-name="T241">erform a rename in this project …”, select “Yes”.</text:span></text:p>
            </text:list-item>
            <text:list-item>
              <text:p text:style-name="P330">Otherwise, find all occurrences of the “Setting” class in the solution and change to “<text:span text:style-name="T244">Mod</text:span>Settings”.</text:p>
            </text:list-item>
            <text:list-item>
              <text:p text:style-name="P331"><text:span text:style-name="T307">In the “ModSettings.cs” file, t</text:span>he default <text:span text:style-name="T307">class properties</text:span> provide examples <text:span text:style-name="T307">for</text:span> creating various types of settings <text:span text:style-name="T287">(e.g. button, slider, checkbox, drop down, </text:span><text:span text:style-name="T787">key</text:span><text:span text:style-name="T806">board</text:span><text:span text:style-name="T787"> binding, </text:span><text:span text:style-name="T287">etc.)</text:span>. <text:s/><text:span text:style-name="T307">For now, leave all the default class properties. <text:s/>Later, </text:span><text:span text:style-name="T497">you can </text:span><text:span text:style-name="T307">m</text:span><text:span text:style-name="T286">ake changes for whatever settings your mod requires.</text:span></text:p>
            </text:list-item>
          </text:list>
        </text:list-item>
        <text:list-item>
          <text:p text:style-name="P332">Separate the settings logic from the locale logic:</text:p>
          <text:list>
            <text:list-item>
              <text:p text:style-name="P325">In the “<text:span text:style-name="T246">Mod</text:span>Settings” folder, <text:span text:style-name="T335">add</text:span> a new C# <text:span text:style-name="T262">class </text:span>file named “LocaleEN.cs”. <text:s/><text:span text:style-name="T262">The file is opened.</text:span></text:p>
            </text:list-item>
            <text:list-item>
              <text:p text:style-name="P311">Remove all the “using” statements. <text:s/><text:span text:style-name="T808">They should all be grayed out </text:span><text:span text:style-name="T825">to indicate unused</text:span><text:span text:style-name="T808">.</text:span></text:p>
            </text:list-item>
            <text:list-item>
              <text:p text:style-name="P323">This author prefers all code to be in one namespace, so r<text:span text:style-name="T262">emove “.ModSettings” from the end of the namespace.</text:span></text:p>
            </text:list-item>
            <text:list-item>
              <text:p text:style-name="P323">If you prefer your namespaces to match your folders, then leave the namespace unchanged.</text:p>
            </text:list-item>
            <text:list-item>
              <text:p text:style-name="P326"><text:span text:style-name="T335">Cut</text:span> the “LocaleEN” <text:span text:style-name="T262">class</text:span> from <text:span text:style-name="T335">the </text:span>“ModSettings.cs” <text:span text:style-name="T247">file </text:span><text:span text:style-name="T335">and paste </text:span><text:span text:style-name="T603">it </text:span>to the new “LocaleEN.cs” file, <text:span text:style-name="T262">replacing the default “LocaleEN” class.</text:span></text:p>
            </text:list-item>
            <text:list-item>
              <text:p text:style-name="P326"><text:span text:style-name="T306">I</text:span><text:span text:style-name="T246">n “</text:span><text:span text:style-name="T344">ModSettings.cs”</text:span><text:span text:style-name="T246">, </text:span><text:span text:style-name="T262">remove unused “using” statements.</text:span></text:p>
            </text:list-item>
            <text:list-item>
              <text:p text:style-name="P333">Save and close the “ModSettings.cs” file.</text:p>
            </text:list-item>
          </text:list>
        </text:list-item>
        <text:list-item>
          <text:p text:style-name="P334">In <text:span text:style-name="T306">the </text:span>“LocaleEN.cs” <text:span text:style-name="T306">file</text:span>:</text:p>
          <text:list>
            <text:list-item>
              <text:p text:style-name="P327"><text:span text:style-name="T344">A</text:span><text:span text:style-name="T306">dd needed “using” statements to fix errors.</text:span></text:p>
            </text:list-item>
            <text:list-item>
              <text:p text:style-name="P336">In the “ReadEntries” method:</text:p>
              <text:list>
                <text:list-item>
                  <text:p text:style-name="P335"><text:span text:style-name="T805">I</text:span><text:span text:style-name="T773">n the entry for “m_Setting.GetSettingsLocaleID()”, </text:span><text:span text:style-name="T498">r</text:span><text:span text:style-name="T306">eplace</text:span> the <text:span text:style-name="T773">quoted string of your AssemblyName</text:span> (including the quotes) <text:span text:style-name="T306">with</text:span> “Mod<text:span text:style-name="T546">AssemblyInfo</text:span>.Title” <text:span text:style-name="T263">(without the quotes)</text:span>.</text:p>
                </text:list-item>
                <text:list-item>
                  <text:p text:style-name="P337">In the entry for “m_Setting.GetBindingMapLocaleID()”, replace the quoted string “Mod settings sample” with “ModAssemblyInfo.Title” (without the quotes).</text:p>
                </text:list-item>
                <text:list-item>
                  <text:p text:style-name="P338">Note that if your mod title is too long, then it will be cut off when displayed on the game’s Options screen. <text:s/>If that happens, replace “Mod<text:span text:style-name="T546">AssemblyInfo</text:span>.Title” with some abbreviated version of your mod title enclosed in quotes.</text:p>
                </text:list-item>
                <text:list-item>
                  <text:p text:style-name="P338">If your mod will <text:span text:style-name="T460">later </text:span>support more than one language, <text:span text:style-name="T460">then later </text:span>you might <text:span text:style-name="T460">want</text:span> to use locale specific text instead of “Mod<text:span text:style-name="T546">AssemblyInfo</text:span>.Title”.</text:p>
                </text:list-item>
              </text:list>
            </text:list-item>
            <text:list-item>
              <text:p text:style-name="P333">Save and close the “LocaleEN.cs” file.</text:p>
            </text:list-item>
          </text:list>
        </text:list-item>
        <text:list-item>
          <text:p text:style-name="P329"><text:span text:style-name="T366">For more information on mod settings, see:<text:line-break/></text:span><text:a xlink:type="simple" xlink:href="https://cs2.paradoxwikis.com/Options_UI" text:style-name="Internet_20_link" text:visited-style-name="Visited_20_Internet_20_Link"><text:span text:style-name="T366">https://cs2.paradoxwikis.com/Options_UI</text:span></text:a></text:p>
        </text:list-item>
      </text:list>
      <text:p text:style-name="P6"/>
      <text:p text:style-name="P10"><text:span text:style-name="T292">Separate logging from the Mod</text:span>:</text:p>
      <text:list text:style-name="L10">
        <text:list-item>
          <text:p text:style-name="P339"><text:span text:style-name="T132">C</text:span><text:span text:style-name="T133">opy </text:span><text:span text:style-name="T134">the “</text:span><text:span text:style-name="T113">Log</text:span><text:span text:style-name="T114">Util</text:span><text:span text:style-name="T113">.cs</text:span><text:span text:style-name="T134">” </text:span><text:span text:style-name="T135">file </text:span><text:span text:style-name="T133">from </text:span><text:span text:style-name="T136">GitHub:<text:line-break/></text:span><text:a xlink:type="simple" xlink:href="https://github.com/rcav8tr/CS2-Modding-Instructions" text:style-name="Internet_20_link" text:visited-style-name="Visited_20_Internet_20_Link"><text:span text:style-name="T137">https://github.com/rcav8tr/CS2-Modding-Instructions</text:span></text:a></text:p>
        </text:list-item>
        <text:list-item>
          <text:p text:style-name="P198"><text:span text:style-name="T291">In Visual Studio, p</text:span><text:span text:style-name="T290">aste the file </text:span><text:span text:style-name="T291">under the project.</text:span></text:p>
        </text:list-item>
        <text:list-item>
          <text:p text:style-name="P203"><text:span text:style-name="T291">I</text:span><text:span text:style-name="T289">n the properties for the “</text:span><text:span text:style-name="T234">Log</text:span><text:span text:style-name="T664">Util</text:span><text:span text:style-name="T289">.cs” file, verify “Build Action” is “C# compiler”. <text:s/>Set if needed.</text:span></text:p>
        </text:list-item>
        <text:list-item>
          <text:p text:style-name="P204">In the “<text:span text:style-name="T234">Log</text:span><text:span text:style-name="T664">Util</text:span>.cs” file just added:</text:p>
          <text:list>
            <text:list-item>
              <text:p text:style-name="P205"><text:span text:style-name="T308">S</text:span>et the namespace to your <text:span text:style-name="T237">AssemblyName</text:span>.</text:p>
            </text:list-item>
            <text:list-item>
              <text:p text:style-name="P206">Save and close the “<text:span text:style-name="T234">Log</text:span><text:span text:style-name="T664">Util</text:span>.cs” file.</text:p>
            </text:list-item>
          </text:list>
        </text:list-item>
        <text:list-item>
          <text:p text:style-name="P340"><text:span text:style-name="T39">I</text:span><text:span text:style-name="T25">n the “Mod.cs” file:</text:span></text:p>
          <text:list>
            <text:list-item>
              <text:p text:style-name="P239"><text:span text:style-name="T546">Replace</text:span> each occurrence of “log.Info” <text:span text:style-name="T546">with</text:span> “<text:span text:style-name="T665">Log</text:span><text:span text:style-name="T666">Util</text:span>.Info”.</text:p>
            </text:list-item>
            <text:list-item>
              <text:p text:style-name="P341"><text:span text:style-name="T42">D</text:span><text:span text:style-name="T25">elete the </text:span><text:span text:style-name="T104">code</text:span><text:span text:style-name="T25"> </text:span><text:span text:style-name="T41">for getting a logger</text:span><text:span text:style-name="T25">:<text:line-break/></text:span><text:span text:style-name="T2">public static ILog log = …</text:span></text:p>
            </text:list-item>
            <text:list-item>
              <text:p text:style-name="P240">Remove <text:span text:style-name="T604">unused</text:span> “using” statements.</text:p>
            </text:list-item>
            <text:list-item>
              <text:p text:style-name="P241">Save <text:span text:style-name="T308">and close </text:span>the “Mod.cs” file.</text:p>
            </text:list-item>
          </text:list>
        </text:list-item>
        <text:list-item>
          <text:p text:style-name="P242"><text:span text:style-name="T515">If settings code was included, then i</text:span>n the “<text:span text:style-name="T308">ModSettings\</text:span>ModSettings.cs” file:</text:p>
          <text:list>
            <text:list-item>
              <text:p text:style-name="P239"><text:span text:style-name="T546">Replace</text:span> each occurrence of “<text:span text:style-name="T264">Mod.</text:span>log.Info” <text:span text:style-name="T546">with</text:span> “<text:span text:style-name="T665">Log</text:span><text:span text:style-name="T666">Util</text:span>.Info”.</text:p>
            </text:list-item>
            <text:list-item>
              <text:p text:style-name="P242">Save <text:span text:style-name="T308">and close </text:span>the “ModSettings.cs” file.</text:p>
            </text:list-item>
          </text:list>
        </text:list-item>
        <text:list-item>
          <text:p text:style-name="P243"><text:span text:style-name="T435">T</text:span><text:span text:style-name="T849">he “LogUtil” class is specifically not called “Logger” to avoid confusion with </text:span><text:span text:style-name="T667">the Unity </text:span><text:span text:style-name="T788">l</text:span><text:span text:style-name="T667">ogger “</text:span><text:span text:style-name="T788">UnityEngine.Logger”</text:span><text:span text:style-name="T667">, which will still be accessible </text:span><text:span text:style-name="T849">in your mod</text:span><text:span text:style-name="T667">. <text:s/></text:span><text:span text:style-name="T309">U</text:span>se the <text:span text:style-name="T665">Log</text:span><text:span text:style-name="T666">Util</text:span> methods <text:span text:style-name="T309">for all logging in your mod</text:span>.</text:p>
        </text:list-item>
      </text:list>
      <text:h text:style-name="Heading_20_2" text:outline-level="2"><text:bookmark-start text:name="__RefHeading___Toc11457_1038383628"/><text:soft-page-break/><text:span text:style-name="T585">Build </text:span><text:span text:style-name="T406">Mod</text:span><text:span text:style-name="T310"> </text:span>Project<text:bookmark-end text:name="__RefHeading___Toc11457_1038383628"/></text:h>
      <text:p text:style-name="P27">Verify solution builds successfully:</text:p>
      <text:list text:style-name="L11">
        <text:list-item>
          <text:p text:style-name="P342">Save the entire solution.</text:p>
        </text:list-item>
        <text:list-item>
          <text:p text:style-name="P343"><text:span text:style-name="T546">Reb</text:span>uild the <text:span text:style-name="T311">entire </text:span>solution.</text:p>
        </text:list-item>
        <text:list-item>
          <text:p text:style-name="P343"><text:span text:style-name="T311">Verify </text:span><text:span text:style-name="T499">the build succeeded </text:span><text:span text:style-name="T604">with</text:span> no errors.</text:p>
        </text:list-item>
      </text:list>
      <text:p text:style-name="P3"/>
      <text:p text:style-name="P48">In Windows, verify the mod’<text:span text:style-name="T312">s</text:span> files <text:span text:style-name="T313">were created</text:span>:</text:p>
      <text:list text:continue-numbering="true" text:style-name="L11">
        <text:list-item text:start-value="1">
          <text:p text:style-name="P344"><text:span text:style-name="T311">G</text:span>o to the game’s <text:span text:style-name="T385">local </text:span>mods folder:<text:line-break/>C:\Users\&lt;name&gt;\AppData\LocalLow\Colossal Order\Cities Skylines II\Mods</text:p>
        </text:list-item>
        <text:list-item>
          <text:p text:style-name="P345">Verify there is a folder for the AssemblyName.</text:p>
        </text:list-item>
        <text:list-item>
          <text:p text:style-name="P345">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346">Right-click <text:span text:style-name="T544">on </text:span>the “<text:span text:style-name="T344">AssemblyName.dll” file</text:span> and select “Properties”. <text:s/>The “Properties” screen is displayed.</text:p>
        </text:list-item>
        <text:list-item>
          <text:p text:style-name="P347"><text:span text:style-name="T222">On the “Properties” screen, </text:span><text:span text:style-name="T540">click </text:span><text:span text:style-name="T544">on </text:span><text:span text:style-name="T789">the </text:span>“Details” <text:span text:style-name="T789">tab</text:span>. <text:s/><text:span text:style-name="T464">The file’s details are displayed.</text:span></text:p>
        </text:list-item>
        <text:list-item>
          <text:p text:style-name="P347"><text:span text:style-name="T222">On the “Details” tab, v</text:span>erify the project configuration settings are correctly represented in the <text:span text:style-name="T207">following DLL</text:span> <text:span text:style-name="T605">details</text:span><text:span text:style-name="T195">:</text:span></text:p>
          <text:list>
            <text:list-item>
              <text:p text:style-name="P348">“File description” <text:span text:style-name="T336">should be the </text:span><text:span text:style-name="T548">AssemblyName</text:span><text:span text:style-name="T336">.</text:span></text:p>
            </text:list-item>
            <text:list-item>
              <text:p text:style-name="P348">“File version” <text:span text:style-name="T336">should be “0.1.0.0”.</text:span></text:p>
            </text:list-item>
            <text:list-item>
              <text:p text:style-name="P348">“Product name” <text:span text:style-name="T336">should be the AssemblyName.</text:span></text:p>
            </text:list-item>
            <text:list-item>
              <text:p text:style-name="P348">“Product version” <text:span text:style-name="T336">should “0.1.0”.</text:span></text:p>
            </text:list-item>
            <text:list-item>
              <text:p text:style-name="P348">“Copyright” <text:span text:style-name="T336">should be the copyright text set earlier.</text:span></text:p>
            </text:list-item>
          </text:list>
        </text:list-item>
        <text:list-item>
          <text:p text:style-name="P349">Close the “Properties” screen.</text:p>
        </text:list-item>
      </text:list>
      <text:h text:style-name="Heading_20_2" text:outline-level="2"><text:bookmark-start text:name="__RefHeading___Toc11459_1038383628"/><text:span text:style-name="T585">Test </text:span>Mod<text:bookmark-end text:name="__RefHeading___Toc11459_1038383628"/></text:h>
      <text:p text:style-name="P65">If <text:span text:style-name="T350">your mod includes </text:span>settings, <text:span text:style-name="T347">test </text:span><text:span text:style-name="T350">your</text:span><text:span text:style-name="T347"> mod’</text:span><text:span text:style-name="T349">s</text:span><text:span text:style-name="T347"> settings:</text:span></text:p>
      <text:list text:style-name="L12">
        <text:list-item text:start-value="1">
          <text:p text:style-name="P350">Start the game to the main menu.</text:p>
        </text:list-item>
        <text:list-item>
          <text:p text:style-name="P352"><text:span text:style-name="T548">On the main menu</text:span><text:span text:style-name="T465">, c</text:span>lick <text:span text:style-name="T544">on </text:span>“Options”. <text:s/>The “Options” <text:span text:style-name="T312">screen is </text:span>displayed.</text:p>
        </text:list-item>
        <text:list-item>
          <text:p text:style-name="P354">On the “Options” screen:</text:p>
          <text:list>
            <text:list-item>
              <text:p text:style-name="P353"><text:span text:style-name="T548">On the left, v</text:span>erify there is an entry with your assembly title <text:span text:style-name="T548">(not assembly name)</text:span>.</text:p>
            </text:list-item>
            <text:list-item>
              <text:p text:style-name="P355">Click <text:span text:style-name="T544">on </text:span>the entry for your mod.</text:p>
            </text:list-item>
            <text:list-item>
              <text:p text:style-name="P351">On the right:</text:p>
              <text:list>
                <text:list-item>
                  <text:p text:style-name="P356"><text:span text:style-name="T790">V</text:span>erify <text:span text:style-name="T348">your mod’s </text:span>default options are displayed.</text:p>
                </text:list-item>
                <text:list-item>
                  <text:p text:style-name="P357">If your mod includes key bindings, verify the mod’s default key bindings are displayed.</text:p>
                </text:list-item>
                <text:list-item>
                  <text:p text:style-name="P358">Your mod’s options were generated by the logic in the “ModSettings” folder of your project.</text:p>
                </text:list-item>
              </text:list>
            </text:list-item>
            <text:list-item>
              <text:p text:style-name="P359">Change the value of the Int slider.</text:p>
            </text:list-item>
            <text:list-item>
              <text:p text:style-name="P359">In Windows:</text:p>
              <text:list>
                <text:list-item>
                  <text:p text:style-name="P360">Verify the mod settings file <text:span text:style-name="T766">is present </text:span>at:<text:line-break/>C:\Users\&lt;name&gt;\AppData\LocalLow\Colossal Order\Cities Skylines II\AssemblyName.coc</text:p>
                </text:list-item>
                <text:list-item>
                  <text:p text:style-name="P360">The settings file includes only settings that are different than the defaults. <text:s/>So if the file is <text:span text:style-name="T814">absent or </text:span>empty, it means all the settings have their default value.</text:p>
                </text:list-item>
                <text:list-item>
                  <text:p text:style-name="P361">The folder <text:span text:style-name="T809">also </text:span>contain<text:span text:style-name="T766">s</text:span> settings files for the game and <text:span text:style-name="T809">any other </text:span>mods.</text:p>
                </text:list-item>
              </text:list>
            </text:list-item>
          </text:list>
        </text:list-item>
        <text:list-item>
          <text:p text:style-name="P352">Close <text:span text:style-name="T312">the </text:span>“Options” <text:span text:style-name="T312">screen</text:span>.</text:p>
        </text:list-item>
      </text:list>
      <text:p text:style-name="P74"/>
      <text:p text:style-name="P49"><text:span text:style-name="T313">In Windows, v</text:span>erify <text:span text:style-name="T354">your </text:span>mod’s log file:</text:p>
      <text:list xml:id="list124335060564120" text:continue-numbering="true" text:style-name="L12">
        <text:list-item text:start-value="1">
          <text:p text:style-name="P350"><text:soft-page-break/>If not already in the game, start the game to the main menu. <text:s/><text:span text:style-name="T852">This creates your mod’s log file.</text:span></text:p>
        </text:list-item>
        <text:list-item>
          <text:p text:style-name="P362">Exit the game to desktop.</text:p>
        </text:list-item>
        <text:list-item>
          <text:p text:style-name="P363"><text:span text:style-name="T312">G</text:span>o to the game’s log<text:span text:style-name="T466">s</text:span> folder:<text:line-break/>C:\Users\&lt;name&gt;\AppData\LocalLow\Colossal Order\Cities Skylines II\Logs</text:p>
        </text:list-item>
        <text:list-item>
          <text:p text:style-name="P364">Verify there is a log file for <text:span text:style-name="T466">your</text:span> mod named “AssemblyName.log”.</text:p>
        </text:list-item>
        <text:list-item>
          <text:p text:style-name="P364">Open <text:span text:style-name="T466">your</text:span> mod’s log file.</text:p>
          <text:list>
            <text:list-item>
              <text:p text:style-name="P365">Verify the<text:span text:style-name="T190">re</text:span> is <text:span text:style-name="T606">an</text:span> entry for “OnLoad” <text:span text:style-name="T223">at the start.</text:span></text:p>
            </text:list-item>
            <text:list-item>
              <text:p text:style-name="P365"><text:span text:style-name="T313">Verify there is </text:span><text:span text:style-name="T606">an</text:span><text:span text:style-name="T313"> entry </text:span>for “OnDispose” <text:span text:style-name="T606">at</text:span><text:span text:style-name="T223"> the end</text:span>.</text:p>
            </text:list-item>
            <text:list-item>
              <text:p text:style-name="P366">Close the log file.</text:p>
            </text:list-item>
          </text:list>
        </text:list-item>
      </text:list>
      <text:p text:style-name="P56"/>
      <text:p text:style-name="P57"><text:span text:style-name="T372">Congratulation</text:span><text:span text:style-name="T373">s!</text:span><text:span text:style-name="T501"> </text:span><text:span text:style-name="T484"><text:s/></text:span><text:span text:style-name="T549">Your mod was </text:span><text:span text:style-name="T810">successfully </text:span><text:span text:style-name="T549">loaded by the game and your mod’s </text:span>basic <text:span text:style-name="T416">functionality</text:span> <text:span text:style-name="T416">is </text:span>working!</text:p>
      <text:h text:style-name="Heading_20_1" text:outline-level="1"><text:bookmark-start text:name="__RefHeading___Toc11461_1038383628"/><text:span text:style-name="T652">Create</text:span> Your Mod<text:bookmark-end text:name="__RefHeading___Toc11461_1038383628"/></text:h>
      <text:p text:style-name="P59"><text:span text:style-name="T371">Now go make your mod do what your mod must do!</text:span><text:span text:style-name="T375"> <text:s/></text:span><text:span text:style-name="T376">To this basic mod </text:span><text:span text:style-name="T377">project</text:span><text:span text:style-name="T376">, </text:span><text:span text:style-name="T370">add the </text:span><text:span text:style-name="T502">specific </text:span><text:span text:style-name="T370">functionality </text:span><text:span text:style-name="T762">your mod will provide in the game</text:span><text:span text:style-name="T370">. <text:s/>The </text:span><text:span text:style-name="T550">following </text:span><text:span text:style-name="T370">sections may be helpful during the development of your mod.</text:span></text:p>
      <text:p text:style-name="P58"/>
      <text:p text:style-name="P58">When you are ready to publish your <text:span text:style-name="T631">new </text:span>mod to Paradox Mods, continue with section “<text:bookmark-ref text:reference-format="text" text:ref-name="__RefHeading___Toc11473_1038383628">Publish New Mod To Paradox Mods</text:bookmark-ref>”.</text:p>
      <text:h text:style-name="P160" text:outline-level="2"><text:bookmark-start text:name="__RefHeading___Toc11451_1038383628"/>User Interface<text:bookmark-end text:name="__RefHeading___Toc11451_1038383628"/></text:h>
      <text:p text:style-name="P44">Most mods will have some type of <text:span text:style-name="T405">user </text:span>interface <text:span text:style-name="T405">(UI) </text:span>to allow the user to interact with your mod <text:span text:style-name="T811">and/</text:span><text:span text:style-name="T791">or to display information to the user</text:span>. <text:s/>An exception might be a mod that only changes game behavior <text:span text:style-name="T853">and perhaps has only settings to change the mod’s behavior</text:span>. <text:s/><text:span text:style-name="T459">The Modding Toolchain includes a template for adding UI to a </text:span><text:span text:style-name="T550">mod </text:span><text:span text:style-name="T459">project.</text:span></text:p>
      <text:p text:style-name="P93"/>
      <text:p text:style-name="P77">For more information on UI modding, see:<text:line-break/><text:a xlink:type="simple" xlink:href="https://cs2.paradoxwikis.com/UI_Modding" text:style-name="Internet_20_link" text:visited-style-name="Visited_20_Internet_20_Link">https://cs2.paradoxwikis.com/UI_Modding</text:a></text:p>
      <text:p text:style-name="P92"/>
      <text:p text:style-name="P92"><text:span text:style-name="T447">To</text:span><text:span text:style-name="T334"> </text:span><text:span text:style-name="T212">include a UI</text:span><text:span text:style-name="T220"> </text:span><text:span text:style-name="T363">for your mod </text:span><text:span text:style-name="T607">from the UI template</text:span><text:span text:style-name="T212">:</text:span></text:p>
      <text:list xml:id="list124334886867299" text:continue-list="list124336034578587" text:style-name="L8">
        <text:list-item text:start-value="1">
          <text:p text:style-name="P367">Open your project in Visual Studio.</text:p>
        </text:list-item>
        <text:list-item>
          <text:p text:style-name="P286"><text:span text:style-name="T213">On the </text:span><text:span text:style-name="T303">Visual Studio </text:span><text:span text:style-name="T213">menus, select “Tools” -&gt; “Command Line” -&gt; “Developer Command Prompt”. <text:s/>A new command prompt window is opened.</text:span></text:p>
        </text:list-item>
        <text:list-item>
          <text:p text:style-name="P368">In the command prompt window:</text:p>
          <text:list>
            <text:list-item>
              <text:p text:style-name="P286"><text:span text:style-name="T494">Verify </text:span>the <text:span text:style-name="T494">current directory is </text:span><text:span text:style-name="T214">set to</text:span> your project <text:span text:style-name="T494">folder</text:span>. <text:s/><text:span text:style-name="T494">If not, change directory to your project folder.</text:span></text:p>
            </text:list-item>
            <text:list-item>
              <text:p text:style-name="P368"><text:span text:style-name="T494">R</text:span>un the <text:span text:style-name="T607">following </text:span>command <text:span text:style-name="T551">to add the UI logic to your mod project </text:span><text:span text:style-name="T584">from the UI template</text:span>:<text:line-break/><text:span text:style-name="T2">npx create-csii-ui-mod</text:span></text:p>
            </text:list-item>
          </text:list>
        </text:list-item>
        <text:list-item>
          <text:p text:style-name="P368">The <text:span text:style-name="T825">npx </text:span><text:span text:style-name="T364">command </text:span>will prompt for <text:span text:style-name="T214">some </text:span>details:</text:p>
          <text:list>
            <text:list-item>
              <text:p text:style-name="P368">For “Project name”, enter “<text:span text:style-name="T214">UI”. <text:s/></text:span><text:span text:style-name="T812">This </text:span><text:span text:style-name="T214">seems to be the standard used by other mod authors</text:span>.</text:p>
            </text:list-item>
            <text:list-item>
              <text:p text:style-name="P369">For “Author”, enter your <text:span text:style-name="T458">Paradox</text:span><text:span text:style-name="T449"> account</text:span><text:span text:style-name="T448"> </text:span>username <text:span text:style-name="T458">(not email)</text:span>.</text:p>
            </text:list-item>
            <text:list-item>
              <text:p text:style-name="P369">Wait for the process to complete. <text:s/><text:span text:style-name="T551">It might take about 1</text:span><text:span text:style-name="T775">5-20</text:span><text:span text:style-name="T551"> seconds.</text:span></text:p>
            </text:list-item>
            <text:list-item>
              <text:p text:style-name="P370">Verify the <text:span text:style-name="T854">command </text:span>window shows “<text:span text:style-name="T495">Project ‘UI’</text:span> created successfully”.</text:p>
            </text:list-item>
            <text:list-item>
              <text:p text:style-name="P369">Close the command prompt window.</text:p>
            </text:list-item>
          </text:list>
        </text:list-item>
        <text:list-item>
          <text:p text:style-name="P369">Verify there is now a “UI” folder in the project. <text:s/><text:span text:style-name="T795">The folder name is the “Project name” entered above.</text:span></text:p>
        </text:list-item>
        <text:list-item>
          <text:p text:style-name="P371">Exclude “node_modules” folder:</text:p>
          <text:list>
            <text:list-item>
              <text:p text:style-name="P373">Expand the “UI” folder.</text:p>
            </text:list-item>
            <text:list-item>
              <text:p text:style-name="P373">Notice there is a “node_modules” folder that was created by the npx command. <text:s/><text:span text:style-name="T572">There are thousands of files in the “node_modules” folder. <text:s/></text:span><text:span text:style-name="T573">This makes solution-wide source code searches </text:span>take a long <text:soft-page-break/>time <text:span text:style-name="T573">because all these files are searched. <text:s/></text:span>The <text:span text:style-name="T576">following steps will exclude the </text:span>“node_modules” folder.</text:p>
            </text:list-item>
            <text:list-item>
              <text:p text:style-name="P372"><text:span text:style-name="T102">In the Visual Studio menu, click on “Project” -&gt; </text:span><text:span text:style-name="T101">“Edit Project File”.</text:span> <text:s/>The project file is opened.</text:p>
            </text:list-item>
            <text:list-item>
              <text:p text:style-name="P374">At the end of the main “PropertyGroup”, add the following entry:<text:line-break/><text:span text:style-name="T17">&lt;DefaultItemExcludes&gt;UI\node_modules\**;$(DefaultItemExcludes)&lt;/DefaultItemExcludes&gt;</text:span></text:p>
            </text:list-item>
            <text:list-item>
              <text:p text:style-name="P374">Save the project file.</text:p>
            </text:list-item>
            <text:list-item>
              <text:p text:style-name="P375">Under the UI folder, notice that the “node_modules” folder is no longer listed <text:span text:style-name="T795">or i</text:span><text:span text:style-name="T791">f </text:span>you have the “Show All Files” option turned on <text:span text:style-name="T795">then</text:span> <text:span text:style-name="T575">the folder is shown as excluded</text:span>. <text:s/><text:span text:style-name="T791">It might take a few seconds for the change to </text:span><text:span text:style-name="T855">be shown</text:span><text:span text:style-name="T791">.</text:span></text:p>
            </text:list-item>
            <text:list-item>
              <text:p text:style-name="P376">Close the project file.</text:p>
            </text:list-item>
          </text:list>
        </text:list-item>
        <text:list-item>
          <text:p text:style-name="P377"><text:span text:style-name="T574">Automatically </text:span>build the “mod.json” file <text:span text:style-name="T608">and automatically build the UI with the project</text:span>:</text:p>
          <text:list>
            <text:list-item>
              <text:p text:style-name="P378">Expand the “UI” folder.</text:p>
            </text:list-item>
            <text:list-item>
              <text:p text:style-name="P379"><text:span text:style-name="T792">Open the “mod.json” file. <text:s/></text:span><text:span text:style-name="T794">In the “mod.json” file:</text:span></text:p>
              <text:list>
                <text:list-item>
                  <text:p text:style-name="P379"><text:span text:style-name="T794">N</text:span><text:span text:style-name="T792">otice that </text:span><text:span text:style-name="T793">the file</text:span><text:span text:style-name="T792"> contains the “id” and “author” you entered earlier.</text:span></text:p>
                </text:list-item>
                <text:list-item>
                  <text:p text:style-name="P380"><text:span text:style-name="T792">Notice that </text:span><text:span text:style-name="T794">the file</text:span><text:span text:style-name="T792"> defaults to version “1.0.0” which is different than your mod’s version of “0.1.0”.</text:span></text:p>
                </text:list-item>
              </text:list>
            </text:list-item>
            <text:list-item>
              <text:p text:style-name="P380"><text:span text:style-name="T574">Rather than </text:span><text:span text:style-name="T584">having to remember to </text:span><text:span text:style-name="T574">update this file every time some of the </text:span><text:span text:style-name="T584">data</text:span><text:span text:style-name="T574"> is changed </text:span><text:span text:style-name="T792">(especially the version)</text:span><text:span text:style-name="T574">, the file will be automatically rebuilt.</text:span></text:p>
            </text:list-item>
            <text:list-item>
              <text:p text:style-name="P287"><text:span text:style-name="T527">Copy the “mod.json.csproj” file from </text:span><text:span text:style-name="T804">GitHub<text:line-break/></text:span><text:a xlink:type="simple" xlink:href="https://github.com/rcav8tr/CS2-Modding-Instructions" text:style-name="Internet_20_link" text:visited-style-name="Visited_20_Internet_20_Link"><text:span text:style-name="T115">https://github.com/rcav8tr/CS2-Modding-Instructions</text:span></text:a></text:p>
            </text:list-item>
            <text:list-item>
              <text:p text:style-name="P381">In Visual Studio, paste the file <text:span text:style-name="T528">under</text:span> the “UI” folder.</text:p>
            </text:list-item>
            <text:list-item>
              <text:p text:style-name="P383"><text:span text:style-name="T102">In the Visual Studio menu, click on “Project” -&gt; </text:span><text:span text:style-name="T101">“Edit Project File”.</text:span> <text:s/><text:span text:style-name="T342">The project file is opened.</text:span></text:p>
            </text:list-item>
            <text:list-item>
              <text:p text:style-name="P384">In the “ItemGroup” at the end of the file, delete the entry for the “<text:span text:style-name="T551">mod.json</text:span>.csproj” file <text:span text:style-name="T794">that was automatically added by Visual Studio</text:span>:<text:line-break/><text:span text:style-name="T2">&lt;None Include="</text:span><text:span text:style-name="T12">UI</text:span><text:span text:style-name="T2">\</text:span><text:span text:style-name="T12">mod.json</text:span><text:span text:style-name="T2">.csproj" /&gt;</text:span></text:p>
            </text:list-item>
            <text:list-item>
              <text:p text:style-name="P385">Add the following <text:span text:style-name="T259">before</text:span> the “&lt;/<text:span text:style-name="T259">P</text:span>roject&gt;” <text:span text:style-name="T259">tag:</text:span><text:line-break/><text:span text:style-name="T2">&lt;!-- </text:span><text:span text:style-name="T8">Automatically </text:span><text:span text:style-name="T2">build mod.json file. --&gt;<text:line-break/>&lt;Import Project="UI\mod.json.csproj" /&gt;<text:line-break/>&lt;ItemGroup&gt;<text:line-break/> <text:s text:c="3"/>&lt;None Include="UI\mod.json.csproj" /&gt;<text:line-break/>&lt;/ItemGroup&gt;<text:line-break/><text:line-break/>&lt;!-- </text:span><text:span text:style-name="T8">Automatically build the UI with the project. --&gt;</text:span><text:span text:style-name="T2"><text:line-break/>&lt;Target Name="BuildUI" AfterTargets="AfterBuild"&gt;<text:line-break/> <text:s text:c="3"/>&lt;Exec Command="npm run build" WorkingDirectory="$(ProjectDir)/UI" /&gt;<text:line-break/>&lt;/Target&gt;</text:span></text:p>
            </text:list-item>
            <text:list-item>
              <text:p text:style-name="P386">Save the project file. <text:s/><text:span text:style-name="T527">As soon as the project file is saved, Visual Studio </text:span><text:span text:style-name="T38">immediately</text:span><text:span text:style-name="T527"> build</text:span><text:span text:style-name="T529">s</text:span><text:span text:style-name="T527"> the “mod.json” file, </text:span><text:span text:style-name="T643">overwriting the existing file.</text:span></text:p>
              <text:list>
                <text:list-item>
                  <text:p text:style-name="P382"><text:span text:style-name="T794">Return to</text:span> the “mod.json” file.</text:p>
                </text:list-item>
                <text:list-item>
                  <text:p text:style-name="P387">Verify:<text:line-break/>“id” <text:span text:style-name="T796">is AssemblyName;<text:line-break/></text:span>“author” <text:span text:style-name="T796">is your Paradox account username taken from your Paradox account data file;<text:line-break/></text:span>“version” <text:span text:style-name="T796">is “0.1.0” taken from the assembly version;<text:line-break/></text:span>“dependencies” is “[]” <text:span text:style-name="T609">(i.e. empty square brackets)</text:span>.</text:p>
                </text:list-item>
                <text:list-item>
                  <text:p text:style-name="P388">Close the “mod.json” file.</text:p>
                </text:list-item>
              </text:list>
            </text:list-item>
            <text:list-item>
              <text:p text:style-name="P381">Close the project file.</text:p>
            </text:list-item>
          </text:list>
        </text:list-item>
        <text:list-item>
          <text:p text:style-name="P387">Rebuild the entire solution.</text:p>
        </text:list-item>
        <text:list-item>
          <text:p text:style-name="P387">Go to the game’s local mods folder:<text:line-break/>C:\Users\&lt;name&gt;\AppData\LocalLow\Colossal Order\Cities Skylines II\Mods</text:p>
        </text:list-item>
        <text:list-item>
          <text:p text:style-name="P389">In the AssemblyName folder, verify the “AssemblyName.mjs” file is present.</text:p>
        </text:list-item>
        <text:list-item>
          <text:p text:style-name="P390">To test that the UI in your mod is working, <text:span text:style-name="T552">in</text:span> section “<text:bookmark-ref text:reference-format="text" text:ref-name="__RefHeading___Toc8976_1060612756">Developer Modes</text:bookmark-ref>”, <text:span text:style-name="T552">see the steps to test</text:span> UI developer mode.</text:p>
        </text:list-item>
      </text:list>
      <text:h text:style-name="P161" text:outline-level="2"><text:bookmark-start text:name="__RefHeading___Toc11455_1038383628"/><text:soft-page-break/>Harmony<text:bookmark-end text:name="__RefHeading___Toc11455_1038383628"/></text:h>
      <text:p text:style-name="P88"><text:span text:style-name="T412">Harmony is a</text:span><text:span text:style-name="T218"> library </text:span><text:span text:style-name="T412">by Andreas Pardeike </text:span><text:span text:style-name="T218">for patching, replacing, and decorating </text:span><text:span text:style-name="T412">application </text:span><text:span text:style-name="T218">methods during runtime. <text:s/></text:span><text:span text:style-name="T412">Y</text:span>ou can use Harmony to alter the functionality of all the available assemblies of that application. <text:s/>Harmony gives you:</text:p>
      <text:list text:style-name="L13">
        <text:list-item>
          <text:p text:style-name="P391">A way to keep the original method intact</text:p>
        </text:list-item>
        <text:list-item>
          <text:p text:style-name="P391">Execute your code before and/or after the original method</text:p>
        </text:list-item>
        <text:list-item>
          <text:p text:style-name="P391">Modify the original with IL code processors</text:p>
        </text:list-item>
        <text:list-item>
          <text:p text:style-name="P391">Multiple Harmony patches co-exist and don't conflict with each other</text:p>
        </text:list-item>
        <text:list-item>
          <text:p text:style-name="P391">Works at runtime and does not touch any files</text:p>
        </text:list-item>
      </text:list>
      <text:p text:style-name="P31"/>
      <text:p text:style-name="P94">For more information on Harmony <text:span text:style-name="T414">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31"/>
      <text:p text:style-name="P586">Note that much of what Harmony was used for can now be accomplished with ECS.</text:p>
      <text:p text:style-name="P31"/>
      <text:p text:style-name="P586"><text:span text:style-name="T899">To i</text:span>nstall the Harmony package in your project:</text:p>
      <text:list text:style-name="L15">
        <text:list-item>
          <text:p text:style-name="P393">In Visual Studio menus, select “Tools” -&gt; “NuGet Package Manager” -&gt; “Manage NuGet Packages for Solution…”. <text:s/>The “Manage Packages for Solution” screen is displayed.</text:p>
        </text:list-item>
        <text:list-item>
          <text:p text:style-name="P393">On the “Manage Packages for Solution” screen:</text:p>
          <text:list>
            <text:list-item>
              <text:p text:style-name="P393">Click <text:span text:style-name="T544">on </text:span>“Browse”. <text:s/>A list of packages is displayed.</text:p>
            </text:list-item>
            <text:list-item>
              <text:p text:style-name="P393">In the search box, enter “lib.harmony”. <text:s/>Matching packages are listed.</text:p>
            </text:list-item>
            <text:list-item>
              <text:p text:style-name="P393">Click <text:span text:style-name="T544">on </text:span>the “Lib.Harmony” package to highlight it <text:span text:style-name="T499">(not “Lib.Harmony.Ref” or “Lib.Harmony.Thin”). <text:s/></text:span>The package’s information is displayed on the right side.</text:p>
            </text:list-item>
            <text:list-item>
              <text:p text:style-name="P393">Place a check mark next to your project name.</text:p>
            </text:list-item>
            <text:list-item>
              <text:p text:style-name="P393">For “Version”, select “2.2.2”. <text:s/><text:span text:style-name="T898">This seems to be the standard version used by other CS2 mod authors, even though a later version of Harmony is available.</text:span></text:p>
            </text:list-item>
            <text:list-item>
              <text:p text:style-name="P393">Verify the Author is “Andreas Pardeike”.</text:p>
            </text:list-item>
            <text:list-item>
              <text:p text:style-name="P393">Click <text:span text:style-name="T539">on </text:span>“Install”.</text:p>
            </text:list-item>
            <text:list-item>
              <text:p text:style-name="P394">If the “Preview Changes” screen is displayed, click <text:span text:style-name="T539">on </text:span>“Apply”.</text:p>
            </text:list-item>
            <text:list-item>
              <text:p text:style-name="P394">Wait for the installation to complete.</text:p>
            </text:list-item>
            <text:list-item>
              <text:p text:style-name="P394">Close the “Manage Packages for Solution” screen.</text:p>
            </text:list-item>
          </text:list>
        </text:list-item>
        <text:list-item>
          <text:p text:style-name="P394">Under the project, expand “Dependencies”. <text:s/>Verify there is an entry for “Packages”.</text:p>
        </text:list-item>
        <text:list-item>
          <text:p text:style-name="P394">Expand the “Packages” entry. <text:s/>Verify “Lib.Harmony (2.2.2)” is listed.</text:p>
        </text:list-item>
        <text:list-item>
          <text:p text:style-name="P396">Rebuild the entire solution.</text:p>
        </text:list-item>
        <text:list-item>
          <text:p text:style-name="P397">Go to the game’s local mods folder:<text:line-break/>C:\Users\&lt;name&gt;\AppData\LocalLow\Colossal Order\Cities Skylines II\Mod<text:span text:style-name="T547">s</text:span></text:p>
        </text:list-item>
        <text:list-item>
          <text:p text:style-name="P397"><text:span text:style-name="T547">I</text:span>n the AssemblyName folder, verify the “<text:span text:style-name="T547">0Harmony.dll”</text:span> file is present.</text:p>
        </text:list-item>
      </text:list>
      <text:h text:style-name="P162" text:outline-level="2"><text:bookmark-start text:name="__RefHeading___Toc20716_3002793707"/>Language Support<text:bookmark-end text:name="__RefHeading___Toc20716_3002793707"/></text:h>
      <text:p text:style-name="P109">CS2 <text:span text:style-name="T763">comes with </text:span>multiple languages <text:span text:style-name="T747">built in</text:span>. <text:s/><text:span text:style-name="T662">If desired, your mod can also support multiple languages. <text:s/></text:span><text:span text:style-name="T797">If your mod supports any additional languages, i</text:span><text:span text:style-name="T750">t is recommended that your mod support all of the languages built into the base game.</text:span></text:p>
      <text:p text:style-name="P112"/>
      <text:p text:style-name="P122"><text:span text:style-name="T749">The detailed steps for including language support are too much to include here. <text:s/></text:span>See my Performance Monitor mod for <text:span text:style-name="T751">an</text:span> example of how to include language support <text:span text:style-name="T749">in your mod </text:span>with <text:span text:style-name="T749">NO</text:span> dependencies on other mods. <text:s/>See especially the “Localization” <text:span text:style-name="T746">folder,</text:span> <text:span text:style-name="T746">the “UITranslationKey” class (</text:span><text:span text:style-name="T750">two</text:span><text:span text:style-name="T746"> places), and the UI components in the “UI\src\components” folder </text:span><text:span text:style-name="T750">where the translations are actually used</text:span>.<text:line-break/><text:a xlink:type="simple" xlink:href="https://github.com/rcav8tr/CS2Mod-PerformanceMonitor" text:style-name="Internet_20_link" text:visited-style-name="Visited_20_Internet_20_Link">https://github.com/rcav8tr/CS2Mod-PerformanceMonitor</text:a></text:p>
      <text:p text:style-name="P113"/>
      <text:p text:style-name="P123"><text:soft-page-break/><text:span text:style-name="T798">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764">For each text that needs to be translated:</text:span></text:p>
      <text:list text:style-name="L16">
        <text:list-item>
          <text:p text:style-name="P398"><text:span text:style-name="T765">T</text:span><text:span text:style-name="T750">ranslate from English to the other language.</text:span></text:p>
        </text:list-item>
        <text:list-item>
          <text:p text:style-name="P398"><text:span text:style-name="T765">U</text:span><text:span text:style-name="T763">se the “Swap languages” button (two arrows) to </text:span><text:span text:style-name="T750">translate </text:span><text:span text:style-name="T763">the other language </text:span><text:span text:style-name="T750">back to English.</text:span></text:p>
        </text:list-item>
        <text:list-item>
          <text:p text:style-name="P398"><text:span text:style-name="T763">V</text:span><text:span text:style-name="T750">erify that the same text as the original English is obtained.</text:span></text:p>
        </text:list-item>
        <text:list-item>
          <text:p text:style-name="P398"><text:span text:style-name="T750">If </text:span><text:span text:style-name="T752">the translation back to English is </text:span><text:span text:style-name="T750">different and unacceptable, try using synonyms or </text:span><text:span text:style-name="T752">different </text:span><text:span text:style-name="T750">English wording/</text:span><text:span text:style-name="T763">grammar</text:span><text:span text:style-name="T750"> to get good translations into other languages.</text:span></text:p>
        </text:list-item>
        <text:list-item>
          <text:p text:style-name="P399">When the translation is good, copy the translation from the other language and paste it into the “Localization\Translation.csv” file.</text:p>
        </text:list-item>
      </text:list>
      <text:p text:style-name="P124"/>
      <text:p text:style-name="P114"><text:span text:style-name="T748">T</text:span><text:span text:style-name="T682">he mod title and description should be obtained from your translations </text:span><text:span text:style-name="T683">for each language</text:span><text:span text:style-name="T682">, not from the mod assembly info </text:span><text:span text:style-name="T683">which is for only one language</text:span><text:span text:style-name="T682">.</text:span></text:p>
      <text:list text:style-name="L17">
        <text:list-item>
          <text:p text:style-name="P401">Open the “ModAssemblyInfo.csproj” file.</text:p>
        </text:list-item>
        <text:list-item>
          <text:p text:style-name="P401">Remove the lines for “Title” and “Description”. <text:s/><text:span text:style-name="T874">Title and Description will no longer be obtained from the mod’s assembly info.</text:span></text:p>
        </text:list-item>
        <text:list-item>
          <text:p text:style-name="P401">Save and close the “ModAssemblyInfo.csproj” file. <text:s/><text:span text:style-name="T749">Visual Studio automatically updates t</text:span><text:span text:style-name="T684">he “ModAssemblyInfo.cs” file.</text:span></text:p>
        </text:list-item>
        <text:list-item>
          <text:p text:style-name="P401">In the “ModAssemblyInfo.cs” file, verify the title and description entries are removed.</text:p>
        </text:list-item>
        <text:list-item>
          <text:p text:style-name="P400"><text:span text:style-name="T684">E</text:span><text:span text:style-name="T682">verywhere in your project that the mod assembly title or description </text:span><text:span text:style-name="T684">are used</text:span><text:span text:style-name="T682">, </text:span><text:span text:style-name="T684">update</text:span><text:span text:style-name="T682"> to instead use your translations. <text:s/></text:span><text:span text:style-name="T874">For example</text:span><text:span text:style-name="T682">:<text:line-break/></text:span><text:span text:style-name="T14">string </text:span><text:span text:style-name="T16">modTitle</text:span><text:span text:style-name="T14"> <text:s text:c="6"/>= Translation.instance.Get(</text:span><text:span text:style-name="T15">UITranslationKey.</text:span><text:span text:style-name="T16">Title</text:span><text:span text:style-name="T14">);<text:line-break/>string </text:span><text:span text:style-name="T16">modDescription</text:span><text:span text:style-name="T14"> = Translation.instance.Get(</text:span><text:span text:style-name="T15">UITranslationKey.</text:span><text:span text:style-name="T16">Description</text:span><text:span text:style-name="T14">);</text:span></text:p>
        </text:list-item>
      </text:list>
      <text:h text:style-name="P161" text:outline-level="2"><text:bookmark-start text:name="__RefHeading___Toc11463_1038383628"/>BepInEx Console<text:bookmark-end text:name="__RefHeading___Toc11463_1038383628"/></text:h>
      <text:p text:style-name="P50"><text:span text:style-name="T610">Log messages can be a tool for debugging your mod. <text:s/></text:span><text:span text:style-name="T317">By default, t</text:span>here is no console to view <text:span text:style-name="T314">log </text:span>messages <text:span text:style-name="T314">in real time</text:span>. <text:s/><text:span text:style-name="T316">Log messages are viewed by opening a log file </text:span><text:span text:style-name="T317">(see </text:span><text:span text:style-name="T467">section “</text:span><text:span text:style-name="T467"><text:bookmark-ref text:reference-format="text" text:ref-name="__RefHeading___Toc11465_1038383628">Log File Locations</text:bookmark-ref></text:span><text:span text:style-name="T317">”)</text:span><text:span text:style-name="T316">. <text:s/>The </text:span><text:span text:style-name="T315">Bepis Injector Extendable (BepInEx) </text:span><text:span text:style-name="T316">includes a console to view log message</text:span><text:span text:style-name="T337">s</text:span><text:span text:style-name="T316"> in real time.</text:span></text:p>
      <text:p text:style-name="P50"/>
      <text:p text:style-name="P50"><text:span text:style-name="T345">If you want t</text:span>o use the BepInEx console:</text:p>
      <text:list text:style-name="L18">
        <text:list-item>
          <text:p text:style-name="P402"><text:span text:style-name="T268">Download the BepInEx </text:span><text:span text:style-name="T582">x64</text:span><text:span text:style-name="T269"> zip file </text:span><text:span text:style-name="T268">from the releases page:<text:line-break/></text:span><text:a xlink:type="simple" xlink:href="https://github.com/BepInEx/BepInEx/releases" text:style-name="Internet_20_link" text:visited-style-name="Visited_20_Internet_20_Link"><text:span text:style-name="T270">https://github.com/BepInEx/BepInEx/releases</text:span></text:a><text:span text:style-name="T270"><text:line-break/></text:span><text:span text:style-name="T798">This a</text:span><text:span text:style-name="T581">uthor uses version 5.4.22 </text:span><text:span text:style-name="T798">(scroll down a bit to find this version)</text:span><text:span text:style-name="T581">.</text:span></text:p>
        </text:list-item>
        <text:list-item>
          <text:p text:style-name="P403">Extract the zip file contents into the game's root folder:<text:line-break/><text:span text:style-name="T25">C:\Program Files (x86)\Steam\steamapps\common\Cities Skylines II</text:span></text:p>
        </text:list-item>
        <text:list-item>
          <text:p text:style-name="P403"><text:span text:style-name="T271">T</text:span><text:span text:style-name="T272">here should </text:span><text:span text:style-name="T273">now </text:span><text:span text:style-name="T272">be a</text:span> “<text:span text:style-name="T25">BepInEx</text:span>” folder <text:span text:style-name="T272">in the game’s root folder.</text:span></text:p>
        </text:list-item>
        <text:list-item>
          <text:p text:style-name="P404"><text:span text:style-name="T555">Start the game to the main menu and e</text:span><text:span text:style-name="T267">xit the game </text:span><text:span text:style-name="T468">to desktop</text:span><text:span text:style-name="T555">. <text:s/>This will cause </text:span><text:span text:style-name="T267">BepInEx </text:span><text:span text:style-name="T555">to </text:span>create <text:span text:style-name="T555">a </text:span>configuration <text:span text:style-name="T267">folder and </text:span><text:span text:style-name="T555">a default configuration </text:span>file.</text:p>
        </text:list-item>
        <text:list-item>
          <text:p text:style-name="P403"><text:span text:style-name="T337">O</text:span>pen <text:span text:style-name="T554">the BepInEx configuration </text:span>file in a text editor:<text:line-break/>C:\Program Files (x86)\Steam\steamapps\common\Cities Skylines II\BepInEx<text:span text:style-name="T554">\config\BepInEx.cfg</text:span></text:p>
        </text:list-item>
        <text:list-item>
          <text:p text:style-name="P403">Under “[Logging.Console]”, change “Enabled” to “true”. <text:s/>This causes the BepInEx logging console to be displayed when the game is run.</text:p>
        </text:list-item>
        <text:list-item>
          <text:p text:style-name="P403">Save and close the configuration file.</text:p>
        </text:list-item>
        <text:list-item>
          <text:p text:style-name="P406">Test the BepInEx console:</text:p>
          <text:list>
            <text:list-item>
              <text:p text:style-name="P407"><text:span text:style-name="T503">Start</text:span> the game <text:span text:style-name="T319">to the main menu.</text:span></text:p>
            </text:list-item>
            <text:list-item>
              <text:p text:style-name="P408">Verify that the BepInEx console is displayed.</text:p>
              <text:list>
                <text:list-item>
                  <text:p text:style-name="P409">If you run the game in full screen mode, you may need to use Alt<text:span text:style-name="T846">+</text:span>Tab to <text:span text:style-name="T610">view </text:span>the BepInEx console window.</text:p>
                </text:list-item>
                <text:list-item>
                  <text:p text:style-name="P409">While developing a mod, this author prefers to run the game in windowed mode so that the BepInEx console <text:span text:style-name="T611">window</text:span> is easily visible.</text:p>
                </text:list-item>
              </text:list>
            </text:list-item>
            <text:list-item>
              <text:p text:style-name="P410">In the BepInEx console, verify that your mod’s “OnLoad” log message is displayed.</text:p>
            </text:list-item>
          </text:list>
        </text:list-item>
        <text:list-item>
          <text:p text:style-name="P411"><text:soft-page-break/>By default, Windows sets the BepInEx console window size and position. <text:s/>The position is different each time the game is run. <text:s/><text:span text:style-name="T857">To s</text:span>et <text:span text:style-name="T847">your own </text:span>BepInEx console window size and position:</text:p>
          <text:list>
            <text:list-item>
              <text:p text:style-name="P411">Right-click on the <text:span text:style-name="T583">BepInEx </text:span>console window <text:span text:style-name="T612">title bar</text:span> and select “Properties”. <text:s/>The window’s properties are displayed.</text:p>
            </text:list-item>
            <text:list-item>
              <text:p text:style-name="P411">Click on “Layout”. <text:s/>The window’s layout properties are displayed.</text:p>
            </text:list-item>
            <text:list-item>
              <text:p text:style-name="P411"><text:span text:style-name="T583">Remove the check mark </text:span>for “Let system position window”.</text:p>
            </text:list-item>
            <text:list-item>
              <text:p text:style-name="P411"><text:span text:style-name="T577">Adjust the window size and position to your </text:span><text:span text:style-name="T641">preference</text:span><text:span text:style-name="T577">. <text:s/></text:span><text:span text:style-name="T590">Size is in characters. <text:s/>Position is in pixels. <text:s/></text:span><text:span text:style-name="T826">This author uses size 150 x 40.</text:span></text:p>
            </text:list-item>
            <text:list-item>
              <text:p text:style-name="P411">Click on “OK”. <text:s/>The window’s <text:span text:style-name="T577">size and </text:span>position are changed <text:span text:style-name="T578">and remembered by </text:span><text:span text:style-name="T577">Windows.</text:span></text:p>
            </text:list-item>
            <text:list-item>
              <text:p text:style-name="P412">Exit the game <text:span text:style-name="T469">to desktop</text:span>.</text:p>
            </text:list-item>
            <text:list-item>
              <text:p text:style-name="P411">Start the game to the main menu.</text:p>
            </text:list-item>
            <text:list-item>
              <text:p text:style-name="P411">Verify the BepInEx <text:span text:style-name="T577">console </text:span>window is displayed with your size and position settings.</text:p>
            </text:list-item>
          </text:list>
        </text:list-item>
        <text:list-item>
          <text:p text:style-name="P413">Exit the game to desktop.</text:p>
        </text:list-item>
      </text:list>
      <text:p text:style-name="P99"/>
      <text:p text:style-name="P100">If you want <text:span text:style-name="T580">to </text:span>run the game <text:span text:style-name="T580">with BepInEx but </text:span>without the BepInEx console:</text:p>
      <text:list text:style-name="L19">
        <text:list-item>
          <text:p text:style-name="P414">Open the BepInEx configuration file in a text editor:<text:line-break/>C:\Program Files (x86)\Steam\steamapps\common\Cities Skylines II\BepInEx\config\BepInEx.cfg</text:p>
        </text:list-item>
        <text:list-item>
          <text:p text:style-name="P405">Under “[Logging.Console]”, change “Enabled” to “<text:span text:style-name="T578">false</text:span>”. <text:s/>This <text:span text:style-name="T583">prevents display of</text:span> the BepInEx logging console when the game is run.</text:p>
        </text:list-item>
        <text:list-item>
          <text:p text:style-name="P414">Save and close the configuration file.</text:p>
        </text:list-item>
      </text:list>
      <text:p text:style-name="P100"/>
      <text:p text:style-name="P100">If you want to <text:span text:style-name="T579">keep your BepInEx installation but </text:span>run the game without BepInEx:</text:p>
      <text:list text:style-name="L20">
        <text:list-item>
          <text:p text:style-name="P415"><text:span text:style-name="T579">Rename </text:span>the BepInEx folder <text:span text:style-name="T579">by placing a period in front of the “</text:span><text:span text:style-name="T580">BepInEx” </text:span><text:span text:style-name="T579">folder name</text:span>:<text:line-break/><text:span text:style-name="T268">C:\Program Files (x86)\Steam\steamapps\common\Cities Skylines II\.BepInEx</text:span></text:p>
        </text:list-item>
        <text:list-item>
          <text:p text:style-name="P416">To run <text:span text:style-name="T613">the game </text:span>again later with BepInEx, remove the period.</text:p>
        </text:list-item>
      </text:list>
      <text:p text:style-name="P100"/>
      <text:p text:style-name="P101">If you want to uninstall BepInEx:</text:p>
      <text:list text:style-name="L21">
        <text:list-item>
          <text:p text:style-name="P417">Delete the “BepInEx” folder <text:span text:style-name="T580">from the game’s installation folder</text:span>:<text:line-break/><text:span text:style-name="T268">C:\Program Files (x86)\Steam\steamapps\common\Cities Skylines II</text:span></text:p>
        </text:list-item>
        <text:list-item>
          <text:p text:style-name="P418">From the game’s installation folder, also delete the following files that were installed with BepInEx:<text:span text:style-name="T582"><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86">Log files may be useful to help find where errors are occurring in your mod or in the game. <text:s/>M<text:span text:style-name="T293">any log files </text:span>are <text:span text:style-name="T293">created. <text:s/>In the following, “</text:span><text:span text:style-name="T60">&lt;CS2DataFolder&gt;</text:span><text:span text:style-name="T293">” means:<text:line-break/></text:span><text:span text:style-name="T56">C:\Users\&lt;name&gt;\AppData\LocalLow\Colossal Order\Cities Skylines II</text:span></text:p>
      <text:p text:style-name="Standard"/>
      <text:p text:style-name="P51">Log file locations:</text:p>
      <text:list text:style-name="L22">
        <text:list-item>
          <text:p text:style-name="P419">Game main log file<text:span text:style-name="T556">s</text:span> <text:span text:style-name="T470">(current and previous)</text:span>:<text:line-break/><text:span text:style-name="T25">&lt;CS2DataFolder&gt;</text:span><text:span text:style-name="T56">\</text:span><text:span text:style-name="T25">Player.log<text:line-break/></text:span><text:span text:style-name="T63">&lt;CS2DataFolder&gt;</text:span><text:span text:style-name="T56">\</text:span><text:span text:style-name="T63">Player-prev.log</text:span></text:p>
        </text:list-item>
        <text:list-item>
          <text:p text:style-name="P421"><text:span text:style-name="T296">G</text:span>ame <text:span text:style-name="T296">other </text:span>log files:<text:line-break/><text:span text:style-name="T25">&lt;CS2DataFolder&gt;\Logs\</text:span><text:span text:style-name="T57">Discord</text:span><text:span text:style-name="T25">.log<text:line-break/>&lt;CS2DataFolder&gt;\Logs\</text:span><text:span text:style-name="T57">FileSystem.log<text:line-break/></text:span><text:span text:style-name="T25">&lt;CS2DataFolder&gt;\Logs\</text:span><text:span text:style-name="T105">InputManager</text:span><text:span text:style-name="T57">.log</text:span><text:span text:style-name="T25"><text:line-break/>&lt;CS2DataFolder&gt;\Logs\</text:span><text:span text:style-name="T57">Localization.log</text:span><text:span text:style-name="T25"><text:line-break/>&lt;CS2DataFolder&gt;\Logs\</text:span><text:span text:style-name="T57">Modding.log</text:span><text:span text:style-name="T25"><text:line-break/>&lt;CS2DataFolder&gt;\Logs\</text:span><text:span text:style-name="T57">PdxSdk.log</text:span><text:span text:style-name="T25"><text:line-break/>&lt;CS2DataFolder&gt;\Logs\</text:span><text:span text:style-name="T57">Radi</text:span><text:span text:style-name="T25">o.</text:span><text:span text:style-name="T98">log<text:line-break/></text:span><text:soft-page-break/><text:span text:style-name="T25">&lt;CS2DataFolder&gt;\Logs\</text:span><text:span text:style-name="T57">SceneFlow.log</text:span><text:span text:style-name="T25"><text:line-break/>&lt;CS2DataFolder&gt;\Logs\</text:span><text:span text:style-name="T57">UI.log<text:line-break/></text:span><text:span text:style-name="T58">(</text:span><text:span text:style-name="T59">may be</text:span><text:span text:style-name="T58"> more </text:span><text:span text:style-name="T59">from the game</text:span><text:span text:style-name="T58">)</text:span></text:p>
        </text:list-item>
        <text:list-item>
          <text:p text:style-name="P420"><text:span text:style-name="T470">Your m</text:span><text:span text:style-name="T293">od log file:<text:line-break/></text:span><text:span text:style-name="T60">&lt;CS2DataFolder&gt;</text:span><text:span text:style-name="T56">\Logs</text:span><text:span text:style-name="T60">\AssemblyName.log<text:line-break/></text:span><text:span text:style-name="T59">(may be more from other mods)</text:span></text:p>
        </text:list-item>
        <text:list-item>
          <text:p text:style-name="P422">BepInEx log file <text:span text:style-name="T317">(if BepInEx was installed)</text:span>:<text:line-break/><text:span text:style-name="T61">C:\Program Files (x86)\Steam\steamapps\common\Cities Skylines II</text:span><text:span text:style-name="T56">\BepInEx\LogOutput.log</text:span></text:p>
        </text:list-item>
      </text:list>
      <text:h text:style-name="P163" text:outline-level="2"><text:bookmark-start text:name="__RefHeading___Toc8976_1060612756"/>Developer Modes<text:bookmark-end text:name="__RefHeading___Toc8976_1060612756"/></text:h>
      <text:p text:style-name="Standard">The game includes <text:span text:style-name="T500">two </text:span>developer modes that <text:span text:style-name="T500">may </text:span>be useful while developing mods.</text:p>
      <text:p text:style-name="P67"/>
      <text:p text:style-name="P81">Adjust the game’s launch options <text:span text:style-name="T799">to activate the two developer modes</text:span>:</text:p>
      <text:list text:continue-list="list124335060564120" text:style-name="L12">
        <text:list-item text:start-value="1">
          <text:p text:style-name="P423">Open the Steam app.</text:p>
        </text:list-item>
        <text:list-item>
          <text:p text:style-name="P423">Select Cities: Skylines II game.</text:p>
        </text:list-item>
        <text:list-item>
          <text:p text:style-name="P423">Click on “Manage” (gear) <text:span text:style-name="T349">and</text:span> <text:span text:style-name="T349">then </text:span>“Properties”. <text:s/>The game’s properties are displayed, <text:span text:style-name="T349">defaulted to the “General” properties</text:span>.</text:p>
        </text:list-item>
        <text:list-item>
          <text:p text:style-name="P423">On the “General” tab, change “Launch Options” to <text:span text:style-name="T349">include the following </text:span><text:span text:style-name="T520">launch</text:span><text:span text:style-name="T349"> options after the executable</text:span>:<text:line-break/><text:span text:style-name="T2">-developerMode -uiDeveloperMode %command%</text:span></text:p>
        </text:list-item>
        <text:list-item>
          <text:p text:style-name="P425"><text:span text:style-name="T857">The</text:span> “%command%” launch option allows the desktop icon for the game to launch the game directly without first displaying the Paradox launcher <text:span text:style-name="T778">where you need to click the “Play” button.</text:span></text:p>
        </text:list-item>
        <text:list-item>
          <text:p text:style-name="P423">Close the properties.</text:p>
        </text:list-item>
      </text:list>
      <text:p text:style-name="P73"/>
      <text:p text:style-name="P67">The game’s developer mode screen is activated by the “-developerMode” launch option. <text:s/>Test developer mode:</text:p>
      <text:list text:continue-numbering="true" text:style-name="L12">
        <text:list-item text:start-value="1">
          <text:p text:style-name="P426">Start the game to the main menu.</text:p>
        </text:list-item>
        <text:list-item>
          <text:p text:style-name="P423"><text:span text:style-name="T614">P</text:span>ress the “Tab” key. <text:s/><text:span text:style-name="T614">Verify that the develop</text:span><text:span text:style-name="T827">er</text:span><text:span text:style-name="T614"> mod</text:span><text:span text:style-name="T827">e</text:span><text:span text:style-name="T614"> screen is displayed.</text:span></text:p>
        </text:list-item>
        <text:list-item>
          <text:p text:style-name="P427">The developer mode screen provides access to some of the game’s internal workings.</text:p>
        </text:list-item>
        <text:list-item>
          <text:p text:style-name="P423">Press “Tab” again to close the developer <text:span text:style-name="T347">mode </text:span>screen.</text:p>
        </text:list-item>
        <text:list-item>
          <text:p text:style-name="P424"><text:span text:style-name="T504">For more information on developer mode, see:<text:line-break/></text:span><text:a xlink:type="simple" xlink:href="https://cs2.paradoxwikis.com/Developer_mode" text:style-name="Internet_20_link" text:visited-style-name="Visited_20_Internet_20_Link"><text:span text:style-name="T504">https://cs2.paradoxwikis.com/Developer_mode</text:span></text:a></text:p>
        </text:list-item>
      </text:list>
      <text:p text:style-name="P66"/>
      <text:p text:style-name="P67">The game’s UI developer mode is activated by the “-uiDeveloperMode” launch option. <text:s/>Test UI developer mod<text:span text:style-name="T415">e</text:span>:</text:p>
      <text:list text:continue-numbering="true" text:style-name="L12">
        <text:list-item text:start-value="1">
          <text:p text:style-name="P423"><text:span text:style-name="T800">With the game started, i</text:span>n a browser, go to <text:span text:style-name="T352">the following </text:span>URL <text:span text:style-name="T352">to access the game’s UI developer mode page</text:span>:<text:line-break/><text:a xlink:type="simple" xlink:href="http://localhost:9444/" text:style-name="Internet_20_link" text:visited-style-name="Visited_20_Internet_20_Link"><text:span text:style-name="T367">http://localhost:9444</text:span></text:a><text:span text:style-name="T367"><text:line-break/></text:span><text:span text:style-name="T500">The “Inspectable pages” screen is displayed.</text:span></text:p>
        </text:list-item>
        <text:list-item>
          <text:p text:style-name="P428">On the “Inspectable pages” <text:span text:style-name="T350">screen</text:span>, click <text:span text:style-name="T544">on </text:span>the “Coherent Labs” icon. <text:s/><text:span text:style-name="T349">The “</text:span><text:span text:style-name="T801">D</text:span><text:span text:style-name="T349">ev</text:span><text:span text:style-name="T801">T</text:span><text:span text:style-name="T349">ools” page is displayed. <text:s/></text:span><text:span text:style-name="T351">The “</text:span><text:span text:style-name="T801">D</text:span><text:span text:style-name="T351">ev</text:span><text:span text:style-name="T801">T</text:span><text:span text:style-name="T351">ools” page is available regardless of whether or not your mod has a UI.</text:span></text:p>
        </text:list-item>
        <text:list-item>
          <text:p text:style-name="P429">Click <text:span text:style-name="T544">on </text:span>“Elements”.</text:p>
          <text:list>
            <text:list-item>
              <text:p text:style-name="P431">Drill down into the game’s UI structure. <text:s/>This may help you <text:span text:style-name="T353">determine where your mod may need to make changes to the game’s UI.</text:span></text:p>
            </text:list-item>
            <text:list-item>
              <text:p text:style-name="P431">Hover your cursor over an element to highlight the element in the game. <text:s/>This is helpful to make sure you are finding exactly the right element.</text:p>
            </text:list-item>
            <text:list-item>
              <text:p text:style-name="P431">You can change an existing element’s attributes to see in real time what the change looks like in the game. <text:s/>For example, change an element’s size, position, color, or other attributes. <text:s/>This is helpful for <text:span text:style-name="T803">fine tuning the</text:span> UI for your own mod <text:span text:style-name="T803">instead of continually making changes to the UI code, recompiling, and restarting the game to see the effect.</text:span></text:p>
            </text:list-item>
          </text:list>
        </text:list-item>
        <text:list-item>
          <text:p text:style-name="P432">If your mod includes a UI:</text:p>
          <text:list>
            <text:list-item>
              <text:p text:style-name="P428"><text:span text:style-name="T351">C</text:span>lick <text:span text:style-name="T544">on</text:span> “Console”.</text:p>
            </text:list-item>
            <text:list-item>
              <text:p text:style-name="P430"><text:soft-page-break/><text:span text:style-name="T351">V</text:span>erify your mod’s “Hello UI!” message is displayed. <text:s/>This console message was generated from your mod’s <text:span text:style-name="T365">default </text:span>UI code at “UI\src\index.tsx”, <text:span text:style-name="T802">which includes “HelloWorldComponent”.</text:span></text:p>
            </text:list-item>
            <text:list-item>
              <text:p text:style-name="P430"><text:span text:style-name="T800">You can write debug messages to the UI console from your UI code (using console.log </text:span><text:span text:style-name="T802">method</text:span><text:span text:style-name="T800">) and see the results </text:span><text:span text:style-name="T803">o</text:span><text:span text:style-name="T800">n </text:span><text:span text:style-name="T802">the “DevTools” page</text:span><text:span text:style-name="T800">. <text:s/></text:span><text:span text:style-name="T802">Remember to remove debug logging later.</text:span></text:p>
            </text:list-item>
          </text:list>
        </text:list-item>
        <text:list-item>
          <text:p text:style-name="P430"><text:span text:style-name="T799">T</text:span><text:span text:style-name="T615">he “</text:span><text:span text:style-name="T803">DevTools” page</text:span><text:span text:style-name="T615"> </text:span><text:span text:style-name="T799">can be left </text:span><text:span text:style-name="T615">active in your browser while exiting and restarting the game during development:</text:span></text:p>
          <text:list>
            <text:list-item>
              <text:p text:style-name="P430"><text:span text:style-name="T616">After exiting the game, t</text:span><text:span text:style-name="T615">he “</text:span><text:span text:style-name="T803">DevTools” page</text:span><text:span text:style-name="T800"> </text:span><text:span text:style-name="T615">will </text:span><text:span text:style-name="T803">show</text:span><text:span text:style-name="T800"> </text:span><text:span text:style-name="T615">a </text:span><text:span text:style-name="T800">warning that the connect</text:span><text:span text:style-name="T803">ion</text:span><text:span text:style-name="T800"> was closed</text:span><text:span text:style-name="T615">. <text:s/></text:span><text:span text:style-name="T803">Leave the warning message displayed!</text:span></text:p>
            </text:list-item>
            <text:list-item>
              <text:p text:style-name="P430"><text:span text:style-name="T800">After restarting the game, click on the “Reconnect DevTools” button to reconnect to the game. <text:s/></text:span><text:span text:style-name="T803">Reconnecting also clears the console.</text:span></text:p>
            </text:list-item>
          </text:list>
        </text:list-item>
      </text:list>
      <text:h text:style-name="P164" text:outline-level="2"><text:bookmark-start text:name="__RefHeading___Toc10095_1060612756"/>Continue Last Save<text:bookmark-end text:name="__RefHeading___Toc10095_1060612756"/></text:h>
      <text:p text:style-name="P138">While developing your mod, you will likely be <text:span text:style-name="T617">exiting and re</text:span>starting the game often. <text:s/>Each time you start the game <text:span text:style-name="T520">to test your mod</text:span>, you need to start a new game <text:span text:style-name="T520">or </text:span>load a saved game. <text:s/>To save <text:span text:style-name="T522">yourself </text:span>the step of loading a saved game, add the following <text:span text:style-name="T522">game </text:span><text:span text:style-name="T520">launch</text:span> <text:span text:style-name="T520">option </text:span><text:span text:style-name="T858">to instruct </text:span><text:span text:style-name="T677">the game </text:span><text:span text:style-name="T858">to </text:span>automatically <text:span text:style-name="T522">load</text:span> the last saved game:<text:line-break/><text:span text:style-name="T2">-continue</text:span><text:span text:style-name="T7">l</text:span><text:span text:style-name="T2">ast</text:span><text:span text:style-name="T7">s</text:span><text:span text:style-name="T2">ave</text:span></text:p>
      <text:p text:style-name="P22"/>
      <text:p text:style-name="P22">See <text:span text:style-name="T557">section </text:span>“<text:bookmark-ref text:reference-format="text" text:ref-name="__RefHeading___Toc8976_1060612756">Developer Modes</text:bookmark-ref>” for <text:span text:style-name="T522">the steps to change </text:span>the game’s launch options. <text:s/><text:span text:style-name="T521">For unknown reasons, the continue last save feature does not always work. <text:s/></text:span><text:span text:style-name="T522">In that case, just load a saved game</text:span><text:span text:style-name="T675"> </text:span><text:span text:style-name="T779">manual</text:span><text:span text:style-name="T780">ly</text:span><text:span text:style-name="T522">.</text:span></text:p>
      <text:h text:style-name="P164" text:outline-level="2"><text:bookmark-start text:name="__RefHeading___Toc5715_2446439030"/><text:span text:style-name="T586">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430">more in depth </text:span>debugging. <text:s/><text:span text:style-name="T420">These steps are adapted from Paradox Wiki:<text:line-break/></text:span><text:a xlink:type="simple" xlink:href="https://cs2.paradoxwikis.com/Debugging" text:style-name="Internet_20_link" text:visited-style-name="Visited_20_Internet_20_Link"><text:span text:style-name="T420">https://cs2.paradoxwikis.com/Debugging</text:span></text:a></text:p>
      <text:p text:style-name="Standard"/>
      <text:p text:style-name="P64"><text:span text:style-name="T420">Add the Unity workload to </text:span>Visual Studio:</text:p>
      <text:list text:style-name="L23">
        <text:list-item>
          <text:p text:style-name="P433">Close Visual Studio if it is open.</text:p>
        </text:list-item>
        <text:list-item>
          <text:p text:style-name="P435">In Windows, <text:span text:style-name="T505">use “Apps” to </text:span>modify your Visual Studio installation. <text:s/><text:span text:style-name="T419">The “Visual Studio Installer” screen is displayed </text:span><text:span text:style-name="T505">and within that screen the </text:span><text:span text:style-name="T420">“Modifying” </text:span><text:span text:style-name="T505">window is displayed </text:span><text:span text:style-name="T420">defaulted to </text:span><text:span text:style-name="T505">the </text:span><text:span text:style-name="T420">“Workloads” </text:span><text:span text:style-name="T505">tab</text:span><text:span text:style-name="T420">.</text:span></text:p>
        </text:list-item>
        <text:list-item>
          <text:p text:style-name="P436"><text:span text:style-name="T506">On the</text:span><text:span text:style-name="T420"> “Workloads” </text:span><text:span text:style-name="T506">tab</text:span>, <text:span text:style-name="T420">under </text:span><text:span text:style-name="T506">the </text:span><text:span text:style-name="T420">“Gaming” </text:span><text:span text:style-name="T506">heading</text:span><text:span text:style-name="T420">, find the entry for “Game development with Unity”. <text:s/>If it is already checked, you already have the Unity workload installed. <text:s/>If it is not checked:</text:span></text:p>
          <text:list>
            <text:list-item>
              <text:p text:style-name="P437">Check “Game development with Unity”. <text:s/>The installation details on the right will be updated.</text:p>
            </text:list-item>
            <text:list-item>
              <text:p text:style-name="P437">Click <text:span text:style-name="T539">on </text:span>“Modify” to install the workload.</text:p>
            </text:list-item>
            <text:list-item>
              <text:p text:style-name="P437">Wait for the installation to complete.</text:p>
            </text:list-item>
          </text:list>
        </text:list-item>
        <text:list-item>
          <text:p text:style-name="P437"><text:span text:style-name="T505">Close the “Modifying” window and </text:span>the “Visual Studio Installer” <text:span text:style-name="T505">screen</text:span>.</text:p>
        </text:list-item>
      </text:list>
      <text:p text:style-name="Standard"/>
      <text:p text:style-name="P69"><text:span text:style-name="T424">Configure </text:span>Unity debugging:</text:p>
      <text:list text:style-name="L24">
        <text:list-item>
          <text:p text:style-name="P434">In Windows, use File Explorer <text:span text:style-name="T424">go to </text:span>the Unity editor directory. <text:s/><text:span text:style-name="T768">If you installed Unity in a different directory, adjust as needed:</text:span><text:line-break/><text:span text:style-name="T421">C:\Program Files\Unity </text:span><text:span text:style-name="T422">&lt;</text:span><text:span text:style-name="T423">version&gt;</text:span><text:span text:style-name="T421">\Editor\Data\PlaybackEngines\windowsstandalonesupport\Variations\win64_player_development_mono<text:line-break/></text:span><text:span text:style-name="T771">where &lt;version&gt; is the Unity version.</text:span></text:p>
        </text:list-item>
        <text:list-item>
          <text:p text:style-name="P434">Copy the “UnityPlayer.dll” file.</text:p>
        </text:list-item>
        <text:list-item>
          <text:p text:style-name="P434">Go to the CS2 game directory:<text:line-break/><text:span text:style-name="T411">C:\Program Files (x86)\Steam\steamapps\common\Cities Skylines II</text:span></text:p>
        </text:list-item>
        <text:list-item>
          <text:p text:style-name="P438">Rename the existing “UnityPlayer.dll” file to “UnityPlayerOriginal.dll”. <text:s/><text:span text:style-name="T431">This is </text:span><text:span text:style-name="T770">so you can easily </text:span><text:span text:style-name="T859">restore</text:span><text:span text:style-name="T770"> the </text:span><text:span text:style-name="T431">original file later.</text:span></text:p>
        </text:list-item>
        <text:list-item>
          <text:p text:style-name="P434">Paste the “UnityPlayer.dll” file in the CS2 game directory.</text:p>
        </text:list-item>
        <text:list-item>
          <text:p text:style-name="P439"><text:soft-page-break/>Go to the <text:span text:style-name="T472">CS2 </text:span><text:span text:style-name="T471">data</text:span> directory:<text:line-break/><text:span text:style-name="T411">C:\Program Files (x86)\Steam\steamapps\common\Cities Skylines II</text:span><text:span text:style-name="T471">\Cities2_Data</text:span></text:p>
        </text:list-item>
        <text:list-item>
          <text:p text:style-name="P438">Edit the “boot.config” file in a text editor (e.g. Notepad).</text:p>
        </text:list-item>
        <text:list-item>
          <text:p text:style-name="P438">Add the following line to the end of the file:<text:line-break/><text:span text:style-name="T2">player-connection-debug=1</text:span></text:p>
        </text:list-item>
        <text:list-item>
          <text:p text:style-name="P438">Save and close the “boot.config” file.</text:p>
        </text:list-item>
      </text:list>
      <text:p text:style-name="P64"/>
      <text:p text:style-name="P70">Attach Unity debugger in Visual Studio:</text:p>
      <text:list text:style-name="L25">
        <text:list-item>
          <text:p text:style-name="P440">Start the game normally via Steam. <text:s/>The Paradox Wiki notes that starting from <text:span text:style-name="T427">other than </text:span>Steam might prevent the debugger from working.</text:p>
        </text:list-item>
        <text:list-item>
          <text:p text:style-name="P441">Verify that the game screen shows “Development Build” in the lower right corner. <text:s/>This is due to the “UnityPlayer.dll” file that was copied.</text:p>
        </text:list-item>
        <text:list-item>
          <text:p text:style-name="P440">Open your project in Visual Studio.</text:p>
        </text:list-item>
        <text:list-item>
          <text:p text:style-name="P440">On the Visual Studio menus, select “Debug” -&gt; “Attach Unity Debugger”. <text:s/><text:span text:style-name="T425">The “Select Unity Instance” window is displayed.</text:span></text:p>
        </text:list-item>
        <text:list-item>
          <text:p text:style-name="P442">On the “Select Unity Instance” window, click on the “Cities: Skylines II” entry to highlight it <text:span text:style-name="T426">(hopefully it is the only entry)</text:span>. <text:s/>Click <text:span text:style-name="T539">on</text:span> “OK”.</text:p>
        </text:list-item>
        <text:list-item>
          <text:p text:style-name="P443">You can now set breakpoints and do other debugging tasks <text:span text:style-name="T428">on your mod </text:span>in Visual Studio.</text:p>
        </text:list-item>
        <text:list-item>
          <text:p text:style-name="P443">To stop debugging, click <text:span text:style-name="T539">on</text:span> “Stop debugging” on the toolbar or <text:span text:style-name="T618">i</text:span>n the Visual Studio menus <text:span text:style-name="T618">click on</text:span> “Debug” -&gt; “Stop debugging”.</text:p>
        </text:list-item>
        <text:list-item>
          <text:p text:style-name="P444">If you exit the game to desktop with the debugger attached, the debugger will stop automatically.</text:p>
        </text:list-item>
      </text:list>
      <text:p text:style-name="P71"/>
      <text:p text:style-name="P72">To see how a breakpoint works <text:span text:style-name="T429">with</text:span> the debugger:</text:p>
      <text:list text:style-name="L26">
        <text:list-item>
          <text:p text:style-name="P445">Exit the game to desktop.</text:p>
        </text:list-item>
        <text:list-item>
          <text:p text:style-name="P445">In your project in Visual Studio, edit “Mod.cs” to add the following <text:span text:style-name="T473">class </text:span>after the “Mod” class:<text:line-break/><text:span text:style-name="T2">partial class </text:span><text:span text:style-name="T13">Test</text:span><text:span text:style-name="T2">System : Game.UI.UISystemBase<text:line-break/>{<text:line-break/> <text:s text:c="3"/>protected override void OnUpdate()<text:line-break/> <text:s text:c="3"/>{<text:line-break/> <text:s text:c="7"/>base.OnUpdate();<text:line-break/> <text:s text:c="3"/>}<text:line-break/>}</text:span></text:p>
        </text:list-item>
        <text:list-item>
          <text:p text:style-name="P445">Set a breakpoint on the “base.OnUpdate();” line.</text:p>
        </text:list-item>
        <text:list-item>
          <text:p text:style-name="P446">In the “Mod” class, at the end of the “OnLoad” method, add the following:<text:line-break/><text:span text:style-name="T2">updateSystem.UpdateAt&lt;</text:span><text:span text:style-name="T13">Test</text:span><text:span text:style-name="T2">System&gt;(SystemUpdatePhase.UIUpdate);</text:span></text:p>
        </text:list-item>
        <text:list-item>
          <text:p text:style-name="P445"><text:span text:style-name="T558">B</text:span>uild the solution.</text:p>
        </text:list-item>
        <text:list-item>
          <text:p text:style-name="P445">Start the game <text:span text:style-name="T559">to the main menu</text:span>.</text:p>
        </text:list-item>
        <text:list-item>
          <text:p text:style-name="P445">In Visual Studio, attach the Unity debugger as described above.</text:p>
        </text:list-item>
        <text:list-item>
          <text:p text:style-name="P447">Verify that the breakpoint is hit. <text:s/><text:span text:style-name="T429">The mod’s </text:span><text:span text:style-name="T619">Test</text:span><text:span text:style-name="T429">System.</text:span><text:span text:style-name="T860">OnUpdate</text:span><text:span text:style-name="T429"> runs even in the game’s main menu.</text:span></text:p>
        </text:list-item>
        <text:list-item>
          <text:p text:style-name="P448"><text:span text:style-name="T429">In the game, n</text:span>otice that the UI is now frozen because of the break point.</text:p>
        </text:list-item>
        <text:list-item>
          <text:p text:style-name="P449">In Visual Studio, click on “Continue”. <text:s/>Notice that the breakpoint is immediately hit again <text:span text:style-name="T507">because the OnUpdate method gets called every frame.</text:span></text:p>
        </text:list-item>
        <text:list-item>
          <text:p text:style-name="P449">Remove the breakpoint and click on “Continue”.</text:p>
        </text:list-item>
        <text:list-item>
          <text:p text:style-name="P449">In the game, notice that the UI is now responsive again.</text:p>
        </text:list-item>
        <text:list-item>
          <text:p text:style-name="P450">Stop the debugger and exit the game to desktop.</text:p>
        </text:list-item>
        <text:list-item>
          <text:p text:style-name="P449">Remove the code from “Mod.cs” that was added for testing breakpoints.</text:p>
        </text:list-item>
      </text:list>
      <text:p text:style-name="P128"/>
      <text:p text:style-name="P129">If a new version of Unity is installed later, remember to get the corresponding “UnityPlayer.dll” for that version.</text:p>
      <text:h text:style-name="Heading_20_2" text:outline-level="2"><text:bookmark-start text:name="__RefHeading___Toc11467_1038383628"/>View Game Source Code<text:bookmark-end text:name="__RefHeading___Toc11467_1038383628"/></text:h>
      <text:p text:style-name="P52">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46"><text:soft-page-break/></text:p>
      <text:p text:style-name="P52">To install the ILSpy extension in Visual Studio:</text:p>
      <text:list text:style-name="L27">
        <text:list-item>
          <text:p text:style-name="P451"><text:span text:style-name="T474">In Visual Studio, </text:span><text:span text:style-name="T620">i</text:span>n the menus, <text:span text:style-name="T620">click on </text:span>“Ext<text:span text:style-name="T325">en</text:span>sions” -&gt; “Manage Extensions…”. <text:s/>The “Manage Extensions” screen is displaye<text:span text:style-name="T325">d.</text:span></text:p>
        </text:list-item>
        <text:list-item>
          <text:p text:style-name="P451">On the “Manage Extensions” screen, search for “ilspy”. <text:s/>The search results are displayed.</text:p>
        </text:list-item>
        <text:list-item>
          <text:p text:style-name="P451">In the search results, <text:span text:style-name="T620">click on</text:span> “ILSpy 2022” or <text:span text:style-name="T328">the </text:span>latest version and click <text:span text:style-name="T539">on</text:span> “Download”. <text:s/><text:span text:style-name="T325">The download is scheduled to run later.</text:span></text:p>
        </text:list-item>
        <text:list-item>
          <text:p text:style-name="P451">Close the “Manage Extensions” screen.</text:p>
        </text:list-item>
        <text:list-item>
          <text:p text:style-name="P451">Close Visual Studio. <text:s/>The “VSIX Installer” screen is displayed.</text:p>
        </text:list-item>
        <text:list-item>
          <text:p text:style-name="P451">On the “VSIX Installer” screen, click <text:span text:style-name="T539">on</text:span> “Modify” to install ILSpy. <text:s/>The extension gets installed.</text:p>
        </text:list-item>
        <text:list-item>
          <text:p text:style-name="P453">Wait for the modifications to be complete. <text:s/>The “Modifications Complete” screen is displayed.</text:p>
        </text:list-item>
        <text:list-item>
          <text:p text:style-name="P453">Close the “Modifications Complete” screen.</text:p>
        </text:list-item>
      </text:list>
      <text:p text:style-name="P52"/>
      <text:p text:style-name="P52">To view the game’s source code in ILSpy:</text:p>
      <text:list text:style-name="L28">
        <text:list-item>
          <text:p text:style-name="P455">Open your mod project in Visual Studio.</text:p>
        </text:list-item>
        <text:list-item>
          <text:p text:style-name="P456"><text:span text:style-name="T325">U</text:span>nder the project, expand “Dependencies” -&gt; “Assemblies”.</text:p>
        </text:list-item>
        <text:list-item>
          <text:p text:style-name="P456">Right-click on “Game” and select “Open in ILSpy”. <text:s/>ILSpy opens pointing to <text:span text:style-name="T255">the </text:span>“Game.dll” file.</text:p>
        </text:list-item>
        <text:list-item>
          <text:p text:style-name="P455">Use ILSpy to expand the Game dll or use the search capabilities in ILSpy.</text:p>
        </text:list-item>
        <text:list-item>
          <text:p text:style-name="P455">Close ILSpy.</text:p>
        </text:list-item>
      </text:list>
      <text:h text:style-name="Heading_20_2" text:outline-level="2"><text:bookmark-start text:name="__RefHeading___Toc11469_1038383628"/>Get Game Source Code<text:bookmark-end text:name="__RefHeading___Toc11469_1038383628"/></text:h>
      <text:p text:style-name="P52">Sometimes it is easier to see <text:span text:style-name="T508">view</text:span> or search for source code if the game’s source code is in Visual Studio.</text:p>
      <text:p text:style-name="P52"/>
      <text:p text:style-name="P52"><text:span text:style-name="T326">To get the source </text:span><text:span text:style-name="T508">code </text:span><text:span text:style-name="T326">for the “Game.dll” file </text:span>(assumes ILSpy <text:span text:style-name="T475">extension </text:span>is installed, see <text:span text:style-name="T475">section “</text:span><text:span text:style-name="T475"><text:bookmark-ref text:reference-format="text" text:ref-name="__RefHeading___Toc11467_1038383628">View Game Source Code</text:bookmark-ref></text:span><text:span text:style-name="T475">”</text:span>)<text:span text:style-name="T326">:</text:span></text:p>
      <text:list text:style-name="L29">
        <text:list-item>
          <text:p text:style-name="P458"><text:span text:style-name="T475">In</text:span> Windows, <text:span text:style-name="T324">either:</text:span></text:p>
          <text:list>
            <text:list-item>
              <text:p text:style-name="P458"><text:span text:style-name="T324">D</text:span>elete all existing folders and files from the folder where the files will be stored.</text:p>
            </text:list-item>
            <text:list-item>
              <text:p text:style-name="P458"><text:span text:style-name="T324">C</text:span><text:span text:style-name="T254">reate a new folder to hold the files. <text:s/></text:span><text:span text:style-name="T508">Author uses:<text:line-break/>C:\Users\&lt;name&gt;\Documents\Visual Studio Projects\Cities Skylines 2 Mods\Base Game</text:span></text:p>
            </text:list-item>
          </text:list>
        </text:list-item>
        <text:list-item>
          <text:p text:style-name="P452"><text:span text:style-name="T325">View </text:span>the <text:span text:style-name="T325">game source code in ILSpy as described </text:span><text:span text:style-name="T621">in section “</text:span><text:span text:style-name="T621"><text:bookmark-ref text:reference-format="text" text:ref-name="__RefHeading___Toc11467_1038383628">View Game Source Code</text:bookmark-ref></text:span><text:span text:style-name="T621">”</text:span><text:span text:style-name="T325">.</text:span></text:p>
        </text:list-item>
        <text:list-item>
          <text:p text:style-name="P457">In ILSpy:</text:p>
          <text:list>
            <text:list-item>
              <text:p text:style-name="P457">Right-click on the “Game” assembly and select “Save Code…”. <text:s/>A “Save As” dialog is opened.</text:p>
            </text:list-item>
            <text:list-item>
              <text:p text:style-name="P457"><text:span text:style-name="T219">Select</text:span> the folder where the files should be stored.</text:p>
            </text:list-item>
            <text:list-item>
              <text:p text:style-name="P458">Click <text:span text:style-name="T539">on</text:span><text:span text:style-name="T229"> </text:span>“Save”.</text:p>
            </text:list-item>
            <text:list-item>
              <text:p text:style-name="P458">Wait for the export to complete. <text:s/><text:span text:style-name="T328">The chosen folder should now have a “Game.csproj” file along with folders and source code files that were created from the “Game.dll” file.</text:span></text:p>
            </text:list-item>
            <text:list-item>
              <text:p text:style-name="P454">Close ILSpy.</text:p>
            </text:list-item>
          </text:list>
        </text:list-item>
        <text:list-item>
          <text:p text:style-name="P459"><text:span text:style-name="T327">Configure the game source code </text:span><text:span text:style-name="T328">project</text:span><text:span text:style-name="T327">:</text:span></text:p>
          <text:list>
            <text:list-item>
              <text:p text:style-name="P460">Open the “Game.csproj” file in Visual Studio.</text:p>
            </text:list-item>
            <text:list-item>
              <text:p text:style-name="P454">TBD <text:span text:style-name="T828">More steps to </text:span><text:span text:style-name="T829">create</text:span><text:span text:style-name="T828"> a solution and define dependencies.</text:span></text:p>
            </text:list-item>
          </text:list>
        </text:list-item>
      </text:list>
      <text:h text:style-name="Heading_20_1" text:outline-level="1"><text:bookmark-start text:name="__RefHeading___Toc11473_1038383628"/>Publish <text:span text:style-name="T360">New</text:span><text:span text:style-name="T209"> Mod </text:span>To Paradox Mods<text:bookmark-end text:name="__RefHeading___Toc11473_1038383628"/></text:h>
      <text:p text:style-name="P98"><text:span text:style-name="T509">After you make your mod do what your mod must do, you </text:span><text:span text:style-name="T640">probably </text:span><text:span text:style-name="T622">will want to</text:span><text:span text:style-name="T509"> publish your mod to Paradox Mods so that other </text:span><text:span text:style-name="T815">users</text:span><text:span text:style-name="T509"> can </text:span><text:span text:style-name="T510">subscribe to</text:span><text:span text:style-name="T509"> your </text:span><text:span text:style-name="T622">awesome </text:span><text:span text:style-name="T509">mod. <text:s/></text:span>The following sections describe the steps to publish your <text:span text:style-name="T816">new </text:span>mod <text:span text:style-name="T476">to</text:span> Paradox Mods <text:span text:style-name="T510">for the first time</text:span><text:span text:style-name="T570">.</text:span></text:p>
      <text:h text:style-name="Heading_20_2" text:outline-level="2"><text:bookmark-start text:name="__RefHeading___Toc9726_3655602309"/>Remove Unneeded Code<text:bookmark-end text:name="__RefHeading___Toc9726_3655602309"/></text:h>
      <text:p text:style-name="P47">If settings code <text:span text:style-name="T817">(with or without key bindings) </text:span>was initially included but your mod does not need settings now, remove the settings <text:span text:style-name="T241">code</text:span>:</text:p>
      <text:list text:style-name="L30">
        <text:list-item>
          <text:p text:style-name="P461">Delete the “ModSettings” folder from the project.</text:p>
        </text:list-item>
        <text:list-item>
          <text:p text:style-name="P461"><text:soft-page-break/><text:span text:style-name="T346">Edit</text:span> the “Mod.cs” file:</text:p>
          <text:list>
            <text:list-item>
              <text:p text:style-name="P461">Remove all code related to mod settings.</text:p>
            </text:list-item>
            <text:list-item>
              <text:p text:style-name="P461">Remove unused “using” statements.</text:p>
            </text:list-item>
            <text:list-item>
              <text:p text:style-name="P465">Save <text:span text:style-name="T318">and close </text:span>the “Mod.cs” file.</text:p>
            </text:list-item>
          </text:list>
        </text:list-item>
        <text:list-item>
          <text:p text:style-name="P466">Remove any <text:span text:style-name="T493">other </text:span>code related to settings <text:span text:style-name="T356">from </text:span>everywhere in your project.</text:p>
        </text:list-item>
      </text:list>
      <text:p text:style-name="Standard"/>
      <text:p text:style-name="P85">If UI code was included but your mod does not need a UI now, remove the UI code:</text:p>
      <text:list text:style-name="L31">
        <text:list-item>
          <text:p text:style-name="P467"><text:span text:style-name="T102">In the Visual Studio menu, click on “Project” -&gt; </text:span><text:span text:style-name="T101">“Edit Project File”.</text:span> <text:s/>The project file is opened.</text:p>
        </text:list-item>
        <text:list-item>
          <text:p text:style-name="P468"><text:span text:style-name="T680">At the end of the first “PropertyGroup”, delete the following entry </text:span><text:span text:style-name="T681">that was previously added.</text:span><text:span text:style-name="T680"> <text:s/>If you specified other items to exclude, then delete only the “UI\node_modules\**;” portion and leave the rest.</text:span><text:line-break/><text:span text:style-name="T18">&lt;DefaultItemExcludes&gt;UI\node_modules\**;$(DefaultItemExcludes)&lt;/DefaultItemExcludes&gt;</text:span></text:p>
        </text:list-item>
        <text:list-item>
          <text:p text:style-name="P469">At the bottom of the file, <text:span text:style-name="T561">delete</text:span> the two sets of <text:span text:style-name="T681">entries</text:span> <text:span text:style-name="T561">that were previously added for</text:span> automatically building the UI with the project and <text:span text:style-name="T561">for </text:span>automatically building the “mod.json” file.</text:p>
        </text:list-item>
        <text:list-item>
          <text:p text:style-name="P470"><text:span text:style-name="T560">Delete the “</text:span>UI” folder <text:span text:style-name="T560">from the project.</text:span></text:p>
        </text:list-item>
        <text:list-item>
          <text:p text:style-name="P471">Remove any other code related to UI from everywhere in your project.</text:p>
        </text:list-item>
      </text:list>
      <text:p text:style-name="Standard"/>
      <text:p text:style-name="P68">If Harmony was included but your mod does not need Harmony now, remove Harmony:</text:p>
      <text:list text:style-name="L32">
        <text:list-item>
          <text:p text:style-name="P472">In Visual Studio under the project, expand “Dependencies” and “Packages”.</text:p>
        </text:list-item>
        <text:list-item>
          <text:p text:style-name="P472">Right-click on the “Lib.Harmony (2.2.2)” package and <text:span text:style-name="T622">click on</text:span> “Remove”.</text:p>
        </text:list-item>
        <text:list-item>
          <text:p text:style-name="P472">Remove any <text:span text:style-name="T493">other </text:span>code related to Harmony from everywhere in your project.</text:p>
        </text:list-item>
      </text:list>
      <text:h text:style-name="P165" text:outline-level="2"><text:bookmark-start text:name="__RefHeading___Toc11784_2848870355"/>Add License File<text:bookmark-end text:name="__RefHeading___Toc11784_2848870355"/></text:h>
      <text:p text:style-name="P21">A license tells others what they can and cannot do with your code. <text:s/>A license might also disclaim responsibility for any problem caused by your code. <text:s/>A license is optional, but recommended.</text:p>
      <text:p text:style-name="P143"><text:span text:style-name="T129"/></text:p>
      <text:p text:style-name="P144"><text:span text:style-name="T25">Determine which license type you want for your </text:span><text:span text:style-name="T126">mod’</text:span><text:span text:style-name="T130">s code</text:span><text:span text:style-name="T25">. <text:s/></text:span><text:span text:style-name="T120">The “MIT License” </text:span><text:span text:style-name="T121">is </text:span><text:span text:style-name="T131">relatively </text:span><text:span text:style-name="T121">simple and </text:span><text:span text:style-name="T122">is </text:span><text:span text:style-name="T123">used by</text:span><text:span text:style-name="T120"> </text:span><text:span text:style-name="T129">this and some </text:span><text:span text:style-name="T25">other </text:span><text:span text:style-name="T121">CS2 </text:span><text:span text:style-name="T120">mod authors. <text:s/></text:span><text:span text:style-name="T124">For more information on licenses, s</text:span><text:span text:style-name="T125">ee:<text:line-break/></text:span><text:a xlink:type="simple" xlink:href="https://choosealicense.com/" text:style-name="Internet_20_link" text:visited-style-name="Visited_20_Internet_20_Link"><text:span text:style-name="T125">https://choosealicense.com/</text:span></text:a></text:p>
      <text:p text:style-name="P142"/>
      <text:p text:style-name="P19">To add the MIT license:</text:p>
      <text:list text:style-name="L33">
        <text:list-item>
          <text:p text:style-name="P473"><text:span text:style-name="T116">C</text:span><text:span text:style-name="T117">opy </text:span><text:span text:style-name="T40">the “</text:span><text:span text:style-name="T119">LICENSE.txt</text:span><text:span text:style-name="T40">” </text:span><text:span text:style-name="T118">file </text:span><text:span text:style-name="T117">from </text:span><text:span text:style-name="T106">GitHub<text:line-break/></text:span><text:a xlink:type="simple" xlink:href="https://github.com/rcav8tr/CS2-Modding-Instructions" text:style-name="Internet_20_link" text:visited-style-name="Visited_20_Internet_20_Link"><text:span text:style-name="T115">https://github.com/rcav8tr/CS2-Modding-Instructions</text:span></text:a><text:span text:style-name="T115"><text:line-break/></text:span><text:span text:style-name="T127">This is the file GitHub would add to your project later when creating a repository </text:span><text:span text:style-name="T128">if</text:span><text:span text:style-name="T127"> your project does not already have a license file and you choose the MIT </text:span><text:span text:style-name="T130">L</text:span><text:span text:style-name="T127">icense.</text:span></text:p>
        </text:list-item>
        <text:list-item>
          <text:p text:style-name="P199"><text:span text:style-name="T525">In Visual Studio, p</text:span><text:span text:style-name="T288">aste the file </text:span><text:span text:style-name="T877">directly under the project</text:span>.</text:p>
        </text:list-item>
        <text:list-item>
          <text:p text:style-name="P207">Edit the “LICENSE.txt” file just pasted:</text:p>
          <text:list>
            <text:list-item>
              <text:p text:style-name="P207">Change “[year]” to the current year.</text:p>
            </text:list-item>
            <text:list-item>
              <text:p text:style-name="P207">Change “[fullname]”. <text:s/>Some mod authors seem to use the<text:span text:style-name="T878">ir</text:span> real name. <text:s/>This author uses the Paradox username. <text:s/><text:span text:style-name="T878">Any </text:span>legal ramifications of using <text:span text:style-name="T878">a </text:span>Paradox username <text:span text:style-name="T887">instead of a real name </text:span><text:span text:style-name="T878">are unknown.</text:span></text:p>
            </text:list-item>
            <text:list-item>
              <text:p text:style-name="P207">Save and close the “LICENSE.txt” file.</text:p>
            </text:list-item>
          </text:list>
        </text:list-item>
      </text:list>
      <text:p text:style-name="P18"/>
      <text:p text:style-name="P18">To add a different type of license, follow similar steps <text:span text:style-name="T879">to add</text:span> a “<text:span text:style-name="T887">LICENSE.txt” file </text:span><text:span text:style-name="T882">for</text:span> that license type.</text:p>
      <text:h text:style-name="Heading_20_2" text:outline-level="2"><text:bookmark-start text:name="__RefHeading___Toc13565_2848870355"/>Create Paradox Forum Thread<text:bookmark-end text:name="__RefHeading___Toc13565_2848870355"/></text:h>
      <text:p text:style-name="P20"><text:span text:style-name="T880">A</text:span> Paradox Forum thread <text:span text:style-name="T880">provides subscribers a </text:span>place to ask questions, report problems, make suggestions, <text:span text:style-name="T886">and discuss your mod</text:span>. <text:s/>A Paradox Forum thread is is optional, but recommended.</text:p>
      <text:p text:style-name="P20"/>
      <text:p text:style-name="P20">To create a Paradox Forum thread for your mod:</text:p>
      <text:list text:style-name="L34">
        <text:list-item>
          <text:p text:style-name="P208"><text:span text:style-name="T881">In a browser, g</text:span>o to the Paradox Forum<text:span text:style-name="T881">s</text:span> <text:span text:style-name="T881">web site </text:span>for CS2<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208">Click the “Log In” button to log in to your Paradox account.</text:p>
        </text:list-item>
        <text:list-item>
          <text:p text:style-name="P208"><text:soft-page-break/>Click “Cities Skylines 2: User Mods”. <text:s/>The User <text:span text:style-name="T881">M</text:span>ods threads are displayed.</text:p>
        </text:list-item>
        <text:list-item>
          <text:p text:style-name="P208">In the text box for “Post a new thread in this forum”, enter your mod’s title.</text:p>
        </text:list-item>
        <text:list-item>
          <text:p text:style-name="P208">In the text box for “Message…<text:span text:style-name="T880">”, enter something like “&lt;your mod title&gt; discussion thread.” or “Discussion thread for &lt;your mod title&gt;” where “&lt;your mod title&gt;” is the title of your mod.</text:span></text:p>
        </text:list-item>
        <text:list-item>
          <text:p text:style-name="P209">Click on “POST THREAD”. <text:s/>Wait for the thread to be created. <text:s/><text:span text:style-name="T881">The thread list is displayed.</text:span></text:p>
        </text:list-item>
        <text:list-item>
          <text:p text:style-name="P210">Find your thread in the list and click on it. <text:s/>Verify your thread is displayed with your initial message.</text:p>
        </text:list-item>
        <text:list-item>
          <text:p text:style-name="P210">Close Paradox Forums.</text:p>
        </text:list-item>
      </text:list>
      <text:h text:style-name="Heading_20_2" text:outline-level="2"><text:bookmark-start text:name="__RefHeading___Toc9728_3655602309"/>Update <text:span text:style-name="T630">Project </text:span><text:span text:style-name="T663">Properties</text:span><text:bookmark-end text:name="__RefHeading___Toc9728_3655602309"/></text:h>
      <text:p text:style-name="P40"><text:span text:style-name="T320">Update project properties</text:span>:</text:p>
      <text:list xml:id="list3232202361" text:style-name="L35">
        <text:list-item>
          <text:p text:style-name="P462"><text:span text:style-name="T782">In the Visual Studio menu, click on “Project” -&gt; </text:span><text:span text:style-name="T783">“</text:span><text:span text:style-name="T782">AssemblyName </text:span><text:span text:style-name="T783">Properties”.</text:span> <text:s/>The project properties are opened.</text:p>
        </text:list-item>
        <text:list-item>
          <text:p text:style-name="P463">Under “Package” -&gt; “General”, set “Package Version” <text:span text:style-name="T540">for your initial release</text:span>:</text:p>
          <text:list>
            <text:list-item>
              <text:p text:style-name="P474"><text:span text:style-name="T355">This a</text:span><text:span text:style-name="T320">uthor prefers “1.0.0” for the initial release.</text:span></text:p>
            </text:list-item>
            <text:list-item>
              <text:p text:style-name="P475"><text:span text:style-name="T320">Some </text:span><text:span text:style-name="T517">other </text:span><text:span text:style-name="T320">mod authors use version “0.</text:span><text:span text:style-name="T704">m</text:span><text:span text:style-name="T320">.</text:span><text:span text:style-name="T704">p</text:span><text:span text:style-name="T320">” </text:span><text:span text:style-name="T737">(</text:span><text:span text:style-name="T704">where “m” is minor version number and “p” is patch number</text:span><text:span text:style-name="T737">) </text:span><text:span text:style-name="T320">for their initial </text:span><text:span text:style-name="T432">release and subsequent </text:span><text:span text:style-name="T320">release</text:span><text:span text:style-name="T432">s</text:span><text:span text:style-name="T320"> </text:span><text:span text:style-name="T361">until they </text:span><text:span text:style-name="T365">determine</text:span><text:span text:style-name="T361"> that the mod is no longer </text:span><text:span text:style-name="T512">in</text:span><text:span text:style-name="T361"> </text:span><text:span text:style-name="T512">testing </text:span><text:span text:style-name="T737">or release candidate</text:span><text:span text:style-name="T512"> statu</text:span><text:span text:style-name="T737">s</text:span><text:span text:style-name="T704">.</text:span></text:p>
            </text:list-item>
          </text:list>
        </text:list-item>
        <text:list-item>
          <text:p text:style-name="P476"><text:span text:style-name="T320">Make sure the “Title”, “Description”, and “Copyright” properties </text:span><text:span text:style-name="T361">are correct</text:span><text:span text:style-name="T320">.</text:span></text:p>
        </text:list-item>
        <text:list-item>
          <text:p text:style-name="P477">Save and close the project properties.</text:p>
        </text:list-item>
      </text:list>
      <text:h text:style-name="P166" text:outline-level="2"><text:bookmark-start text:name="__RefHeading___Toc9730_3655602309"/>Prepare Publi<text:span text:style-name="T567">shing</text:span> Files<text:bookmark-end text:name="__RefHeading___Toc9730_3655602309"/></text:h>
      <text:p text:style-name="P36"><text:span text:style-name="T200">The mod template includes a default thumbnail image in the “Properties” folder in the “Thumbnail.png” file. <text:s/>This default image should be replaced so your mod has its own unique thumbnail. <text:s/>Create/u</text:span>pdate <text:span text:style-name="T820">a new</text:span> <text:span text:style-name="T407">thumbnail image</text:span>:</text:p>
      <text:list text:style-name="L36">
        <text:list-item>
          <text:p text:style-name="P478">Use your own image <text:span text:style-name="T817">creation/</text:span>editing tools to create a new thumbnail image.</text:p>
        </text:list-item>
        <text:list-item>
          <text:p text:style-name="P478">Your thumbnail image should be 5<text:span text:style-name="T818">00</text:span> <text:span text:style-name="T627">x </text:span>5<text:span text:style-name="T818">00</text:span> pixels <text:span text:style-name="T653">even though </text:span><text:span text:style-name="T627">the default </text:span><text:span text:style-name="T628">thumbnail </text:span><text:span text:style-name="T627">image is 950 x 500 </text:span><text:span text:style-name="T654">pixels</text:span><text:span text:style-name="T627">. <text:s/></text:span><text:span text:style-name="T685">A bit larger or smaller is okay, but it should be square.</text:span></text:p>
        </text:list-item>
        <text:list-item>
          <text:p text:style-name="P479">If the game is played at 1920 x 1080 (<text:span text:style-name="T685">i.e. the most common display</text:span> resolution), then on the “Paradox Mods” screen of the game, the thumbnail will be scaled <text:span text:style-name="T685">down </text:span>to about 220 x 220 <text:span text:style-name="T685">(i.e. about 4</text:span><text:span text:style-name="T818">4</text:span><text:span text:style-name="T685">%) </text:span>on the “Browse” tab and about 128 x 128 <text:span text:style-name="T685">(i.e. </text:span><text:span text:style-name="T817">about </text:span><text:span text:style-name="T685">2</text:span><text:span text:style-name="T818">6</text:span><text:span text:style-name="T685">%) </text:span>when viewing the individual mod. <text:s/>The thumbnail will be larger or smaller if the game is played at a higher or lower resolution. <text:s/><text:span text:style-name="T685">As you are creating your thumbnail image, you can try viewing it at these </text:span><text:span text:style-name="T818">smaller</text:span><text:span text:style-name="T685"> sizes to </text:span><text:span text:style-name="T686">verify </text:span><text:span text:style-name="T687">that</text:span><text:span text:style-name="T685"> it looks okay.</text:span></text:p>
        </text:list-item>
        <text:list-item>
          <text:p text:style-name="P478">Keep the same file name and image type “<text:span text:style-name="T655">Thumbnail.png”</text:span>.</text:p>
        </text:list-item>
        <text:list-item>
          <text:p text:style-name="P478">Replace the default file in the “Properties” folder with your own file.</text:p>
        </text:list-item>
      </text:list>
      <text:p text:style-name="P7"/>
      <text:p text:style-name="P13">S<text:span text:style-name="T357">creenshots are optional but recommended to show potential users what you</text:span><text:span text:style-name="T358">r</text:span><text:span text:style-name="T357"> mod will look like in the game. <text:s/>A picture </text:span><text:span text:style-name="T382">of your mod in action </text:span><text:span text:style-name="T357">is worth a lot of words </text:span><text:span text:style-name="T382">to describe it</text:span><text:span text:style-name="T357">. <text:s/></text:span><text:span text:style-name="T358">To a</text:span>dd screenshots <text:span text:style-name="T626">to your published mod</text:span>:</text:p>
      <text:list xml:id="list3924354594" text:style-name="L37">
        <text:list-item>
          <text:p text:style-name="P482"><text:span text:style-name="T80">If you set up Visual Studio debugging, r</text:span><text:span text:style-name="T25">estore the original “UnityPlayer.dll” file so that the “Development Build” text is not captured in your screenshot:</text:span></text:p>
          <text:list>
            <text:list-item>
              <text:p text:style-name="P211">Exit the game to desktop.</text:p>
            </text:list-item>
            <text:list-item>
              <text:p text:style-name="P482"><text:span text:style-name="T25">Go to </text:span><text:span text:style-name="T79">the </text:span><text:span text:style-name="T25">CS2 game directory:<text:line-break/></text:span><text:span text:style-name="T77">C:\Program Files (x86)\Steam\steamapps\common\Cities Skylines II</text:span></text:p>
            </text:list-item>
            <text:list-item>
              <text:p text:style-name="P482"><text:span text:style-name="T77">R</text:span><text:span text:style-name="T25">ename “UnityPlayer.dll” to “UnityPlayerDevelopment.dll”.</text:span></text:p>
            </text:list-item>
            <text:list-item>
              <text:p text:style-name="P482"><text:span text:style-name="T25">Rename “UnityPlayerOriginal.dll” to “</text:span><text:span text:style-name="T78">UnityPlayer.dll”.</text:span></text:p>
            </text:list-item>
            <text:list-item>
              <text:p text:style-name="P212">You can switch back and forth between original and development by renaming the files.</text:p>
            </text:list-item>
          </text:list>
        </text:list-item>
        <text:list-item>
          <text:p text:style-name="P483"><text:span text:style-name="T50">U</text:span><text:span text:style-name="T51">nder the project, in the “Properties” folder, create a new folder named “Screenshots”.</text:span></text:p>
        </text:list-item>
        <text:list-item>
          <text:p text:style-name="P485"><text:span text:style-name="T25">Start the game </text:span><text:span text:style-name="T96">to </text:span><text:span text:style-name="T25">capture screenshots of your mod </text:span><text:span text:style-name="T96">in action</text:span><text:span text:style-name="T25">.</text:span></text:p>
        </text:list-item>
        <text:list-item>
          <text:p text:style-name="P213">For each screenshot:</text:p>
          <text:list>
            <text:list-item>
              <text:p text:style-name="P486"><text:span text:style-name="T25">The Windows </text:span><text:span text:style-name="T52">S</text:span><text:span text:style-name="T25">nipping tool can be used to take </text:span><text:span text:style-name="T52">a </text:span><text:span text:style-name="T25">screenshot. <text:s/>The Snipping tool can be activated with WindowsKey</text:span><text:span text:style-name="T108">+</text:span><text:span text:style-name="T25">Shift</text:span><text:span text:style-name="T108">+</text:span><text:span text:style-name="T25">S. <text:s/></text:span><text:span text:style-name="T52">The Snipping tool places the snip in the </text:span><text:span text:style-name="T53">Windows </text:span><text:span text:style-name="T52">clipboard.</text:span></text:p>
            </text:list-item>
            <text:list-item>
              <text:p text:style-name="P214"><text:soft-page-break/>To make changes to the snip, use the Snipping tool’s Snip &amp; Sketch tool or paste the snip into an image editor of your choice<text:span text:style-name="T432">.</text:span></text:p>
            </text:list-item>
            <text:list-item>
              <text:p text:style-name="P487"><text:span text:style-name="T73">O</text:span><text:span text:style-name="T25">n Paradox Mods (both in game and web site), the screen shots are displayed in an area that has a width to height ratio of 1.778 </text:span><text:span text:style-name="T94">(aka 16 x 9).</text:span></text:p>
              <text:list>
                <text:list-item>
                  <text:p text:style-name="P487"><text:span text:style-name="T25">If you want your screen</text:span><text:span text:style-name="T76">shot</text:span><text:span text:style-name="T25"> to fill </text:span><text:span text:style-name="T74">that</text:span><text:span text:style-name="T25"> area </text:span><text:span text:style-name="T90">without any blank space on the top/bottom or left/right sides</text:span><text:span text:style-name="T25">, then your screenshot must also have this ratio.</text:span></text:p>
                </text:list-item>
                <text:list-item>
                  <text:p text:style-name="P487"><text:span text:style-name="T25">It is okay if your screen</text:span><text:span text:style-name="T74">shot </text:span><text:span text:style-name="T25">is not this ratio. <text:s/>Paradox Mods will automatically scale your image to fit in the area, </text:span><text:span text:style-name="T90">but with blank space where needed</text:span><text:span text:style-name="T25">.</text:span></text:p>
                </text:list-item>
                <text:list-item>
                  <text:p text:style-name="P487"><text:span text:style-name="T88">Your screenshot does not need to be the whole </text:span><text:span text:style-name="T91">game </text:span><text:span text:style-name="T88">screen. <text:s/></text:span><text:span text:style-name="T89">Your screenshot </text:span><text:span text:style-name="T88">can be only part of the </text:span><text:span text:style-name="T91">game </text:span><text:span text:style-name="T88">screen. <text:s/>If you want your partial screenshot to fill the </text:span><text:span text:style-name="T91">display </text:span><text:span text:style-name="T88">area on Paradox Mods, then it still needs to be this ratio.</text:span></text:p>
                </text:list-item>
                <text:list-item>
                  <text:p text:style-name="P487"><text:span text:style-name="T73">Here </text:span><text:span text:style-name="T76">some standard screen widths and the corresponding height needed to achieve this ratio:</text:span><text:span text:style-name="T73"><text:line-break/>2560 x 1440<text:line-break/>1920 x 1080 </text:span><text:span text:style-name="T100">(most common)</text:span><text:span text:style-name="T73"><text:line-break/>1600 x 900<text:line-break/>1280 x 720<text:line-break/>1024 x 576<text:line-break/>800 x 450</text:span></text:p>
                </text:list-item>
              </text:list>
            </text:list-item>
            <text:list-item>
              <text:p text:style-name="P480"><text:span text:style-name="T52">Save the screen shot to </text:span><text:span text:style-name="T51">the new “Screenshots” folder:</text:span></text:p>
              <text:list>
                <text:list-item>
                  <text:p text:style-name="P481"><text:span text:style-name="T72">The f</text:span><text:span text:style-name="T71">ile name should be </text:span><text:span text:style-name="T72">a 2-digit number representing the screen shot order </text:span><text:span text:style-name="T91">you want on Paradox Mods </text:span><text:span text:style-name="T72">(e.g. “</text:span><text:span text:style-name="T91">10</text:span><text:span text:style-name="T72">”, “</text:span><text:span text:style-name="T91">20</text:span><text:span text:style-name="T72">”, etc.) followed by a </text:span><text:span text:style-name="T71">descriptive </text:span><text:span text:style-name="T72">name </text:span><text:span text:style-name="T71">of the scre</text:span><text:span text:style-name="T110">en</text:span><text:span text:style-name="T71">shot </text:span><text:span text:style-name="T95">so you know what it is</text:span><text:span text:style-name="T71">. <text:s/></text:span><text:span text:style-name="T110">Include no spaces in the file name. <text:s/></text:span><text:span text:style-name="T91">Counting by 10’s now allows you to later easily add new screenshots in between without needing to rename existing files </text:span><text:span text:style-name="T92">(e.g. “05”, “15”, “25”, etc.)</text:span><text:span text:style-name="T91">. <text:s/></text:span><text:span text:style-name="T75">(TBD Need to confirm order </text:span><text:span text:style-name="T92">on Paradox Mods </text:span><text:span text:style-name="T75">is based on file name </text:span><text:span text:style-name="T82">sorting</text:span><text:span text:style-name="T75">.)</text:span></text:p>
                </text:list-item>
                <text:list-item>
                  <text:p text:style-name="P480"><text:span text:style-name="T72">The f</text:span><text:span text:style-name="T71">ile format should be </text:span><text:span text:style-name="T81">png</text:span><text:span text:style-name="T71">.</text:span></text:p>
                </text:list-item>
                <text:list-item>
                  <text:p text:style-name="P488"><text:span text:style-name="T75">T</text:span><text:span text:style-name="T71">he file size should be less than 2.1MB. <text:s/></text:span><text:span text:style-name="T111">If a file is too large, resize it to a smaller resolution </text:span><text:span text:style-name="T112">or capture only part of the screen</text:span><text:span text:style-name="T111">. <text:s/></text:span><text:span text:style-name="T112">Note that a full window screenshot at 1920 x 1080 might be about 3.5MB to 4.0MB.</text:span></text:p>
                </text:list-item>
              </text:list>
            </text:list-item>
            <text:list-item>
              <text:p text:style-name="P489"><text:span text:style-name="T71">I</text:span><text:span text:style-name="T25">n the properties for the </text:span><text:span text:style-name="T83">screenshot </text:span><text:span text:style-name="T25">file, verify “Build Action” is “None” and “Copy to Output Directory” is “Do not copy”. <text:s/></text:span><text:span text:style-name="T75">Set if needed.</text:span></text:p>
            </text:list-item>
          </text:list>
        </text:list-item>
        <text:list-item>
          <text:p text:style-name="P490"><text:span text:style-name="T75">E</text:span><text:span text:style-name="T25">xit the game to desktop.</text:span></text:p>
        </text:list-item>
        <text:list-item>
          <text:p text:style-name="P491"><text:span text:style-name="T102">In the Visual Studio menu, click on “Project” -&gt; </text:span><text:span text:style-name="T101">“Edit Project File”.</text:span><text:span text:style-name="T25"> <text:s/>The project file is opened.</text:span></text:p>
        </text:list-item>
        <text:list-item>
          <text:p text:style-name="P215">In the project file:</text:p>
          <text:list>
            <text:list-item>
              <text:p text:style-name="P492"><text:span text:style-name="T25">Delete the “</text:span><text:span text:style-name="T99">ItemGroup”</text:span><text:span text:style-name="T25"> for the “Screenshots” folder:<text:line-break/></text:span><text:span text:style-name="T2">&lt;ItemGroup&gt;<text:line-break/> <text:s text:c="3"/>&lt;Folder Include="Properties\Screenshots\" /&gt;<text:line-break/>&lt;/ItemGroup&gt;</text:span></text:p>
            </text:list-item>
            <text:list-item>
              <text:p text:style-name="P244">Save and close the project file.</text:p>
            </text:list-item>
          </text:list>
        </text:list-item>
      </text:list>
      <text:p text:style-name="P9"/>
      <text:p text:style-name="P11">The Read Me file will be used as the long description on Paradox Mods and will be displayed by default in GitHub. <text:s/>Create a Read Me file:</text:p>
      <text:list text:continue-list="list124334886867299" text:style-name="L8">
        <text:list-item text:start-value="1">
          <text:p text:style-name="P493"><text:span text:style-name="T48">U</text:span><text:span text:style-name="T31">nder the project, add a new </text:span><text:span text:style-name="T34">text </text:span><text:span text:style-name="T31">file named “</text:span><text:span text:style-name="T69">ReadMe</text:span><text:span text:style-name="T31">.md”. <text:s/>The file is </text:span><text:span text:style-name="T25">created and </text:span><text:span text:style-name="T31">opened.</text:span></text:p>
        </text:list-item>
        <text:list-item>
          <text:p text:style-name="P494"><text:span text:style-name="T31">T</text:span><text:span text:style-name="T25">he file uses Markdown </text:span><text:span text:style-name="T55">for </text:span><text:span text:style-name="T25">formatting. <text:s/></text:span><text:span text:style-name="T34">See </text:span><text:span text:style-name="T46">section “</text:span><text:span text:style-name="T46"><text:bookmark-ref text:reference-format="text" text:ref-name="__RefHeading___Toc11481_1038383628">Working With Markdown</text:bookmark-ref></text:span><text:span text:style-name="T34">”.</text:span></text:p>
        </text:list-item>
        <text:list-item>
          <text:p text:style-name="P495">The standard based on looking at other mods seems to be to start with the mod title as a heading followed by the short description. <text:s/><text:span text:style-name="T49">Add the following to the “ReadMe.md” file:<text:line-break/></text:span><text:span text:style-name="T6"># &lt;</text:span><text:span text:style-name="T5">t</text:span><text:span text:style-name="T6">itle&gt;<text:line-break/><text:line-break/>&lt;</text:span><text:span text:style-name="T5">d</text:span><text:span text:style-name="T6">escription&gt;</text:span><text:span text:style-name="T49"><text:line-break/>where &lt;</text:span><text:span text:style-name="T37">t</text:span><text:span text:style-name="T49">itle&gt; and &lt;</text:span><text:span text:style-name="T37">d</text:span><text:span text:style-name="T49">escription&gt; are the </text:span><text:span text:style-name="T93">assembly </text:span><text:span text:style-name="T49">“</text:span><text:span text:style-name="T37">T</text:span><text:span text:style-name="T49">itle” and “</text:span><text:span text:style-name="T37">D</text:span><text:span text:style-name="T49">escription”.</text:span></text:p>
        </text:list-item>
        <text:list-item>
          <text:p text:style-name="P495"><text:span text:style-name="T338">Below that, </text:span><text:span text:style-name="T433">add</text:span> <text:span text:style-name="T339">your </text:span>full description of the mod.</text:p>
        </text:list-item>
        <text:list-item>
          <text:p text:style-name="P216">In <text:span text:style-name="T343">the </text:span>menus, select: <text:s/>“Edit” -&gt; “Advanced” -&gt; “Set End of Line Sequence”. <text:s/><text:span text:style-name="T433">If “CRLF” is not checked, click on it now</text:span>.</text:p>
        </text:list-item>
        <text:list-item>
          <text:p text:style-name="P217"><text:soft-page-break/>Save and close the “ReadMe.md” file.</text:p>
        </text:list-item>
        <text:list-item>
          <text:p text:style-name="P218">In the properties for the “<text:span text:style-name="T642">ReadMe.md” </text:span>file, verify “Build Action” is “None” and “Copy to Output Directory” is “Do not copy”. <text:s/>Set if needed.</text:p>
        </text:list-item>
      </text:list>
      <text:p text:style-name="P17"/>
      <text:p text:style-name="P11">The Change Log file will be used as the change log on Paradox Mods. <text:s/>Create a Change Log file:</text:p>
      <text:list text:continue-numbering="true" text:style-name="L8">
        <text:list-item text:start-value="1">
          <text:p text:style-name="P493"><text:span text:style-name="T48">U</text:span><text:span text:style-name="T31">nder the project, add a new </text:span><text:span text:style-name="T34">text </text:span><text:span text:style-name="T31">file named “ChangeLog.md”. <text:s/>The file is </text:span><text:span text:style-name="T25">created and </text:span><text:span text:style-name="T31">opened.</text:span></text:p>
        </text:list-item>
        <text:list-item>
          <text:p text:style-name="P494"><text:span text:style-name="T25">The file uses Markdown </text:span><text:span text:style-name="T55">for</text:span><text:span text:style-name="T25"> formatting. <text:s/></text:span><text:span text:style-name="T34">See </text:span><text:span text:style-name="T46">section “</text:span><text:span text:style-name="T46"><text:bookmark-ref text:reference-format="text" text:ref-name="__RefHeading___Toc11481_1038383628">Working With Markdown</text:bookmark-ref></text:span><text:span text:style-name="T34">”.</text:span></text:p>
        </text:list-item>
        <text:list-item>
          <text:p text:style-name="P498"><text:span text:style-name="T25">Add one </text:span><text:span text:style-name="T35">unordered list item </text:span><text:span text:style-name="T25">to the file with the </text:span><text:span text:style-name="T47">following </text:span><text:span text:style-name="T25">text:<text:line-break/>-</text:span><text:span text:style-name="T3"> Initial </text:span><text:span text:style-name="T4">release</text:span><text:span text:style-name="T3">.</text:span></text:p>
        </text:list-item>
        <text:list-item>
          <text:p text:style-name="P219"><text:span text:style-name="T341">Paradox Mods will automatically </text:span><text:span text:style-name="T340">display</text:span><text:span text:style-name="T341"> </text:span><text:span text:style-name="T208">the </text:span>change log<text:span text:style-name="T340"> </text:span><text:span text:style-name="T208">with </text:span><text:span text:style-name="T656">a heading that includes the mod version and release date, so there is no need to include those in your change log.</text:span></text:p>
        </text:list-item>
        <text:list-item>
          <text:p text:style-name="P216">In <text:span text:style-name="T343">the </text:span>menus, select: <text:s/>“Edit” -&gt; “Advanced” -&gt; “Set End of Line Sequence”. <text:s/><text:span text:style-name="T433">If “CRLF” is not checked, click on it now.</text:span></text:p>
        </text:list-item>
        <text:list-item>
          <text:p text:style-name="P217">Save and close the “ChangeLog.md” file.</text:p>
        </text:list-item>
        <text:list-item>
          <text:p text:style-name="P220">In the properties for the “<text:span text:style-name="T642">ChangeLog.md” </text:span>file, verify “Build Action” is “None” and “Copy to Output Directory” is “Do not copy”. <text:s/>Set if needed.</text:p>
        </text:list-item>
      </text:list>
      <text:p text:style-name="P32"/>
      <text:p text:style-name="P5"><text:span text:style-name="T265">The “PublishConfigutation.xml” file provides information about your mod to Paradox Mods. <text:s/>Automatically</text:span> create the “PublishConfiguration.<text:span text:style-name="T217">x</text:span>ml” file from assembly information:</text:p>
      <text:list text:continue-numbering="true" text:style-name="L8">
        <text:list-item text:start-value="1">
          <text:p text:style-name="P287"><text:span text:style-name="T116">C</text:span><text:span text:style-name="T117">opy </text:span><text:span text:style-name="T40">the “</text:span><text:span text:style-name="T43">PublishConfiguration</text:span><text:span text:style-name="T40">.csproj” </text:span><text:span text:style-name="T118">file </text:span><text:span text:style-name="T117">from </text:span><text:span text:style-name="T106">GitHub<text:line-break/></text:span><text:a xlink:type="simple" xlink:href="https://github.com/rcav8tr/CS2-Modding-Instructions" text:style-name="Internet_20_link" text:visited-style-name="Visited_20_Internet_20_Link"><text:span text:style-name="T115">https://github.com/rcav8tr/CS2-Modding-Instructions</text:span></text:a></text:p>
        </text:list-item>
        <text:list-item>
          <text:p text:style-name="P200"><text:span text:style-name="T525">In Visual Studio, p</text:span><text:span text:style-name="T288">aste the file </text:span>to the “<text:span text:style-name="T217">Properties</text:span>” folder.</text:p>
        </text:list-item>
        <text:list-item>
          <text:p text:style-name="P221"><text:span text:style-name="T276">Edit</text:span> the “PublishConfiguration.csproj” file <text:span text:style-name="T274">just </text:span><text:span text:style-name="T277">added</text:span>:</text:p>
          <text:list>
            <text:list-item>
              <text:p text:style-name="P224">If you created a Paradox Forums thread:</text:p>
              <text:list>
                <text:list-item>
                  <text:p text:style-name="P224">Find the “ForumLink” entry.</text:p>
                </text:list-item>
                <text:list-item>
                  <text:p text:style-name="P224">In a browser, go to <text:a xlink:type="simple" xlink:href="https://forum.paradoxplaza.com/forum/forums/cities-skylines-2.1147/" text:style-name="Internet_20_link" text:visited-style-name="Visited_20_Internet_20_Link">Paradox Forums</text:a>, log into your Paradox account, and <text:span text:style-name="T882">open</text:span> the thread for this mod.</text:p>
                </text:list-item>
                <text:list-item>
                  <text:p text:style-name="P224">Copy the URL for your thread.</text:p>
                </text:list-item>
                <text:list-item>
                  <text:p text:style-name="P224">Paste the URL inside the quotes for the Value of the “ForumLink” entry.</text:p>
                </text:list-item>
              </text:list>
            </text:list-item>
            <text:list-item>
              <text:p text:style-name="P225">If you<text:span text:style-name="T434">r</text:span> mod requires a specific game version:</text:p>
              <text:list>
                <text:list-item>
                  <text:p text:style-name="P225">Find the “GameVersion” entry.</text:p>
                </text:list-item>
                <text:list-item>
                  <text:p text:style-name="P225">Update the entry to your required game version. <text:s/>Use an asterisk (*) to accept any version in the position (e.g. “1.*”, “1.1.*”, “1.2.*”, etc).</text:p>
                </text:list-item>
              </text:list>
            </text:list-item>
            <text:list-item>
              <text:p text:style-name="P222">In the “ExternalLink” entry for GitHub:</text:p>
              <text:list>
                <text:list-item>
                  <text:p text:style-name="P223"><text:span text:style-name="T418">Replace</text:span> “&lt;GitHub<text:span text:style-name="T417">U</text:span>sername&gt;” <text:span text:style-name="T418">with</text:span> your <text:span text:style-name="T418">GitHub username</text:span>.</text:p>
                </text:list-item>
                <text:list-item>
                  <text:p text:style-name="P226">The entry assumes your GitHub <text:span text:style-name="T735">repository</text:span><text:span text:style-name="T275"> </text:span>name <text:span text:style-name="T321">is</text:span> your AssemblyName <text:span text:style-name="T689">with </text:span><text:span text:style-name="T690">a </text:span><text:span text:style-name="T689">“CS2</text:span><text:span text:style-name="T735">Mod</text:span><text:span text:style-name="T689">-” prefix</text:span>. <text:s/><text:span text:style-name="T830">This is the author’s preference. <text:s/></text:span><text:span text:style-name="T689">Update as needed.</text:span></text:p>
                </text:list-item>
              </text:list>
            </text:list-item>
            <text:list-item>
              <text:p text:style-name="P227">Add any other entries for external links. <text:s/><text:span text:style-name="T690">See the project file for the list of supported types.</text:span></text:p>
            </text:list-item>
            <text:list-item>
              <text:p text:style-name="P228">Save and close the <text:span text:style-name="T250">“PublishConfiguration.csproj” file.</text:span></text:p>
            </text:list-item>
          </text:list>
        </text:list-item>
        <text:list-item>
          <text:p text:style-name="P201"><text:span text:style-name="T782">In the Visual Studio menu, click on “Project” -&gt; </text:span><text:span text:style-name="T784">“Edit Project File”.</text:span> <text:s/>The project file is opened.</text:p>
        </text:list-item>
        <text:list-item>
          <text:p text:style-name="P229"><text:span text:style-name="T691">N</text:span><text:span text:style-name="T688">ear</text:span> the end of the file, <text:span text:style-name="T691">find and delete the </text:span>“ItemGroup” entry for the “PublishConfiguration.csproj” file <text:span text:style-name="T691">that was automatically added by Visual Studio</text:span>:<text:line-break/><text:span text:style-name="T2">&lt;None Include="</text:span><text:span text:style-name="T10">Properties\PublishConfiguration.csproj</text:span><text:span text:style-name="T2">" /&gt;</text:span></text:p>
        </text:list-item>
        <text:list-item>
          <text:p text:style-name="P202"><text:span text:style-name="T279">Add the following </text:span><text:span text:style-name="T259">before</text:span><text:span text:style-name="T279"> the “&lt;/</text:span><text:span text:style-name="T259">P</text:span><text:span text:style-name="T279">roject&gt;” </text:span><text:span text:style-name="T259">tag</text:span>:<text:line-break/><text:span text:style-name="T2">&lt;!-- </text:span><text:span text:style-name="T9">Automatically</text:span><text:span text:style-name="T2">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501"><text:span text:style-name="T25">Save the project file. <text:s/>As soon as the project file is saved, Visual Studio </text:span><text:span text:style-name="T38">immediately</text:span><text:span text:style-name="T25"> builds the “</text:span><text:span text:style-name="T38">PublishConfiguration.xml</text:span><text:span text:style-name="T25">” file, </text:span><text:span text:style-name="T84">overwriting the existing file</text:span><text:span text:style-name="T25">.</text:span></text:p>
        </text:list-item>
        <text:list-item>
          <text:p text:style-name="P230">Verify the <text:span text:style-name="T436">“</text:span><text:span text:style-name="T437">PublishConfiguration.xml</text:span><text:span text:style-name="T436">” </text:span>file:</text:p>
          <text:list>
            <text:list-item>
              <text:p text:style-name="P232"><text:soft-page-break/>Go to the “Properties” folder of the project:</text:p>
            </text:list-item>
            <text:list-item>
              <text:p text:style-name="P232">Open the “<text:span text:style-name="T540">PublishConfiguration.xml” </text:span>file and verify its contents.</text:p>
            </text:list-item>
            <text:list-item>
              <text:p text:style-name="P233">If you have screenshots, verify the <text:span text:style-name="T625">screenshot </text:span>file names are correct <text:span text:style-name="T624">and in the correct order</text:span>.</text:p>
            </text:list-item>
            <text:list-item>
              <text:p text:style-name="P231">Close the file.</text:p>
            </text:list-item>
          </text:list>
        </text:list-item>
      </text:list>
      <text:h text:style-name="Heading_20_2" text:outline-level="2"><text:bookmark-start text:name="__RefHeading___Toc9732_3655602309"/>Prepare Solution<text:bookmark-end text:name="__RefHeading___Toc9732_3655602309"/></text:h>
      <text:p text:style-name="P96">Rebuild the solution:</text:p>
      <text:list text:style-name="L38">
        <text:list-item>
          <text:p text:style-name="P502"><text:span text:style-name="T541">Change the build configuration </text:span><text:span text:style-name="T235">from “Debug” </text:span><text:span text:style-name="T541">to “</text:span><text:span text:style-name="T235">R</text:span><text:span text:style-name="T541">elease”.</text:span></text:p>
        </text:list-item>
        <text:list-item>
          <text:p text:style-name="P503"><text:span text:style-name="T542">Reb</text:span><text:span text:style-name="T540">uild</text:span> the <text:span text:style-name="T203">entire </text:span>solution.</text:p>
        </text:list-item>
        <text:list-item>
          <text:p text:style-name="P503"><text:span text:style-name="T540">T</text:span><text:span text:style-name="T284">est </text:span><text:span text:style-name="T540">the mod</text:span><text:span text:style-name="T284"> one last time </text:span><text:span text:style-name="T297">before publishing</text:span><text:span text:style-name="T284">.</text:span></text:p>
        </text:list-item>
      </text:list>
      <text:h text:style-name="Heading_20_2" text:outline-level="2"><text:bookmark-start text:name="__RefHeading___Toc9734_3655602309"/>Publish <text:span text:style-name="T567">To Paradox Mods</text:span><text:bookmark-end text:name="__RefHeading___Toc9734_3655602309"/></text:h>
      <text:p text:style-name="P37">Publish the mod to Paradox Mods:</text:p>
      <text:list text:style-name="L39">
        <text:list-item>
          <text:p text:style-name="P504">Mods are published from Visual Studio, <text:span text:style-name="T384">not from within the game</text:span>.</text:p>
        </text:list-item>
        <text:list-item>
          <text:p text:style-name="P504">In Visual Studio, right-click on the project and select “Publish…”. <text:s/>The “Publish” screen is displayed.</text:p>
        </text:list-item>
        <text:list-item>
          <text:p text:style-name="P504">On the “Publish” screen:</text:p>
          <text:list>
            <text:list-item>
              <text:p text:style-name="P505"><text:span text:style-name="T819">I</text:span>n the drop-down <text:span text:style-name="T819">at the top</text:span>, <text:span text:style-name="T396">select</text:span> “PublishNewMod.pubxml”.</text:p>
            </text:list-item>
            <text:list-item>
              <text:p text:style-name="P505">Click <text:span text:style-name="T539">on</text:span> “Publish”. <text:s/><text:span text:style-name="T836">Publishing is started, including a rebuild of the solution. <text:s/></text:span><text:span text:style-name="T834">Wait for publish</text:span><text:span text:style-name="T836">ing</text:span><text:span text:style-name="T834"> to complete.</text:span></text:p>
            </text:list-item>
            <text:list-item>
              <text:p text:style-name="P506">Verify <text:span text:style-name="T839">the </text:span>“Publish succeeded …” message is displayed. <text:s/>For any error, see <text:span text:style-name="T861">Visual Studio’s</text:span> Output log, <text:span text:style-name="T838">correct the error, and try the publish again.</text:span></text:p>
            </text:list-item>
            <text:list-item>
              <text:p text:style-name="P507">Close the “Publish” screen.</text:p>
            </text:list-item>
          </text:list>
        </text:list-item>
      </text:list>
      <text:h text:style-name="Heading_20_2" text:outline-level="2"><text:bookmark-start text:name="__RefHeading___Toc9736_3655602309"/>Verif<text:span text:style-name="T567">y Published Mod</text:span><text:bookmark-end text:name="__RefHeading___Toc9736_3655602309"/></text:h>
      <text:p text:style-name="P61"><text:span text:style-name="T869">When the solution was rebuilt and again when the mod was published, a local copy of the mod was created. <text:s/></text:span>Remove the local <text:span text:style-name="T383">copy of the </text:span>mod <text:span text:style-name="T567">so it does not interfere with the published mod</text:span>:</text:p>
      <text:list text:style-name="L40">
        <text:list-item>
          <text:p text:style-name="P509">In Windows, go to the game’s <text:span text:style-name="T385">local </text:span>mods folder:<text:line-break/><text:span text:style-name="T188">C:\Users\&lt;name&gt;\AppData\LocalLow\Colossal Order\Cities Skylines II\Mods</text:span></text:p>
        </text:list-item>
        <text:list-item>
          <text:p text:style-name="P509">Delete the folder for your mod.</text:p>
        </text:list-item>
      </text:list>
      <text:p text:style-name="P34"/>
      <text:p text:style-name="P33">Verify <text:span text:style-name="T359">the </text:span>mod <text:span text:style-name="T266">o</text:span>n Paradox Mods:</text:p>
      <text:list text:style-name="L41">
        <text:list-item>
          <text:p text:style-name="P513">Start the game to the main menu.</text:p>
        </text:list-item>
        <text:list-item>
          <text:p text:style-name="P514"><text:span text:style-name="T543">On the main menu, c</text:span><text:span text:style-name="T390">lick </text:span><text:span text:style-name="T539">on </text:span><text:span text:style-name="T390">“Paradox Mods”</text:span>. <text:s/><text:span text:style-name="T390">The “Paradox Mods” screen is displayed.</text:span></text:p>
        </text:list-item>
        <text:list-item>
          <text:p text:style-name="P515">On the “Paradox Mods” screen:</text:p>
          <text:list>
            <text:list-item>
              <text:p text:style-name="P517"><text:span text:style-name="T398">C</text:span><text:span text:style-name="T390">lick </text:span><text:span text:style-name="T539">on</text:span><text:span text:style-name="T390"> “Playsets” at the top. <text:s/>The “Playsets” screen is displayed.</text:span></text:p>
            </text:list-item>
            <text:list-item>
              <text:p text:style-name="P515">On the “Playsets” screen, <text:span text:style-name="T678">c</text:span><text:span text:style-name="T388">reate a </text:span>new <text:span text:style-name="T388">Playset </text:span>or activate an existing Playset to which your mod will be added <text:span text:style-name="T391">for testing</text:span><text:span text:style-name="T388">.</text:span></text:p>
            </text:list-item>
            <text:list-item>
              <text:p text:style-name="P516"><text:span text:style-name="T398">C</text:span>lick <text:span text:style-name="T539">on</text:span> “Browse” at the top. <text:s/>The “Browse” screen is displayed.</text:p>
            </text:list-item>
          </text:list>
        </text:list-item>
        <text:list-item>
          <text:p text:style-name="P516">On the “Browse” screen:</text:p>
          <text:list>
            <text:list-item>
              <text:p text:style-name="P512"><text:span text:style-name="T390">Under “Filter” and “Tags”, </text:span><text:span text:style-name="T399">check</text:span><text:span text:style-name="T390"> the “Code Mod” tag. <text:s/></text:span><text:span text:style-name="T399">This avoid</text:span><text:span text:style-name="T888">s</text:span><text:span text:style-name="T399"> finding maps and other assets.</text:span></text:p>
            </text:list-item>
            <text:list-item>
              <text:p text:style-name="P516">In the “Search mods…” box, search for your mod by name. <text:s/><text:span text:style-name="T562">A list of matching mods is displayed.</text:span></text:p>
            </text:list-item>
            <text:list-item>
              <text:p text:style-name="P516">Locate your mod and click on it to <text:span text:style-name="T734">display</text:span> its properties. <text:s/>Your mod’s properties are displayed.</text:p>
              <text:list>
                <text:list-item>
                  <text:p text:style-name="P518">If you are verifying the mod after publishing a new version, you may need to exit the game to desktop and restart the game for the newly published mod properties to be displayed.</text:p>
                </text:list-item>
              </text:list>
            </text:list-item>
            <text:list-item>
              <text:p text:style-name="P519">On the screen for your mod’s properties:</text:p>
              <text:list>
                <text:list-item>
                  <text:p text:style-name="P520">Verify all the screenshots are <text:span text:style-name="T679">available</text:span> and in the correct order.</text:p>
                </text:list-item>
                <text:list-item>
                  <text:p text:style-name="P521">Verify the long description is correct and is formatted <text:span text:style-name="T767">as desired</text:span>.</text:p>
                </text:list-item>
                <text:list-item>
                  <text:p text:style-name="P521">Verify the thumbnail image is correct.</text:p>
                </text:list-item>
                <text:list-item>
                  <text:p text:style-name="P521">Verify the mod title is correct.</text:p>
                </text:list-item>
                <text:list-item>
                  <text:p text:style-name="P521">Verify the author is correct.</text:p>
                </text:list-item>
                <text:list-item>
                  <text:p text:style-name="P521"><text:soft-page-break/>Verify the Tags are correct. <text:s/>At a minimum, the “Code Mod” tag should be present.</text:p>
                </text:list-item>
                <text:list-item>
                  <text:p text:style-name="P521">Under the “More About This Mod” section, verify the external links <text:span text:style-name="T696">(except GitHub) </text:span>are correct <text:span text:style-name="T399">by clicking on each one</text:span>. <text:s/><text:span text:style-name="T696">The GitHub link won’t work until </text:span><text:span text:style-name="T701">the solution is saved to GitHub below.</text:span></text:p>
                </text:list-item>
                <text:list-item>
                  <text:p text:style-name="P521"><text:span text:style-name="T837">There will be no </text:span>“ChangeLog” section <text:span text:style-name="T837">for an initial release.</text:span></text:p>
                </text:list-item>
                <text:list-item>
                  <text:p text:style-name="P523">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524">If any of the above are incorrect, then <text:span text:style-name="T400">after </text:span><text:span text:style-name="T401">completing</text:span><text:span text:style-name="T400"> these steps for a new mod, see section “</text:span><text:span text:style-name="T400"><text:bookmark-ref text:reference-format="text" text:ref-name="__RefHeading___Toc11479_1038383628">Update Published Configuration To Paradox Mods</text:bookmark-ref></text:span><text:span text:style-name="T400">”</text:span>.</text:p>
                </text:list-item>
              </text:list>
            </text:list-item>
            <text:list-item>
              <text:p text:style-name="P522">Under the “Mod Info” section, make a note of the mod’s ID number. <text:s/>It will used <text:span text:style-name="T589">in steps below</text:span>.</text:p>
            </text:list-item>
            <text:list-item>
              <text:p text:style-name="P525"><text:span text:style-name="T391">C</text:span><text:span text:style-name="T390">lick </text:span><text:span text:style-name="T539">on</text:span><text:span text:style-name="T390"> “Add to Active Playset”</text:span>. <text:s/><text:span text:style-name="T390">Wait for the installation to complete.</text:span></text:p>
            </text:list-item>
            <text:list-item>
              <text:p text:style-name="P526">Close the Paradox Mods screen.</text:p>
            </text:list-item>
            <text:list-item>
              <text:p text:style-name="P508">Exit the game to desktop.</text:p>
            </text:list-item>
          </text:list>
        </text:list-item>
        <text:list-item>
          <text:p text:style-name="P525">Verify the mod is present in the game’s folder of subscribed mods:<text:line-break/><text:span text:style-name="T294">C:\Users\&lt;name&gt;\AppData\LocalLow\Colossal Order\Cities Skylines II\.cache\Mods\mods_subscribed</text:span><text:span text:style-name="T295">\&lt;ModID&gt;</text:span><text:line-break/><text:span text:style-name="T392">where &lt;ModID&gt; is </text:span>the mod’s ID <text:span text:style-name="T392">obtained above followed by an underscore and another number</text:span>. <text:s/><text:span text:style-name="T837">This second number seems to be the </text:span><text:span text:style-name="T392">number of times the mod was updated </text:span><text:span text:style-name="T562">on Paradox Mods.</text:span></text:p>
        </text:list-item>
        <text:list-item>
          <text:p text:style-name="P508">Start the game to the main menu.</text:p>
        </text:list-item>
        <text:list-item>
          <text:p text:style-name="P510">Start a new game or load a saved game.</text:p>
        </text:list-item>
        <text:list-item>
          <text:p text:style-name="P510">Verify the subscribed mod works as expecte<text:span text:style-name="T385">d.</text:span></text:p>
        </text:list-item>
        <text:list-item>
          <text:p text:style-name="P511"><text:span text:style-name="T400">If the mod </text:span><text:span text:style-name="T563">does not work </text:span><text:span text:style-name="T400">as expected:</text:span></text:p>
          <text:list>
            <text:list-item>
              <text:p text:style-name="P511"><text:span text:style-name="T889">Try exit to desktop and restart the game once more for the </text:span><text:span text:style-name="T890">latest </text:span><text:span text:style-name="T889">mod </text:span><text:span text:style-name="T892">version </text:span><text:span text:style-name="T889">to </text:span><text:span text:style-name="T890">be used, </text:span><text:span text:style-name="T891">especially </text:span><text:span text:style-name="T893">after</text:span><text:span text:style-name="T891"> publishing a new version</text:span><text:span text:style-name="T889">.</text:span></text:p>
            </text:list-item>
            <text:list-item>
              <text:p text:style-name="P511"><text:span text:style-name="T889">A</text:span><text:span text:style-name="T400">fter </text:span><text:span text:style-name="T401">completing</text:span><text:span text:style-name="T400"> these steps for a new mod, see section “</text:span><text:span text:style-name="T400"><text:bookmark-ref text:reference-format="text" text:ref-name="__RefHeading___Toc11477_1038383628">Publish New Version To Paradox Mods</text:bookmark-ref></text:span><text:span text:style-name="T400">”.</text:span></text:p>
            </text:list-item>
          </text:list>
        </text:list-item>
        <text:list-item>
          <text:p text:style-name="P508">Exit the game to desktop.</text:p>
        </text:list-item>
      </text:list>
      <text:h text:style-name="Heading_20_2" text:outline-level="2"><text:bookmark-start text:name="__RefHeading___Toc9738_3655602309"/><text:span text:style-name="T589">Update</text:span><text:span text:style-name="T567"> </text:span>Mod ID<text:bookmark-end text:name="__RefHeading___Toc9738_3655602309"/></text:h>
      <text:p text:style-name="P38"><text:span text:style-name="T224">U</text:span>pdate <text:span text:style-name="T206">the </text:span><text:span text:style-name="T323">mod ID in the </text:span>publish configuration:</text:p>
      <text:list text:style-name="L42">
        <text:list-item>
          <text:p text:style-name="P528">The mod ID is required <text:span text:style-name="T476">to publish </text:span>any future updates of the mod <text:span text:style-name="T476">to</text:span> Paradox Mods.</text:p>
        </text:list-item>
        <text:list-item>
          <text:p text:style-name="P527"><text:span text:style-name="T322">Edit</text:span><text:span text:style-name="T393"> the “</text:span><text:span text:style-name="T203">PublishConfiguration.csproj” </text:span><text:span text:style-name="T393">file.</text:span></text:p>
        </text:list-item>
        <text:list-item>
          <text:p text:style-name="P529"><text:span text:style-name="T236">Set </text:span>the “ModId” <text:span text:style-name="T236">value </text:span><text:span text:style-name="T840">inside the quotes </text:span><text:span text:style-name="T236">to the mod ID</text:span>.</text:p>
        </text:list-item>
        <text:list-item>
          <text:p text:style-name="P530">Save and close the project file.<text:span text:style-name="T45"> <text:s/>As soon as the project file is saved, Visual Studio </text:span><text:span text:style-name="T38">immediately</text:span><text:span text:style-name="T45"> builds the “</text:span><text:span text:style-name="T38">PublishConfiguration.xml</text:span><text:span text:style-name="T45">” file, </text:span><text:span text:style-name="T86">overwriting the existing file</text:span><text:span text:style-name="T45">.</text:span></text:p>
        </text:list-item>
        <text:list-item>
          <text:p text:style-name="P529"><text:span text:style-name="T204">In the </text:span>PublishConfiguration.xml file, <text:span text:style-name="T204">verify </text:span>the mod ID <text:span text:style-name="T840">value</text:span> is <text:span text:style-name="T862">correct</text:span>.</text:p>
        </text:list-item>
      </text:list>
      <text:h text:style-name="Heading_20_2" text:outline-level="2"><text:bookmark-start text:name="__RefHeading___Toc9740_3655602309"/>Save to GitHub<text:bookmark-end text:name="__RefHeading___Toc9740_3655602309"/></text:h>
      <text:p text:style-name="P29">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29"/>
      <text:p text:style-name="P29">Save <text:span text:style-name="T278">the </text:span><text:span text:style-name="T568">solution</text:span><text:span text:style-name="T205"> to </text:span><text:span text:style-name="T199">G</text:span>it<text:span text:style-name="T199">H</text:span>ub:</text:p>
      <text:list text:style-name="L43">
        <text:list-item>
          <text:p text:style-name="P531">On the Visual Studio menu, click on “<text:span text:style-name="T694">Git</text:span>” -&gt; “<text:span text:style-name="T694">Create Git Repository...</text:span>”. <text:s/>The “<text:span text:style-name="T694">Create a Git repository</text:span>” screen is displayed.</text:p>
        </text:list-item>
        <text:list-item>
          <text:p text:style-name="P532">On the “<text:span text:style-name="T694">Create a Git repository</text:span>” <text:span text:style-name="T694">screen:</text:span></text:p>
          <text:list>
            <text:list-item>
              <text:p text:style-name="P533">Under “Push to a new remote”, click on “GitHub” <text:span text:style-name="T728">t</text:span>o select it.</text:p>
            </text:list-item>
            <text:list-item>
              <text:p text:style-name="P533">Under “Initialize a local Git repository”:</text:p>
              <text:list>
                <text:list-item>
                  <text:p text:style-name="P533">The “Local path” defaults to your local project folder. <text:s/>Leave as is.</text:p>
                </text:list-item>
                <text:list-item>
                  <text:p text:style-name="P533">The “.gitignore template” defaults to “Default (VisualStudio)”. <text:s/>Leave as is.</text:p>
                </text:list-item>
                <text:list-item>
                  <text:p text:style-name="P537">If you already added a license file, there will be no entry for “License template”.</text:p>
                </text:list-item>
                <text:list-item>
                  <text:p text:style-name="P538">If you did not already add a license file, <text:span text:style-name="T884">the “License template” default</text:span><text:span text:style-name="T885">s</text:span><text:span text:style-name="T884"> to “None”. <text:s/>If you don’t want a license file, leave the default of “None”. <text:s/>Y</text:span>ou can add a license file here by selecting a <text:soft-page-break/>template from the “License template” list. <text:s/>Be aware that if you add the license file here, <text:span text:style-name="T883">then </text:span>after the repository is created in GitHub, you may need to update the file <text:span text:style-name="T883">for</text:span> the <text:span text:style-name="T883">copyright </text:span>year and/or your name. <text:s/>Then that file update will need to be pushed to GitHub. <text:s/>It is better to create and update the license file before <text:span text:style-name="T883">creating</text:span> <text:span text:style-name="T883">the</text:span> GitHub <text:span text:style-name="T883">repository</text:span>. <text:s/><text:span text:style-name="T883">Click “Cancel” then see section “</text:span><text:span text:style-name="T883"><text:bookmark-ref text:reference-format="text" text:ref-name="__RefHeading___Toc11784_2848870355">Add License File</text:bookmark-ref></text:span><text:span text:style-name="T883">”.</text:span></text:p>
                </text:list-item>
              </text:list>
            </text:list-item>
            <text:list-item>
              <text:p text:style-name="P533">Under “Create a new GitHub repository”:</text:p>
              <text:list>
                <text:list-item>
                  <text:p text:style-name="P534">The “Account” should default to your GitHub account. <text:s/><text:span text:style-name="T695">If not, click “Sign in” and select “GitHub Account”. <text:s/>A GitHub authorization web page is displayed. <text:s/>Click “Authorize github”. <text:s/>After the authorization completes, return to Visual Studio.</text:span></text:p>
                </text:list-item>
                <text:list-item>
                  <text:p text:style-name="P533">The “Owner” should default to your GitHub username. <text:s/>Leave as is.</text:p>
                </text:list-item>
                <text:list-item>
                  <text:p text:style-name="P535">The “Repository name” should default to your AssemblyName. <text:s/>Prefix <text:span text:style-name="T745">your</text:span> <text:span text:style-name="T745">AssemblyName</text:span> with “CS2<text:span text:style-name="T729">Mod</text:span>-” <text:span text:style-name="T831">(author preference)</text:span>. <text:s/><text:span text:style-name="T745">This prefix quickly and easily identifies this repository as a CS2 mod among any other repositories you might have in your GitHub account.</text:span></text:p>
                </text:list-item>
                <text:list-item>
                  <text:p text:style-name="P533">The “Description” defaults to blank. <text:s/><text:span text:style-name="T695">Set this to “Cities Skylines 2 mod - ” followed by your mod’s assembly description.</text:span></text:p>
                </text:list-item>
                <text:list-item>
                  <text:p text:style-name="P533">The “Private repository” defaults to checked. <text:s/>Uncheck it make the repository public.</text:p>
                </text:list-item>
              </text:list>
            </text:list-item>
            <text:list-item>
              <text:p text:style-name="P539">Under “Push your code to GitHub”, verify the URL is correct.</text:p>
            </text:list-item>
            <text:list-item>
              <text:p text:style-name="P536">Click on “Create and Push”.</text:p>
              <text:list>
                <text:list-item>
                  <text:p text:style-name="P539">If notified that “Your solution contains files outside the solution folder …”, click “Yes” to continue anyway.</text:p>
                </text:list-item>
                <text:list-item>
                  <text:p text:style-name="P536">Wait for the repository to be created. <text:s/><text:span text:style-name="T841">It will take just a </text:span><text:span text:style-name="T843">f</text:span><text:span text:style-name="T841">ew seconds.</text:span></text:p>
                </text:list-item>
              </text:list>
            </text:list-item>
          </text:list>
        </text:list-item>
        <text:list-item>
          <text:p text:style-name="P540">Return to the <text:span text:style-name="T736">S</text:span>olution <text:span text:style-name="T736">E</text:span>xplorer and verify that all <text:span text:style-name="T841">your source </text:span>files indicate locked (i.e. not changed).</text:p>
        </text:list-item>
      </text:list>
      <text:p text:style-name="P145"/>
      <text:p text:style-name="P121">Update the GitHub repository:</text:p>
      <text:list text:continue-numbering="true" text:style-name="L43">
        <text:list-item text:start-value="1">
          <text:p text:style-name="P542">In a browser, go to <text:a xlink:type="simple" xlink:href="http://github.com/" text:style-name="Internet_20_link" text:visited-style-name="Visited_20_Internet_20_Link"><text:span text:style-name="T699">g</text:span>it<text:span text:style-name="T699">h</text:span>ub.<text:span text:style-name="T695">com</text:span></text:a> <text:span text:style-name="T735">and s</text:span><text:span text:style-name="T695">ign in</text:span> into your account.</text:p>
        </text:list-item>
        <text:list-item>
          <text:p text:style-name="P543"><text:span text:style-name="T695">Verify </text:span>the new repository for your mod <text:span text:style-name="T695">is present</text:span>.</text:p>
        </text:list-item>
        <text:list-item>
          <text:p text:style-name="P544">Click on the repository for your mod. <text:s/>The repository is displayed defaulted to “&lt;&gt;Code”.</text:p>
        </text:list-item>
        <text:list-item>
          <text:p text:style-name="P545">On the right side, <text:span text:style-name="T735">to the right of</text:span> “About”, click on the gear icon. <text:s/>The “Edit repository details” screen is displayed.</text:p>
        </text:list-item>
        <text:list-item>
          <text:p text:style-name="P546">On the “Edit repository details” screen:</text:p>
          <text:list>
            <text:list-item>
              <text:p text:style-name="P546"><text:span text:style-name="T730">U</text:span>nder “Topics”, add all the following entries:<text:line-break/>“cities-skylines2”<text:line-break/>“cities-skylines-2”<text:line-break/>“cities-skylines-2-mod”</text:p>
            </text:list-item>
            <text:list-item>
              <text:p text:style-name="P539">Under “Include in the home page”, leave all settings checked (i.e. the default).</text:p>
            </text:list-item>
            <text:list-item>
              <text:p text:style-name="P547">Click “Save changes”. <text:s/>GitHub returns to the “&lt;&gt;Code” page.</text:p>
            </text:list-item>
          </text:list>
        </text:list-item>
        <text:list-item>
          <text:p text:style-name="P544">Verify <text:span text:style-name="T696">all </text:span>your <text:span text:style-name="T699">source </text:span>files are <text:span text:style-name="T696">present</text:span>.</text:p>
        </text:list-item>
        <text:list-item>
          <text:p text:style-name="P548">Verify the contents of the “ReadMe.md” file are displayed below your source files <text:span text:style-name="T863">with MarkDown formatting applied</text:span>.</text:p>
        </text:list-item>
        <text:list-item>
          <text:p text:style-name="P540">Under “master”, click on “Tags” and then “View All Tags”. <text:s/><text:span text:style-name="T700">An</text:span> empty <text:span text:style-name="T737">tags </text:span>list is displayed.</text:p>
        </text:list-item>
        <text:list-item>
          <text:p text:style-name="P540">Click on “Create a new release”. <text:s/>The “Create a new release” screen is displayed.</text:p>
        </text:list-item>
        <text:list-item>
          <text:p text:style-name="P540">On the “Create a new release” screen:</text:p>
          <text:list>
            <text:list-item>
              <text:p text:style-name="P541">Click on “Choose a tag”. <text:s/>In the drop down, enter “v” <text:span text:style-name="T707">followed by “M</text:span>.<text:span text:style-name="T707">m.p</text:span>” <text:span text:style-name="T707">where “</text:span><text:span text:style-name="T704">M” is major version number, “m” is minor version number, and “p” is patch number </text:span><text:span text:style-name="T707">(e.g. “v1.0.0”)</text:span><text:span text:style-name="T704">.</text:span> <text:s/>Click “Create new tag: ...”.</text:p>
            </text:list-item>
            <text:list-item>
              <text:p text:style-name="P540">For “Release title”, enter “Original”.</text:p>
            </text:list-item>
            <text:list-item>
              <text:p text:style-name="P550">Enter a description of the release if desired. <text:s/>This author leaves <text:span text:style-name="T767">description</text:span> blank <text:span text:style-name="T738">because the title alone is usually sufficient to describe the release.</text:span></text:p>
            </text:list-item>
            <text:list-item>
              <text:p text:style-name="P550">There are no binaries to attach.</text:p>
            </text:list-item>
            <text:list-item>
              <text:p text:style-name="P540">Uncheck “Set as a pre-release”.</text:p>
            </text:list-item>
            <text:list-item>
              <text:p text:style-name="P540">Click on “Publish release”. <text:s/>The release and tag are created.</text:p>
            </text:list-item>
          </text:list>
        </text:list-item>
        <text:list-item>
          <text:p text:style-name="P540"><text:soft-page-break/>Verify the release and tag were created.</text:p>
        </text:list-item>
        <text:list-item>
          <text:p text:style-name="P551">Sign out of GitHub.</text:p>
        </text:list-item>
      </text:list>
      <text:p text:style-name="P116"/>
      <text:p text:style-name="P121">Verify <text:span text:style-name="T732">the </text:span>GitHub link on Paradox Mods:</text:p>
      <text:list text:style-name="L44">
        <text:list-item>
          <text:p text:style-name="P555">Start the game to the main menu.</text:p>
        </text:list-item>
        <text:list-item>
          <text:p text:style-name="P555">Click on “Paradox Mods”. <text:s/>The “Paradox Mods” screen is displayed.</text:p>
        </text:list-item>
        <text:list-item>
          <text:p text:style-name="P552"><text:span text:style-name="T733">Locate</text:span><text:span text:style-name="T731"> your mod and </text:span><text:span text:style-name="T733">click on it to </text:span><text:span text:style-name="T731">display its </text:span><text:span text:style-name="T734">properties</text:span><text:span text:style-name="T731">.</text:span><text:span text:style-name="T390"> <text:s/>Your mod’s properties are displayed.</text:span></text:p>
        </text:list-item>
        <text:list-item>
          <text:p text:style-name="P553"><text:span text:style-name="T391">Under the “More About This Mod” section, </text:span><text:span text:style-name="T733">c</text:span><text:span text:style-name="T697">lick on the GitHub link.</text:span></text:p>
        </text:list-item>
        <text:list-item>
          <text:p text:style-name="P549">When asked to open a link in a web browser, click “Yes”.</text:p>
        </text:list-item>
        <text:list-item>
          <text:p text:style-name="P554"><text:span text:style-name="T697">Verify the link </text:span><text:span text:style-name="T702">opens</text:span><text:span text:style-name="T698"> your GitHub repository </text:span><text:span text:style-name="T731">in a browser</text:span><text:span text:style-name="T697">.</text:span></text:p>
        </text:list-item>
        <text:list-item>
          <text:p text:style-name="P549">Close the “Paradox Mods” screen.</text:p>
        </text:list-item>
        <text:list-item>
          <text:p text:style-name="P556">Exit the game to desktop.</text:p>
        </text:list-item>
      </text:list>
      <text:h text:style-name="Heading_20_2" text:outline-level="2"><text:bookmark-start text:name="__RefHeading___Toc9742_3655602309"/><text:span text:style-name="T567">Mod </text:span><text:span text:style-name="T842">I</text:span><text:span text:style-name="T567">s </text:span>Published<text:bookmark-end text:name="__RefHeading___Toc9742_3655602309"/></text:h>
      <text:p text:style-name="P97"><text:span text:style-name="T374">Your new mod is now published to Paradox Mods!</text:span><text:span text:style-name="T397"> <text:s/></text:span>Wait for CS2 <text:span text:style-name="T815">users</text:span> to find your awesome mod!</text:p>
      <text:p text:style-name="P97"/>
      <text:p text:style-name="P97"><text:span text:style-name="T397">Be sure to monitor </text:span><text:span text:style-name="T832">your mod’s </text:span><text:span text:style-name="T894">discussion</text:span><text:span text:style-name="T397"> </text:span><text:span text:style-name="T887">and your Paradox Forum thread</text:span><text:span text:style-name="T397"> </text:span><text:span text:style-name="T476">for </text:span><text:span text:style-name="T397">problems, errors, </text:span><text:span text:style-name="T476">suggestions, etc</text:span><text:span text:style-name="T397">. <text:s/></text:span><text:span text:style-name="T519">If you don’t want to monitor your mod’</text:span><text:span text:style-name="T569">s</text:span><text:span text:style-name="T519"> </text:span><text:span text:style-name="T894">discussion </text:span><text:span text:style-name="T519">from within the game, you can also access the Paradox Mods web site for CS2:<text:line-break/></text:span><text:a xlink:type="simple" xlink:href="https://mods.paradoxplaza.com/games/cities_skylines_2" text:style-name="Internet_20_link" text:visited-style-name="Visited_20_Internet_20_Link"><text:span text:style-name="T519">https://mods.paradoxplaza.com/games/cities_skylines_2</text:span></text:a></text:p>
      <text:h text:style-name="P156" text:outline-level="1"><text:bookmark-start text:name="__RefHeading___Toc10084_3655602309"/>Update Your Mod<text:bookmark-end text:name="__RefHeading___Toc10084_3655602309"/></text:h>
      <text:p text:style-name="P105">Before starting to update your mod with <text:span text:style-name="T644">added/</text:span>changed/<text:span text:style-name="T644">deleted</text:span> features or bug fixes:</text:p>
      <text:list text:style-name="L45">
        <text:list-item>
          <text:p text:style-name="P557">Change the <text:span text:style-name="T629">project build</text:span> configuration from “Release” back to “Debug”.</text:p>
        </text:list-item>
        <text:list-item>
          <text:p text:style-name="P558">If using Visual Studio debugging, change to the development “UnityPlayer.dll” file.</text:p>
        </text:list-item>
        <text:list-item>
          <text:p text:style-name="P559"><text:span text:style-name="T631">U</text:span>nsubscribe from your mod <text:span text:style-name="T631">to avoid interference with the local mod during development</text:span>:</text:p>
          <text:list>
            <text:list-item>
              <text:p text:style-name="P559">In the game, on the “Paradox Mods” screen, create a new empty Playset just for testing. <text:s/>You might name it something like “Empty” or “No Mods”. <text:s/>The new Playset is activated by default.</text:p>
            </text:list-item>
            <text:list-item>
              <text:p text:style-name="P560">Now you can <text:span text:style-name="T402">make changes to </text:span>your mod locally without the subscribed <text:span text:style-name="T518">instance of your </text:span>mod interfering.</text:p>
            </text:list-item>
          </text:list>
        </text:list-item>
      </text:list>
      <text:p text:style-name="P102"/>
      <text:p text:style-name="P105"><text:span text:style-name="T371">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157" text:outline-level="1"><text:bookmark-start text:name="__RefHeading___Toc11477_1038383628"/><text:span text:style-name="T360">Publish New Version To</text:span> Paradox Mods<text:bookmark-end text:name="__RefHeading___Toc11477_1038383628"/></text:h>
      <text:p text:style-name="P117"><text:span text:style-name="T485">This section describes the steps to publish your mod</text:span> <text:span text:style-name="T510">to Paradox Mods </text:span><text:span text:style-name="T485">after it’</text:span><text:span text:style-name="T486">s functionality</text:span><text:span text:style-name="T485"> is </text:span>changed<text:span text:style-name="T285">. <text:s/></text:span><text:span text:style-name="T487">If only the </text:span><text:span text:style-name="T741">publish </text:span><text:span text:style-name="T487">configuration </text:span><text:span text:style-name="T741">and/or code comments are</text:span><text:span text:style-name="T487"> changed, then see section “</text:span><text:span text:style-name="T487"><text:bookmark-ref text:reference-format="text" text:ref-name="__RefHeading___Toc11479_1038383628">Update Published Configuration To Paradox Mods</text:bookmark-ref></text:span><text:span text:style-name="T487">”.</text:span></text:p>
      <text:h text:style-name="Heading_20_2" text:outline-level="2"><text:bookmark-start text:name="__RefHeading___Toc10086_3655602309"/>Update Project <text:span text:style-name="T663">Properties</text:span><text:bookmark-end text:name="__RefHeading___Toc10086_3655602309"/></text:h>
      <text:p text:style-name="P41">Update project <text:span text:style-name="T323">properties</text:span>.</text:p>
      <text:list text:continue-list="list3232202361" text:style-name="L35">
        <text:list-item text:start-value="1">
          <text:p text:style-name="P462"><text:span text:style-name="T782">In the Visual Studio menu, click on “Project” -&gt; </text:span><text:span text:style-name="T783">“</text:span><text:span text:style-name="T782">AssemblyName </text:span><text:span text:style-name="T783">Properties”.</text:span> <text:s/>The project properties are opened.</text:p>
        </text:list-item>
        <text:list-item>
          <text:p text:style-name="P464">Under “Package” -&gt; “General”, update “Package Version” as needed. <text:s/><text:span text:style-name="T359">Paradox Mods expects a new version number. <text:s/></text:span><text:span text:style-name="T27">Click on the question mark to get Microsoft best practices for “Package </text:span><text:span text:style-name="T36">V</text:span><text:span text:style-name="T27">ersion”.</text:span></text:p>
        </text:list-item>
        <text:list-item>
          <text:p text:style-name="P185"><text:span text:style-name="T438">Update </text:span>the “Title”, “Description”, and “Copyright” properties <text:span text:style-name="T438">if needed</text:span>.</text:p>
        </text:list-item>
        <text:list-item>
          <text:p text:style-name="P234">Save and close the project properties.</text:p>
        </text:list-item>
      </text:list>
      <text:h text:style-name="Heading_20_2" text:outline-level="2"><text:bookmark-start text:name="__RefHeading___Toc10088_3655602309"/><text:soft-page-break/>Update Publishing Files<text:bookmark-end text:name="__RefHeading___Toc10088_3655602309"/></text:h>
      <text:p text:style-name="P16">Update thumbnail file:</text:p>
      <text:list text:style-name="L46">
        <text:list-item>
          <text:p text:style-name="P235"><text:span text:style-name="T644">If needed, u</text:span>pdate the “Properties\Thumbnail.png” file.</text:p>
        </text:list-item>
      </text:list>
      <text:p text:style-name="P16"/>
      <text:p text:style-name="P12"><text:span text:style-name="T357">Update </text:span>screenshots:</text:p>
      <text:list text:continue-list="list3924354594" text:style-name="L37">
        <text:list-item text:start-value="1">
          <text:p text:style-name="P236">Update existing screenshot <text:span text:style-name="T644">files</text:span> where needed.</text:p>
        </text:list-item>
        <text:list-item>
          <text:p text:style-name="P484"><text:span text:style-name="T50">D</text:span><text:span text:style-name="T25">elete the files for any screenshots no longer needed from the “Properties/Screenshots” </text:span><text:span text:style-name="T54">folder.</text:span></text:p>
        </text:list-item>
        <text:list-item>
          <text:p text:style-name="P236">Add any new screenshots using the procedure described above for a new mod.</text:p>
        </text:list-item>
      </text:list>
      <text:p text:style-name="P8"/>
      <text:p text:style-name="P35"><text:span text:style-name="T201">U</text:span><text:span text:style-name="T200">pdate</text:span> <text:span text:style-name="T201">the “</text:span>ReadMe.md” file.</text:p>
      <text:list text:style-name="L47">
        <text:list-item text:start-value="1">
          <text:p text:style-name="P561">Edit the “ReadMe.md” file.</text:p>
        </text:list-item>
        <text:list-item>
          <text:p text:style-name="P496"><text:span text:style-name="T230">Verify the title and description </text:span><text:span text:style-name="T395">at the top</text:span><text:span text:style-name="T230"> </text:span><text:span text:style-name="T395">of </text:span><text:span text:style-name="T230">the “ReadMe.md” file </text:span><text:span text:style-name="T438">matches </text:span><text:span text:style-name="T623">the title and description from </text:span><text:span text:style-name="T438">your assembly info</text:span><text:span text:style-name="T230">.</text:span></text:p>
        </text:list-item>
        <text:list-item>
          <text:p text:style-name="P563">Make any <text:span text:style-name="T357">other </text:span>changes <text:span text:style-name="T231">needed to the </text:span>file.</text:p>
        </text:list-item>
        <text:list-item>
          <text:p text:style-name="P497">Save and close the “ReadMe.md” file.</text:p>
        </text:list-item>
      </text:list>
      <text:p text:style-name="P42"/>
      <text:p text:style-name="P39">Update the “ChangeLog.md” file:</text:p>
      <text:list text:style-name="L48">
        <text:list-item>
          <text:p text:style-name="P562">Edit the “<text:span text:style-name="T571">ChangeLog</text:span>.md” file.</text:p>
        </text:list-item>
        <text:list-item>
          <text:p text:style-name="P564">The file lists only the changes since the previous version <text:span text:style-name="T225">(i.e. not a running log of all changes)</text:span>:</text:p>
          <text:list>
            <text:list-item>
              <text:p text:style-name="P565">Delete the <text:span text:style-name="T863">entire </text:span>contents of the file.</text:p>
            </text:list-item>
            <text:list-item>
              <text:p text:style-name="P565"><text:span text:style-name="T225">Add </text:span>a bulleted <text:span text:style-name="T253">list of changes where each bullet </text:span><text:span text:style-name="T743">(</text:span><text:span text:style-name="T744">markdown: -</text:span><text:span text:style-name="T743">) </text:span><text:span text:style-name="T253">is a </text:span>short description of <text:span text:style-name="T253">the </text:span>change.</text:p>
            </text:list-item>
            <text:list-item>
              <text:p text:style-name="P565">Paradox Mods will automatically display the change log with a heading that includes the mod version and release date, so there is no need to include those in your change log.</text:p>
            </text:list-item>
          </text:list>
        </text:list-item>
        <text:list-item>
          <text:p text:style-name="P566">Save and close the “ChangeLog.md” file.</text:p>
        </text:list-item>
      </text:list>
      <text:p text:style-name="P30"/>
      <text:p text:style-name="P60">Update the <text:span text:style-name="T40">“PublishConfiguration.</text:span><text:span text:style-name="T43">x</text:span><text:span text:style-name="T40">ml” </text:span><text:span text:style-name="T25">file:</text:span></text:p>
      <text:list text:style-name="L49">
        <text:list-item>
          <text:p text:style-name="P237">Delete the “PublishConfiguration.xml” file. <text:s/>Visual Studio will automatically rebuild the file.</text:p>
        </text:list-item>
        <text:list-item>
          <text:p text:style-name="P238">Review the “PublishConfiguration.xml” file.</text:p>
        </text:list-item>
        <text:list-item>
          <text:p text:style-name="P238">If any changes are needed for entries that are not automatically populated, edit the “PublishConfiguration.csproj” file and make the changes there.</text:p>
        </text:list-item>
      </text:list>
      <text:h text:style-name="P167" text:outline-level="2"><text:bookmark-start text:name="__RefHeading___Toc13345_2429953030"/>Review Changes<text:bookmark-end text:name="__RefHeading___Toc13345_2429953030"/></text:h>
      <text:p text:style-name="P118">Review all changes before publishing:</text:p>
      <text:list text:style-name="L50">
        <text:list-item>
          <text:p text:style-name="P567">In Visual Studio, on the menu, click “View” -&gt; “Team Explorer”. <text:s/>The “Team Explorer” tab or screen is displayed.</text:p>
        </text:list-item>
        <text:list-item>
          <text:p text:style-name="P567">In “Team Explorer”, click on “Git Changes”. <text:s/>The “Git Changes” tab or screen is displayed.</text:p>
        </text:list-item>
        <text:list-item>
          <text:p text:style-name="P567">On “Git Changes”, review every change in every changed file to make sure nothing unexpected was changed.</text:p>
        </text:list-item>
        <text:list-item>
          <text:p text:style-name="P568">Close “Team Explorer”.</text:p>
        </text:list-item>
      </text:list>
      <text:h text:style-name="P168" text:outline-level="2"><text:bookmark-start text:name="__RefHeading___Toc15536_3002793707"/>Prepare, Publish, Verify Mod<text:bookmark-end text:name="__RefHeading___Toc15536_3002793707"/></text:h>
      <text:p text:style-name="P119">Prepare, publish, and verify <text:span text:style-name="T722">the mod </text:span><text:span text:style-name="T637">using the same steps as in section</text:span><text:span text:style-name="T722">s</text:span><text:span text:style-name="T637"> “</text:span><text:span text:style-name="T637"><text:bookmark-ref text:reference-format="text" text:ref-name="__RefHeading___Toc9732_3655602309">Prepare Solution</text:bookmark-ref></text:span><text:span text:style-name="T637">”, “</text:span><text:span text:style-name="T637"><text:bookmark-ref text:reference-format="text" text:ref-name="__RefHeading___Toc9734_3655602309">Publish To Paradox Mods</text:bookmark-ref></text:span><text:span text:style-name="T637">”, </text:span><text:span text:style-name="T722">and “</text:span><text:span text:style-name="T722"><text:bookmark-ref text:reference-format="text" text:ref-name="__RefHeading___Toc9736_3655602309">Verify Published Mod</text:bookmark-ref></text:span><text:span text:style-name="T722">”</text:span><text:span text:style-name="T637"> </text:span><text:span text:style-name="T657">for a new </text:span><text:span text:style-name="T717">mod</text:span><text:span text:style-name="T394">, </text:span><text:span text:style-name="T637">except:</text:span></text:p>
      <text:list text:style-name="L51">
        <text:list-item>
          <text:p text:style-name="P569"><text:span text:style-name="T639">On the “Publish” screen, i</text:span><text:span text:style-name="T637">n the drop-down </text:span><text:span text:style-name="T819">at the top</text:span><text:span text:style-name="T637">, select “</text:span><text:span text:style-name="T638">PublishNew</text:span><text:span text:style-name="T389">Version</text:span><text:span text:style-name="T638">.pubxml</text:span><text:span text:style-name="T637">”.</text:span></text:p>
        </text:list-item>
        <text:list-item>
          <text:p text:style-name="P572">When verifying <text:span text:style-name="T871">the mod </text:span>on Paradox Mods, in addition to the verifications <text:span text:style-name="T871">described</text:span>:</text:p>
          <text:list>
            <text:list-item>
              <text:p text:style-name="P574">Verify <text:span text:style-name="T873">all</text:span> changes to the published configuration (e.g. description, screenshots, etc.) are reflected.</text:p>
            </text:list-item>
            <text:list-item>
              <text:p text:style-name="P573"><text:span text:style-name="T871">In</text:span> the “<text:span text:style-name="T871">M</text:span>od <text:span text:style-name="T871">Info” section:</text:span></text:p>
              <text:list>
                <text:list-item>
                  <text:p text:style-name="P570"><text:span text:style-name="T871">V</text:span><text:span text:style-name="T870">erify the version </text:span><text:span text:style-name="T872">number </text:span><text:span text:style-name="T870">just </text:span><text:span text:style-name="T872">published</text:span><text:span text:style-name="T870"> is displayed.</text:span></text:p>
                </text:list-item>
                <text:list-item>
                  <text:p text:style-name="P574">Verify the “Last Updated” date/time are the current date/time.</text:p>
                </text:list-item>
              </text:list>
            </text:list-item>
            <text:list-item>
              <text:p text:style-name="P571"><text:soft-page-break/><text:span text:style-name="T871">V</text:span><text:span text:style-name="T870">erify a “</text:span><text:span text:style-name="T871">ChangeLog” section is present with an </text:span><text:span text:style-name="T870">entry for the version </text:span><text:span text:style-name="T872">number </text:span><text:span text:style-name="T870">just </text:span><text:span text:style-name="T872">published</text:span><text:span text:style-name="T870"> </text:span><text:span text:style-name="T871">and </text:span><text:span text:style-name="T870">with the formatted text from your “ChangeLog.md” file.</text:span></text:p>
            </text:list-item>
          </text:list>
        </text:list-item>
      </text:list>
      <text:h text:style-name="Heading_20_2" text:outline-level="2"><text:bookmark-start text:name="__RefHeading___Toc9740_3655602309 Copy 1"/><text:span text:style-name="T703">Update</text:span> GitHub<text:bookmark-end text:name="__RefHeading___Toc9740_3655602309 Copy 1"/></text:h>
      <text:p text:style-name="P107"><text:span text:style-name="T703">Update the </text:span><text:span text:style-name="T658">solution </text:span><text:span text:style-name="T703">on</text:span><text:span text:style-name="T658"> GitHub</text:span><text:span text:style-name="T635">:</text:span></text:p>
      <text:list text:style-name="L52">
        <text:list-item>
          <text:p text:style-name="P576"><text:span text:style-name="T707">In Visual Studio, return to </text:span>“Git Changes”:</text:p>
          <text:list>
            <text:list-item>
              <text:p text:style-name="P576">In the message box, enter <text:span text:style-name="T705">“</text:span><text:span text:style-name="T708">Version</text:span><text:span text:style-name="T705">” followed by </text:span><text:span text:style-name="T710">space and </text:span><text:span text:style-name="T705">“M.m.p” where “M” is major version number, “m” is minor version number, and “p” is patch number (e.g. “</text:span><text:span text:style-name="T708">Version </text:span><text:span text:style-name="T705">1.</text:span><text:span text:style-name="T710">2</text:span><text:span text:style-name="T705">.</text:span><text:span text:style-name="T710">3</text:span><text:span text:style-name="T705">”).</text:span></text:p>
            </text:list-item>
            <text:list-item>
              <text:p text:style-name="P577">Click on the drop down next to “Commit All” and select “Commit All and Push”. <text:s/>Wait for it to complete.</text:p>
            </text:list-item>
          </text:list>
        </text:list-item>
        <text:list-item>
          <text:p text:style-name="P577">Return to the solution explorer and verify that all the files indicate locked (i.e. not changed).</text:p>
        </text:list-item>
        <text:list-item>
          <text:p text:style-name="P577">In a browser, go to <text:a xlink:type="simple" xlink:href="http://github.com/" text:style-name="Internet_20_link" text:visited-style-name="Visited_20_Internet_20_Link">github.com</text:a>:</text:p>
          <text:list>
            <text:list-item>
              <text:p text:style-name="P577">Sign in into your GitHub account.</text:p>
            </text:list-item>
            <text:list-item>
              <text:p text:style-name="P577">Click on the repository for your mod. <text:s/>The repository is displayed defaulted to “&lt;&gt;Code”. <text:s/>Verify your changed source files are updated.</text:p>
            </text:list-item>
            <text:list-item>
              <text:p text:style-name="P577">Under “master”, click on “Tags” and then “View All Tags”. <text:s/>The list of tags is displayed.</text:p>
            </text:list-item>
            <text:list-item>
              <text:p text:style-name="P577">Click on “Releases”. <text:s/>The list of releases is displayed.</text:p>
            </text:list-item>
            <text:list-item>
              <text:p text:style-name="P577">Click on “Draft a new release”. <text:s/>The “Draft a new release” screen is displayed.</text:p>
            </text:list-item>
            <text:list-item>
              <text:p text:style-name="P577">On the “Draft a new release” screen:</text:p>
              <text:list>
                <text:list-item>
                  <text:p text:style-name="P575"><text:span text:style-name="T706">Click on “Choose a tag”. <text:s/>In the drop down, enter “v” </text:span><text:span text:style-name="T709">followed by the same “</text:span><text:span text:style-name="T706">M.m.p” as above for Version </text:span><text:span text:style-name="T709">(e.g. “v1.</text:span><text:span text:style-name="T710">2.3</text:span><text:span text:style-name="T709">”)</text:span><text:span text:style-name="T706">. <text:s/>Click “Create new tag: &lt;</text:span><text:span text:style-name="T710">tag&gt; o</text:span><text:span text:style-name="T706">n publish”.</text:span></text:p>
                </text:list-item>
                <text:list-item>
                  <text:p text:style-name="P577">For “Release title”, enter a short description of the changes made to the mod in this version.</text:p>
                </text:list-item>
                <text:list-item>
                  <text:p text:style-name="P577">Enter a description of the release if desired. <text:s/>This author leaves description blank because the title alone is usually sufficient to describe the release.</text:p>
                </text:list-item>
                <text:list-item>
                  <text:p text:style-name="P578">There are no binaries <text:span text:style-name="T833">to attach</text:span>.</text:p>
                </text:list-item>
                <text:list-item>
                  <text:p text:style-name="P577">Uncheck “Set as a pre-release”.</text:p>
                </text:list-item>
                <text:list-item>
                  <text:p text:style-name="P577">Check “Set as the latest release”.</text:p>
                </text:list-item>
                <text:list-item>
                  <text:p text:style-name="P577">Click on “Publish release”. <text:s/>The release and tag are created.</text:p>
                </text:list-item>
              </text:list>
            </text:list-item>
            <text:list-item>
              <text:p text:style-name="P577">Verify the release and tag were created.</text:p>
            </text:list-item>
            <text:list-item>
              <text:p text:style-name="P577">Sign out of GitHub.</text:p>
            </text:list-item>
          </text:list>
        </text:list-item>
      </text:list>
      <text:h text:style-name="Heading_20_2" text:outline-level="2"><text:bookmark-start text:name="__RefHeading___Toc13038_1676438858"/>Version Is Published<text:bookmark-end text:name="__RefHeading___Toc13038_1676438858"/></text:h>
      <text:p text:style-name="P148"><text:span text:style-name="T895">Congratulations! <text:s/></text:span><text:span text:style-name="T397">Your new </text:span><text:span text:style-name="T894">version</text:span><text:span text:style-name="T397"> is now published to Paradox Mods!</text:span><text:span text:style-name="T378"> <text:s/></text:span><text:span text:style-name="T380">Continue to </text:span><text:span text:style-name="T378">monitor </text:span><text:span text:style-name="T379">your mod’s </text:span><text:span text:style-name="T380">discussion</text:span><text:span text:style-name="T378"> </text:span><text:span text:style-name="T381">and your Paradox Forum thread.</text:span></text:p>
      <text:h text:style-name="P158" text:outline-level="1"><text:bookmark-start text:name="__RefHeading___Toc11479_1038383628"/>Update <text:span text:style-name="T360">Published Configuration To Paradox Mods</text:span><text:bookmark-end text:name="__RefHeading___Toc11479_1038383628"/></text:h>
      <text:p text:style-name="P136">This section describes the steps <text:span text:style-name="T713">when </text:span><text:span text:style-name="T634">only </text:span>your mod <text:span text:style-name="T634">configuration on</text:span><text:span text:style-name="T510"> Paradox Mods </text:span><text:span text:style-name="T713">needs to be updated and/or only comments were updated in your source code</text:span><text:span text:style-name="T487">. <text:s/></text:span><text:span text:style-name="T725">Sometimes </text:span><text:span text:style-name="T740">it </text:span><text:span text:style-name="T864">is </text:span><text:span text:style-name="T740">desirable </text:span><text:span text:style-name="T725">to update only comments in the source code </text:span><text:span text:style-name="T726">and not wait until the next functional release before updating GitHub. <text:s/></text:span><text:span text:style-name="T632">If any </text:span><text:span text:style-name="T726">functionality</text:span><text:span text:style-name="T634"> or </text:span><text:span text:style-name="T632">assembly information (e.g. title, description, copyright, version, etc.) has changed, then see section “</text:span><text:span text:style-name="T632"><text:bookmark-ref text:reference-format="text" text:ref-name="__RefHeading___Toc11477_1038383628">Publish New Version To Paradox Mods</text:bookmark-ref></text:span><text:span text:style-name="T632">”.</text:span></text:p>
      <text:p text:style-name="P136"/>
      <text:p text:style-name="P140">While it is possible to update your published configuration on the Paradox Mods web site, it is recommended to make all your updates in your Visual Studio source files <text:span text:style-name="T845">and then publish from Visual Studio</text:span>. <text:s/><text:span text:style-name="T844">This keeps your Visual Studio project, your GitHub repository, and </text:span><text:span text:style-name="T845">your </text:span><text:span text:style-name="T844">Paradox Mods </text:span><text:span text:style-name="T845">published configuration </text:span><text:span text:style-name="T844">all in sync with each other.</text:span></text:p>
      <text:p text:style-name="P139"/>
      <text:p text:style-name="P141"><text:span text:style-name="T867">IMPORTANT:</text:span><text:span text:style-name="T866"> <text:s/>For unknown reasons, </text:span><text:span text:style-name="T868">publishing using </text:span><text:span text:style-name="T637">“</text:span><text:span text:style-name="T634">UpdatePublishedConfiguration</text:span><text:span text:style-name="T637">.pubxml” </text:span><text:span text:style-name="T868">described below </text:span><text:span text:style-name="T866">does not work </text:span><text:span text:style-name="T875">for this author</text:span><text:span text:style-name="T866">. <text:s/>The Visual Studio Output window shows “Publish: 1 succeeded”, but the </text:span><text:soft-page-break/><text:span text:style-name="T876">published configuration</text:span><text:span text:style-name="T866"> is not actually updated on Paradox Mods. <text:s/>Until this is resolved, </text:span><text:span text:style-name="T868">instead of the steps below, use</text:span><text:span text:style-name="T637"> the steps </text:span><text:span text:style-name="T876">in section</text:span><text:span text:style-name="T657"> </text:span><text:span text:style-name="T718">“</text:span><text:span text:style-name="T720"><text:bookmark-ref text:reference-format="text" text:ref-name="__RefHeading___Toc11477_1038383628">Publish New Version To Paradox Mods</text:bookmark-ref></text:span><text:span text:style-name="T718">”. <text:s/>Change the version patch number so Paradox Mods </text:span><text:span text:style-name="T719">detects </text:span><text:span text:style-name="T718">that the version changed, </text:span><text:span text:style-name="T719">which causes Paradox Mods to update the published configuration</text:span><text:span text:style-name="T718">. <text:s/></text:span><text:span text:style-name="T721">Changing the version number</text:span><text:span text:style-name="T719">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106">Update <text:span text:style-name="T633">publishing files </text:span><text:span text:style-name="T636">using the same steps </text:span>as in section “<text:bookmark-ref text:reference-format="text" text:ref-name="__RefHeading___Toc10088_3655602309">Update Publishing Files</text:bookmark-ref>” <text:span text:style-name="T657">for a new </text:span><text:span text:style-name="T659">version</text:span><text:span text:style-name="T716">.</text:span></text:p>
      <text:h text:style-name="P169" text:outline-level="2"><text:bookmark-start text:name="__RefHeading___Toc13503_2429953030"/>Review Changes<text:bookmark-end text:name="__RefHeading___Toc13503_2429953030"/></text:h>
      <text:p text:style-name="Standard">Review all changes before publishing <text:span text:style-name="T711">using the same steps as in section “</text:span><text:span text:style-name="T711"><text:bookmark-ref text:reference-format="text" text:ref-name="__RefHeading___Toc13345_2429953030">Review Changes</text:bookmark-ref></text:span><text:span text:style-name="T711">” for a new </text:span><text:span text:style-name="T660">version</text:span><text:span text:style-name="T711">. <text:s/></text:span><text:span text:style-name="T727">There should be changes only to publishing files and comments.</text:span></text:p>
      <text:h text:style-name="P170" text:outline-level="2"><text:bookmark-start text:name="__RefHeading___Toc14658_3002793707"/>Prepare, Publish, Verify Mod<text:bookmark-end text:name="__RefHeading___Toc14658_3002793707"/></text:h>
      <text:p text:style-name="P120">Prepare, publish, and verify <text:span text:style-name="T722">the mod </text:span><text:span text:style-name="T637">using the same steps as in section</text:span><text:span text:style-name="T722">s</text:span><text:span text:style-name="T637"> “</text:span><text:span text:style-name="T637"><text:bookmark-ref text:reference-format="text" text:ref-name="__RefHeading___Toc9732_3655602309">Prepare Solution</text:bookmark-ref></text:span><text:span text:style-name="T637">”, “</text:span><text:span text:style-name="T637"><text:bookmark-ref text:reference-format="text" text:ref-name="__RefHeading___Toc9734_3655602309">Publish To Paradox Mods</text:bookmark-ref></text:span><text:span text:style-name="T637">”, </text:span><text:span text:style-name="T722">and “</text:span><text:span text:style-name="T722"><text:bookmark-ref text:reference-format="text" text:ref-name="__RefHeading___Toc9736_3655602309">Verify Published Mod</text:bookmark-ref></text:span><text:span text:style-name="T722">” </text:span><text:span text:style-name="T657">for a new </text:span><text:span text:style-name="T661">mod</text:span><text:span text:style-name="T394">, </text:span><text:span text:style-name="T637">except:</text:span></text:p>
      <text:list text:style-name="L53">
        <text:list-item>
          <text:p text:style-name="P579">On the “Publish” screen, in the drop-down <text:span text:style-name="T819">at the top</text:span>, select “<text:span text:style-name="T634">UpdatePublishedConfiguration</text:span>.pubxml”.</text:p>
        </text:list-item>
      </text:list>
      <text:h text:style-name="Heading_20_2" text:outline-level="2"><text:bookmark-start text:name="__RefHeading___Toc15032_3002793707"/><text:span text:style-name="T703">Update</text:span> GitHub<text:bookmark-end text:name="__RefHeading___Toc15032_3002793707"/></text:h>
      <text:p text:style-name="P108"><text:span text:style-name="T703">Update </text:span>the solution <text:span text:style-name="T703">on</text:span> GitHub <text:span text:style-name="T711">using the same steps as in section “</text:span><text:span text:style-name="T711"><text:bookmark-ref text:reference-format="text" text:ref-name="__RefHeading___Toc9740_3655602309 Copy 1">Update GitHub</text:bookmark-ref></text:span><text:span text:style-name="T711">” for a new </text:span><text:span text:style-name="T660">version</text:span><text:span text:style-name="T711">, except:</text:span></text:p>
      <text:list text:style-name="L54">
        <text:list-item>
          <text:p text:style-name="P580"><text:span text:style-name="T712">Modify the</text:span> “Version M.m.p” and “vM.m.p” <text:span text:style-name="T714">release and tag </text:span><text:span text:style-name="T712">labels </text:span><text:span text:style-name="T865">(this is author’s preference)</text:span>:</text:p>
          <text:list>
            <text:list-item>
              <text:p text:style-name="P580">From GitHub for the repository, display <text:span text:style-name="T712">all releases.</text:span></text:p>
            </text:list-item>
            <text:list-item>
              <text:p text:style-name="P581">Note the latest <text:span text:style-name="T723">release </text:span>version and whether or not the version has a trailing letter. <text:s/>The latest version might not be first in the list.</text:p>
            </text:list-item>
            <text:list-item>
              <text:p text:style-name="P581">At the end of the two version labels, append the next single letter a-z not previously used by the latest release on GitHub. <text:s/>For example, if the latest <text:span text:style-name="T723">release</text:span> is “v1.2.3”, then the <text:span text:style-name="T742">two </text:span>labels would be “Version 1.2.3a” <text:span text:style-name="T742">and</text:span> “v1.2.3a”. <text:s/>If the latest <text:span text:style-name="T723">release</text:span> is “v2.3.1c”, then the two labels would be “Version 2.3.1d” and “v2.3.1d”.</text:p>
            </text:list-item>
          </text:list>
        </text:list-item>
        <text:list-item>
          <text:p text:style-name="P582">For “Release title” enter one of the following depending on what was changed:</text:p>
          <text:list>
            <text:list-item>
              <text:p text:style-name="P582">“Update Only Published Configuration”</text:p>
            </text:list-item>
            <text:list-item>
              <text:p text:style-name="P582">“Update Only Comment<text:span text:style-name="T724">s</text:span>”</text:p>
            </text:list-item>
            <text:list-item>
              <text:p text:style-name="P582">“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149"><text:span text:style-name="T895">Congratulations! <text:s/></text:span><text:span text:style-name="T397">Your </text:span><text:span text:style-name="T895">configuration</text:span><text:span text:style-name="T397"> is now published to Paradox Mods!</text:span><text:span text:style-name="T378"> <text:s/></text:span><text:span text:style-name="T380">Continue to </text:span><text:span text:style-name="T378">monitor </text:span><text:span text:style-name="T379">your mod’s </text:span><text:span text:style-name="T380">discussion</text:span><text:span text:style-name="T378"> </text:span><text:span text:style-name="T381">and your Paradox Forum thread.</text:span></text:p>
      <text:h text:style-name="P159" text:outline-level="1"><text:bookmark-start text:name="__RefHeading___Toc11481_1038383628"/>Working With Markdown<text:bookmark-end text:name="__RefHeading___Toc11481_1038383628"/></text:h>
      <text:p text:style-name="P132"><text:span text:style-name="T210">The ReadMe.md and ChangeLog.md files use Markdown (md) for </text:span><text:span text:style-name="T211">text </text:span><text:span text:style-name="T210">formatting.</text:span></text:p>
      <text:p text:style-name="P53"/>
      <text:p text:style-name="P54"><text:span text:style-name="T25">A note on the Modding Toolchain web site indicates that only headings </text:span><text:span text:style-name="T97">(#, ##, ###)</text:span><text:span text:style-name="T25">, bullet lists </text:span><text:span text:style-name="T97">(-)</text:span><text:span text:style-name="T25">, and bold text </text:span><text:span text:style-name="T97">(**text**) </text:span><text:span text:style-name="T25">are supported. <text:s/></text:span><text:span text:style-name="T32">TBD But may want to try other markdown </text:span><text:span text:style-name="T64">anyway</text:span><text:span text:style-name="T32">.</text:span></text:p>
      <text:p text:style-name="P53"/>
      <text:p text:style-name="P45"><text:span text:style-name="T33">M</text:span><text:span text:style-name="T25">arkdown reference</text:span><text:span text:style-name="T33">s:</text:span></text:p>
      <text:list text:style-name="L55">
        <text:list-item>
          <text:p text:style-name="P583"><text:a xlink:type="simple" xlink:href="https://www.markdownguide.org/cheat-sheet/" text:style-name="Internet_20_link" text:visited-style-name="Visited_20_Internet_20_Link"><text:span text:style-name="T25">https://www.markdownguide.org/cheat-sheet/</text:span></text:a></text:p>
        </text:list-item>
        <text:list-item>
          <text:p text:style-name="P583"><text:a xlink:type="simple" xlink:href="https://commonmark.org/help/" text:style-name="Internet_20_link" text:visited-style-name="Visited_20_Internet_20_Link"><text:span text:style-name="T25">https://commonmark.org/help/</text:span></text:a></text:p>
        </text:list-item>
      </text:list>
      <text:p text:style-name="P53"/>
      <text:p text:style-name="P53">Markdown testing tool <text:span text:style-name="T511">where you can paste your markdown and see what it will look like </text:span><text:span text:style-name="T559">when formatted</text:span>:</text:p>
      <text:list text:style-name="L56">
        <text:list-item>
          <text:p text:style-name="P584"><text:a xlink:type="simple" xlink:href="https://spec.commonmark.org/dingus/" text:style-name="Internet_20_link" text:visited-style-name="Visited_20_Internet_20_Link"><text:soft-page-break/><text:span text:style-name="T210">https://spec.commonmark.org/dingus/</text:span></text:a></text:p>
        </text:list-item>
      </text:list>
      <text:p text:style-name="Standard"/>
      <text:p text:style-name="P131"><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Page </text:span><text:span text:style-name="MT1"><text:page-number text:select-page="current">29</text:page-number></text:span><text:span text:style-name="MT1"><text:s/>of </text:span><text:span text:style-name="MT1"><text:bookmark-ref text:reference-format="page" text:ref-name="EndOfContent">29</text:bookmark-ref></text:span></text:p>
      </style:footer>
    </style:master-page>
    <style:master-page style:name="TOC_20_Pages" style:display-name="TOC Pages" style:page-layout-name="Mpm2" draw:style-name="Mdp1">
      <style:footer>
        <text:p text:style-name="MP2"><text:page-number text:select-page="current">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4-08-29T12:43:34.579000000</dc:date>
    <meta:editing-duration>P50DT37M25S</meta:editing-duration>
    <meta:editing-cycles>1481</meta:editing-cycles>
    <meta:generator>LibreOffice/7.6.4.1$Windows_X86_64 LibreOffice_project/e19e193f88cd6c0525a17fb7a176ed8e6a3e2aa1</meta:generator>
    <meta:print-date>2024-07-08T11:44:43.248000000</meta:print-date>
    <meta:printed-by>PDF files</meta:printed-by>
    <meta:document-statistic meta:table-count="0" meta:image-count="1" meta:object-count="0" meta:page-count="33" meta:paragraph-count="920" meta:word-count="13278" meta:character-count="81317" meta:non-whitespace-character-count="69266"/>
  </office:meta>
</office:document-meta>
</file>